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53.49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107.66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94.45pt"/>
    </style:style>
    <style:style style:name="co15" style:family="table-column">
      <style:table-column-properties fo:break-before="auto" style:column-width="173.59pt"/>
    </style:style>
    <style:style style:name="co16" style:family="table-column">
      <style:table-column-properties fo:break-before="auto" style:column-width="83.34pt"/>
    </style:style>
    <style:style style:name="co17" style:family="table-column">
      <style:table-column-properties fo:break-before="auto" style:column-width="96.55pt"/>
    </style:style>
    <style:style style:name="co18" style:family="table-column">
      <style:table-column-properties fo:break-before="auto" style:column-width="54.91pt"/>
    </style:style>
    <style:style style:name="co19" style:family="table-column">
      <style:table-column-properties fo:break-before="auto" style:column-width="79.14pt"/>
    </style:style>
    <style:style style:name="co20" style:family="table-column">
      <style:table-column-properties fo:break-before="auto" style:column-width="81.9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70.16pt"/>
    </style:style>
    <style:style style:name="co23" style:family="table-column">
      <style:table-column-properties fo:break-before="auto" style:column-width="44.45pt"/>
    </style:style>
    <style:style style:name="co24" style:family="table-column">
      <style:table-column-properties fo:break-before="auto" style:column-width="166.71pt"/>
    </style:style>
    <style:style style:name="co25" style:family="table-column">
      <style:table-column-properties fo:break-before="auto" style:column-width="106.95pt"/>
    </style:style>
    <style:style style:name="co26" style:family="table-column">
      <style:table-column-properties fo:break-before="auto" style:column-width="97.26pt"/>
    </style:style>
    <style:style style:name="co27" style:family="table-column">
      <style:table-column-properties fo:break-before="auto" style:column-width="11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Nova">
      <style:table-properties table:display="true" style:writing-mode="lr-tb"/>
    </style:style>
    <style:style style:name="ta3" style:family="table" style:master-page-name="PageStyle_5f_Total_5f_de_5f_acoes">
      <style:table-properties table:display="true" style:writing-mode="lr-tb"/>
    </style:style>
    <style:style style:name="ta4" style:family="table" style:master-page-name="PageStyle_5f_Ticker">
      <style:table-properties table:display="true" style:writing-mode="lr-tb"/>
    </style:style>
    <style:style style:name="ta5" style:family="table" style:master-page-name="PageStyle_5f_Anális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5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6" style:family="table-cell" style:parent-style-name="Default" style:data-style-name="N10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5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5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15" style:family="table-cell" style:parent-style-name="Default" style:data-style-name="N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ececf1" style:diagonal-bl-tr="none" style:diagonal-tl-br="none" style:text-align-source="fix" style:repeat-content="false" fo:wrap-option="no-wrap" fo:border="0.74pt solid #d9d9e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1d5d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d9d9e3" fo:background-color="#343541" style:diagonal-bl-tr="none" style:diagonal-tl-br="none" style:text-align-source="value-type" style:repeat-content="false" fo:wrap-option="no-wrap" fo:border-left="0.74pt solid #d9d9e3" style:direction="ltr" fo:border-right="0.74pt solid #d9d9e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d1d5d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d9d9e3" fo:background-color="#ecec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e3" style:vertical-align="bottom" loext:vertical-justify="auto"/>
      <style:paragraph-properties fo:text-align="center" css3t:text-justify="auto" fo:margin-left="0pt" style:writing-mode="page"/>
      <style:text-properties fo:color="#d1d5d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e3" fo:background-color="#343541" style:diagonal-bl-tr="none" style:diagonal-tl-br="none" style:text-align-source="value-type" style:repeat-content="false" fo:wrap-option="no-wrap" fo:border-left="none" style:direction="ltr" fo:border-right="0.74pt solid #d9d9e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d1d5d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cec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d1d5d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number-columns-repeated="992" table:default-cell-style-name="Default"/>
        <table:table-row table:style-name="ro1">
          <table:table-cell table:style-name="ce1" office:value-type="string" calcext:value-type="string">
            <text:p>Ativ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Último (R$)</text:p>
          </table:table-cell>
          <table:table-cell table:style-name="ce1" office:value-type="string" calcext:value-type="string">
            <text:p>Var. Dia (%)</text:p>
          </table:table-cell>
          <table:table-cell table:style-name="ce1" office:value-type="string" calcext:value-type="string">
            <text:p>Var. Sem (%)</text:p>
          </table:table-cell>
          <table:table-cell table:style-name="ce1" office:value-type="string" calcext:value-type="string">
            <text:p>Var. Mês (%)</text:p>
          </table:table-cell>
          <table:table-cell table:style-name="ce1" office:value-type="string" calcext:value-type="string">
            <text:p>Var. ano (%)</text:p>
          </table:table-cell>
          <table:table-cell table:style-name="ce1" office:value-type="string" calcext:value-type="string">
            <text:p>Var. <text:s/>12M (%)</text:p>
          </table:table-cell>
          <table:table-cell table:style-name="ce1" office:value-type="string" calcext:value-type="string">
            <text:p>Var. Min(%)</text:p>
          </table:table-cell>
          <table:table-cell table:style-name="ce1" office:value-type="string" calcext:value-type="string">
            <text:p>Var. Max (%)</text:p>
          </table:table-cell>
          <table:table-cell table:style-name="ce1" office:value-type="string" calcext:value-type="string">
            <text:p>Var. Dia (%)</text:p>
          </table:table-cell>
          <table:table-cell table:style-name="ce1" office:value-type="string" calcext:value-type="string">
            <text:p>Variação%</text:p>
          </table:table-cell>
          <table:table-cell table:style-name="ce10" office:value-type="string" calcext:value-type="string">
            <text:p>Valor Inicial (R$)</text:p>
          </table:table-cell>
          <table:table-cell table:style-name="ce1" office:value-type="string" calcext:value-type="string">
            <text:p>Quantidade de ações</text:p>
          </table:table-cell>
          <table:table-cell table:style-name="ce1" office:value-type="string" calcext:value-type="string">
            <text:p>Variação $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Nome da Empresa</text:p>
          </table:table-cell>
          <table:table-cell table:style-name="ce1" office:value-type="string" calcext:value-type="string">
            <text:p>Segment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Cat_Idade</text:p>
          </table:table-cell>
          <table:table-cell table:style-name="ce17" office:value-type="string" calcext:value-type="string">
            <text:p>Variação Sem %</text:p>
          </table:table-cell>
          <table:table-cell table:style-name="ce18" office:value-type="string" calcext:value-type="string">
            <text:p>Valor Inicial</text:p>
          </table:table-cell>
          <table:table-cell table:style-name="ce18" office:value-type="string" calcext:value-type="string">
            <text:p>Ações</text:p>
          </table:table-cell>
          <table:table-cell table:style-name="ce18" office:value-type="string" calcext:value-type="string">
            <text:p>Resultado</text:p>
          </table:table-cell>
          <table:table-cell table:style-name="ce19" office:value-type="string" calcext:value-type="string">
            <text:p>Variação Mês %</text:p>
          </table:table-cell>
          <table:table-cell table:style-name="ce20" office:value-type="string" calcext:value-type="string">
            <text:p>Valor inicial</text:p>
          </table:table-cell>
          <table:table-cell table:style-name="ce20" office:value-type="string" calcext:value-type="string">
            <text:p>Ações</text:p>
          </table:table-cell>
          <table:table-cell table:style-name="ce20" office:value-type="string" calcext:value-type="string">
            <text:p>Resultado</text:p>
          </table:table-cell>
          <table:table-cell table:style-name="ce21" office:value-type="string" calcext:value-type="string">
            <text:p>Variação 12M%</text:p>
          </table:table-cell>
          <table:table-cell table:style-name="ce22" office:value-type="string" calcext:value-type="string">
            <text:p>Valor inicial</text:p>
          </table:table-cell>
          <table:table-cell table:style-name="ce22" office:value-type="string" calcext:value-type="string">
            <text:p>Ações</text:p>
          </table:table-cell>
          <table:table-cell table:style-name="ce22" office:value-type="string" calcext:value-type="string">
            <text:p>Resultado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1.76" calcext:value-type="float">
            <text:p>11.76</text:p>
          </table:table-cell>
          <table:table-cell table:number-columns-repeated="2" table:style-name="ce8" office:value-type="float" office:value="2.26" calcext:value-type="float">
            <text:p>2.26</text:p>
          </table:table-cell>
          <table:table-cell table:style-name="ce8" office:value-type="float" office:value="15.97" calcext:value-type="float">
            <text:p>15.97</text:p>
          </table:table-cell>
          <table:table-cell table:style-name="ce8" office:value-type="float" office:value="9.18" calcext:value-type="float">
            <text:p>9.18</text:p>
          </table:table-cell>
          <table:table-cell table:style-name="ce8" office:value-type="float" office:value="9.56" calcext:value-type="float">
            <text:p>9.56</text:p>
          </table:table-cell>
          <table:table-cell table:style-name="ce2" office:value-type="string" calcext:value-type="string">
            <text:p>319,16 M</text:p>
          </table:table-cell>
          <table:table-cell table:style-name="ce8" table:formula="of:=[.D2]/100" office:value-type="float" office:value="0.052" calcext:value-type="float">
            <text:p>0.052</text:p>
          </table:table-cell>
          <table:table-cell table:style-name="ce11" table:formula="of:=[.C2]/(1+[.L2])" office:value-type="currency" office:currency="R$ " office:value="9.03041825095057" calcext:value-type="currency">
            <text:p>R$ 9.03</text:p>
          </table:table-cell>
          <table:table-cell table:style-name="ce15" table:formula="of:=VLOOKUP([.A2];[$Total_de_acoes.A$1:.B$1048576];2;0)" office:value-type="float" office:value="515117391" calcext:value-type="float">
            <text:p>515,117,391</text:p>
          </table:table-cell>
          <table:table-cell table:style-name="ce11" table:formula="of:=([.C2] - [.M2]) *[.N2]" office:value-type="currency" office:currency="R$ " office:value="241889725.431559" calcext:value-type="currency">
            <text:p>R$ 241,889,725.43</text:p>
          </table:table-cell>
          <table:table-cell table:style-name="ce8" table:formula="of:=IF([.O2] &gt;0 ;&quot;Subiu&quot; ; IF([.O2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2];[$Ticker.A$1:.B$1048576];2;0)" office:value-type="string" office:string-value="Usiminas" calcext:value-type="string">
            <text:p>Usiminas</text:p>
          </table:table-cell>
          <table:table-cell table:style-name="ce8" table:formula="of:=VLOOKUP([.Q2];[$Nova.A$1:.C$1048576];2;0)" office:value-type="string" office:string-value="Siderurgia" calcext:value-type="string">
            <text:p>Siderurgia</text:p>
          </table:table-cell>
          <table:table-cell table:style-name="ce8" table:formula="of:=VLOOKUP([.Q2];[$Nova.A$1:.C$1048576];3;0)" office:value-type="float" office:value="60" calcext:value-type="float">
            <text:p>60</text:p>
          </table:table-cell>
          <table:table-cell table:style-name="ce15" table:formula="of:=IF([.S2]&gt;100 ;&quot;Acima de 100 anos&quot;;IF([.S2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2]/100" office:value-type="float" office:value="0.1176" calcext:value-type="float">
            <text:p>0.1176</text:p>
          </table:table-cell>
          <table:table-cell table:style-name="ce11" table:formula="of:=[.C2]/(1+[.U2])" office:value-type="currency" office:currency="R$ " office:value="8.50035790980673" calcext:value-type="currency">
            <text:p>R$ 8.50</text:p>
          </table:table-cell>
          <table:table-cell table:style-name="ce11" table:formula="of:=([.C2] - [.V2]) *[.N2]" office:value-type="currency" office:currency="R$ " office:value="514933025.434145" calcext:value-type="currency">
            <text:p>R$ 514,933,025.43</text:p>
          </table:table-cell>
          <table:table-cell table:style-name="ce11" table:formula="of:=IF([.W2] &gt;0 ;&quot;Subiu&quot; ; IF([.W2]&lt; 0 ;&quot;Desceu&quot; ; &quot;Estavel&quot;))" office:value-type="string" office:string-value="Subiu" calcext:value-type="string">
            <text:p>Subiu</text:p>
          </table:table-cell>
          <table:table-cell table:style-name="ce8" table:formula="of:=[.F2]/100" office:value-type="float" office:value="0.0226" calcext:value-type="float">
            <text:p>0.0226</text:p>
          </table:table-cell>
          <table:table-cell table:style-name="ce11" table:formula="of:=[.C2]/(1+[.Y2])" office:value-type="currency" office:currency="R$ " office:value="9.29004498337571" calcext:value-type="currency">
            <text:p>R$ 9.29</text:p>
          </table:table-cell>
          <table:table-cell table:style-name="ce11" table:formula="of:=([.C2] - [.Z2]) *[.N2]" office:value-type="currency" office:currency="R$ " office:value="108151480.390866" calcext:value-type="currency">
            <text:p>R$ 108,151,480.39</text:p>
          </table:table-cell>
          <table:table-cell table:style-name="ce11" table:formula="of:=IF([.AA2] &gt;0 ;&quot;Subiu&quot; ; IF([.AA2]&lt; 0 ;&quot;Desceu&quot; ; &quot;Estavel&quot;))" office:value-type="string" office:string-value="Subiu" calcext:value-type="string">
            <text:p>Subiu</text:p>
          </table:table-cell>
          <table:table-cell table:style-name="ce8" table:formula="of:=([.H2]/100)" office:value-type="float" office:value="0.1597" calcext:value-type="float">
            <text:p>0.1597</text:p>
          </table:table-cell>
          <table:table-cell table:style-name="ce11" table:formula="of:=[.C2]/(1+[.AC2])" office:value-type="currency" office:currency="R$ " office:value="8.19177373458653" calcext:value-type="currency">
            <text:p>R$ 8.19</text:p>
          </table:table-cell>
          <table:table-cell table:style-name="ce11" table:formula="of:=([.C2]-[.AD2])*[.N2]" office:value-type="currency" office:currency="R$ " office:value="673890100.677459" calcext:value-type="currency">
            <text:p>R$ 673,890,100.68</text:p>
          </table:table-cell>
          <table:table-cell table:style-name="ce11" table:formula="of:=IF([.AE2] &gt;0 ;&quot;Subiu&quot; ; IF([.AE2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6.82" calcext:value-type="float">
            <text:p>6.82</text:p>
          </table:table-cell>
          <table:table-cell table:number-columns-repeated="2" table:style-name="ce9" office:value-type="float" office:value="2.4" calcext:value-type="float">
            <text:p>2.4</text:p>
          </table:table-cell>
          <table:table-cell table:number-columns-repeated="2" table:style-name="ce9" office:value-type="float" office:value="-12.11" calcext:value-type="float">
            <text:p>-12.11</text:p>
          </table:table-cell>
          <table:table-cell table:style-name="ce9" office:value-type="float" office:value="50.56" calcext:value-type="float">
            <text:p>50.56</text:p>
          </table:table-cell>
          <table:table-cell table:style-name="ce9" office:value-type="float" office:value="6.66" calcext:value-type="float">
            <text:p>6.66</text:p>
          </table:table-cell>
          <table:table-cell table:style-name="ce9" office:value-type="float" office:value="6.86" calcext:value-type="float">
            <text:p>6.86</text:p>
          </table:table-cell>
          <table:table-cell table:style-name="ce3" office:value-type="string" calcext:value-type="string">
            <text:p>32,65 M</text:p>
          </table:table-cell>
          <table:table-cell table:style-name="ce9" table:formula="of:=[.D3]/100" office:value-type="float" office:value="0.024" calcext:value-type="float">
            <text:p>0.024</text:p>
          </table:table-cell>
          <table:table-cell table:style-name="ce12" table:formula="of:=[.C3]/(1+[.L3])" office:value-type="currency" office:currency="R$ " office:value="6.66015625" calcext:value-type="currency">
            <text:p>R$ 6.66</text:p>
          </table:table-cell>
          <table:table-cell table:style-name="ce16" table:formula="of:=VLOOKUP([.A3];[$Total_de_acoes.A$1:.B$1048576];2;0)" office:value-type="float" office:value="1110559345" calcext:value-type="float">
            <text:p>1,110,559,345</text:p>
          </table:table-cell>
          <table:table-cell table:style-name="ce12" table:formula="of:=([.C3] - [.M3]) *[.N3]" office:value-type="currency" office:currency="R$ " office:value="177515970.302344" calcext:value-type="currency">
            <text:p>R$ 177,515,970.30</text:p>
          </table:table-cell>
          <table:table-cell table:style-name="ce9" table:formula="of:=IF([.O3] &gt;0 ;&quot;Subiu&quot; ; IF([.O3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3];[$Ticker.A$1:.B$1048576];2;0)" office:value-type="string" office:string-value="CSN Mineração" calcext:value-type="string">
            <text:p>CSN Mineração</text:p>
          </table:table-cell>
          <table:table-cell table:style-name="ce9" table:formula="of:=VLOOKUP([.Q3];[$Nova.A$1:.C$1048576];2;0)" office:value-type="string" office:string-value="Mineração" calcext:value-type="string">
            <text:p>Mineração</text:p>
          </table:table-cell>
          <table:table-cell table:style-name="ce9" table:formula="of:=VLOOKUP([.Q3];[$Nova.A$1:.C$1048576];3;0)" office:value-type="float" office:value="8" calcext:value-type="float">
            <text:p>8</text:p>
          </table:table-cell>
          <table:table-cell table:style-name="ce16" table:formula="of:=IF([.S3]&gt;100 ;&quot;Acima de 100 anos&quot;;IF([.S3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3]/100" office:value-type="float" office:value="0.024" calcext:value-type="float">
            <text:p>0.024</text:p>
          </table:table-cell>
          <table:table-cell table:style-name="ce12" table:formula="of:=[.C3]/(1+[.U3])" office:value-type="currency" office:currency="R$ " office:value="6.66015625" calcext:value-type="currency">
            <text:p>R$ 6.66</text:p>
          </table:table-cell>
          <table:table-cell table:style-name="ce12" table:formula="of:=([.C3] - [.V3]) *[.N3]" office:value-type="currency" office:currency="R$ " office:value="177515970.302344" calcext:value-type="currency">
            <text:p>R$ 177,515,970.30</text:p>
          </table:table-cell>
          <table:table-cell table:style-name="ce12" table:formula="of:=IF([.W3] &gt;0 ;&quot;Subiu&quot; ; IF([.W3]&lt; 0 ;&quot;Desceu&quot; ; &quot;Estavel&quot;))" office:value-type="string" office:string-value="Subiu" calcext:value-type="string">
            <text:p>Subiu</text:p>
          </table:table-cell>
          <table:table-cell table:style-name="ce9" table:formula="of:=[.F3]/100" office:value-type="float" office:value="-0.1211" calcext:value-type="float">
            <text:p>-0.1211</text:p>
          </table:table-cell>
          <table:table-cell table:style-name="ce12" table:formula="of:=[.C3]/(1+[.Y3])" office:value-type="currency" office:currency="R$ " office:value="7.75969962453066" calcext:value-type="currency">
            <text:p>R$ 7.76</text:p>
          </table:table-cell>
          <table:table-cell table:style-name="ce12" table:formula="of:=([.C3] - [.Z3]) *[.N3]" office:value-type="currency" office:currency="R$ " office:value="-1043592199.51552" calcext:value-type="currency">
            <text:p>-R$ 1,043,592,199.52</text:p>
          </table:table-cell>
          <table:table-cell table:style-name="ce12" table:formula="of:=IF([.AA3] &gt;0 ;&quot;Subiu&quot; ; IF([.AA3]&lt; 0 ;&quot;Desceu&quot; ; &quot;Estavel&quot;))" office:value-type="string" office:string-value="Desceu" calcext:value-type="string">
            <text:p>Desceu</text:p>
          </table:table-cell>
          <table:table-cell table:style-name="ce9" table:formula="of:=[.H3]/100" office:value-type="float" office:value="0.5056" calcext:value-type="float">
            <text:p>0.5056</text:p>
          </table:table-cell>
          <table:table-cell table:style-name="ce12" table:formula="of:=[.C3]/(1+[.AC3])" office:value-type="currency" office:currency="R$ " office:value="4.5297555791711" calcext:value-type="currency">
            <text:p>R$ 4.53</text:p>
          </table:table-cell>
          <table:table-cell table:style-name="ce12" table:formula="of:=([.C3]-[.AD3])*[.N3]" office:value-type="currency" office:currency="R$ " office:value="2543452343.88565" calcext:value-type="currency">
            <text:p>R$ 2,543,452,343.89</text:p>
          </table:table-cell>
          <table:table-cell table:style-name="ce12" table:formula="of:=IF([.AE3] &gt;0 ;&quot;Subiu&quot; ; IF([.AE3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1.96" calcext:value-type="float">
            <text:p>41.96</text:p>
          </table:table-cell>
          <table:table-cell table:style-name="ce8" office:value-type="float" office:value="2.19" calcext:value-type="float">
            <text:p>2.19</text:p>
          </table:table-cell>
          <table:table-cell table:style-name="ce8" office:value-type="float" office:value="7.73" calcext:value-type="float">
            <text:p>7.73</text:p>
          </table:table-cell>
          <table:table-cell table:number-columns-repeated="2" table:style-name="ce8" office:value-type="float" office:value="7.64" calcext:value-type="float">
            <text:p>7.64</text:p>
          </table:table-cell>
          <table:table-cell table:style-name="ce8" office:value-type="float" office:value="77.55" calcext:value-type="float">
            <text:p>77.55</text:p>
          </table:table-cell>
          <table:table-cell table:style-name="ce8" office:value-type="float" office:value="40.81" calcext:value-type="float">
            <text:p>40.81</text:p>
          </table:table-cell>
          <table:table-cell table:style-name="ce8" office:value-type="float" office:value="42.34" calcext:value-type="float">
            <text:p>42.34</text:p>
          </table:table-cell>
          <table:table-cell table:style-name="ce2" office:value-type="string" calcext:value-type="string">
            <text:p>436,69 M</text:p>
          </table:table-cell>
          <table:table-cell table:style-name="ce8" table:formula="of:=[.D4]/100" office:value-type="float" office:value="0.0219" calcext:value-type="float">
            <text:p>0.0219</text:p>
          </table:table-cell>
          <table:table-cell table:style-name="ce11" table:formula="of:=[.C4]/(1+[.L4])" office:value-type="currency" office:currency="R$ " office:value="41.0607691554947" calcext:value-type="currency">
            <text:p>R$ 41.06</text:p>
          </table:table-cell>
          <table:table-cell table:style-name="ce15" table:formula="of:=VLOOKUP([.A4];[$Total_de_acoes.A$1:.B$1048576];2;0)" office:value-type="float" office:value="2379877655" calcext:value-type="float">
            <text:p>2,379,877,655</text:p>
          </table:table-cell>
          <table:table-cell table:style-name="ce11" table:formula="of:=([.C4] - [.M4]) *[.N4]" office:value-type="currency" office:currency="R$ " office:value="2140059393.52502" calcext:value-type="currency">
            <text:p>R$ 2,140,059,393.53</text:p>
          </table:table-cell>
          <table:table-cell table:style-name="ce8" table:formula="of:=IF([.O4] &gt;0 ;&quot;Subiu&quot; ; IF([.O4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4];[$Ticker.A$1:.B$1048576];2;0)" office:value-type="string" office:string-value="Petrobras" calcext:value-type="string">
            <text:p>Petrobras</text:p>
          </table:table-cell>
          <table:table-cell table:style-name="ce8" table:formula="of:=VLOOKUP([.Q4];[$Nova.A$1:.C$1048576];2;0)" office:value-type="string" office:string-value="Petróleo" calcext:value-type="string">
            <text:p>Petróleo</text:p>
          </table:table-cell>
          <table:table-cell table:style-name="ce8" table:formula="of:=VLOOKUP([.Q4];[$Nova.A$1:.C$1048576];3;0)" office:value-type="float" office:value="69" calcext:value-type="float">
            <text:p>69</text:p>
          </table:table-cell>
          <table:table-cell table:style-name="ce15" table:formula="of:=IF([.S4]&gt;100 ;&quot;Acima de 100 anos&quot;;IF([.S4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4]/100" office:value-type="float" office:value="0.0773" calcext:value-type="float">
            <text:p>0.0773</text:p>
          </table:table-cell>
          <table:table-cell table:style-name="ce11" table:formula="of:=[.C4]/(1+[.U4])" office:value-type="currency" office:currency="R$ " office:value="38.9492249141372" calcext:value-type="currency">
            <text:p>R$ 38.95</text:p>
          </table:table-cell>
          <table:table-cell table:style-name="ce11" table:formula="of:=([.C4] - [.V4]) *[.N4]" office:value-type="currency" office:currency="R$ " office:value="7165276351.07559" calcext:value-type="currency">
            <text:p>R$ 7,165,276,351.08</text:p>
          </table:table-cell>
          <table:table-cell table:style-name="ce11" table:formula="of:=IF([.W4] &gt;0 ;&quot;Subiu&quot; ; IF([.W4]&lt; 0 ;&quot;Desceu&quot; ; &quot;Estavel&quot;))" office:value-type="string" office:string-value="Subiu" calcext:value-type="string">
            <text:p>Subiu</text:p>
          </table:table-cell>
          <table:table-cell table:style-name="ce8" table:formula="of:=[.F4]/100" office:value-type="float" office:value="0.0764" calcext:value-type="float">
            <text:p>0.0764</text:p>
          </table:table-cell>
          <table:table-cell table:style-name="ce11" table:formula="of:=[.C4]/(1+[.Y4])" office:value-type="currency" office:currency="R$ " office:value="38.9817911557042" calcext:value-type="currency">
            <text:p>R$ 38.98</text:p>
          </table:table-cell>
          <table:table-cell table:style-name="ce11" table:formula="of:=([.C4] - [.Z4]) *[.N4]" office:value-type="currency" office:currency="R$ " office:value="7087772680.46295" calcext:value-type="currency">
            <text:p>R$ 7,087,772,680.46</text:p>
          </table:table-cell>
          <table:table-cell table:style-name="ce11" table:formula="of:=IF([.AA4] &gt;0 ;&quot;Subiu&quot; ; IF([.AA4]&lt; 0 ;&quot;Desceu&quot; ; &quot;Estavel&quot;))" office:value-type="string" office:string-value="Subiu" calcext:value-type="string">
            <text:p>Subiu</text:p>
          </table:table-cell>
          <table:table-cell table:style-name="ce8" table:formula="of:=[.H4]/100" office:value-type="float" office:value="0.7755" calcext:value-type="float">
            <text:p>0.7755</text:p>
          </table:table-cell>
          <table:table-cell table:style-name="ce11" table:formula="of:=[.C4]/(1+[.AC4])" office:value-type="currency" office:currency="R$ " office:value="23.6327794987328" calcext:value-type="currency">
            <text:p>R$ 23.63</text:p>
          </table:table-cell>
          <table:table-cell table:style-name="ce11" table:formula="of:=([.C4]-[.AD4])*[.N4]" office:value-type="currency" office:currency="R$ " office:value="43616542549.2238" calcext:value-type="currency">
            <text:p>R$ 43,616,542,549.22</text:p>
          </table:table-cell>
          <table:table-cell table:style-name="ce11" table:formula="of:=IF([.AE4] &gt;0 ;&quot;Subiu&quot; ; IF([.AE4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52.91" calcext:value-type="float">
            <text:p>52.91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2.14" calcext:value-type="float">
            <text:p>2.14</text:p>
          </table:table-cell>
          <table:table-cell table:number-columns-repeated="2" table:style-name="ce9" office:value-type="float" office:value="-4.89" calcext:value-type="float">
            <text:p>-4.89</text:p>
          </table:table-cell>
          <table:table-cell table:style-name="ce9" office:value-type="float" office:value="18.85" calcext:value-type="float">
            <text:p>18.85</text:p>
          </table:table-cell>
          <table:table-cell table:style-name="ce9" office:value-type="float" office:value="51.89" calcext:value-type="float">
            <text:p>51.89</text:p>
          </table:table-cell>
          <table:table-cell table:style-name="ce9" office:value-type="float" office:value="53.17" calcext:value-type="float">
            <text:p>53.17</text:p>
          </table:table-cell>
          <table:table-cell table:style-name="ce3" office:value-type="string" calcext:value-type="string">
            <text:p>162,55 M</text:p>
          </table:table-cell>
          <table:table-cell table:style-name="ce9" table:formula="of:=[.D5]/100" office:value-type="float" office:value="0.0204" calcext:value-type="float">
            <text:p>0.0204</text:p>
          </table:table-cell>
          <table:table-cell table:style-name="ce12" table:formula="of:=[.C5]/(1+[.L5])" office:value-type="currency" office:currency="R$ " office:value="51.8522148177185" calcext:value-type="currency">
            <text:p>R$ 51.85</text:p>
          </table:table-cell>
          <table:table-cell table:style-name="ce16" table:formula="of:=VLOOKUP([.A5];[$Total_de_acoes.A$1:.B$1048576];2;0)" office:value-type="float" office:value="683452836" calcext:value-type="float">
            <text:p>683,452,836</text:p>
          </table:table-cell>
          <table:table-cell table:style-name="ce12" table:formula="of:=([.C5] - [.M5]) *[.N5]" office:value-type="currency" office:currency="R$ " office:value="722946282.709039" calcext:value-type="currency">
            <text:p>R$ 722,946,282.71</text:p>
          </table:table-cell>
          <table:table-cell table:style-name="ce9" table:formula="of:=IF([.O5] &gt;0 ;&quot;Subiu&quot; ; IF([.O5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5];[$Ticker.A$1:.B$1048576];2;0)" office:value-type="string" office:string-value="Suzano" calcext:value-type="string">
            <text:p>Suzano</text:p>
          </table:table-cell>
          <table:table-cell table:style-name="ce9" table:formula="of:=VLOOKUP([.Q5];[$Nova.A$1:.C$1048576];2;0)" office:value-type="string" office:string-value="Papel e Celulose" calcext:value-type="string">
            <text:p>Papel e Celulose</text:p>
          </table:table-cell>
          <table:table-cell table:style-name="ce9" table:formula="of:=VLOOKUP([.Q5];[$Nova.A$1:.C$1048576];3;0)" office:value-type="float" office:value="94" calcext:value-type="float">
            <text:p>94</text:p>
          </table:table-cell>
          <table:table-cell table:style-name="ce16" table:formula="of:=IF([.S5]&gt;100 ;&quot;Acima de 100 anos&quot;;IF([.S5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5]/100" office:value-type="float" office:value="0.0214" calcext:value-type="float">
            <text:p>0.0214</text:p>
          </table:table-cell>
          <table:table-cell table:style-name="ce12" table:formula="of:=[.C5]/(1+[.U5])" office:value-type="currency" office:currency="R$ " office:value="51.8014489915802" calcext:value-type="currency">
            <text:p>R$ 51.80</text:p>
          </table:table-cell>
          <table:table-cell table:style-name="ce12" table:formula="of:=([.C5] - [.V5]) *[.N5]" office:value-type="currency" office:currency="R$ " office:value="757642330.555188" calcext:value-type="currency">
            <text:p>R$ 757,642,330.56</text:p>
          </table:table-cell>
          <table:table-cell table:style-name="ce12" table:formula="of:=IF([.W5] &gt;0 ;&quot;Subiu&quot; ; IF([.W5]&lt; 0 ;&quot;Desceu&quot; ; &quot;Estavel&quot;))" office:value-type="string" office:string-value="Subiu" calcext:value-type="string">
            <text:p>Subiu</text:p>
          </table:table-cell>
          <table:table-cell table:style-name="ce9" table:formula="of:=[.F5]/100" office:value-type="float" office:value="-0.0489" calcext:value-type="float">
            <text:p>-0.0489</text:p>
          </table:table-cell>
          <table:table-cell table:style-name="ce12" table:formula="of:=[.C5]/(1+[.Y5])" office:value-type="currency" office:currency="R$ " office:value="55.6303227841447" calcext:value-type="currency">
            <text:p>R$ 55.63</text:p>
          </table:table-cell>
          <table:table-cell table:style-name="ce12" table:formula="of:=([.C5] - [.Z5]) *[.N5]" office:value-type="currency" office:currency="R$ " office:value="-1859212321.65909" calcext:value-type="currency">
            <text:p>-R$ 1,859,212,321.66</text:p>
          </table:table-cell>
          <table:table-cell table:style-name="ce12" table:formula="of:=IF([.AA5] &gt;0 ;&quot;Subiu&quot; ; IF([.AA5]&lt; 0 ;&quot;Desceu&quot; ; &quot;Estavel&quot;))" office:value-type="string" office:string-value="Desceu" calcext:value-type="string">
            <text:p>Desceu</text:p>
          </table:table-cell>
          <table:table-cell table:style-name="ce9" table:formula="of:=[.H5]/100" office:value-type="float" office:value="0.1885" calcext:value-type="float">
            <text:p>0.1885</text:p>
          </table:table-cell>
          <table:table-cell table:style-name="ce12" table:formula="of:=[.C5]/(1+[.AC5])" office:value-type="currency" office:currency="R$ " office:value="44.5183003786285" calcext:value-type="currency">
            <text:p>R$ 44.52</text:p>
          </table:table-cell>
          <table:table-cell table:style-name="ce12" table:formula="of:=([.C5]-[.AD5])*[.N5]" office:value-type="currency" office:currency="R$ " office:value="5735330905.08646" calcext:value-type="currency">
            <text:p>R$ 5,735,330,905.09</text:p>
          </table:table-cell>
          <table:table-cell table:style-name="ce12" table:formula="of:=IF([.AE5] &gt;0 ;&quot;Subiu&quot; ; IF([.AE5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7.1" calcext:value-type="float">
            <text:p>37.1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2.49" calcext:value-type="float">
            <text:p>2.49</text:p>
          </table:table-cell>
          <table:table-cell table:number-columns-repeated="2" table:style-name="ce8" office:value-type="float" office:value="-3.66" calcext:value-type="float">
            <text:p>-3.66</text:p>
          </table:table-cell>
          <table:table-cell table:style-name="ce8" office:value-type="float" office:value="20.7" calcext:value-type="float">
            <text:p>20.7</text:p>
          </table:table-cell>
          <table:table-cell table:style-name="ce8" office:value-type="float" office:value="36.37" calcext:value-type="float">
            <text:p>36.37</text:p>
          </table:table-cell>
          <table:table-cell table:style-name="ce8" office:value-type="float" office:value="37.32" calcext:value-type="float">
            <text:p>37.32</text:p>
          </table:table-cell>
          <table:table-cell table:style-name="ce2" office:value-type="string" calcext:value-type="string">
            <text:p>73,42 M</text:p>
          </table:table-cell>
          <table:table-cell table:style-name="ce8" table:formula="of:=[.D6]/100" office:value-type="float" office:value="0.0203" calcext:value-type="float">
            <text:p>0.0203</text:p>
          </table:table-cell>
          <table:table-cell table:style-name="ce11" table:formula="of:=[.C6]/(1+[.L6])" office:value-type="currency" office:currency="R$ " office:value="36.3618543565618" calcext:value-type="currency">
            <text:p>R$ 36.36</text:p>
          </table:table-cell>
          <table:table-cell table:style-name="ce15" table:formula="of:=VLOOKUP([.A6];[$Total_de_acoes.A$1:.B$1048576];2;0)" office:value-type="float" office:value="187732538" calcext:value-type="float">
            <text:p>187,732,538</text:p>
          </table:table-cell>
          <table:table-cell table:style-name="ce11" table:formula="of:=([.C6] - [.M6]) *[.N6]" office:value-type="currency" office:currency="R$ " office:value="138573955.056297" calcext:value-type="currency">
            <text:p>R$ 138,573,955.06</text:p>
          </table:table-cell>
          <table:table-cell table:style-name="ce8" table:formula="of:=IF([.O6] &gt;0 ;&quot;Subiu&quot; ; IF([.O6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6];[$Ticker.A$1:.B$1048576];2;0)" office:value-type="string" office:string-value="CPFL Energia" calcext:value-type="string">
            <text:p>CPFL Energia</text:p>
          </table:table-cell>
          <table:table-cell table:style-name="ce8" table:formula="of:=VLOOKUP([.Q6];[$Nova.A$1:.C$1048576];2;0)" office:value-type="string" office:string-value="Energia" calcext:value-type="string">
            <text:p>Energia</text:p>
          </table:table-cell>
          <table:table-cell table:style-name="ce8" table:formula="of:=VLOOKUP([.Q6];[$Nova.A$1:.C$1048576];3;0)" office:value-type="float" office:value="109" calcext:value-type="float">
            <text:p>109</text:p>
          </table:table-cell>
          <table:table-cell table:style-name="ce15" table:formula="of:=IF([.S6]&gt;100 ;&quot;Acima de 100 anos&quot;;IF([.S6]&gt;= 50 ;&quot;Entre 50 e 100 anos&quot; ; &quot;Abaixo de 50 anos&quot;))" office:value-type="string" office:string-value="Acima de 100 anos" calcext:value-type="string">
            <text:p>Acima de 100 anos</text:p>
          </table:table-cell>
          <table:table-cell table:style-name="ce8" table:formula="of:=[.E6]/100" office:value-type="float" office:value="0.0249" calcext:value-type="float">
            <text:p>0.0249</text:p>
          </table:table-cell>
          <table:table-cell table:style-name="ce11" table:formula="of:=[.C6]/(1+[.U6])" office:value-type="currency" office:currency="R$ " office:value="36.1986535271734" calcext:value-type="currency">
            <text:p>R$ 36.20</text:p>
          </table:table-cell>
          <table:table-cell table:style-name="ce11" table:formula="of:=([.C6] - [.V6]) *[.N6]" office:value-type="currency" office:currency="R$ " office:value="169212060.961089" calcext:value-type="currency">
            <text:p>R$ 169,212,060.96</text:p>
          </table:table-cell>
          <table:table-cell table:style-name="ce11" table:formula="of:=IF([.W6] &gt;0 ;&quot;Subiu&quot; ; IF([.W6]&lt; 0 ;&quot;Desceu&quot; ; &quot;Estavel&quot;))" office:value-type="string" office:string-value="Subiu" calcext:value-type="string">
            <text:p>Subiu</text:p>
          </table:table-cell>
          <table:table-cell table:style-name="ce8" table:formula="of:=[.F6]/100" office:value-type="float" office:value="-0.0366" calcext:value-type="float">
            <text:p>-0.0366</text:p>
          </table:table-cell>
          <table:table-cell table:style-name="ce11" table:formula="of:=[.C6]/(1+[.Y6])" office:value-type="currency" office:currency="R$ " office:value="38.5094457130994" calcext:value-type="currency">
            <text:p>R$ 38.51</text:p>
          </table:table-cell>
          <table:table-cell table:style-name="ce11" table:formula="of:=([.C6] - [.Z6]) *[.N6]" office:value-type="currency" office:currency="R$ " office:value="-264598820.893377" calcext:value-type="currency">
            <text:p>-R$ 264,598,820.89</text:p>
          </table:table-cell>
          <table:table-cell table:style-name="ce11" table:formula="of:=IF([.AA6] &gt;0 ;&quot;Subiu&quot; ; IF([.AA6]&lt; 0 ;&quot;Desceu&quot; ; &quot;Estavel&quot;))" office:value-type="string" office:string-value="Desceu" calcext:value-type="string">
            <text:p>Desceu</text:p>
          </table:table-cell>
          <table:table-cell table:style-name="ce8" table:formula="of:=[.H6]/100" office:value-type="float" office:value="0.207" calcext:value-type="float">
            <text:p>0.207</text:p>
          </table:table-cell>
          <table:table-cell table:style-name="ce11" table:formula="of:=[.C6]/(1+[.AC6])" office:value-type="currency" office:currency="R$ " office:value="30.7373653686827" calcext:value-type="currency">
            <text:p>R$ 30.74</text:p>
          </table:table-cell>
          <table:table-cell table:style-name="ce11" table:formula="of:=([.C6]-[.AD6])*[.N6]" office:value-type="currency" office:currency="R$ " office:value="1194473547.70389" calcext:value-type="currency">
            <text:p>R$ 1,194,473,547.70</text:p>
          </table:table-cell>
          <table:table-cell table:style-name="ce11" table:formula="of:=IF([.AE6] &gt;0 ;&quot;Subiu&quot; ; IF([.AE6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RI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45.69" calcext:value-type="float">
            <text:p>45.69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office:value-type="float" office:value="2.42" calcext:value-type="float">
            <text:p>2.42</text:p>
          </table:table-cell>
          <table:table-cell table:number-columns-repeated="2" table:style-name="ce9" office:value-type="float" office:value="-0.78" calcext:value-type="float">
            <text:p>-0.78</text:p>
          </table:table-cell>
          <table:table-cell table:style-name="ce9" office:value-type="float" office:value="8.08" calcext:value-type="float">
            <text:p>8.08</text:p>
          </table:table-cell>
          <table:table-cell table:style-name="ce9" office:value-type="float" office:value="44.25" calcext:value-type="float">
            <text:p>44.25</text:p>
          </table:table-cell>
          <table:table-cell table:style-name="ce9" office:value-type="float" office:value="45.69" calcext:value-type="float">
            <text:p>45.69</text:p>
          </table:table-cell>
          <table:table-cell table:style-name="ce3" office:value-type="string" calcext:value-type="string">
            <text:p>319,92 M</text:p>
          </table:table-cell>
          <table:table-cell table:style-name="ce9" table:formula="of:=[.D7]/100" office:value-type="float" office:value="0.0198" calcext:value-type="float">
            <text:p>0.0198</text:p>
          </table:table-cell>
          <table:table-cell table:style-name="ce12" table:formula="of:=[.C7]/(1+[.L7])" office:value-type="currency" office:currency="R$ " office:value="44.8029025299078" calcext:value-type="currency">
            <text:p>R$ 44.80</text:p>
          </table:table-cell>
          <table:table-cell table:style-name="ce16" table:formula="of:=VLOOKUP([.A7];[$Total_de_acoes.A$1:.B$1048576];2;0)" office:value-type="float" office:value="800010734" calcext:value-type="float">
            <text:p>800,010,734</text:p>
          </table:table-cell>
          <table:table-cell table:style-name="ce12" table:formula="of:=([.C7] - [.M7]) *[.N7]" office:value-type="currency" office:currency="R$ " office:value="709687498.177987" calcext:value-type="currency">
            <text:p>R$ 709,687,498.18</text:p>
          </table:table-cell>
          <table:table-cell table:style-name="ce9" table:formula="of:=IF([.O7] &gt;0 ;&quot;Subiu&quot; ; IF([.O7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7];[$Ticker.A$1:.B$1048576];2;0)" office:value-type="string" office:string-value="PetroRio" calcext:value-type="string">
            <text:p>PetroRio</text:p>
          </table:table-cell>
          <table:table-cell table:style-name="ce9" table:formula="of:=VLOOKUP([.Q7];[$Nova.A$1:.C$1048576];2;0)" office:value-type="string" office:string-value="Petróleo" calcext:value-type="string">
            <text:p>Petróleo</text:p>
          </table:table-cell>
          <table:table-cell table:style-name="ce9" table:formula="of:=VLOOKUP([.Q7];[$Nova.A$1:.C$1048576];3;0)" office:value-type="float" office:value="9" calcext:value-type="float">
            <text:p>9</text:p>
          </table:table-cell>
          <table:table-cell table:style-name="ce16" table:formula="of:=IF([.S7]&gt;100 ;&quot;Acima de 100 anos&quot;;IF([.S7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7]/100" office:value-type="float" office:value="0.0242" calcext:value-type="float">
            <text:p>0.0242</text:p>
          </table:table-cell>
          <table:table-cell table:style-name="ce12" table:formula="of:=[.C7]/(1+[.U7])" office:value-type="currency" office:currency="R$ " office:value="44.6104276508494" calcext:value-type="currency">
            <text:p>R$ 44.61</text:p>
          </table:table-cell>
          <table:table-cell table:style-name="ce12" table:formula="of:=([.C7] - [.V7]) *[.N7]" office:value-type="currency" office:currency="R$ " office:value="863669467.450044" calcext:value-type="currency">
            <text:p>R$ 863,669,467.45</text:p>
          </table:table-cell>
          <table:table-cell table:style-name="ce12" table:formula="of:=IF([.W7] &gt;0 ;&quot;Subiu&quot; ; IF([.W7]&lt; 0 ;&quot;Desceu&quot; ; &quot;Estavel&quot;))" office:value-type="string" office:string-value="Subiu" calcext:value-type="string">
            <text:p>Subiu</text:p>
          </table:table-cell>
          <table:table-cell table:style-name="ce9" table:formula="of:=[.F7]/100" office:value-type="float" office:value="-0.0078" calcext:value-type="float">
            <text:p>-0.0078</text:p>
          </table:table-cell>
          <table:table-cell table:style-name="ce12" table:formula="of:=[.C7]/(1+[.Y7])" office:value-type="currency" office:currency="R$ " office:value="46.0491836323322" calcext:value-type="currency">
            <text:p>R$ 46.05</text:p>
          </table:table-cell>
          <table:table-cell table:style-name="ce12" table:formula="of:=([.C7] - [.Z7]) *[.N7]" office:value-type="currency" office:currency="R$ " office:value="-287350761.342861" calcext:value-type="currency">
            <text:p>-R$ 287,350,761.34</text:p>
          </table:table-cell>
          <table:table-cell table:style-name="ce12" table:formula="of:=IF([.AA7] &gt;0 ;&quot;Subiu&quot; ; IF([.AA7]&lt; 0 ;&quot;Desceu&quot; ; &quot;Estavel&quot;))" office:value-type="string" office:string-value="Desceu" calcext:value-type="string">
            <text:p>Desceu</text:p>
          </table:table-cell>
          <table:table-cell table:style-name="ce9" table:formula="of:=[.H7]/100" office:value-type="float" office:value="0.0808" calcext:value-type="float">
            <text:p>0.0808</text:p>
          </table:table-cell>
          <table:table-cell table:style-name="ce12" table:formula="of:=[.C7]/(1+[.AC7])" office:value-type="currency" office:currency="R$ " office:value="42.2742413027387" calcext:value-type="currency">
            <text:p>R$ 42.27</text:p>
          </table:table-cell>
          <table:table-cell table:style-name="ce12" table:formula="of:=([.C7]-[.AD7])*[.N7]" office:value-type="currency" office:currency="R$ " office:value="2732643622.56289" calcext:value-type="currency">
            <text:p>R$ 2,732,643,622.56</text:p>
          </table:table-cell>
          <table:table-cell table:style-name="ce12" table:formula="of:=IF([.AE7] &gt;0 ;&quot;Subiu&quot; ; IF([.AE7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9.96" calcext:value-type="float">
            <text:p>39.96</text:p>
          </table:table-cell>
          <table:table-cell table:style-name="ce8" office:value-type="float" office:value="1.73" calcext:value-type="float">
            <text:p>1.73</text:p>
          </table:table-cell>
          <table:table-cell table:style-name="ce8" office:value-type="float" office:value="6.47" calcext:value-type="float">
            <text:p>6.47</text:p>
          </table:table-cell>
          <table:table-cell table:number-columns-repeated="2" table:style-name="ce8" office:value-type="float" office:value="7.3" calcext:value-type="float">
            <text:p>7.3</text:p>
          </table:table-cell>
          <table:table-cell table:style-name="ce8" office:value-type="float" office:value="95.01" calcext:value-type="float">
            <text:p>95.01</text:p>
          </table:table-cell>
          <table:table-cell table:style-name="ce8" office:value-type="float" office:value="38.91" calcext:value-type="float">
            <text:p>38.91</text:p>
          </table:table-cell>
          <table:table-cell table:style-name="ce8" office:value-type="float" office:value="40.09" calcext:value-type="float">
            <text:p>40.09</text:p>
          </table:table-cell>
          <table:table-cell table:style-name="ce2" office:value-type="string" calcext:value-type="string">
            <text:p>1,64 B</text:p>
          </table:table-cell>
          <table:table-cell table:style-name="ce8" table:formula="of:=[.D8]/100" office:value-type="float" office:value="0.0173" calcext:value-type="float">
            <text:p>0.0173</text:p>
          </table:table-cell>
          <table:table-cell table:style-name="ce11" table:formula="of:=[.C8]/(1+[.L8])" office:value-type="currency" office:currency="R$ " office:value="39.2804482453554" calcext:value-type="currency">
            <text:p>R$ 39.28</text:p>
          </table:table-cell>
          <table:table-cell table:style-name="ce15" table:formula="of:=VLOOKUP([.A8];[$Total_de_acoes.A$1:.B$1048576];2;0)" office:value-type="float" office:value="4566445852" calcext:value-type="float">
            <text:p>4,566,445,852</text:p>
          </table:table-cell>
          <table:table-cell table:style-name="ce11" table:formula="of:=([.C8] - [.M8]) *[.N8]" office:value-type="currency" office:currency="R$ " office:value="3103136291.21638" calcext:value-type="currency">
            <text:p>R$ 3,103,136,291.22</text:p>
          </table:table-cell>
          <table:table-cell table:style-name="ce8" table:formula="of:=IF([.O8] &gt;0 ;&quot;Subiu&quot; ; IF([.O8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8];[$Ticker.A$1:.B$1048576];2;0)" office:value-type="string" office:string-value="Petrobras" calcext:value-type="string">
            <text:p>Petrobras</text:p>
          </table:table-cell>
          <table:table-cell table:style-name="ce8" table:formula="of:=VLOOKUP([.Q8];[$Nova.A$1:.C$1048576];2;0)" office:value-type="string" office:string-value="Petróleo" calcext:value-type="string">
            <text:p>Petróleo</text:p>
          </table:table-cell>
          <table:table-cell table:style-name="ce8" table:formula="of:=VLOOKUP([.Q8];[$Nova.A$1:.C$1048576];3;0)" office:value-type="float" office:value="69" calcext:value-type="float">
            <text:p>69</text:p>
          </table:table-cell>
          <table:table-cell table:style-name="ce15" table:formula="of:=IF([.S8]&gt;100 ;&quot;Acima de 100 anos&quot;;IF([.S8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8]/100" office:value-type="float" office:value="0.0647" calcext:value-type="float">
            <text:p>0.0647</text:p>
          </table:table-cell>
          <table:table-cell table:style-name="ce11" table:formula="of:=[.C8]/(1+[.U8])" office:value-type="currency" office:currency="R$ " office:value="37.5316990701606" calcext:value-type="currency">
            <text:p>R$ 37.53</text:p>
          </table:table-cell>
          <table:table-cell table:style-name="ce11" table:formula="of:=([.C8] - [.V8]) *[.N8]" office:value-type="currency" office:currency="R$ " office:value="11088704708.4728" calcext:value-type="currency">
            <text:p>R$ 11,088,704,708.47</text:p>
          </table:table-cell>
          <table:table-cell table:style-name="ce11" table:formula="of:=IF([.W8] &gt;0 ;&quot;Subiu&quot; ; IF([.W8]&lt; 0 ;&quot;Desceu&quot; ; &quot;Estavel&quot;))" office:value-type="string" office:string-value="Subiu" calcext:value-type="string">
            <text:p>Subiu</text:p>
          </table:table-cell>
          <table:table-cell table:style-name="ce8" table:formula="of:=[.F8]/100" office:value-type="float" office:value="0.073" calcext:value-type="float">
            <text:p>0.073</text:p>
          </table:table-cell>
          <table:table-cell table:style-name="ce11" table:formula="of:=[.C8]/(1+[.Y8])" office:value-type="currency" office:currency="R$ " office:value="37.2413793103448" calcext:value-type="currency">
            <text:p>R$ 37.24</text:p>
          </table:table-cell>
          <table:table-cell table:style-name="ce11" table:formula="of:=([.C8] - [.Z8]) *[.N8]" office:value-type="currency" office:currency="R$ " office:value="12414434171.4372" calcext:value-type="currency">
            <text:p>R$ 12,414,434,171.44</text:p>
          </table:table-cell>
          <table:table-cell table:style-name="ce11" table:formula="of:=IF([.AA8] &gt;0 ;&quot;Subiu&quot; ; IF([.AA8]&lt; 0 ;&quot;Desceu&quot; ; &quot;Estavel&quot;))" office:value-type="string" office:string-value="Subiu" calcext:value-type="string">
            <text:p>Subiu</text:p>
          </table:table-cell>
          <table:table-cell table:style-name="ce8" table:formula="of:=[.H8]/100" office:value-type="float" office:value="0.9501" calcext:value-type="float">
            <text:p>0.9501</text:p>
          </table:table-cell>
          <table:table-cell table:style-name="ce11" table:formula="of:=[.C8]/(1+[.AC8])" office:value-type="currency" office:currency="R$ " office:value="20.4912568586226" calcext:value-type="currency">
            <text:p>R$ 20.49</text:p>
          </table:table-cell>
          <table:table-cell table:style-name="ce11" table:formula="of:=([.C8]-[.AD8])*[.N8]" office:value-type="currency" office:currency="R$ " office:value="88902961361.5961" calcext:value-type="currency">
            <text:p>R$ 88,902,961,361.60</text:p>
          </table:table-cell>
          <table:table-cell table:style-name="ce11" table:formula="of:=IF([.AE8] &gt;0 ;&quot;Subiu&quot; ; IF([.AE8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69.5" calcext:value-type="float">
            <text:p>69.5</text:p>
          </table:table-cell>
          <table:table-cell table:style-name="ce9" office:value-type="float" office:value="1.66" calcext:value-type="float">
            <text:p>1.66</text:p>
          </table:table-cell>
          <table:table-cell table:style-name="ce9" office:value-type="float" office:value="2.06" calcext:value-type="float">
            <text:p>2.06</text:p>
          </table:table-cell>
          <table:table-cell table:number-columns-repeated="2" table:style-name="ce9" office:value-type="float" office:value="-9.97" calcext:value-type="float">
            <text:p>-9.97</text:p>
          </table:table-cell>
          <table:table-cell table:style-name="ce9" office:value-type="float" office:value="-23.49" calcext:value-type="float">
            <text:p>-23.49</text:p>
          </table:table-cell>
          <table:table-cell table:style-name="ce9" office:value-type="float" office:value="67.5" calcext:value-type="float">
            <text:p>67.5</text:p>
          </table:table-cell>
          <table:table-cell table:style-name="ce9" office:value-type="float" office:value="69.81" calcext:value-type="float">
            <text:p>69.81</text:p>
          </table:table-cell>
          <table:table-cell table:style-name="ce3" office:value-type="string" calcext:value-type="string">
            <text:p>1,89 B</text:p>
          </table:table-cell>
          <table:table-cell table:style-name="ce9" table:formula="of:=[.D9]/100" office:value-type="float" office:value="0.0166" calcext:value-type="float">
            <text:p>0.0166</text:p>
          </table:table-cell>
          <table:table-cell table:style-name="ce12" table:formula="of:=[.C9]/(1+[.L9])" office:value-type="currency" office:currency="R$ " office:value="68.3651386976195" calcext:value-type="currency">
            <text:p>R$ 68.37</text:p>
          </table:table-cell>
          <table:table-cell table:style-name="ce16" table:formula="of:=VLOOKUP([.A9];[$Total_de_acoes.A$1:.B$1048576];2;0)" office:value-type="float" office:value="4196924316" calcext:value-type="float">
            <text:p>4,196,924,316</text:p>
          </table:table-cell>
          <table:table-cell table:style-name="ce12" table:formula="of:=([.C9] - [.M9]) *[.N9]" office:value-type="currency" office:currency="R$ " office:value="4762926995.24809" calcext:value-type="currency">
            <text:p>R$ 4,762,926,995.25</text:p>
          </table:table-cell>
          <table:table-cell table:style-name="ce9" table:formula="of:=IF([.O9] &gt;0 ;&quot;Subiu&quot; ; IF([.O9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9];[$Ticker.A$1:.B$1048576];2;0)" office:value-type="string" office:string-value="Vale" calcext:value-type="string">
            <text:p>Vale</text:p>
          </table:table-cell>
          <table:table-cell table:style-name="ce9" table:formula="of:=VLOOKUP([.Q9];[$Nova.A$1:.C$1048576];2;0)" office:value-type="string" office:string-value="Mineração" calcext:value-type="string">
            <text:p>Mineração</text:p>
          </table:table-cell>
          <table:table-cell table:style-name="ce9" table:formula="of:=VLOOKUP([.Q9];[$Nova.A$1:.C$1048576];3;0)" office:value-type="float" office:value="79" calcext:value-type="float">
            <text:p>79</text:p>
          </table:table-cell>
          <table:table-cell table:style-name="ce16" table:formula="of:=IF([.S9]&gt;100 ;&quot;Acima de 100 anos&quot;;IF([.S9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9]/100" office:value-type="float" office:value="0.0206" calcext:value-type="float">
            <text:p>0.0206</text:p>
          </table:table-cell>
          <table:table-cell table:style-name="ce12" table:formula="of:=[.C9]/(1+[.U9])" office:value-type="currency" office:currency="R$ " office:value="68.0971977268274" calcext:value-type="currency">
            <text:p>R$ 68.10</text:p>
          </table:table-cell>
          <table:table-cell table:style-name="ce12" table:formula="of:=([.C9] - [.V9]) *[.N9]" office:value-type="currency" office:currency="R$ " office:value="5887454970.81833" calcext:value-type="currency">
            <text:p>R$ 5,887,454,970.82</text:p>
          </table:table-cell>
          <table:table-cell table:style-name="ce12" table:formula="of:=IF([.W9] &gt;0 ;&quot;Subiu&quot; ; IF([.W9]&lt; 0 ;&quot;Desceu&quot; ; &quot;Estavel&quot;))" office:value-type="string" office:string-value="Subiu" calcext:value-type="string">
            <text:p>Subiu</text:p>
          </table:table-cell>
          <table:table-cell table:style-name="ce9" table:formula="of:=[.F9]/100" office:value-type="float" office:value="-0.0997" calcext:value-type="float">
            <text:p>-0.0997</text:p>
          </table:table-cell>
          <table:table-cell table:style-name="ce12" table:formula="of:=[.C9]/(1+[.Y9])" office:value-type="currency" office:currency="R$ " office:value="77.1964900588693" calcext:value-type="currency">
            <text:p>R$ 77.20</text:p>
          </table:table-cell>
          <table:table-cell table:style-name="ce12" table:formula="of:=([.C9] - [.Z9]) *[.N9]" office:value-type="currency" office:currency="R$ " office:value="-32301586275.9207" calcext:value-type="currency">
            <text:p>-R$ 32,301,586,275.92</text:p>
          </table:table-cell>
          <table:table-cell table:style-name="ce12" table:formula="of:=IF([.AA9] &gt;0 ;&quot;Subiu&quot; ; IF([.AA9]&lt; 0 ;&quot;Desceu&quot; ; &quot;Estavel&quot;))" office:value-type="string" office:string-value="Desceu" calcext:value-type="string">
            <text:p>Desceu</text:p>
          </table:table-cell>
          <table:table-cell table:style-name="ce9" table:formula="of:=[.H9]/100" office:value-type="float" office:value="-0.2349" calcext:value-type="float">
            <text:p>-0.2349</text:p>
          </table:table-cell>
          <table:table-cell table:style-name="ce12" table:formula="of:=[.C9]/(1+[.AC9])" office:value-type="currency" office:currency="R$ " office:value="90.8377989805254" calcext:value-type="currency">
            <text:p>R$ 90.84</text:p>
          </table:table-cell>
          <table:table-cell table:style-name="ce12" table:formula="of:=([.C9]-[.AD9])*[.N9]" office:value-type="currency" office:currency="R$ " office:value="-89553127391.2872" calcext:value-type="currency">
            <text:p>-R$ 89,553,127,391.29</text:p>
          </table:table-cell>
          <table:table-cell table:style-name="ce12" table:formula="of:=IF([.AE9] &gt;0 ;&quot;Subiu&quot; ; IF([.AE9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8.19" calcext:value-type="float">
            <text:p>28.19</text:p>
          </table:table-cell>
          <table:table-cell table:style-name="ce8" office:value-type="float" office:value="1.58" calcext:value-type="float">
            <text:p>1.58</text:p>
          </table:table-cell>
          <table:table-cell table:style-name="ce8" office:value-type="float" office:value="2.03" calcext:value-type="float">
            <text:p>2.03</text:p>
          </table:table-cell>
          <table:table-cell table:number-columns-repeated="2" table:style-name="ce8" office:value-type="float" office:value="-0.81" calcext:value-type="float">
            <text:p>-0.81</text:p>
          </table:table-cell>
          <table:table-cell table:style-name="ce8" office:value-type="float" office:value="24.02" calcext:value-type="float">
            <text:p>24.02</text:p>
          </table:table-cell>
          <table:table-cell table:style-name="ce8" office:value-type="float" office:value="27.71" calcext:value-type="float">
            <text:p>27.71</text:p>
          </table:table-cell>
          <table:table-cell table:style-name="ce8" office:value-type="float" office:value="28.36" calcext:value-type="float">
            <text:p>28.36</text:p>
          </table:table-cell>
          <table:table-cell table:style-name="ce2" office:value-type="string" calcext:value-type="string">
            <text:p>104,16 M</text:p>
          </table:table-cell>
          <table:table-cell table:style-name="ce8" table:formula="of:=[.D10]/100" office:value-type="float" office:value="0.0158" calcext:value-type="float">
            <text:p>0.0158</text:p>
          </table:table-cell>
          <table:table-cell table:style-name="ce11" table:formula="of:=[.C10]/(1+[.L10])" office:value-type="currency" office:currency="R$ " office:value="27.7515258909234" calcext:value-type="currency">
            <text:p>R$ 27.75</text:p>
          </table:table-cell>
          <table:table-cell table:style-name="ce15" table:formula="of:=VLOOKUP([.A10];[$Total_de_acoes.A$1:.B$1048576];2;0)" office:value-type="float" office:value="268505432" calcext:value-type="float">
            <text:p>268,505,432</text:p>
          </table:table-cell>
          <table:table-cell table:style-name="ce11" table:formula="of:=([.C10] - [.M10]) *[.N10]" office:value-type="currency" office:currency="R$ " office:value="117732680.078425" calcext:value-type="currency">
            <text:p>R$ 117,732,680.08</text:p>
          </table:table-cell>
          <table:table-cell table:style-name="ce8" table:formula="of:=IF([.O10] &gt;0 ;&quot;Subiu&quot; ; IF([.O10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10];[$Ticker.A$1:.B$1048576];2;0)" office:value-type="string" office:string-value="Multiplan" calcext:value-type="string">
            <text:p>Multiplan</text:p>
          </table:table-cell>
          <table:table-cell table:style-name="ce8" table:formula="of:=VLOOKUP([.Q10];[$Nova.A$1:.C$1048576];2;0)" office:value-type="string" office:string-value="Shopping Centers" calcext:value-type="string">
            <text:p>Shopping Centers</text:p>
          </table:table-cell>
          <table:table-cell table:style-name="ce8" table:formula="of:=VLOOKUP([.Q10];[$Nova.A$1:.C$1048576];3;0)" office:value-type="float" office:value="48" calcext:value-type="float">
            <text:p>48</text:p>
          </table:table-cell>
          <table:table-cell table:style-name="ce15" table:formula="of:=IF([.S10]&gt;100 ;&quot;Acima de 100 anos&quot;;IF([.S10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10]/100" office:value-type="float" office:value="0.0203" calcext:value-type="float">
            <text:p>0.0203</text:p>
          </table:table-cell>
          <table:table-cell table:style-name="ce11" table:formula="of:=[.C10]/(1+[.U10])" office:value-type="currency" office:currency="R$ " office:value="27.6291286876409" calcext:value-type="currency">
            <text:p>R$ 27.63</text:p>
          </table:table-cell>
          <table:table-cell table:style-name="ce11" table:formula="of:=([.C10] - [.V10]) *[.N10]" office:value-type="currency" office:currency="R$ " office:value="150596994.021389" calcext:value-type="currency">
            <text:p>R$ 150,596,994.02</text:p>
          </table:table-cell>
          <table:table-cell table:style-name="ce11" table:formula="of:=IF([.W10] &gt;0 ;&quot;Subiu&quot; ; IF([.W10]&lt; 0 ;&quot;Desceu&quot; ; &quot;Estavel&quot;))" office:value-type="string" office:string-value="Subiu" calcext:value-type="string">
            <text:p>Subiu</text:p>
          </table:table-cell>
          <table:table-cell table:style-name="ce8" table:formula="of:=[.F10]/100" office:value-type="float" office:value="-0.0081" calcext:value-type="float">
            <text:p>-0.0081</text:p>
          </table:table-cell>
          <table:table-cell table:style-name="ce11" table:formula="of:=[.C10]/(1+[.Y10])" office:value-type="currency" office:currency="R$ " office:value="28.4202036495614" calcext:value-type="currency">
            <text:p>R$ 28.42</text:p>
          </table:table-cell>
          <table:table-cell table:style-name="ce11" table:formula="of:=([.C10] - [.Z10]) *[.N10]" office:value-type="currency" office:currency="R$ " office:value="-61810930.3734726" calcext:value-type="currency">
            <text:p>-R$ 61,810,930.37</text:p>
          </table:table-cell>
          <table:table-cell table:style-name="ce11" table:formula="of:=IF([.AA10] &gt;0 ;&quot;Subiu&quot; ; IF([.AA10]&lt; 0 ;&quot;Desceu&quot; ; &quot;Estavel&quot;))" office:value-type="string" office:string-value="Desceu" calcext:value-type="string">
            <text:p>Desceu</text:p>
          </table:table-cell>
          <table:table-cell table:style-name="ce8" table:formula="of:=[.H10]/100" office:value-type="float" office:value="0.2402" calcext:value-type="float">
            <text:p>0.2402</text:p>
          </table:table-cell>
          <table:table-cell table:style-name="ce11" table:formula="of:=[.C10]/(1+[.AC10])" office:value-type="currency" office:currency="R$ " office:value="22.7302048056765" calcext:value-type="currency">
            <text:p>R$ 22.73</text:p>
          </table:table-cell>
          <table:table-cell table:style-name="ce11" table:formula="of:=([.C10]-[.AD10])*[.N10]" office:value-type="currency" office:currency="R$ " office:value="1465984667.28335" calcext:value-type="currency">
            <text:p>R$ 1,465,984,667.28</text:p>
          </table:table-cell>
          <table:table-cell table:style-name="ce11" table:formula="of:=IF([.AE10] &gt;0 ;&quot;Subiu&quot; ; IF([.AE10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32.81" calcext:value-type="float">
            <text:p>32.81</text:p>
          </table:table-cell>
          <table:table-cell table:style-name="ce9" office:value-type="float" office:value="1.48" calcext:value-type="float">
            <text:p>1.48</text:p>
          </table:table-cell>
          <table:table-cell table:style-name="ce9" office:value-type="float" office:value="-0.39" calcext:value-type="float">
            <text:p>-0.39</text:p>
          </table:table-cell>
          <table:table-cell table:number-columns-repeated="2" table:style-name="ce9" office:value-type="float" office:value="-3.36" calcext:value-type="float">
            <text:p>-3.36</text:p>
          </table:table-cell>
          <table:table-cell table:style-name="ce9" office:value-type="float" office:value="34.25" calcext:value-type="float">
            <text:p>34.25</text:p>
          </table:table-cell>
          <table:table-cell table:style-name="ce9" office:value-type="float" office:value="32.35" calcext:value-type="float">
            <text:p>32.35</text:p>
          </table:table-cell>
          <table:table-cell table:style-name="ce9" office:value-type="float" office:value="32.91" calcext:value-type="float">
            <text:p>32.91</text:p>
          </table:table-cell>
          <table:table-cell table:style-name="ce3" office:value-type="string" calcext:value-type="string">
            <text:p>473,2 M</text:p>
          </table:table-cell>
          <table:table-cell table:style-name="ce9" table:formula="of:=[.D11]/100" office:value-type="float" office:value="0.0148" calcext:value-type="float">
            <text:p>0.0148</text:p>
          </table:table-cell>
          <table:table-cell table:style-name="ce12" table:formula="of:=[.C11]/(1+[.L11])" office:value-type="currency" office:currency="R$ " office:value="32.3314938904218" calcext:value-type="currency">
            <text:p>R$ 32.33</text:p>
          </table:table-cell>
          <table:table-cell table:style-name="ce16" table:formula="of:=VLOOKUP([.A11];[$Total_de_acoes.A$1:.B$1048576];2;0)" office:value-type="float" office:value="4801593832" calcext:value-type="float">
            <text:p>4,801,593,832</text:p>
          </table:table-cell>
          <table:table-cell table:style-name="ce12" table:formula="of:=([.C11] - [.M11]) *[.N11]" office:value-type="currency" office:currency="R$ " office:value="2297591984.3252" calcext:value-type="currency">
            <text:p>R$ 2,297,591,984.33</text:p>
          </table:table-cell>
          <table:table-cell table:style-name="ce9" table:formula="of:=IF([.O11] &gt;0 ;&quot;Subiu&quot; ; IF([.O11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11];[$Ticker.A$1:.B$1048576];2;0)" office:value-type="string" office:string-value="Itaú Unibanco" calcext:value-type="string">
            <text:p>Itaú Unibanco</text:p>
          </table:table-cell>
          <table:table-cell table:style-name="ce9" table:formula="of:=VLOOKUP([.Q11];[$Nova.A$1:.C$1048576];2;0)" office:value-type="string" office:string-value="Banco" calcext:value-type="string">
            <text:p>Banco</text:p>
          </table:table-cell>
          <table:table-cell table:style-name="ce9" table:formula="of:=VLOOKUP([.Q11];[$Nova.A$1:.C$1048576];3;0)" office:value-type="float" office:value="13" calcext:value-type="float">
            <text:p>13</text:p>
          </table:table-cell>
          <table:table-cell table:style-name="ce16" table:formula="of:=IF([.S11]&gt;100 ;&quot;Acima de 100 anos&quot;;IF([.S11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11]/100" office:value-type="float" office:value="-0.0039" calcext:value-type="float">
            <text:p>-0.0039</text:p>
          </table:table-cell>
          <table:table-cell table:style-name="ce12" table:formula="of:=[.C11]/(1+[.U11])" office:value-type="currency" office:currency="R$ " office:value="32.9384599939765" calcext:value-type="currency">
            <text:p>R$ 32.94</text:p>
          </table:table-cell>
          <table:table-cell table:style-name="ce12" table:formula="of:=([.C11] - [.V11]) *[.N11]" office:value-type="currency" office:currency="R$ " office:value="-616812714.736348" calcext:value-type="currency">
            <text:p>-R$ 616,812,714.74</text:p>
          </table:table-cell>
          <table:table-cell table:style-name="ce12" table:formula="of:=IF([.W11] &gt;0 ;&quot;Subiu&quot; ; IF([.W11]&lt; 0 ;&quot;Desceu&quot; ; &quot;Estavel&quot;))" office:value-type="string" office:string-value="Desceu" calcext:value-type="string">
            <text:p>Desceu</text:p>
          </table:table-cell>
          <table:table-cell table:style-name="ce9" table:formula="of:=[.F11]/100" office:value-type="float" office:value="-0.0336" calcext:value-type="float">
            <text:p>-0.0336</text:p>
          </table:table-cell>
          <table:table-cell table:style-name="ce12" table:formula="of:=[.C11]/(1+[.Y11])" office:value-type="currency" office:currency="R$ " office:value="33.9507450331126" calcext:value-type="currency">
            <text:p>R$ 33.95</text:p>
          </table:table-cell>
          <table:table-cell table:style-name="ce12" table:formula="of:=([.C11] - [.Z11]) *[.N11]" office:value-type="currency" office:currency="R$ " office:value="-5477394314.878" calcext:value-type="currency">
            <text:p>-R$ 5,477,394,314.88</text:p>
          </table:table-cell>
          <table:table-cell table:style-name="ce12" table:formula="of:=IF([.AA11] &gt;0 ;&quot;Subiu&quot; ; IF([.AA11]&lt; 0 ;&quot;Desceu&quot; ; &quot;Estavel&quot;))" office:value-type="string" office:string-value="Desceu" calcext:value-type="string">
            <text:p>Desceu</text:p>
          </table:table-cell>
          <table:table-cell table:style-name="ce9" table:formula="of:=[.H11]/100" office:value-type="float" office:value="0.3425" calcext:value-type="float">
            <text:p>0.3425</text:p>
          </table:table-cell>
          <table:table-cell table:style-name="ce12" table:formula="of:=[.C11]/(1+[.AC11])" office:value-type="currency" office:currency="R$ " office:value="24.43947858473" calcext:value-type="currency">
            <text:p>R$ 24.44</text:p>
          </table:table-cell>
          <table:table-cell table:style-name="ce12" table:formula="of:=([.C11]-[.AD11])*[.N11]" office:value-type="currency" office:currency="R$ " office:value="40191843998.1844" calcext:value-type="currency">
            <text:p>R$ 40,191,843,998.18</text:p>
          </table:table-cell>
          <table:table-cell table:style-name="ce12" table:formula="of:=IF([.AE11] &gt;0 ;&quot;Subiu&quot; ; IF([.AE11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7.56" calcext:value-type="float">
            <text:p>27.56</text:p>
          </table:table-cell>
          <table:table-cell table:style-name="ce8" office:value-type="float" office:value="1.43" calcext:value-type="float">
            <text:p>1.43</text:p>
          </table:table-cell>
          <table:table-cell table:style-name="ce8" office:value-type="float" office:value="3.41" calcext:value-type="float">
            <text:p>3.41</text:p>
          </table:table-cell>
          <table:table-cell table:number-columns-repeated="2" table:style-name="ce8" office:value-type="float" office:value="-4.17" calcext:value-type="float">
            <text:p>-4.17</text:p>
          </table:table-cell>
          <table:table-cell table:style-name="ce8" office:value-type="float" office:value="-6.01" calcext:value-type="float">
            <text:p>-6.01</text:p>
          </table:table-cell>
          <table:table-cell table:style-name="ce8" office:value-type="float" office:value="26.9" calcext:value-type="float">
            <text:p>26.9</text:p>
          </table:table-cell>
          <table:table-cell table:style-name="ce8" office:value-type="float" office:value="27.91" calcext:value-type="float">
            <text:p>27.91</text:p>
          </table:table-cell>
          <table:table-cell table:style-name="ce2" office:value-type="string" calcext:value-type="string">
            <text:p>71,62 M</text:p>
          </table:table-cell>
          <table:table-cell table:style-name="ce8" table:formula="of:=[.D12]/100" office:value-type="float" office:value="0.0143" calcext:value-type="float">
            <text:p>0.0143</text:p>
          </table:table-cell>
          <table:table-cell table:style-name="ce11" table:formula="of:=[.C12]/(1+[.L12])" office:value-type="currency" office:currency="R$ " office:value="27.1714482894607" calcext:value-type="currency">
            <text:p>R$ 27.17</text:p>
          </table:table-cell>
          <table:table-cell table:style-name="ce15" table:formula="of:=VLOOKUP([.A12];[$Total_de_acoes.A$1:.B$1048576];2;0)" office:value-type="float" office:value="1168230366" calcext:value-type="float">
            <text:p>1,168,230,366</text:p>
          </table:table-cell>
          <table:table-cell table:style-name="ce11" table:formula="of:=([.C12] - [.M12]) *[.N12]" office:value-type="currency" office:currency="R$ " office:value="453917907.01324" calcext:value-type="currency">
            <text:p>R$ 453,917,907.01</text:p>
          </table:table-cell>
          <table:table-cell table:style-name="ce8" table:formula="of:=IF([.O12] &gt;0 ;&quot;Subiu&quot; ; IF([.O12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12];[$Ticker.A$1:.B$1048576];2;0)" office:value-type="string" office:string-value="Rede D'Or" calcext:value-type="string">
            <text:p>Rede D'Or</text:p>
          </table:table-cell>
          <table:table-cell table:style-name="ce8" table:formula="of:=VLOOKUP([.Q12];[$Nova.A$1:.C$1048576];2;0)" office:value-type="string" office:string-value="Saúde" calcext:value-type="string">
            <text:p>Saúde</text:p>
          </table:table-cell>
          <table:table-cell table:style-name="ce8" table:formula="of:=VLOOKUP([.Q12];[$Nova.A$1:.C$1048576];3;0)" office:value-type="float" office:value="48" calcext:value-type="float">
            <text:p>48</text:p>
          </table:table-cell>
          <table:table-cell table:style-name="ce15" table:formula="of:=IF([.S12]&gt;100 ;&quot;Acima de 100 anos&quot;;IF([.S12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12]/100" office:value-type="float" office:value="0.0341" calcext:value-type="float">
            <text:p>0.0341</text:p>
          </table:table-cell>
          <table:table-cell table:style-name="ce11" table:formula="of:=[.C12]/(1+[.U12])" office:value-type="currency" office:currency="R$ " office:value="26.6511942752152" calcext:value-type="currency">
            <text:p>R$ 26.65</text:p>
          </table:table-cell>
          <table:table-cell table:style-name="ce11" table:formula="of:=([.C12] - [.V12]) *[.N12]" office:value-type="currency" office:currency="R$ " office:value="1061694444.48829" calcext:value-type="currency">
            <text:p>R$ 1,061,694,444.49</text:p>
          </table:table-cell>
          <table:table-cell table:style-name="ce11" table:formula="of:=IF([.W12] &gt;0 ;&quot;Subiu&quot; ; IF([.W12]&lt; 0 ;&quot;Desceu&quot; ; &quot;Estavel&quot;))" office:value-type="string" office:string-value="Subiu" calcext:value-type="string">
            <text:p>Subiu</text:p>
          </table:table-cell>
          <table:table-cell table:style-name="ce8" table:formula="of:=[.F12]/100" office:value-type="float" office:value="-0.0417" calcext:value-type="float">
            <text:p>-0.0417</text:p>
          </table:table-cell>
          <table:table-cell table:style-name="ce11" table:formula="of:=[.C12]/(1+[.Y12])" office:value-type="currency" office:currency="R$ " office:value="28.7592611916936" calcext:value-type="currency">
            <text:p>R$ 28.76</text:p>
          </table:table-cell>
          <table:table-cell table:style-name="ce11" table:formula="of:=([.C12] - [.Z12]) *[.N12]" office:value-type="currency" office:currency="R$ " office:value="-1401013340.90184" calcext:value-type="currency">
            <text:p>-R$ 1,401,013,340.90</text:p>
          </table:table-cell>
          <table:table-cell table:style-name="ce11" table:formula="of:=IF([.AA12] &gt;0 ;&quot;Subiu&quot; ; IF([.AA12]&lt; 0 ;&quot;Desceu&quot; ; &quot;Estavel&quot;))" office:value-type="string" office:string-value="Desceu" calcext:value-type="string">
            <text:p>Desceu</text:p>
          </table:table-cell>
          <table:table-cell table:style-name="ce8" table:formula="of:=[.H12]/100" office:value-type="float" office:value="-0.0601" calcext:value-type="float">
            <text:p>-0.0601</text:p>
          </table:table-cell>
          <table:table-cell table:style-name="ce11" table:formula="of:=[.C12]/(1+[.AC12])" office:value-type="currency" office:currency="R$ " office:value="29.3222683264177" calcext:value-type="currency">
            <text:p>R$ 29.32</text:p>
          </table:table-cell>
          <table:table-cell table:style-name="ce11" table:formula="of:=([.C12]-[.AD12])*[.N12]" office:value-type="currency" office:currency="R$ " office:value="-2058735371.96116" calcext:value-type="currency">
            <text:p>-R$ 2,058,735,371.96</text:p>
          </table:table-cell>
          <table:table-cell table:style-name="ce11" table:formula="of:=IF([.AE12] &gt;0 ;&quot;Subiu&quot; ; IF([.AE12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8.55" calcext:value-type="float">
            <text:p>18.55</text:p>
          </table:table-cell>
          <table:table-cell table:style-name="ce9" office:value-type="float" office:value="1.42" calcext:value-type="float">
            <text:p>1.42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2" table:style-name="ce9" office:value-type="float" office:value="-15.14" calcext:value-type="float">
            <text:p>-15.14</text:p>
          </table:table-cell>
          <table:table-cell table:style-name="ce9" office:value-type="float" office:value="-18.39" calcext:value-type="float">
            <text:p>-18.39</text:p>
          </table:table-cell>
          <table:table-cell table:style-name="ce9" office:value-type="float" office:value="18.29" calcext:value-type="float">
            <text:p>18.29</text:p>
          </table:table-cell>
          <table:table-cell table:style-name="ce9" office:value-type="float" office:value="18.73" calcext:value-type="float">
            <text:p>18.73</text:p>
          </table:table-cell>
          <table:table-cell table:style-name="ce3" office:value-type="string" calcext:value-type="string">
            <text:p>43,31 M</text:p>
          </table:table-cell>
          <table:table-cell table:style-name="ce9" table:formula="of:=[.D13]/100" office:value-type="float" office:value="0.0142" calcext:value-type="float">
            <text:p>0.0142</text:p>
          </table:table-cell>
          <table:table-cell table:style-name="ce12" table:formula="of:=[.C13]/(1+[.L13])" office:value-type="currency" office:currency="R$ " office:value="18.2902780516663" calcext:value-type="currency">
            <text:p>R$ 18.29</text:p>
          </table:table-cell>
          <table:table-cell table:style-name="ce16" table:formula="of:=VLOOKUP([.A13];[$Total_de_acoes.A$1:.B$1048576];2;0)" office:value-type="float" office:value="265877867" calcext:value-type="float">
            <text:p>265,877,867</text:p>
          </table:table-cell>
          <table:table-cell table:style-name="ce12" table:formula="of:=([.C13] - [.M13]) *[.N13]" office:value-type="currency" office:currency="R$ " office:value="69054317.6360385" calcext:value-type="currency">
            <text:p>R$ 69,054,317.64</text:p>
          </table:table-cell>
          <table:table-cell table:style-name="ce9" table:formula="of:=IF([.O13] &gt;0 ;&quot;Subiu&quot; ; IF([.O13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13];[$Ticker.A$1:.B$1048576];2;0)" office:value-type="string" office:string-value="Braskem" calcext:value-type="string">
            <text:p>Braskem</text:p>
          </table:table-cell>
          <table:table-cell table:style-name="ce9" table:formula="of:=VLOOKUP([.Q13];[$Nova.A$1:.C$1048576];2;0)" office:value-type="string" office:string-value="Química" calcext:value-type="string">
            <text:p>Química</text:p>
          </table:table-cell>
          <table:table-cell table:style-name="ce9" table:formula="of:=VLOOKUP([.Q13];[$Nova.A$1:.C$1048576];3;0)" office:value-type="float" office:value="19" calcext:value-type="float">
            <text:p>19</text:p>
          </table:table-cell>
          <table:table-cell table:style-name="ce16" table:formula="of:=IF([.S13]&gt;100 ;&quot;Acima de 100 anos&quot;;IF([.S13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13]/100" office:value-type="float" office:value="0.051" calcext:value-type="float">
            <text:p>0.051</text:p>
          </table:table-cell>
          <table:table-cell table:style-name="ce12" table:formula="of:=[.C13]/(1+[.U13])" office:value-type="currency" office:currency="R$ " office:value="17.6498572787821" calcext:value-type="currency">
            <text:p>R$ 17.65</text:p>
          </table:table-cell>
          <table:table-cell table:style-name="ce12" table:formula="of:=([.C13] - [.V13]) *[.N13]" office:value-type="currency" office:currency="R$ " office:value="239328026.712987" calcext:value-type="currency">
            <text:p>R$ 239,328,026.71</text:p>
          </table:table-cell>
          <table:table-cell table:style-name="ce12" table:formula="of:=IF([.W13] &gt;0 ;&quot;Subiu&quot; ; IF([.W13]&lt; 0 ;&quot;Desceu&quot; ; &quot;Estavel&quot;))" office:value-type="string" office:string-value="Subiu" calcext:value-type="string">
            <text:p>Subiu</text:p>
          </table:table-cell>
          <table:table-cell table:style-name="ce9" table:formula="of:=[.F13]/100" office:value-type="float" office:value="-0.1514" calcext:value-type="float">
            <text:p>-0.1514</text:p>
          </table:table-cell>
          <table:table-cell table:style-name="ce12" table:formula="of:=[.C13]/(1+[.Y13])" office:value-type="currency" office:currency="R$ " office:value="21.8595333490455" calcext:value-type="currency">
            <text:p>R$ 21.86</text:p>
          </table:table-cell>
          <table:table-cell table:style-name="ce12" table:formula="of:=([.C13] - [.Z13]) *[.N13]" office:value-type="currency" office:currency="R$ " office:value="-879931667.609581" calcext:value-type="currency">
            <text:p>-R$ 879,931,667.61</text:p>
          </table:table-cell>
          <table:table-cell table:style-name="ce12" table:formula="of:=IF([.AA13] &gt;0 ;&quot;Subiu&quot; ; IF([.AA13]&lt; 0 ;&quot;Desceu&quot; ; &quot;Estavel&quot;))" office:value-type="string" office:string-value="Desceu" calcext:value-type="string">
            <text:p>Desceu</text:p>
          </table:table-cell>
          <table:table-cell table:style-name="ce9" table:formula="of:=[.H13]/100" office:value-type="float" office:value="-0.1839" calcext:value-type="float">
            <text:p>-0.1839</text:p>
          </table:table-cell>
          <table:table-cell table:style-name="ce12" table:formula="of:=[.C13]/(1+[.AC13])" office:value-type="currency" office:currency="R$ " office:value="22.7300575909815" calcext:value-type="currency">
            <text:p>R$ 22.73</text:p>
          </table:table-cell>
          <table:table-cell table:style-name="ce12" table:formula="of:=([.C13]-[.AD13])*[.N13]" office:value-type="currency" office:currency="R$ " office:value="-1111384796.22732" calcext:value-type="currency">
            <text:p>-R$ 1,111,384,796.23</text:p>
          </table:table-cell>
          <table:table-cell table:style-name="ce12" table:formula="of:=IF([.AE13] &gt;0 ;&quot;Subiu&quot; ; IF([.AE13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4.27" calcext:value-type="float">
            <text:p>14.27</text:p>
          </table:table-cell>
          <table:table-cell table:style-name="ce8" office:value-type="float" office:value="1.42" calcext:value-type="float">
            <text:p>1.42</text:p>
          </table:table-cell>
          <table:table-cell table:style-name="ce8" office:value-type="float" office:value="8.85" calcext:value-type="float">
            <text:p>8.85</text:p>
          </table:table-cell>
          <table:table-cell table:number-columns-repeated="2" table:style-name="ce8" office:value-type="float" office:value="-10.87" calcext:value-type="float">
            <text:p>-10.87</text:p>
          </table:table-cell>
          <table:table-cell table:style-name="ce8" office:value-type="float" office:value="18.52" calcext:value-type="float">
            <text:p>18.52</text:p>
          </table:table-cell>
          <table:table-cell table:style-name="ce8" office:value-type="float" office:value="13.8" calcext:value-type="float">
            <text:p>13.8</text:p>
          </table:table-cell>
          <table:table-cell table:style-name="ce8" office:value-type="float" office:value="14.36" calcext:value-type="float">
            <text:p>14.36</text:p>
          </table:table-cell>
          <table:table-cell table:style-name="ce2" office:value-type="string" calcext:value-type="string">
            <text:p>270,24 M</text:p>
          </table:table-cell>
          <table:table-cell table:style-name="ce8" table:formula="of:=[.D14]/100" office:value-type="float" office:value="0.0142" calcext:value-type="float">
            <text:p>0.0142</text:p>
          </table:table-cell>
          <table:table-cell table:style-name="ce11" table:formula="of:=[.C14]/(1+[.L14])" office:value-type="currency" office:currency="R$ " office:value="14.0702031157563" calcext:value-type="currency">
            <text:p>R$ 14.07</text:p>
          </table:table-cell>
          <table:table-cell table:style-name="ce15" table:formula="of:=VLOOKUP([.A14];[$Total_de_acoes.A$1:.B$1048576];2;0)" office:value-type="float" office:value="327593725" calcext:value-type="float">
            <text:p>327,593,725</text:p>
          </table:table-cell>
          <table:table-cell table:style-name="ce11" table:formula="of:=([.C14] - [.M14]) *[.N14]" office:value-type="currency" office:currency="R$ " office:value="65452205.5528002" calcext:value-type="currency">
            <text:p>R$ 65,452,205.55</text:p>
          </table:table-cell>
          <table:table-cell table:style-name="ce8" table:formula="of:=IF([.O14] &gt;0 ;&quot;Subiu&quot; ; IF([.O14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14];[$Ticker.A$1:.B$1048576];2;0)" office:value-type="string" office:string-value="Azul" calcext:value-type="string">
            <text:p>Azul</text:p>
          </table:table-cell>
          <table:table-cell table:style-name="ce8" table:formula="of:=VLOOKUP([.Q14];[$Nova.A$1:.C$1048576];2;0)" office:value-type="string" office:string-value="Aviação" calcext:value-type="string">
            <text:p>Aviação</text:p>
          </table:table-cell>
          <table:table-cell table:style-name="ce8" table:formula="of:=VLOOKUP([.Q14];[$Nova.A$1:.C$1048576];3;0)" office:value-type="float" office:value="13" calcext:value-type="float">
            <text:p>13</text:p>
          </table:table-cell>
          <table:table-cell table:style-name="ce15" table:formula="of:=IF([.S14]&gt;100 ;&quot;Acima de 100 anos&quot;;IF([.S14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14]/100" office:value-type="float" office:value="0.0885" calcext:value-type="float">
            <text:p>0.0885</text:p>
          </table:table-cell>
          <table:table-cell table:style-name="ce11" table:formula="of:=[.C14]/(1+[.U14])" office:value-type="currency" office:currency="R$ " office:value="13.1097841065687" calcext:value-type="currency">
            <text:p>R$ 13.11</text:p>
          </table:table-cell>
          <table:table-cell table:style-name="ce11" table:formula="of:=([.C14] - [.V14]) *[.N14]" office:value-type="currency" office:currency="R$ " office:value="380079446.333372" calcext:value-type="currency">
            <text:p>R$ 380,079,446.33</text:p>
          </table:table-cell>
          <table:table-cell table:style-name="ce11" table:formula="of:=IF([.W14] &gt;0 ;&quot;Subiu&quot; ; IF([.W14]&lt; 0 ;&quot;Desceu&quot; ; &quot;Estavel&quot;))" office:value-type="string" office:string-value="Subiu" calcext:value-type="string">
            <text:p>Subiu</text:p>
          </table:table-cell>
          <table:table-cell table:style-name="ce8" table:formula="of:=[.F14]/100" office:value-type="float" office:value="-0.1087" calcext:value-type="float">
            <text:p>-0.1087</text:p>
          </table:table-cell>
          <table:table-cell table:style-name="ce11" table:formula="of:=[.C14]/(1+[.Y14])" office:value-type="currency" office:currency="R$ " office:value="16.0103220015707" calcext:value-type="currency">
            <text:p>R$ 16.01</text:p>
          </table:table-cell>
          <table:table-cell table:style-name="ce11" table:formula="of:=([.C14] - [.Z14]) *[.N14]" office:value-type="currency" office:currency="R$ " office:value="-570118567.194014" calcext:value-type="currency">
            <text:p>-R$ 570,118,567.19</text:p>
          </table:table-cell>
          <table:table-cell table:style-name="ce11" table:formula="of:=IF([.AA14] &gt;0 ;&quot;Subiu&quot; ; IF([.AA14]&lt; 0 ;&quot;Desceu&quot; ; &quot;Estavel&quot;))" office:value-type="string" office:string-value="Desceu" calcext:value-type="string">
            <text:p>Desceu</text:p>
          </table:table-cell>
          <table:table-cell table:style-name="ce8" table:formula="of:=[.H14]/100" office:value-type="float" office:value="0.1852" calcext:value-type="float">
            <text:p>0.1852</text:p>
          </table:table-cell>
          <table:table-cell table:style-name="ce11" table:formula="of:=[.C14]/(1+[.AC14])" office:value-type="currency" office:currency="R$ " office:value="12.040161997975" calcext:value-type="currency">
            <text:p>R$ 12.04</text:p>
          </table:table-cell>
          <table:table-cell table:style-name="ce11" table:formula="of:=([.C14]-[.AD14])*[.N14]" office:value-type="currency" office:currency="R$ " office:value="730480937.229919" calcext:value-type="currency">
            <text:p>R$ 730,480,937.23</text:p>
          </table:table-cell>
          <table:table-cell table:style-name="ce11" table:formula="of:=IF([.AE14] &gt;0 ;&quot;Subiu&quot; ; IF([.AE14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8.75" calcext:value-type="float">
            <text:p>28.75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-2.71" calcext:value-type="float">
            <text:p>-2.71</text:p>
          </table:table-cell>
          <table:table-cell table:number-columns-repeated="2" table:style-name="ce9" office:value-type="float" office:value="9.4" calcext:value-type="float">
            <text:p>9.4</text:p>
          </table:table-cell>
          <table:table-cell table:style-name="ce9" office:value-type="float" office:value="-37.7" calcext:value-type="float">
            <text:p>-37.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8.75" calcext:value-type="float">
            <text:p>28.75</text:p>
          </table:table-cell>
          <table:table-cell table:style-name="ce3" office:value-type="string" calcext:value-type="string">
            <text:p>78,44 M</text:p>
          </table:table-cell>
          <table:table-cell table:style-name="ce9" table:formula="of:=[.D15]/100" office:value-type="float" office:value="0.0141" calcext:value-type="float">
            <text:p>0.0141</text:p>
          </table:table-cell>
          <table:table-cell table:style-name="ce12" table:formula="of:=[.C15]/(1+[.L15])" office:value-type="currency" office:currency="R$ " office:value="28.3502613154521" calcext:value-type="currency">
            <text:p>R$ 28.35</text:p>
          </table:table-cell>
          <table:table-cell table:style-name="ce16" table:formula="of:=VLOOKUP([.A15];[$Total_de_acoes.A$1:.B$1048576];2;0)" office:value-type="float" office:value="235665566" calcext:value-type="float">
            <text:p>235,665,566</text:p>
          </table:table-cell>
          <table:table-cell table:style-name="ce12" table:formula="of:=([.C15] - [.M15]) *[.N15]" office:value-type="currency" office:currency="R$ " office:value="94204643.3460701" calcext:value-type="currency">
            <text:p>R$ 94,204,643.35</text:p>
          </table:table-cell>
          <table:table-cell table:style-name="ce9" table:formula="of:=IF([.O15] &gt;0 ;&quot;Subiu&quot; ; IF([.O15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15];[$Ticker.A$1:.B$1048576];2;0)" office:value-type="string" office:string-value="3R Petroleum" calcext:value-type="string">
            <text:p>3R Petroleum</text:p>
          </table:table-cell>
          <table:table-cell table:style-name="ce9" table:formula="of:=VLOOKUP([.Q15];[$Nova.A$1:.C$1048576];2;0)" office:value-type="string" office:string-value="Petróleo" calcext:value-type="string">
            <text:p>Petróleo</text:p>
          </table:table-cell>
          <table:table-cell table:style-name="ce9" table:formula="of:=VLOOKUP([.Q15];[$Nova.A$1:.C$1048576];3;0)" office:value-type="float" office:value="10" calcext:value-type="float">
            <text:p>10</text:p>
          </table:table-cell>
          <table:table-cell table:style-name="ce16" table:formula="of:=IF([.S15]&gt;100 ;&quot;Acima de 100 anos&quot;;IF([.S15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15]/100" office:value-type="float" office:value="-0.0271" calcext:value-type="float">
            <text:p>-0.0271</text:p>
          </table:table-cell>
          <table:table-cell table:style-name="ce12" table:formula="of:=[.C15]/(1+[.U15])" office:value-type="currency" office:currency="R$ " office:value="29.5508274231678" calcext:value-type="currency">
            <text:p>R$ 29.55</text:p>
          </table:table-cell>
          <table:table-cell table:style-name="ce12" table:formula="of:=([.C15] - [.V15]) *[.N15]" office:value-type="currency" office:currency="R$ " office:value="-188727447.949173" calcext:value-type="currency">
            <text:p>-R$ 188,727,447.95</text:p>
          </table:table-cell>
          <table:table-cell table:style-name="ce12" table:formula="of:=IF([.W15] &gt;0 ;&quot;Subiu&quot; ; IF([.W15]&lt; 0 ;&quot;Desceu&quot; ; &quot;Estavel&quot;))" office:value-type="string" office:string-value="Desceu" calcext:value-type="string">
            <text:p>Desceu</text:p>
          </table:table-cell>
          <table:table-cell table:style-name="ce9" table:formula="of:=[.F15]/100" office:value-type="float" office:value="0.094" calcext:value-type="float">
            <text:p>0.094</text:p>
          </table:table-cell>
          <table:table-cell table:style-name="ce12" table:formula="of:=[.C15]/(1+[.Y15])" office:value-type="currency" office:currency="R$ " office:value="26.2797074954296" calcext:value-type="currency">
            <text:p>R$ 26.28</text:p>
          </table:table-cell>
          <table:table-cell table:style-name="ce12" table:formula="of:=([.C15] - [.Z15]) *[.N15]" office:value-type="currency" office:currency="R$ " office:value="582162881.275137" calcext:value-type="currency">
            <text:p>R$ 582,162,881.28</text:p>
          </table:table-cell>
          <table:table-cell table:style-name="ce12" table:formula="of:=IF([.AA15] &gt;0 ;&quot;Subiu&quot; ; IF([.AA15]&lt; 0 ;&quot;Desceu&quot; ; &quot;Estavel&quot;))" office:value-type="string" office:string-value="Subiu" calcext:value-type="string">
            <text:p>Subiu</text:p>
          </table:table-cell>
          <table:table-cell table:style-name="ce9" table:formula="of:=[.H15]/100" office:value-type="float" office:value="-0.377" calcext:value-type="float">
            <text:p>-0.377</text:p>
          </table:table-cell>
          <table:table-cell table:style-name="ce12" table:formula="of:=[.C15]/(1+[.AC15])" office:value-type="currency" office:currency="R$ " office:value="46.1476725521669" calcext:value-type="currency">
            <text:p>R$ 46.15</text:p>
          </table:table-cell>
          <table:table-cell table:style-name="ce12" table:formula="of:=([.C15]-[.AD15])*[.N15]" office:value-type="currency" office:currency="R$ " office:value="-4100032349.08908" calcext:value-type="currency">
            <text:p>-R$ 4,100,032,349.09</text:p>
          </table:table-cell>
          <table:table-cell table:style-name="ce12" table:formula="of:=IF([.AE15] &gt;0 ;&quot;Subiu&quot; ; IF([.AE15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5.32" calcext:value-type="float">
            <text:p>35.32</text:p>
          </table:table-cell>
          <table:table-cell table:style-name="ce8" office:value-type="float" office:value="1.34" calcext:value-type="float">
            <text:p>1.34</text:p>
          </table:table-cell>
          <table:table-cell table:style-name="ce8" office:value-type="float" office:value="2.76" calcext:value-type="float">
            <text:p>2.76</text:p>
          </table:table-cell>
          <table:table-cell table:number-columns-repeated="2" table:style-name="ce8" office:value-type="float" office:value="-1.12" calcext:value-type="float">
            <text:p>-1.12</text:p>
          </table:table-cell>
          <table:table-cell table:style-name="ce8" office:value-type="float" office:value="28.01" calcext:value-type="float">
            <text:p>28.01</text:p>
          </table:table-cell>
          <table:table-cell table:style-name="ce8" office:value-type="float" office:value="34.85" calcext:value-type="float">
            <text:p>34.85</text:p>
          </table:table-cell>
          <table:table-cell table:style-name="ce8" office:value-type="float" office:value="35.76" calcext:value-type="float">
            <text:p>35.76</text:p>
          </table:table-cell>
          <table:table-cell table:style-name="ce2" office:value-type="string" calcext:value-type="string">
            <text:p>412,31 M</text:p>
          </table:table-cell>
          <table:table-cell table:style-name="ce8" table:formula="of:=[.D16]/100" office:value-type="float" office:value="0.0134" calcext:value-type="float">
            <text:p>0.0134</text:p>
          </table:table-cell>
          <table:table-cell table:style-name="ce11" table:formula="of:=[.C16]/(1+[.L16])" office:value-type="currency" office:currency="R$ " office:value="34.852970199329" calcext:value-type="currency">
            <text:p>R$ 34.85</text:p>
          </table:table-cell>
          <table:table-cell table:style-name="ce15" table:formula="of:=VLOOKUP([.A16];[$Total_de_acoes.A$1:.B$1048576];2;0)" office:value-type="float" office:value="1095587251" calcext:value-type="float">
            <text:p>1,095,587,251</text:p>
          </table:table-cell>
          <table:table-cell table:style-name="ce11" table:formula="of:=([.C16] - [.M16]) *[.N16]" office:value-type="currency" office:currency="R$ " office:value="511671895.452234" calcext:value-type="currency">
            <text:p>R$ 511,671,895.45</text:p>
          </table:table-cell>
          <table:table-cell table:style-name="ce8" table:formula="of:=IF([.O16] &gt;0 ;&quot;Subiu&quot; ; IF([.O16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16];[$Ticker.A$1:.B$1048576];2;0)" office:value-type="string" office:string-value="Equatorial Energia" calcext:value-type="string">
            <text:p>Equatorial Energia</text:p>
          </table:table-cell>
          <table:table-cell table:style-name="ce8" table:formula="of:=VLOOKUP([.Q16];[$Nova.A$1:.C$1048576];2;0)" office:value-type="string" office:string-value="Energia" calcext:value-type="string">
            <text:p>Energia</text:p>
          </table:table-cell>
          <table:table-cell table:style-name="ce8" table:formula="of:=VLOOKUP([.Q16];[$Nova.A$1:.C$1048576];3;0)" office:value-type="float" office:value="23" calcext:value-type="float">
            <text:p>23</text:p>
          </table:table-cell>
          <table:table-cell table:style-name="ce15" table:formula="of:=IF([.S16]&gt;100 ;&quot;Acima de 100 anos&quot;;IF([.S16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16]/100" office:value-type="float" office:value="0.0276" calcext:value-type="float">
            <text:p>0.0276</text:p>
          </table:table-cell>
          <table:table-cell table:style-name="ce11" table:formula="of:=[.C16]/(1+[.U16])" office:value-type="currency" office:currency="R$ " office:value="34.3713507201246" calcext:value-type="currency">
            <text:p>R$ 34.37</text:p>
          </table:table-cell>
          <table:table-cell table:style-name="ce11" table:formula="of:=([.C16] - [.V16]) *[.N16]" office:value-type="currency" office:currency="R$ " office:value="1039328056.70186" calcext:value-type="currency">
            <text:p>R$ 1,039,328,056.70</text:p>
          </table:table-cell>
          <table:table-cell table:style-name="ce11" table:formula="of:=IF([.W16] &gt;0 ;&quot;Subiu&quot; ; IF([.W16]&lt; 0 ;&quot;Desceu&quot; ; &quot;Estavel&quot;))" office:value-type="string" office:string-value="Subiu" calcext:value-type="string">
            <text:p>Subiu</text:p>
          </table:table-cell>
          <table:table-cell table:style-name="ce8" table:formula="of:=[.F16]/100" office:value-type="float" office:value="-0.0112" calcext:value-type="float">
            <text:p>-0.0112</text:p>
          </table:table-cell>
          <table:table-cell table:style-name="ce11" table:formula="of:=[.C16]/(1+[.Y16])" office:value-type="currency" office:currency="R$ " office:value="35.7200647249191" calcext:value-type="currency">
            <text:p>R$ 35.72</text:p>
          </table:table-cell>
          <table:table-cell table:style-name="ce11" table:formula="of:=([.C16] - [.Z16]) *[.N16]" office:value-type="currency" office:currency="R$ " office:value="-438305812.196178" calcext:value-type="currency">
            <text:p>-R$ 438,305,812.20</text:p>
          </table:table-cell>
          <table:table-cell table:style-name="ce11" table:formula="of:=IF([.AA16] &gt;0 ;&quot;Subiu&quot; ; IF([.AA16]&lt; 0 ;&quot;Desceu&quot; ; &quot;Estavel&quot;))" office:value-type="string" office:string-value="Desceu" calcext:value-type="string">
            <text:p>Desceu</text:p>
          </table:table-cell>
          <table:table-cell table:style-name="ce8" table:formula="of:=[.H16]/100" office:value-type="float" office:value="0.2801" calcext:value-type="float">
            <text:p>0.2801</text:p>
          </table:table-cell>
          <table:table-cell table:style-name="ce11" table:formula="of:=[.C16]/(1+[.AC16])" office:value-type="currency" office:currency="R$ " office:value="27.591594406687" calcext:value-type="currency">
            <text:p>R$ 27.59</text:p>
          </table:table-cell>
          <table:table-cell table:style-name="ce11" table:formula="of:=([.C16]-[.AD16])*[.N16]" office:value-type="currency" office:currency="R$ " office:value="8467142638.59084" calcext:value-type="currency">
            <text:p>R$ 8,467,142,638.59</text:p>
          </table:table-cell>
          <table:table-cell table:style-name="ce11" table:formula="of:=IF([.AE16] &gt;0 ;&quot;Subiu&quot; ; IF([.AE16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8.16" calcext:value-type="float">
            <text:p>18.16</text:p>
          </table:table-cell>
          <table:table-cell table:style-name="ce9" office:value-type="float" office:value="1.33" calcext:value-type="float">
            <text:p>1.33</text:p>
          </table:table-cell>
          <table:table-cell table:style-name="ce9" office:value-type="float" office:value="4.79" calcext:value-type="float">
            <text:p>4.79</text:p>
          </table:table-cell>
          <table:table-cell table:number-columns-repeated="2" table:style-name="ce9" office:value-type="float" office:value="-7.63" calcext:value-type="float">
            <text:p>-7.63</text:p>
          </table:table-cell>
          <table:table-cell table:style-name="ce9" office:value-type="float" office:value="12.45" calcext:value-type="float">
            <text:p>12.4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8.49" calcext:value-type="float">
            <text:p>18.49</text:p>
          </table:table-cell>
          <table:table-cell table:style-name="ce3" office:value-type="string" calcext:value-type="string">
            <text:p>109,86 M</text:p>
          </table:table-cell>
          <table:table-cell table:style-name="ce9" table:formula="of:=[.D17]/100" office:value-type="float" office:value="0.0133" calcext:value-type="float">
            <text:p>0.0133</text:p>
          </table:table-cell>
          <table:table-cell table:style-name="ce12" table:formula="of:=[.C17]/(1+[.L17])" office:value-type="currency" office:currency="R$ " office:value="17.9216421592816" calcext:value-type="currency">
            <text:p>R$ 17.92</text:p>
          </table:table-cell>
          <table:table-cell table:style-name="ce16" table:formula="of:=VLOOKUP([.A17];[$Total_de_acoes.A$1:.B$1048576];2;0)" office:value-type="float" office:value="600865451" calcext:value-type="float">
            <text:p>600,865,451</text:p>
          </table:table-cell>
          <table:table-cell table:style-name="ce12" table:formula="of:=([.C17] - [.M17]) *[.N17]" office:value-type="currency" office:currency="R$ " office:value="143220991.462676" calcext:value-type="currency">
            <text:p>R$ 143,220,991.46</text:p>
          </table:table-cell>
          <table:table-cell table:style-name="ce9" table:formula="of:=IF([.O17] &gt;0 ;&quot;Subiu&quot; ; IF([.O17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17];[$Ticker.A$1:.B$1048576];2;0)" office:value-type="string" office:string-value="Siderúrgica Nacional" calcext:value-type="string">
            <text:p>Siderúrgica Nacional</text:p>
          </table:table-cell>
          <table:table-cell table:style-name="ce9" table:formula="of:=VLOOKUP([.Q17];[$Nova.A$1:.C$1048576];2;0)" office:value-type="string" office:string-value="Siderurgia" calcext:value-type="string">
            <text:p>Siderurgia</text:p>
          </table:table-cell>
          <table:table-cell table:style-name="ce9" table:formula="of:=VLOOKUP([.Q17];[$Nova.A$1:.C$1048576];3;0)" office:value-type="float" office:value="80" calcext:value-type="float">
            <text:p>80</text:p>
          </table:table-cell>
          <table:table-cell table:style-name="ce16" table:formula="of:=IF([.S17]&gt;100 ;&quot;Acima de 100 anos&quot;;IF([.S17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17]/100" office:value-type="float" office:value="0.0479" calcext:value-type="float">
            <text:p>0.0479</text:p>
          </table:table-cell>
          <table:table-cell table:style-name="ce12" table:formula="of:=[.C17]/(1+[.U17])" office:value-type="currency" office:currency="R$ " office:value="17.3298978910201" calcext:value-type="currency">
            <text:p>R$ 17.33</text:p>
          </table:table-cell>
          <table:table-cell table:style-name="ce12" table:formula="of:=([.C17] - [.V17]) *[.N17]" office:value-type="currency" office:currency="R$ " office:value="498779678.088238" calcext:value-type="currency">
            <text:p>R$ 498,779,678.09</text:p>
          </table:table-cell>
          <table:table-cell table:style-name="ce12" table:formula="of:=IF([.W17] &gt;0 ;&quot;Subiu&quot; ; IF([.W17]&lt; 0 ;&quot;Desceu&quot; ; &quot;Estavel&quot;))" office:value-type="string" office:string-value="Subiu" calcext:value-type="string">
            <text:p>Subiu</text:p>
          </table:table-cell>
          <table:table-cell table:style-name="ce9" table:formula="of:=[.F17]/100" office:value-type="float" office:value="-0.0763" calcext:value-type="float">
            <text:p>-0.0763</text:p>
          </table:table-cell>
          <table:table-cell table:style-name="ce12" table:formula="of:=[.C17]/(1+[.Y17])" office:value-type="currency" office:currency="R$ " office:value="19.6600627909494" calcext:value-type="currency">
            <text:p>R$ 19.66</text:p>
          </table:table-cell>
          <table:table-cell table:style-name="ce12" table:formula="of:=([.C17] - [.Z17]) *[.N17]" office:value-type="currency" office:currency="R$ " office:value="-901335905.412156" calcext:value-type="currency">
            <text:p>-R$ 901,335,905.41</text:p>
          </table:table-cell>
          <table:table-cell table:style-name="ce12" table:formula="of:=IF([.AA17] &gt;0 ;&quot;Subiu&quot; ; IF([.AA17]&lt; 0 ;&quot;Desceu&quot; ; &quot;Estavel&quot;))" office:value-type="string" office:string-value="Desceu" calcext:value-type="string">
            <text:p>Desceu</text:p>
          </table:table-cell>
          <table:table-cell table:style-name="ce9" table:formula="of:=[.H17]/100" office:value-type="float" office:value="0.1245" calcext:value-type="float">
            <text:p>0.1245</text:p>
          </table:table-cell>
          <table:table-cell table:style-name="ce12" table:formula="of:=[.C17]/(1+[.AC17])" office:value-type="currency" office:currency="R$ " office:value="16.1493997332148" calcext:value-type="currency">
            <text:p>R$ 16.15</text:p>
          </table:table-cell>
          <table:table-cell table:style-name="ce12" table:formula="of:=([.C17]-[.AD17])*[.N17]" office:value-type="currency" office:currency="R$ " office:value="1208100236.08263" calcext:value-type="currency">
            <text:p>R$ 1,208,100,236.08</text:p>
          </table:table-cell>
          <table:table-cell table:style-name="ce12" table:formula="of:=IF([.AE17] &gt;0 ;&quot;Subiu&quot; ; IF([.AE17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9.77" calcext:value-type="float">
            <text:p>19.77</text:p>
          </table:table-cell>
          <table:table-cell table:style-name="ce8" office:value-type="float" office:value="1.28" calcext:value-type="float">
            <text:p>1.28</text:p>
          </table:table-cell>
          <table:table-cell table:style-name="ce8" office:value-type="float" office:value="-5.9" calcext:value-type="float">
            <text:p>-5.9</text:p>
          </table:table-cell>
          <table:table-cell table:number-columns-repeated="2" table:style-name="ce8" office:value-type="float" office:value="-11.82" calcext:value-type="float">
            <text:p>-11.82</text:p>
          </table:table-cell>
          <table:table-cell table:style-name="ce8" office:value-type="float" office:value="108.45" calcext:value-type="float">
            <text:p>108.45</text:p>
          </table:table-cell>
          <table:table-cell table:style-name="ce8" office:value-type="float" office:value="18.99" calcext:value-type="float">
            <text:p>18.99</text:p>
          </table:table-cell>
          <table:table-cell table:style-name="ce8" office:value-type="float" office:value="19.78" calcext:value-type="float">
            <text:p>19.78</text:p>
          </table:table-cell>
          <table:table-cell table:style-name="ce2" office:value-type="string" calcext:value-type="string">
            <text:p>63,48 M</text:p>
          </table:table-cell>
          <table:table-cell table:style-name="ce8" table:formula="of:=[.D18]/100" office:value-type="float" office:value="0.0128" calcext:value-type="float">
            <text:p>0.0128</text:p>
          </table:table-cell>
          <table:table-cell table:style-name="ce11" table:formula="of:=[.C18]/(1+[.L18])" office:value-type="currency" office:currency="R$ " office:value="19.5201421800948" calcext:value-type="currency">
            <text:p>R$ 19.52</text:p>
          </table:table-cell>
          <table:table-cell table:style-name="ce15" table:formula="of:=VLOOKUP([.A18];[$Total_de_acoes.A$1:.B$1048576];2;0)" office:value-type="float" office:value="289347914" calcext:value-type="float">
            <text:p>289,347,914</text:p>
          </table:table-cell>
          <table:table-cell table:style-name="ce11" table:formula="of:=([.C18] - [.M18]) *[.N18]" office:value-type="currency" office:currency="R$ " office:value="72295838.986161" calcext:value-type="currency">
            <text:p>R$ 72,295,838.99</text:p>
          </table:table-cell>
          <table:table-cell table:style-name="ce8" table:formula="of:=IF([.O18] &gt;0 ;&quot;Subiu&quot; ; IF([.O18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18];[$Ticker.A$1:.B$1048576];2;0)" office:value-type="string" office:string-value="YDUQS" calcext:value-type="string">
            <text:p>YDUQS</text:p>
          </table:table-cell>
          <table:table-cell table:style-name="ce8" table:formula="of:=VLOOKUP([.Q18];[$Nova.A$1:.C$1048576];2;0)" office:value-type="string" office:string-value="Educação" calcext:value-type="string">
            <text:p>Educação</text:p>
          </table:table-cell>
          <table:table-cell table:style-name="ce8" table:formula="of:=VLOOKUP([.Q18];[$Nova.A$1:.C$1048576];3;0)" office:value-type="float" office:value="59" calcext:value-type="float">
            <text:p>59</text:p>
          </table:table-cell>
          <table:table-cell table:style-name="ce15" table:formula="of:=IF([.S18]&gt;100 ;&quot;Acima de 100 anos&quot;;IF([.S18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18]/100" office:value-type="float" office:value="-0.059" calcext:value-type="float">
            <text:p>-0.059</text:p>
          </table:table-cell>
          <table:table-cell table:style-name="ce11" table:formula="of:=[.C18]/(1+[.U18])" office:value-type="currency" office:currency="R$ " office:value="21.009564293305" calcext:value-type="currency">
            <text:p>R$ 21.01</text:p>
          </table:table-cell>
          <table:table-cell table:style-name="ce11" table:formula="of:=([.C18] - [.V18]) *[.N18]" office:value-type="currency" office:currency="R$ " office:value="-358665342.536684" calcext:value-type="currency">
            <text:p>-R$ 358,665,342.54</text:p>
          </table:table-cell>
          <table:table-cell table:style-name="ce11" table:formula="of:=IF([.W18] &gt;0 ;&quot;Subiu&quot; ; IF([.W18]&lt; 0 ;&quot;Desceu&quot; ; &quot;Estavel&quot;))" office:value-type="string" office:string-value="Desceu" calcext:value-type="string">
            <text:p>Desceu</text:p>
          </table:table-cell>
          <table:table-cell table:style-name="ce8" table:formula="of:=[.F18]/100" office:value-type="float" office:value="-0.1182" calcext:value-type="float">
            <text:p>-0.1182</text:p>
          </table:table-cell>
          <table:table-cell table:style-name="ce11" table:formula="of:=[.C18]/(1+[.Y18])" office:value-type="currency" office:currency="R$ " office:value="22.420049897936" calcext:value-type="currency">
            <text:p>R$ 22.42</text:p>
          </table:table-cell>
          <table:table-cell table:style-name="ce11" table:formula="of:=([.C18] - [.Z18]) *[.N18]" office:value-type="currency" office:currency="R$ " office:value="-766786409.963706" calcext:value-type="currency">
            <text:p>-R$ 766,786,409.96</text:p>
          </table:table-cell>
          <table:table-cell table:style-name="ce11" table:formula="of:=IF([.AA18] &gt;0 ;&quot;Subiu&quot; ; IF([.AA18]&lt; 0 ;&quot;Desceu&quot; ; &quot;Estavel&quot;))" office:value-type="string" office:string-value="Desceu" calcext:value-type="string">
            <text:p>Desceu</text:p>
          </table:table-cell>
          <table:table-cell table:style-name="ce8" table:formula="of:=[.H18]/100" office:value-type="float" office:value="1.0845" calcext:value-type="float">
            <text:p>1.0845</text:p>
          </table:table-cell>
          <table:table-cell table:style-name="ce11" table:formula="of:=[.C18]/(1+[.AC18])" office:value-type="currency" office:currency="R$ " office:value="9.48428879827297" calcext:value-type="currency">
            <text:p>R$ 9.48</text:p>
          </table:table-cell>
          <table:table-cell table:style-name="ce11" table:formula="of:=([.C18]-[.AD18])*[.N18]" office:value-type="currency" office:currency="R$ " office:value="2976149080.22615" calcext:value-type="currency">
            <text:p>R$ 2,976,149,080.23</text:p>
          </table:table-cell>
          <table:table-cell table:style-name="ce11" table:formula="of:=IF([.AE18] &gt;0 ;&quot;Subiu&quot; ; IF([.AE18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8.31" calcext:value-type="float">
            <text:p>28.3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2.35" calcext:value-type="float">
            <text:p>2.35</text:p>
          </table:table-cell>
          <table:table-cell table:number-columns-repeated="2" table:style-name="ce9" office:value-type="float" office:value="6.79" calcext:value-type="float">
            <text:p>6.79</text:p>
          </table:table-cell>
          <table:table-cell table:style-name="ce9" office:value-type="float" office:value="119.82" calcext:value-type="float">
            <text:p>119.82</text:p>
          </table:table-cell>
          <table:table-cell table:style-name="ce9" office:value-type="float" office:value="27.84" calcext:value-type="float">
            <text:p>27.84</text:p>
          </table:table-cell>
          <table:table-cell table:style-name="ce9" office:value-type="float" office:value="28.39" calcext:value-type="float">
            <text:p>28.39</text:p>
          </table:table-cell>
          <table:table-cell table:style-name="ce3" office:value-type="string" calcext:value-type="string">
            <text:p>104,52 M</text:p>
          </table:table-cell>
          <table:table-cell table:style-name="ce9" table:formula="of:=[.D19]/100" office:value-type="float" office:value="0.0128" calcext:value-type="float">
            <text:p>0.0128</text:p>
          </table:table-cell>
          <table:table-cell table:style-name="ce12" table:formula="of:=[.C19]/(1+[.L19])" office:value-type="currency" office:currency="R$ " office:value="27.9522116903633" calcext:value-type="currency">
            <text:p>R$ 27.95</text:p>
          </table:table-cell>
          <table:table-cell table:style-name="ce16" table:formula="of:=VLOOKUP([.A19];[$Total_de_acoes.A$1:.B$1048576];2;0)" office:value-type="float" office:value="1086411192" calcext:value-type="float">
            <text:p>1,086,411,192</text:p>
          </table:table-cell>
          <table:table-cell table:style-name="ce12" table:formula="of:=([.C19] - [.M19]) *[.N19]" office:value-type="currency" office:currency="R$ " office:value="388705223.956018" calcext:value-type="currency">
            <text:p>R$ 388,705,223.96</text:p>
          </table:table-cell>
          <table:table-cell table:style-name="ce9" table:formula="of:=IF([.O19] &gt;0 ;&quot;Subiu&quot; ; IF([.O19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19];[$Ticker.A$1:.B$1048576];2;0)" office:value-type="string" office:string-value="Ultrapar" calcext:value-type="string">
            <text:p>Ultrapar</text:p>
          </table:table-cell>
          <table:table-cell table:style-name="ce9" table:formula="of:=VLOOKUP([.Q19];[$Nova.A$1:.C$1048576];2;0)" office:value-type="string" office:string-value="Energia" calcext:value-type="string">
            <text:p>Energia</text:p>
          </table:table-cell>
          <table:table-cell table:style-name="ce9" table:formula="of:=VLOOKUP([.Q19];[$Nova.A$1:.C$1048576];3;0)" office:value-type="float" office:value="83" calcext:value-type="float">
            <text:p>83</text:p>
          </table:table-cell>
          <table:table-cell table:style-name="ce16" table:formula="of:=IF([.S19]&gt;100 ;&quot;Acima de 100 anos&quot;;IF([.S19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19]/100" office:value-type="float" office:value="0.0235" calcext:value-type="float">
            <text:p>0.0235</text:p>
          </table:table-cell>
          <table:table-cell table:style-name="ce12" table:formula="of:=[.C19]/(1+[.U19])" office:value-type="currency" office:currency="R$ " office:value="27.6599902296043" calcext:value-type="currency">
            <text:p>R$ 27.66</text:p>
          </table:table-cell>
          <table:table-cell table:style-name="ce12" table:formula="of:=([.C19] - [.V19]) *[.N19]" office:value-type="currency" office:currency="R$ " office:value="706177889.467241" calcext:value-type="currency">
            <text:p>R$ 706,177,889.47</text:p>
          </table:table-cell>
          <table:table-cell table:style-name="ce12" table:formula="of:=IF([.W19] &gt;0 ;&quot;Subiu&quot; ; IF([.W19]&lt; 0 ;&quot;Desceu&quot; ; &quot;Estavel&quot;))" office:value-type="string" office:string-value="Subiu" calcext:value-type="string">
            <text:p>Subiu</text:p>
          </table:table-cell>
          <table:table-cell table:style-name="ce9" table:formula="of:=[.F19]/100" office:value-type="float" office:value="0.0679" calcext:value-type="float">
            <text:p>0.0679</text:p>
          </table:table-cell>
          <table:table-cell table:style-name="ce12" table:formula="of:=[.C19]/(1+[.Y19])" office:value-type="currency" office:currency="R$ " office:value="26.5099728438992" calcext:value-type="currency">
            <text:p>R$ 26.51</text:p>
          </table:table-cell>
          <table:table-cell table:style-name="ce12" table:formula="of:=([.C19] - [.Z19]) *[.N19]" office:value-type="currency" office:currency="R$ " office:value="1955569648.2918" calcext:value-type="currency">
            <text:p>R$ 1,955,569,648.29</text:p>
          </table:table-cell>
          <table:table-cell table:style-name="ce12" table:formula="of:=IF([.AA19] &gt;0 ;&quot;Subiu&quot; ; IF([.AA19]&lt; 0 ;&quot;Desceu&quot; ; &quot;Estavel&quot;))" office:value-type="string" office:string-value="Subiu" calcext:value-type="string">
            <text:p>Subiu</text:p>
          </table:table-cell>
          <table:table-cell table:style-name="ce9" table:formula="of:=[.H19]/100" office:value-type="float" office:value="1.1982" calcext:value-type="float">
            <text:p>1.1982</text:p>
          </table:table-cell>
          <table:table-cell table:style-name="ce12" table:formula="of:=[.C19]/(1+[.AC19])" office:value-type="currency" office:currency="R$ " office:value="12.8787189518697" calcext:value-type="currency">
            <text:p>R$ 12.88</text:p>
          </table:table-cell>
          <table:table-cell table:style-name="ce12" table:formula="of:=([.C19]-[.AD19])*[.N19]" office:value-type="currency" office:currency="R$ " office:value="16764716437.5862" calcext:value-type="currency">
            <text:p>R$ 16,764,716,437.59</text:p>
          </table:table-cell>
          <table:table-cell table:style-name="ce12" table:formula="of:=IF([.AE19] &gt;0 ;&quot;Subiu&quot; ; IF([.AE19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MRV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8.08" calcext:value-type="float">
            <text:p>8.08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1.38" calcext:value-type="float">
            <text:p>1.38</text:p>
          </table:table-cell>
          <table:table-cell table:number-columns-repeated="2" table:style-name="ce8" office:value-type="float" office:value="-28.05" calcext:value-type="float">
            <text:p>-28.05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7.93" calcext:value-type="float">
            <text:p>7.93</text:p>
          </table:table-cell>
          <table:table-cell table:style-name="ce8" office:value-type="float" office:value="8.23" calcext:value-type="float">
            <text:p>8.23</text:p>
          </table:table-cell>
          <table:table-cell table:style-name="ce2" office:value-type="string" calcext:value-type="string">
            <text:p>109,48 M</text:p>
          </table:table-cell>
          <table:table-cell table:style-name="ce8" table:formula="of:=[.D20]/100" office:value-type="float" office:value="0.0125" calcext:value-type="float">
            <text:p>0.0125</text:p>
          </table:table-cell>
          <table:table-cell table:style-name="ce11" table:formula="of:=[.C20]/(1+[.L20])" office:value-type="currency" office:currency="R$ " office:value="7.98024691358025" calcext:value-type="currency">
            <text:p>R$ 7.98</text:p>
          </table:table-cell>
          <table:table-cell table:style-name="ce15" table:formula="of:=VLOOKUP([.A20];[$Total_de_acoes.A$1:.B$1048576];2;0)" office:value-type="float" office:value="376187582" calcext:value-type="float">
            <text:p>376,187,582</text:p>
          </table:table-cell>
          <table:table-cell table:style-name="ce11" table:formula="of:=([.C20] - [.M20]) *[.N20]" office:value-type="currency" office:currency="R$ " office:value="37525872.3772839" calcext:value-type="currency">
            <text:p>R$ 37,525,872.38</text:p>
          </table:table-cell>
          <table:table-cell table:style-name="ce8" table:formula="of:=IF([.O20] &gt;0 ;&quot;Subiu&quot; ; IF([.O20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20];[$Ticker.A$1:.B$1048576];2;0)" office:value-type="string" office:string-value="MRV" calcext:value-type="string">
            <text:p>MRV</text:p>
          </table:table-cell>
          <table:table-cell table:style-name="ce8" table:formula="of:=VLOOKUP([.Q20];[$Nova.A$1:.C$1048576];2;0)" office:value-type="string" office:string-value="Construção" calcext:value-type="string">
            <text:p>Construção</text:p>
          </table:table-cell>
          <table:table-cell table:style-name="ce8" table:formula="of:=VLOOKUP([.Q20];[$Nova.A$1:.C$1048576];3;0)" office:value-type="float" office:value="41" calcext:value-type="float">
            <text:p>41</text:p>
          </table:table-cell>
          <table:table-cell table:style-name="ce15" table:formula="of:=IF([.S20]&gt;100 ;&quot;Acima de 100 anos&quot;;IF([.S20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20]/100" office:value-type="float" office:value="0.0138" calcext:value-type="float">
            <text:p>0.0138</text:p>
          </table:table-cell>
          <table:table-cell table:style-name="ce11" table:formula="of:=[.C20]/(1+[.U20])" office:value-type="currency" office:currency="R$ " office:value="7.97001380942987" calcext:value-type="currency">
            <text:p>R$ 7.97</text:p>
          </table:table-cell>
          <table:table-cell table:style-name="ce11" table:formula="of:=([.C20] - [.V20]) *[.N20]" office:value-type="currency" office:currency="R$ " office:value="41375439.0839693" calcext:value-type="currency">
            <text:p>R$ 41,375,439.08</text:p>
          </table:table-cell>
          <table:table-cell table:style-name="ce11" table:formula="of:=IF([.W20] &gt;0 ;&quot;Subiu&quot; ; IF([.W20]&lt; 0 ;&quot;Desceu&quot; ; &quot;Estavel&quot;))" office:value-type="string" office:string-value="Subiu" calcext:value-type="string">
            <text:p>Subiu</text:p>
          </table:table-cell>
          <table:table-cell table:style-name="ce8" table:formula="of:=[.F20]/100" office:value-type="float" office:value="-0.2805" calcext:value-type="float">
            <text:p>-0.2805</text:p>
          </table:table-cell>
          <table:table-cell table:style-name="ce11" table:formula="of:=[.C20]/(1+[.Y20])" office:value-type="currency" office:currency="R$ " office:value="11.230020847811" calcext:value-type="currency">
            <text:p>R$ 11.23</text:p>
          </table:table-cell>
          <table:table-cell table:style-name="ce11" table:formula="of:=([.C20] - [.Z20]) *[.N20]" office:value-type="currency" office:currency="R$ " office:value="-1184998725.9876" calcext:value-type="currency">
            <text:p>-R$ 1,184,998,725.99</text:p>
          </table:table-cell>
          <table:table-cell table:style-name="ce11" table:formula="of:=IF([.AA20] &gt;0 ;&quot;Subiu&quot; ; IF([.AA20]&lt; 0 ;&quot;Desceu&quot; ; &quot;Estavel&quot;))" office:value-type="string" office:string-value="Desceu" calcext:value-type="string">
            <text:p>Desceu</text:p>
          </table:table-cell>
          <table:table-cell table:style-name="ce8" table:formula="of:=[.H20]/100" office:value-type="float" office:value="0.1412" calcext:value-type="float">
            <text:p>0.1412</text:p>
          </table:table-cell>
          <table:table-cell table:style-name="ce11" table:formula="of:=[.C20]/(1+[.AC20])" office:value-type="currency" office:currency="R$ " office:value="7.08026638626008" calcext:value-type="currency">
            <text:p>R$ 7.08</text:p>
          </table:table-cell>
          <table:table-cell table:style-name="ce11" table:formula="of:=([.C20]-[.AD20])*[.N20]" office:value-type="currency" office:currency="R$ " office:value="376087370.796944" calcext:value-type="currency">
            <text:p>R$ 376,087,370.80</text:p>
          </table:table-cell>
          <table:table-cell table:style-name="ce11" table:formula="of:=IF([.AE20] &gt;0 ;&quot;Subiu&quot; ; IF([.AE20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57.91" calcext:value-type="float">
            <text:p>57.91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-1.03" calcext:value-type="float">
            <text:p>-1.03</text:p>
          </table:table-cell>
          <table:table-cell table:number-columns-repeated="2" table:style-name="ce9" office:value-type="float" office:value="-10.26" calcext:value-type="float">
            <text:p>-10.26</text:p>
          </table:table-cell>
          <table:table-cell table:style-name="ce9" office:value-type="float" office:value="-28.97" calcext:value-type="float">
            <text:p>-28.97</text:p>
          </table:table-cell>
          <table:table-cell table:style-name="ce9" office:value-type="float" office:value="56.22" calcext:value-type="float">
            <text:p>56.22</text:p>
          </table:table-cell>
          <table:table-cell table:style-name="ce9" office:value-type="float" office:value="59.29" calcext:value-type="float">
            <text:p>59.29</text:p>
          </table:table-cell>
          <table:table-cell table:style-name="ce3" office:value-type="string" calcext:value-type="string">
            <text:p>202,83 M</text:p>
          </table:table-cell>
          <table:table-cell table:style-name="ce9" table:formula="of:=[.D21]/100" office:value-type="float" office:value="0.0115" calcext:value-type="float">
            <text:p>0.0115</text:p>
          </table:table-cell>
          <table:table-cell table:style-name="ce12" table:formula="of:=[.C21]/(1+[.L21])" office:value-type="currency" office:currency="R$ " office:value="57.2516065249629" calcext:value-type="currency">
            <text:p>R$ 57.25</text:p>
          </table:table-cell>
          <table:table-cell table:style-name="ce16" table:formula="of:=VLOOKUP([.A21];[$Total_de_acoes.A$1:.B$1048576];2;0)" office:value-type="float" office:value="62305891" calcext:value-type="float">
            <text:p>62,305,891</text:p>
          </table:table-cell>
          <table:table-cell table:style-name="ce12" table:formula="of:=([.C21] - [.M21]) *[.N21]" office:value-type="currency" office:currency="R$ " office:value="41021792.0907715" calcext:value-type="currency">
            <text:p>R$ 41,021,792.09</text:p>
          </table:table-cell>
          <table:table-cell table:style-name="ce9" table:formula="of:=IF([.O21] &gt;0 ;&quot;Subiu&quot; ; IF([.O21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21];[$Ticker.A$1:.B$1048576];2;0)" office:value-type="string" office:string-value="Arezzo" calcext:value-type="string">
            <text:p>Arezzo</text:p>
          </table:table-cell>
          <table:table-cell table:style-name="ce9" table:formula="of:=VLOOKUP([.Q21];[$Nova.A$1:.C$1048576];2;0)" office:value-type="string" office:string-value="Moda" calcext:value-type="string">
            <text:p>Moda</text:p>
          </table:table-cell>
          <table:table-cell table:style-name="ce9" table:formula="of:=VLOOKUP([.Q21];[$Nova.A$1:.C$1048576];3;0)" office:value-type="float" office:value="50" calcext:value-type="float">
            <text:p>50</text:p>
          </table:table-cell>
          <table:table-cell table:style-name="ce16" table:formula="of:=IF([.S21]&gt;100 ;&quot;Acima de 100 anos&quot;;IF([.S21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21]/100" office:value-type="float" office:value="-0.0103" calcext:value-type="float">
            <text:p>-0.0103</text:p>
          </table:table-cell>
          <table:table-cell table:style-name="ce12" table:formula="of:=[.C21]/(1+[.U21])" office:value-type="currency" office:currency="R$ " office:value="58.5126806102859" calcext:value-type="currency">
            <text:p>R$ 58.51</text:p>
          </table:table-cell>
          <table:table-cell table:style-name="ce12" table:formula="of:=([.C21] - [.V21]) *[.N21]" office:value-type="currency" office:currency="R$ " office:value="-37550552.4122895" calcext:value-type="currency">
            <text:p>-R$ 37,550,552.41</text:p>
          </table:table-cell>
          <table:table-cell table:style-name="ce12" table:formula="of:=IF([.W21] &gt;0 ;&quot;Subiu&quot; ; IF([.W21]&lt; 0 ;&quot;Desceu&quot; ; &quot;Estavel&quot;))" office:value-type="string" office:string-value="Desceu" calcext:value-type="string">
            <text:p>Desceu</text:p>
          </table:table-cell>
          <table:table-cell table:style-name="ce9" table:formula="of:=[.F21]/100" office:value-type="float" office:value="-0.1026" calcext:value-type="float">
            <text:p>-0.1026</text:p>
          </table:table-cell>
          <table:table-cell table:style-name="ce12" table:formula="of:=[.C21]/(1+[.Y21])" office:value-type="currency" office:currency="R$ " office:value="64.5308669489637" calcext:value-type="currency">
            <text:p>R$ 64.53</text:p>
          </table:table-cell>
          <table:table-cell table:style-name="ce12" table:formula="of:=([.C21] - [.Z21]) *[.N21]" office:value-type="currency" office:currency="R$ " office:value="-412519014.447634" calcext:value-type="currency">
            <text:p>-R$ 412,519,014.45</text:p>
          </table:table-cell>
          <table:table-cell table:style-name="ce12" table:formula="of:=IF([.AA21] &gt;0 ;&quot;Subiu&quot; ; IF([.AA21]&lt; 0 ;&quot;Desceu&quot; ; &quot;Estavel&quot;))" office:value-type="string" office:string-value="Desceu" calcext:value-type="string">
            <text:p>Desceu</text:p>
          </table:table-cell>
          <table:table-cell table:style-name="ce9" table:formula="of:=[.H21]/100" office:value-type="float" office:value="-0.2897" calcext:value-type="float">
            <text:p>-0.2897</text:p>
          </table:table-cell>
          <table:table-cell table:style-name="ce12" table:formula="of:=[.C21]/(1+[.AC21])" office:value-type="currency" office:currency="R$ " office:value="81.5289314374208" calcext:value-type="currency">
            <text:p>R$ 81.53</text:p>
          </table:table-cell>
          <table:table-cell table:style-name="ce12" table:formula="of:=([.C21]-[.AD21])*[.N21]" office:value-type="currency" office:currency="R$ " office:value="-1471598567.67641" calcext:value-type="currency">
            <text:p>-R$ 1,471,598,567.68</text:p>
          </table:table-cell>
          <table:table-cell table:style-name="ce12" table:formula="of:=IF([.AE21] &gt;0 ;&quot;Subiu&quot; ; IF([.AE21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BDC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5.52" calcext:value-type="float">
            <text:p>15.52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-0.77" calcext:value-type="float">
            <text:p>-0.77</text:p>
          </table:table-cell>
          <table:table-cell table:number-columns-repeated="2" table:style-name="ce8" office:value-type="float" office:value="-9.08" calcext:value-type="float">
            <text:p>-9.08</text:p>
          </table:table-cell>
          <table:table-cell table:style-name="ce8" office:value-type="float" office:value="16.11" calcext:value-type="float">
            <text:p>16.11</text:p>
          </table:table-cell>
          <table:table-cell table:style-name="ce8" office:value-type="float" office:value="15.35" calcext:value-type="float">
            <text:p>15.35</text:p>
          </table:table-cell>
          <table:table-cell table:style-name="ce8" office:value-type="float" office:value="15.62" calcext:value-type="float">
            <text:p>15.62</text:p>
          </table:table-cell>
          <table:table-cell table:style-name="ce2" office:value-type="string" calcext:value-type="string">
            <text:p>354,3 M</text:p>
          </table:table-cell>
          <table:table-cell table:style-name="ce8" table:formula="of:=[.D22]/100" office:value-type="float" office:value="0.0104" calcext:value-type="float">
            <text:p>0.0104</text:p>
          </table:table-cell>
          <table:table-cell table:style-name="ce11" table:formula="of:=[.C22]/(1+[.L22])" office:value-type="currency" office:currency="R$ " office:value="15.360253365004" calcext:value-type="currency">
            <text:p>R$ 15.36</text:p>
          </table:table-cell>
          <table:table-cell table:style-name="ce15" table:formula="of:=VLOOKUP([.A22];[$Total_de_acoes.A$1:.B$1048576];2;0)" office:value-type="float" office:value="5146576868" calcext:value-type="float">
            <text:p>5,146,576,868</text:p>
          </table:table-cell>
          <table:table-cell table:style-name="ce11" table:formula="of:=([.C22] - [.M22]) *[.N22]" office:value-type="currency" office:currency="R$ " office:value="822148336.411458" calcext:value-type="currency">
            <text:p>R$ 822,148,336.41</text:p>
          </table:table-cell>
          <table:table-cell table:style-name="ce8" table:formula="of:=IF([.O22] &gt;0 ;&quot;Subiu&quot; ; IF([.O22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22];[$Ticker.A$1:.B$1048576];2;0)" office:value-type="string" office:string-value="Banco Bradesco" calcext:value-type="string">
            <text:p>Banco Bradesco</text:p>
          </table:table-cell>
          <table:table-cell table:style-name="ce8" table:formula="of:=VLOOKUP([.Q22];[$Nova.A$1:.C$1048576];2;0)" office:value-type="string" office:string-value="Banco" calcext:value-type="string">
            <text:p>Banco</text:p>
          </table:table-cell>
          <table:table-cell table:style-name="ce8" table:formula="of:=VLOOKUP([.Q22];[$Nova.A$1:.C$1048576];3;0)" office:value-type="float" office:value="78" calcext:value-type="float">
            <text:p>78</text:p>
          </table:table-cell>
          <table:table-cell table:style-name="ce15" table:formula="of:=IF([.S22]&gt;100 ;&quot;Acima de 100 anos&quot;;IF([.S22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22]/100" office:value-type="float" office:value="-0.0077" calcext:value-type="float">
            <text:p>-0.0077</text:p>
          </table:table-cell>
          <table:table-cell table:style-name="ce11" table:formula="of:=[.C22]/(1+[.U22])" office:value-type="currency" office:currency="R$ " office:value="15.640431321173" calcext:value-type="currency">
            <text:p>R$ 15.64</text:p>
          </table:table-cell>
          <table:table-cell table:style-name="ce11" table:formula="of:=([.C22] - [.V22]) *[.N22]" office:value-type="currency" office:currency="R$ " office:value="-619809051.73181" calcext:value-type="currency">
            <text:p>-R$ 619,809,051.73</text:p>
          </table:table-cell>
          <table:table-cell table:style-name="ce11" table:formula="of:=IF([.W22] &gt;0 ;&quot;Subiu&quot; ; IF([.W22]&lt; 0 ;&quot;Desceu&quot; ; &quot;Estavel&quot;))" office:value-type="string" office:string-value="Desceu" calcext:value-type="string">
            <text:p>Desceu</text:p>
          </table:table-cell>
          <table:table-cell table:style-name="ce8" table:formula="of:=[.F22]/100" office:value-type="float" office:value="-0.0908" calcext:value-type="float">
            <text:p>-0.0908</text:p>
          </table:table-cell>
          <table:table-cell table:style-name="ce11" table:formula="of:=[.C22]/(1+[.Y22])" office:value-type="currency" office:currency="R$ " office:value="17.0699516058073" calcext:value-type="currency">
            <text:p>R$ 17.07</text:p>
          </table:table-cell>
          <table:table-cell table:style-name="ce11" table:formula="of:=([.C22] - [.Z22]) *[.N22]" office:value-type="currency" office:currency="R$ " office:value="-7976945080.96731" calcext:value-type="currency">
            <text:p>-R$ 7,976,945,080.97</text:p>
          </table:table-cell>
          <table:table-cell table:style-name="ce11" table:formula="of:=IF([.AA22] &gt;0 ;&quot;Subiu&quot; ; IF([.AA22]&lt; 0 ;&quot;Desceu&quot; ; &quot;Estavel&quot;))" office:value-type="string" office:string-value="Desceu" calcext:value-type="string">
            <text:p>Desceu</text:p>
          </table:table-cell>
          <table:table-cell table:style-name="ce8" table:formula="of:=[.H22]/100" office:value-type="float" office:value="0.1611" calcext:value-type="float">
            <text:p>0.1611</text:p>
          </table:table-cell>
          <table:table-cell table:style-name="ce11" table:formula="of:=[.C22]/(1+[.AC22])" office:value-type="currency" office:currency="R$ " office:value="13.3666350874171" calcext:value-type="currency">
            <text:p>R$ 13.37</text:p>
          </table:table-cell>
          <table:table-cell table:style-name="ce11" table:formula="of:=([.C22]-[.AD22])*[.N22]" office:value-type="currency" office:currency="R$ " office:value="11082458047.462" calcext:value-type="currency">
            <text:p>R$ 11,082,458,047.46</text:p>
          </table:table-cell>
          <table:table-cell table:style-name="ce11" table:formula="of:=IF([.AE22] &gt;0 ;&quot;Subiu&quot; ; IF([.AE22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EEF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7.19" calcext:value-type="float">
            <text:p>7.19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6.05" calcext:value-type="float">
            <text:p>6.05</text:p>
          </table:table-cell>
          <table:table-cell table:number-columns-repeated="2" table:style-name="ce9" office:value-type="float" office:value="-3.75" calcext:value-type="float">
            <text:p>-3.75</text:p>
          </table:table-cell>
          <table:table-cell table:style-name="ce9" office:value-type="float" office:value="-48.31" calcext:value-type="float">
            <text:p>-48.31</text:p>
          </table:table-cell>
          <table:table-cell table:style-name="ce9" office:value-type="float" office:value="7.11" calcext:value-type="float">
            <text:p>7.11</text:p>
          </table:table-cell>
          <table:table-cell table:style-name="ce9" office:value-type="float" office:value="7.24" calcext:value-type="float">
            <text:p>7.24</text:p>
          </table:table-cell>
          <table:table-cell table:style-name="ce3" office:value-type="string" calcext:value-type="string">
            <text:p>42,44 M</text:p>
          </table:table-cell>
          <table:table-cell table:style-name="ce9" table:formula="of:=[.D23]/100" office:value-type="float" office:value="0.0098" calcext:value-type="float">
            <text:p>0.0098</text:p>
          </table:table-cell>
          <table:table-cell table:style-name="ce12" table:formula="of:=[.C23]/(1+[.L23])" office:value-type="currency" office:currency="R$ " office:value="7.12022182610418" calcext:value-type="currency">
            <text:p>R$ 7.12</text:p>
          </table:table-cell>
          <table:table-cell table:style-name="ce16" table:formula="of:=VLOOKUP([.A23];[$Total_de_acoes.A$1:.B$1048576];2;0)" office:value-type="float" office:value="261036182" calcext:value-type="float">
            <text:p>261,036,182</text:p>
          </table:table-cell>
          <table:table-cell table:style-name="ce12" table:formula="of:=([.C23] - [.M23]) *[.N23]" office:value-type="currency" office:currency="R$ " office:value="18214628.1006971" calcext:value-type="currency">
            <text:p>R$ 18,214,628.10</text:p>
          </table:table-cell>
          <table:table-cell table:style-name="ce9" table:formula="of:=IF([.O23] &gt;0 ;&quot;Subiu&quot; ; IF([.O23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23];[$Ticker.A$1:.B$1048576];2;0)" office:value-type="string" office:string-value="Minerva" calcext:value-type="string">
            <text:p>Minerva</text:p>
          </table:table-cell>
          <table:table-cell table:style-name="ce9" table:formula="of:=VLOOKUP([.Q23];[$Nova.A$1:.C$1048576];2;0)" office:value-type="string" office:string-value="Alimentos" calcext:value-type="string">
            <text:p>Alimentos</text:p>
          </table:table-cell>
          <table:table-cell table:style-name="ce9" table:formula="of:=VLOOKUP([.Q23];[$Nova.A$1:.C$1048576];3;0)" office:value-type="float" office:value="29" calcext:value-type="float">
            <text:p>29</text:p>
          </table:table-cell>
          <table:table-cell table:style-name="ce16" table:formula="of:=IF([.S23]&gt;100 ;&quot;Acima de 100 anos&quot;;IF([.S23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23]/100" office:value-type="float" office:value="0.0605" calcext:value-type="float">
            <text:p>0.0605</text:p>
          </table:table-cell>
          <table:table-cell table:style-name="ce12" table:formula="of:=[.C23]/(1+[.U23])" office:value-type="currency" office:currency="R$ " office:value="6.77982083922678" calcext:value-type="currency">
            <text:p>R$ 6.78</text:p>
          </table:table-cell>
          <table:table-cell table:style-name="ce12" table:formula="of:=([.C23] - [.V23]) *[.N23]" office:value-type="currency" office:currency="R$ " office:value="107071602.064206" calcext:value-type="currency">
            <text:p>R$ 107,071,602.06</text:p>
          </table:table-cell>
          <table:table-cell table:style-name="ce12" table:formula="of:=IF([.W23] &gt;0 ;&quot;Subiu&quot; ; IF([.W23]&lt; 0 ;&quot;Desceu&quot; ; &quot;Estavel&quot;))" office:value-type="string" office:string-value="Subiu" calcext:value-type="string">
            <text:p>Subiu</text:p>
          </table:table-cell>
          <table:table-cell table:style-name="ce9" table:formula="of:=[.F23]/100" office:value-type="float" office:value="-0.0375" calcext:value-type="float">
            <text:p>-0.0375</text:p>
          </table:table-cell>
          <table:table-cell table:style-name="ce12" table:formula="of:=[.C23]/(1+[.Y23])" office:value-type="currency" office:currency="R$ " office:value="7.47012987012987" calcext:value-type="currency">
            <text:p>R$ 7.47</text:p>
          </table:table-cell>
          <table:table-cell table:style-name="ce12" table:formula="of:=([.C23] - [.Z23]) *[.N23]" office:value-type="currency" office:currency="R$ " office:value="-73124031.7628571" calcext:value-type="currency">
            <text:p>-R$ 73,124,031.76</text:p>
          </table:table-cell>
          <table:table-cell table:style-name="ce12" table:formula="of:=IF([.AA23] &gt;0 ;&quot;Subiu&quot; ; IF([.AA23]&lt; 0 ;&quot;Desceu&quot; ; &quot;Estavel&quot;))" office:value-type="string" office:string-value="Desceu" calcext:value-type="string">
            <text:p>Desceu</text:p>
          </table:table-cell>
          <table:table-cell table:style-name="ce9" table:formula="of:=[.H23]/100" office:value-type="float" office:value="-0.4831" calcext:value-type="float">
            <text:p>-0.4831</text:p>
          </table:table-cell>
          <table:table-cell table:style-name="ce12" table:formula="of:=[.C23]/(1+[.AC23])" office:value-type="currency" office:currency="R$ " office:value="13.9098471657961" calcext:value-type="currency">
            <text:p>R$ 13.91</text:p>
          </table:table-cell>
          <table:table-cell table:style-name="ce12" table:formula="of:=([.C23]-[.AD23])*[.N23]" office:value-type="currency" office:currency="R$ " office:value="-1754123247.78293" calcext:value-type="currency">
            <text:p>-R$ 1,754,123,247.78</text:p>
          </table:table-cell>
          <table:table-cell table:style-name="ce12" table:formula="of:=IF([.AE23] &gt;0 ;&quot;Subiu&quot; ; IF([.AE23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PCA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.14" calcext:value-type="float">
            <text:p>4.14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-6.33" calcext:value-type="float">
            <text:p>-6.33</text:p>
          </table:table-cell>
          <table:table-cell table:number-columns-repeated="2" table:style-name="ce8" office:value-type="float" office:value="1.97" calcext:value-type="float">
            <text:p>1.97</text:p>
          </table:table-cell>
          <table:table-cell table:style-name="ce8" office:value-type="float" office:value="-51.18" calcext:value-type="float">
            <text:p>-51.18</text:p>
          </table:table-cell>
          <table:table-cell table:style-name="ce8" office:value-type="float" office:value="4.08" calcext:value-type="float">
            <text:p>4.08</text:p>
          </table:table-cell>
          <table:table-cell table:style-name="ce8" office:value-type="float" office:value="4.2" calcext:value-type="float">
            <text:p>4.2</text:p>
          </table:table-cell>
          <table:table-cell table:style-name="ce2" office:value-type="string" calcext:value-type="string">
            <text:p>21,18 M</text:p>
          </table:table-cell>
          <table:table-cell table:style-name="ce8" table:formula="of:=[.D24]/100" office:value-type="float" office:value="0.0097" calcext:value-type="float">
            <text:p>0.0097</text:p>
          </table:table-cell>
          <table:table-cell table:style-name="ce11" table:formula="of:=[.C24]/(1+[.L24])" office:value-type="currency" office:currency="R$ " office:value="4.1002277904328" calcext:value-type="currency">
            <text:p>R$ 4.10</text:p>
          </table:table-cell>
          <table:table-cell table:style-name="ce15" table:formula="of:=VLOOKUP([.A24];[$Total_de_acoes.A$1:.B$1048576];2;0)" office:value-type="float" office:value="159430826" calcext:value-type="float">
            <text:p>159,430,826</text:p>
          </table:table-cell>
          <table:table-cell table:style-name="ce11" table:formula="of:=([.C24] - [.M24]) *[.N24]" office:value-type="currency" office:currency="R$ " office:value="6340916.22314354" calcext:value-type="currency">
            <text:p>R$ 6,340,916.22</text:p>
          </table:table-cell>
          <table:table-cell table:style-name="ce8" table:formula="of:=IF([.O24] &gt;0 ;&quot;Subiu&quot; ; IF([.O24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24];[$Ticker.A$1:.B$1048576];2;0)" office:value-type="string" office:string-value="Grupo Pão de Açúcar" calcext:value-type="string">
            <text:p>Grupo Pão de Açúcar</text:p>
          </table:table-cell>
          <table:table-cell table:style-name="ce8" table:formula="of:=VLOOKUP([.Q24];[$Nova.A$1:.C$1048576];2;0)" office:value-type="string" office:string-value="Varejo" calcext:value-type="string">
            <text:p>Varejo</text:p>
          </table:table-cell>
          <table:table-cell table:style-name="ce8" table:formula="of:=VLOOKUP([.Q24];[$Nova.A$1:.C$1048576];3;0)" office:value-type="float" office:value="72" calcext:value-type="float">
            <text:p>72</text:p>
          </table:table-cell>
          <table:table-cell table:style-name="ce15" table:formula="of:=IF([.S24]&gt;100 ;&quot;Acima de 100 anos&quot;;IF([.S24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24]/100" office:value-type="float" office:value="-0.0633" calcext:value-type="float">
            <text:p>-0.0633</text:p>
          </table:table-cell>
          <table:table-cell table:style-name="ce11" table:formula="of:=[.C24]/(1+[.U24])" office:value-type="currency" office:currency="R$ " office:value="4.41977153837942" calcext:value-type="currency">
            <text:p>R$ 4.42</text:p>
          </table:table-cell>
          <table:table-cell table:style-name="ce11" table:formula="of:=([.C24] - [.V24]) *[.N24]" office:value-type="currency" office:currency="R$ " office:value="-44604207.4551211" calcext:value-type="currency">
            <text:p>-R$ 44,604,207.46</text:p>
          </table:table-cell>
          <table:table-cell table:style-name="ce11" table:formula="of:=IF([.W24] &gt;0 ;&quot;Subiu&quot; ; IF([.W24]&lt; 0 ;&quot;Desceu&quot; ; &quot;Estavel&quot;))" office:value-type="string" office:string-value="Desceu" calcext:value-type="string">
            <text:p>Desceu</text:p>
          </table:table-cell>
          <table:table-cell table:style-name="ce8" table:formula="of:=[.F24]/100" office:value-type="float" office:value="0.0197" calcext:value-type="float">
            <text:p>0.0197</text:p>
          </table:table-cell>
          <table:table-cell table:style-name="ce11" table:formula="of:=[.C24]/(1+[.Y24])" office:value-type="currency" office:currency="R$ " office:value="4.06001765225066" calcext:value-type="currency">
            <text:p>R$ 4.06</text:p>
          </table:table-cell>
          <table:table-cell table:style-name="ce11" table:formula="of:=([.C24] - [.Z24]) *[.N24]" office:value-type="currency" office:currency="R$ " office:value="12751651.7670962" calcext:value-type="currency">
            <text:p>R$ 12,751,651.77</text:p>
          </table:table-cell>
          <table:table-cell table:style-name="ce11" table:formula="of:=IF([.AA24] &gt;0 ;&quot;Subiu&quot; ; IF([.AA24]&lt; 0 ;&quot;Desceu&quot; ; &quot;Estavel&quot;))" office:value-type="string" office:string-value="Subiu" calcext:value-type="string">
            <text:p>Subiu</text:p>
          </table:table-cell>
          <table:table-cell table:style-name="ce8" table:formula="of:=[.H24]/100" office:value-type="float" office:value="-0.5118" calcext:value-type="float">
            <text:p>-0.5118</text:p>
          </table:table-cell>
          <table:table-cell table:style-name="ce11" table:formula="of:=[.C24]/(1+[.AC24])" office:value-type="currency" office:currency="R$ " office:value="8.48013109381401" calcext:value-type="currency">
            <text:p>R$ 8.48</text:p>
          </table:table-cell>
          <table:table-cell table:style-name="ce11" table:formula="of:=([.C24]-[.AD24])*[.N24]" office:value-type="currency" office:currency="R$ " office:value="-691950685.235051" calcext:value-type="currency">
            <text:p>-R$ 691,950,685.24</text:p>
          </table:table-cell>
          <table:table-cell table:style-name="ce11" table:formula="of:=IF([.AE24] &gt;0 ;&quot;Subiu&quot; ; IF([.AE24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RF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4.61" calcext:value-type="float">
            <text:p>14.61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12.38" calcext:value-type="float">
            <text:p>12.38</text:p>
          </table:table-cell>
          <table:table-cell table:number-columns-repeated="2" table:style-name="ce9" office:value-type="float" office:value="5.79" calcext:value-type="float">
            <text:p>5.79</text:p>
          </table:table-cell>
          <table:table-cell table:style-name="ce9" office:value-type="float" office:value="78.17" calcext:value-type="float">
            <text:p>78.17</text:p>
          </table:table-cell>
          <table:table-cell table:style-name="ce9" office:value-type="float" office:value="14.46" calcext:value-type="float">
            <text:p>14.46</text:p>
          </table:table-cell>
          <table:table-cell table:style-name="ce9" office:value-type="float" office:value="14.93" calcext:value-type="float">
            <text:p>14.93</text:p>
          </table:table-cell>
          <table:table-cell table:style-name="ce3" office:value-type="string" calcext:value-type="string">
            <text:p>101,38 M</text:p>
          </table:table-cell>
          <table:table-cell table:style-name="ce9" table:formula="of:=[.D25]/100" office:value-type="float" office:value="0.0096" calcext:value-type="float">
            <text:p>0.0096</text:p>
          </table:table-cell>
          <table:table-cell table:style-name="ce12" table:formula="of:=[.C25]/(1+[.L25])" office:value-type="currency" office:currency="R$ " office:value="14.4710776545166" calcext:value-type="currency">
            <text:p>R$ 14.47</text:p>
          </table:table-cell>
          <table:table-cell table:style-name="ce16" table:formula="of:=VLOOKUP([.A25];[$Total_de_acoes.A$1:.B$1048576];2;0)" office:value-type="float" office:value="1677525446" calcext:value-type="float">
            <text:p>1,677,525,446</text:p>
          </table:table-cell>
          <table:table-cell table:style-name="ce12" table:formula="of:=([.C25] - [.M25]) *[.N25]" office:value-type="currency" office:currency="R$ " office:value="233045769.56634" calcext:value-type="currency">
            <text:p>R$ 233,045,769.57</text:p>
          </table:table-cell>
          <table:table-cell table:style-name="ce9" table:formula="of:=IF([.O25] &gt;0 ;&quot;Subiu&quot; ; IF([.O25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25];[$Ticker.A$1:.B$1048576];2;0)" office:value-type="string" office:string-value="BRF" calcext:value-type="string">
            <text:p>BRF</text:p>
          </table:table-cell>
          <table:table-cell table:style-name="ce9" table:formula="of:=VLOOKUP([.Q25];[$Nova.A$1:.C$1048576];2;0)" office:value-type="string" office:string-value="Alimentos" calcext:value-type="string">
            <text:p>Alimentos</text:p>
          </table:table-cell>
          <table:table-cell table:style-name="ce9" table:formula="of:=VLOOKUP([.Q25];[$Nova.A$1:.C$1048576];3;0)" office:value-type="float" office:value="11" calcext:value-type="float">
            <text:p>11</text:p>
          </table:table-cell>
          <table:table-cell table:style-name="ce16" table:formula="of:=IF([.S25]&gt;100 ;&quot;Acima de 100 anos&quot;;IF([.S25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25]/100" office:value-type="float" office:value="0.1238" calcext:value-type="float">
            <text:p>0.1238</text:p>
          </table:table-cell>
          <table:table-cell table:style-name="ce12" table:formula="of:=[.C25]/(1+[.U25])" office:value-type="currency" office:currency="R$ " office:value="13.0005339028297" calcext:value-type="currency">
            <text:p>R$ 13.00</text:p>
          </table:table-cell>
          <table:table-cell table:style-name="ce12" table:formula="of:=([.C25] - [.V25]) *[.N25]" office:value-type="currency" office:currency="R$ " office:value="2699920332.47751" calcext:value-type="currency">
            <text:p>R$ 2,699,920,332.48</text:p>
          </table:table-cell>
          <table:table-cell table:style-name="ce12" table:formula="of:=IF([.W25] &gt;0 ;&quot;Subiu&quot; ; IF([.W25]&lt; 0 ;&quot;Desceu&quot; ; &quot;Estavel&quot;))" office:value-type="string" office:string-value="Subiu" calcext:value-type="string">
            <text:p>Subiu</text:p>
          </table:table-cell>
          <table:table-cell table:style-name="ce9" table:formula="of:=[.F25]/100" office:value-type="float" office:value="0.0579" calcext:value-type="float">
            <text:p>0.0579</text:p>
          </table:table-cell>
          <table:table-cell table:style-name="ce12" table:formula="of:=[.C25]/(1+[.Y25])" office:value-type="currency" office:currency="R$ " office:value="13.8103790528405" calcext:value-type="currency">
            <text:p>R$ 13.81</text:p>
          </table:table-cell>
          <table:table-cell table:style-name="ce12" table:formula="of:=([.C25] - [.Z25]) *[.N25]" office:value-type="currency" office:currency="R$ " office:value="1341384486.01463" calcext:value-type="currency">
            <text:p>R$ 1,341,384,486.01</text:p>
          </table:table-cell>
          <table:table-cell table:style-name="ce12" table:formula="of:=IF([.AA25] &gt;0 ;&quot;Subiu&quot; ; IF([.AA25]&lt; 0 ;&quot;Desceu&quot; ; &quot;Estavel&quot;))" office:value-type="string" office:string-value="Subiu" calcext:value-type="string">
            <text:p>Subiu</text:p>
          </table:table-cell>
          <table:table-cell table:style-name="ce9" table:formula="of:=[.H25]/100" office:value-type="float" office:value="0.7817" calcext:value-type="float">
            <text:p>0.7817</text:p>
          </table:table-cell>
          <table:table-cell table:style-name="ce12" table:formula="of:=[.C25]/(1+[.AC25])" office:value-type="currency" office:currency="R$ " office:value="8.20003367570298" calcext:value-type="currency">
            <text:p>R$ 8.20</text:p>
          </table:table-cell>
          <table:table-cell table:style-name="ce12" table:formula="of:=([.C25]-[.AD25])*[.N25]" office:value-type="currency" office:currency="R$ " office:value="10752881617.0113" calcext:value-type="currency">
            <text:p>R$ 10,752,881,617.01</text:p>
          </table:table-cell>
          <table:table-cell table:style-name="ce12" table:formula="of:=IF([.AE25] &gt;0 ;&quot;Subiu&quot; ; IF([.AE25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VIV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1.2" calcext:value-type="float">
            <text:p>51.2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1.09" calcext:value-type="float">
            <text:p>1.09</text:p>
          </table:table-cell>
          <table:table-cell table:number-columns-repeated="2" table:style-name="ce8" office:value-type="float" office:value="-4.19" calcext:value-type="float">
            <text:p>-4.19</text:p>
          </table:table-cell>
          <table:table-cell table:style-name="ce8" office:value-type="float" office:value="32.78" calcext:value-type="float">
            <text:p>32.78</text:p>
          </table:table-cell>
          <table:table-cell table:style-name="ce8" office:value-type="float" office:value="50.62" calcext:value-type="float">
            <text:p>50.62</text:p>
          </table:table-cell>
          <table:table-cell table:style-name="ce8" office:value-type="float" office:value="51.26" calcext:value-type="float">
            <text:p>51.26</text:p>
          </table:table-cell>
          <table:table-cell table:style-name="ce2" office:value-type="string" calcext:value-type="string">
            <text:p>64,92 M</text:p>
          </table:table-cell>
          <table:table-cell table:style-name="ce8" table:formula="of:=[.D26]/100" office:value-type="float" office:value="0.0088" calcext:value-type="float">
            <text:p>0.0088</text:p>
          </table:table-cell>
          <table:table-cell table:style-name="ce11" table:formula="of:=[.C26]/(1+[.L26])" office:value-type="currency" office:currency="R$ " office:value="50.7533703409992" calcext:value-type="currency">
            <text:p>R$ 50.75</text:p>
          </table:table-cell>
          <table:table-cell table:style-name="ce15" table:formula="of:=VLOOKUP([.A26];[$Total_de_acoes.A$1:.B$1048576];2;0)" office:value-type="float" office:value="423091712" calcext:value-type="float">
            <text:p>423,091,712</text:p>
          </table:table-cell>
          <table:table-cell table:style-name="ce11" table:formula="of:=([.C26] - [.M26]) *[.N26]" office:value-type="currency" office:currency="R$ " office:value="188965307.056621" calcext:value-type="currency">
            <text:p>R$ 188,965,307.06</text:p>
          </table:table-cell>
          <table:table-cell table:style-name="ce8" table:formula="of:=IF([.O26] &gt;0 ;&quot;Subiu&quot; ; IF([.O26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26];[$Ticker.A$1:.B$1048576];2;0)" office:value-type="string" office:string-value="Vivo" calcext:value-type="string">
            <text:p>Vivo</text:p>
          </table:table-cell>
          <table:table-cell table:style-name="ce8" table:formula="of:=VLOOKUP([.Q26];[$Nova.A$1:.C$1048576];2;0)" office:value-type="string" office:string-value="Telecomunicações" calcext:value-type="string">
            <text:p>Telecomunicações</text:p>
          </table:table-cell>
          <table:table-cell table:style-name="ce8" table:formula="of:=VLOOKUP([.Q26];[$Nova.A$1:.C$1048576];3;0)" office:value-type="float" office:value="18" calcext:value-type="float">
            <text:p>18</text:p>
          </table:table-cell>
          <table:table-cell table:style-name="ce15" table:formula="of:=IF([.S26]&gt;100 ;&quot;Acima de 100 anos&quot;;IF([.S26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26]/100" office:value-type="float" office:value="0.0109" calcext:value-type="float">
            <text:p>0.0109</text:p>
          </table:table-cell>
          <table:table-cell table:style-name="ce11" table:formula="of:=[.C26]/(1+[.U26])" office:value-type="currency" office:currency="R$ " office:value="50.6479374814522" calcext:value-type="currency">
            <text:p>R$ 50.65</text:p>
          </table:table-cell>
          <table:table-cell table:style-name="ce11" table:formula="of:=([.C26] - [.V26]) *[.N26]" office:value-type="currency" office:currency="R$ " office:value="233573076.103429" calcext:value-type="currency">
            <text:p>R$ 233,573,076.10</text:p>
          </table:table-cell>
          <table:table-cell table:style-name="ce11" table:formula="of:=IF([.W26] &gt;0 ;&quot;Subiu&quot; ; IF([.W26]&lt; 0 ;&quot;Desceu&quot; ; &quot;Estavel&quot;))" office:value-type="string" office:string-value="Subiu" calcext:value-type="string">
            <text:p>Subiu</text:p>
          </table:table-cell>
          <table:table-cell table:style-name="ce8" table:formula="of:=[.F26]/100" office:value-type="float" office:value="-0.0419" calcext:value-type="float">
            <text:p>-0.0419</text:p>
          </table:table-cell>
          <table:table-cell table:style-name="ce11" table:formula="of:=[.C26]/(1+[.Y26])" office:value-type="currency" office:currency="R$ " office:value="53.4390982152176" calcext:value-type="currency">
            <text:p>R$ 53.44</text:p>
          </table:table-cell>
          <table:table-cell table:style-name="ce11" table:formula="of:=([.C26] - [.Z26]) *[.N26]" office:value-type="currency" office:currency="R$ " office:value="-947343897.212569" calcext:value-type="currency">
            <text:p>-R$ 947,343,897.21</text:p>
          </table:table-cell>
          <table:table-cell table:style-name="ce11" table:formula="of:=IF([.AA26] &gt;0 ;&quot;Subiu&quot; ; IF([.AA26]&lt; 0 ;&quot;Desceu&quot; ; &quot;Estavel&quot;))" office:value-type="string" office:string-value="Desceu" calcext:value-type="string">
            <text:p>Desceu</text:p>
          </table:table-cell>
          <table:table-cell table:style-name="ce8" table:formula="of:=[.H26]/100" office:value-type="float" office:value="0.3278" calcext:value-type="float">
            <text:p>0.3278</text:p>
          </table:table-cell>
          <table:table-cell table:style-name="ce11" table:formula="of:=[.C26]/(1+[.AC26])" office:value-type="currency" office:currency="R$ " office:value="38.5600241000151" calcext:value-type="currency">
            <text:p>R$ 38.56</text:p>
          </table:table-cell>
          <table:table-cell table:style-name="ce11" table:formula="of:=([.C26]-[.AD26])*[.N26]" office:value-type="currency" office:currency="R$ " office:value="5347869043.16337" calcext:value-type="currency">
            <text:p>R$ 5,347,869,043.16</text:p>
          </table:table-cell>
          <table:table-cell table:style-name="ce11" table:formula="of:=IF([.AE26] &gt;0 ;&quot;Subiu&quot; ; IF([.AE26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2.64" calcext:value-type="float">
            <text:p>22.64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1.07" calcext:value-type="float">
            <text:p>1.07</text:p>
          </table:table-cell>
          <table:table-cell table:number-columns-repeated="2" table:style-name="ce9" office:value-type="float" office:value="-1.35" calcext:value-type="float">
            <text:p>-1.35</text:p>
          </table:table-cell>
          <table:table-cell table:style-name="ce9" office:value-type="float" office:value="20.93" calcext:value-type="float">
            <text:p>20.93</text:p>
          </table:table-cell>
          <table:table-cell table:style-name="ce9" office:value-type="float" office:value="22.32" calcext:value-type="float">
            <text:p>22.32</text:p>
          </table:table-cell>
          <table:table-cell table:style-name="ce9" office:value-type="float" office:value="22.83" calcext:value-type="float">
            <text:p>22.83</text:p>
          </table:table-cell>
          <table:table-cell table:style-name="ce3" office:value-type="string" calcext:value-type="string">
            <text:p>178,44 M</text:p>
          </table:table-cell>
          <table:table-cell table:style-name="ce9" table:formula="of:=[.D27]/100" office:value-type="float" office:value="0.0084" calcext:value-type="float">
            <text:p>0.0084</text:p>
          </table:table-cell>
          <table:table-cell table:style-name="ce12" table:formula="of:=[.C27]/(1+[.L27])" office:value-type="currency" office:currency="R$ " office:value="22.4514081713606" calcext:value-type="currency">
            <text:p>R$ 22.45</text:p>
          </table:table-cell>
          <table:table-cell table:style-name="ce16" table:formula="of:=VLOOKUP([.A27];[$Total_de_acoes.A$1:.B$1048576];2;0)" office:value-type="float" office:value="1218352541" calcext:value-type="float">
            <text:p>1,218,352,541</text:p>
          </table:table-cell>
          <table:table-cell table:style-name="ce12" table:formula="of:=([.C27] - [.M27]) *[.N27]" office:value-type="currency" office:currency="R$ " office:value="229771333.634684" calcext:value-type="currency">
            <text:p>R$ 229,771,333.63</text:p>
          </table:table-cell>
          <table:table-cell table:style-name="ce9" table:formula="of:=IF([.O27] &gt;0 ;&quot;Subiu&quot; ; IF([.O27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27];[$Ticker.A$1:.B$1048576];2;0)" office:value-type="string" office:string-value="Rumo" calcext:value-type="string">
            <text:p>Rumo</text:p>
          </table:table-cell>
          <table:table-cell table:style-name="ce9" table:formula="of:=VLOOKUP([.Q27];[$Nova.A$1:.C$1048576];2;0)" office:value-type="string" office:string-value="Logística" calcext:value-type="string">
            <text:p>Logística</text:p>
          </table:table-cell>
          <table:table-cell table:style-name="ce9" table:formula="of:=VLOOKUP([.Q27];[$Nova.A$1:.C$1048576];3;0)" office:value-type="float" office:value="12" calcext:value-type="float">
            <text:p>12</text:p>
          </table:table-cell>
          <table:table-cell table:style-name="ce16" table:formula="of:=IF([.S27]&gt;100 ;&quot;Acima de 100 anos&quot;;IF([.S27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27]/100" office:value-type="float" office:value="0.0107" calcext:value-type="float">
            <text:p>0.0107</text:p>
          </table:table-cell>
          <table:table-cell table:style-name="ce12" table:formula="of:=[.C27]/(1+[.U27])" office:value-type="currency" office:currency="R$ " office:value="22.4003166122489" calcext:value-type="currency">
            <text:p>R$ 22.40</text:p>
          </table:table-cell>
          <table:table-cell table:style-name="ce12" table:formula="of:=([.C27] - [.V27]) *[.N27]" office:value-type="currency" office:currency="R$ " office:value="292018864.501993" calcext:value-type="currency">
            <text:p>R$ 292,018,864.50</text:p>
          </table:table-cell>
          <table:table-cell table:style-name="ce12" table:formula="of:=IF([.W27] &gt;0 ;&quot;Subiu&quot; ; IF([.W27]&lt; 0 ;&quot;Desceu&quot; ; &quot;Estavel&quot;))" office:value-type="string" office:string-value="Subiu" calcext:value-type="string">
            <text:p>Subiu</text:p>
          </table:table-cell>
          <table:table-cell table:style-name="ce9" table:formula="of:=[.F27]/100" office:value-type="float" office:value="-0.0135" calcext:value-type="float">
            <text:p>-0.0135</text:p>
          </table:table-cell>
          <table:table-cell table:style-name="ce12" table:formula="of:=[.C27]/(1+[.Y27])" office:value-type="currency" office:currency="R$ " office:value="22.9498226051698" calcext:value-type="currency">
            <text:p>R$ 22.95</text:p>
          </table:table-cell>
          <table:table-cell table:style-name="ce12" table:formula="of:=([.C27] - [.Z27]) *[.N27]" office:value-type="currency" office:currency="R$ " office:value="-377473158.267856" calcext:value-type="currency">
            <text:p>-R$ 377,473,158.27</text:p>
          </table:table-cell>
          <table:table-cell table:style-name="ce12" table:formula="of:=IF([.AA27] &gt;0 ;&quot;Subiu&quot; ; IF([.AA27]&lt; 0 ;&quot;Desceu&quot; ; &quot;Estavel&quot;))" office:value-type="string" office:string-value="Desceu" calcext:value-type="string">
            <text:p>Desceu</text:p>
          </table:table-cell>
          <table:table-cell table:style-name="ce9" table:formula="of:=[.H27]/100" office:value-type="float" office:value="0.2093" calcext:value-type="float">
            <text:p>0.2093</text:p>
          </table:table-cell>
          <table:table-cell table:style-name="ce12" table:formula="of:=[.C27]/(1+[.AC27])" office:value-type="currency" office:currency="R$ " office:value="18.7215744645663" calcext:value-type="currency">
            <text:p>R$ 18.72</text:p>
          </table:table-cell>
          <table:table-cell table:style-name="ce12" table:formula="of:=([.C27]-[.AD27])*[.N27]" office:value-type="currency" office:currency="R$ " office:value="4774023707.81496" calcext:value-type="currency">
            <text:p>R$ 4,774,023,707.81</text:p>
          </table:table-cell>
          <table:table-cell table:style-name="ce12" table:formula="of:=IF([.AE27] &gt;0 ;&quot;Subiu&quot; ; IF([.AE27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0.82" calcext:value-type="float">
            <text:p>0.82</text:p>
          </table:table-cell>
          <table:table-cell table:style-name="ce8" office:value-type="float" office:value="9.38" calcext:value-type="float">
            <text:p>9.38</text:p>
          </table:table-cell>
          <table:table-cell table:number-columns-repeated="2" table:style-name="ce8" office:value-type="float" office:value="5.83" calcext:value-type="float">
            <text:p>5.83</text:p>
          </table:table-cell>
          <table:table-cell table:style-name="ce8" office:value-type="float" office:value="-2.19" calcext:value-type="float">
            <text:p>-2.19</text:p>
          </table:table-cell>
          <table:table-cell table:style-name="ce8" office:value-type="float" office:value="4.82" calcext:value-type="float">
            <text:p>4.82</text:p>
          </table:table-cell>
          <table:table-cell table:style-name="ce8" office:value-type="float" office:value="4.97" calcext:value-type="float">
            <text:p>4.97</text:p>
          </table:table-cell>
          <table:table-cell table:style-name="ce2" office:value-type="string" calcext:value-type="string">
            <text:p>144,47 M</text:p>
          </table:table-cell>
          <table:table-cell table:style-name="ce8" table:formula="of:=[.D28]/100" office:value-type="float" office:value="0.0082" calcext:value-type="float">
            <text:p>0.0082</text:p>
          </table:table-cell>
          <table:table-cell table:style-name="ce11" table:formula="of:=[.C28]/(1+[.L28])" office:value-type="currency" office:currency="R$ " office:value="4.86014679627058" calcext:value-type="currency">
            <text:p>R$ 4.86</text:p>
          </table:table-cell>
          <table:table-cell table:style-name="ce15" table:formula="of:=VLOOKUP([.A28];[$Total_de_acoes.A$1:.B$1048576];2;0)" office:value-type="float" office:value="1095462329" calcext:value-type="float">
            <text:p>1,095,462,329</text:p>
          </table:table-cell>
          <table:table-cell table:style-name="ce11" table:formula="of:=([.C28] - [.M28]) *[.N28]" office:value-type="currency" office:currency="R$ " office:value="43657683.3755409" calcext:value-type="currency">
            <text:p>R$ 43,657,683.38</text:p>
          </table:table-cell>
          <table:table-cell table:style-name="ce8" table:formula="of:=IF([.O28] &gt;0 ;&quot;Subiu&quot; ; IF([.O28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28];[$Ticker.A$1:.B$1048576];2;0)" office:value-type="string" office:string-value="Cielo" calcext:value-type="string">
            <text:p>Cielo</text:p>
          </table:table-cell>
          <table:table-cell table:style-name="ce8" table:formula="of:=VLOOKUP([.Q28];[$Nova.A$1:.C$1048576];2;0)" office:value-type="string" office:string-value="Meios de Pagamento" calcext:value-type="string">
            <text:p>Meios de Pagamento</text:p>
          </table:table-cell>
          <table:table-cell table:style-name="ce8" table:formula="of:=VLOOKUP([.Q28];[$Nova.A$1:.C$1048576];3;0)" office:value-type="float" office:value="24" calcext:value-type="float">
            <text:p>24</text:p>
          </table:table-cell>
          <table:table-cell table:style-name="ce15" table:formula="of:=IF([.S28]&gt;100 ;&quot;Acima de 100 anos&quot;;IF([.S28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28]/100" office:value-type="float" office:value="0.0938" calcext:value-type="float">
            <text:p>0.0938</text:p>
          </table:table-cell>
          <table:table-cell table:style-name="ce11" table:formula="of:=[.C28]/(1+[.U28])" office:value-type="currency" office:currency="R$ " office:value="4.47979520936186" calcext:value-type="currency">
            <text:p>R$ 4.48</text:p>
          </table:table-cell>
          <table:table-cell table:style-name="ce11" table:formula="of:=([.C28] - [.V28]) *[.N28]" office:value-type="currency" office:currency="R$ " office:value="460318518.609417" calcext:value-type="currency">
            <text:p>R$ 460,318,518.61</text:p>
          </table:table-cell>
          <table:table-cell table:style-name="ce11" table:formula="of:=IF([.W28] &gt;0 ;&quot;Subiu&quot; ; IF([.W28]&lt; 0 ;&quot;Desceu&quot; ; &quot;Estavel&quot;))" office:value-type="string" office:string-value="Subiu" calcext:value-type="string">
            <text:p>Subiu</text:p>
          </table:table-cell>
          <table:table-cell table:style-name="ce8" table:formula="of:=[.F28]/100" office:value-type="float" office:value="0.0583" calcext:value-type="float">
            <text:p>0.0583</text:p>
          </table:table-cell>
          <table:table-cell table:style-name="ce11" table:formula="of:=[.C28]/(1+[.Y28])" office:value-type="currency" office:currency="R$ " office:value="4.6300670887272" calcext:value-type="currency">
            <text:p>R$ 4.63</text:p>
          </table:table-cell>
          <table:table-cell table:style-name="ce11" table:formula="of:=([.C28] - [.Z28]) *[.N28]" office:value-type="currency" office:currency="R$ " office:value="295701335.656647" calcext:value-type="currency">
            <text:p>R$ 295,701,335.66</text:p>
          </table:table-cell>
          <table:table-cell table:style-name="ce11" table:formula="of:=IF([.AA28] &gt;0 ;&quot;Subiu&quot; ; IF([.AA28]&lt; 0 ;&quot;Desceu&quot; ; &quot;Estavel&quot;))" office:value-type="string" office:string-value="Subiu" calcext:value-type="string">
            <text:p>Subiu</text:p>
          </table:table-cell>
          <table:table-cell table:style-name="ce8" table:formula="of:=[.H28]/100" office:value-type="float" office:value="-0.0219" calcext:value-type="float">
            <text:p>-0.0219</text:p>
          </table:table-cell>
          <table:table-cell table:style-name="ce11" table:formula="of:=[.C28]/(1+[.AC28])" office:value-type="currency" office:currency="R$ " office:value="5.00971270831203" calcext:value-type="currency">
            <text:p>R$ 5.01</text:p>
          </table:table-cell>
          <table:table-cell table:style-name="ce11" table:formula="of:=([.C28]-[.AD28])*[.N28]" office:value-type="currency" office:currency="R$ " office:value="-120186138.968398" calcext:value-type="currency">
            <text:p>-R$ 120,186,138.97</text:p>
          </table:table-cell>
          <table:table-cell table:style-name="ce11" table:formula="of:=IF([.AE28] &gt;0 ;&quot;Subiu&quot; ; IF([.AE28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XC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7.81" calcext:value-type="float">
            <text:p>7.81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.17" calcext:value-type="float">
            <text:p>3.17</text:p>
          </table:table-cell>
          <table:table-cell table:number-columns-repeated="2" table:style-name="ce9" office:value-type="float" office:value="-3.22" calcext:value-type="float">
            <text:p>-3.22</text:p>
          </table:table-cell>
          <table:table-cell table:style-name="ce9" office:value-type="float" office:value="9.94" calcext:value-type="float">
            <text:p>9.94</text:p>
          </table:table-cell>
          <table:table-cell table:style-name="ce9" office:value-type="float" office:value="7.7" calcext:value-type="float">
            <text:p>7.7</text:p>
          </table:table-cell>
          <table:table-cell table:style-name="ce9" office:value-type="float" office:value="7.85" calcext:value-type="float">
            <text:p>7.85</text:p>
          </table:table-cell>
          <table:table-cell table:style-name="ce3" office:value-type="string" calcext:value-type="string">
            <text:p>21,5 M</text:p>
          </table:table-cell>
          <table:table-cell table:style-name="ce9" table:formula="of:=[.D29]/100" office:value-type="float" office:value="0.0077" calcext:value-type="float">
            <text:p>0.0077</text:p>
          </table:table-cell>
          <table:table-cell table:style-name="ce12" table:formula="of:=[.C29]/(1+[.L29])" office:value-type="currency" office:currency="R$ " office:value="7.75032251662201" calcext:value-type="currency">
            <text:p>R$ 7.75</text:p>
          </table:table-cell>
          <table:table-cell table:style-name="ce16" table:formula="of:=VLOOKUP([.A29];[$Total_de_acoes.A$1:.B$1048576];2;0)" office:value-type="float" office:value="302768240" calcext:value-type="float">
            <text:p>302,768,240</text:p>
          </table:table-cell>
          <table:table-cell table:style-name="ce12" table:formula="of:=([.C29] - [.M29]) *[.N29]" office:value-type="currency" office:currency="R$ " office:value="18068446.6099832" calcext:value-type="currency">
            <text:p>R$ 18,068,446.61</text:p>
          </table:table-cell>
          <table:table-cell table:style-name="ce9" table:formula="of:=IF([.O29] &gt;0 ;&quot;Subiu&quot; ; IF([.O29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29];[$Ticker.A$1:.B$1048576];2;0)" office:value-type="string" office:string-value="Dexco" calcext:value-type="string">
            <text:p>Dexco</text:p>
          </table:table-cell>
          <table:table-cell table:style-name="ce9" table:formula="of:=VLOOKUP([.Q29];[$Nova.A$1:.C$1048576];2;0)" office:value-type="string" office:string-value="Imobiliário" calcext:value-type="string">
            <text:p>Imobiliário</text:p>
          </table:table-cell>
          <table:table-cell table:style-name="ce9" table:formula="of:=VLOOKUP([.Q29];[$Nova.A$1:.C$1048576];3;0)" office:value-type="float" office:value="8" calcext:value-type="float">
            <text:p>8</text:p>
          </table:table-cell>
          <table:table-cell table:style-name="ce16" table:formula="of:=IF([.S29]&gt;100 ;&quot;Acima de 100 anos&quot;;IF([.S29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29]/100" office:value-type="float" office:value="0.0317" calcext:value-type="float">
            <text:p>0.0317</text:p>
          </table:table-cell>
          <table:table-cell table:style-name="ce12" table:formula="of:=[.C29]/(1+[.U29])" office:value-type="currency" office:currency="R$ " office:value="7.57003004749443" calcext:value-type="currency">
            <text:p>R$ 7.57</text:p>
          </table:table-cell>
          <table:table-cell table:style-name="ce12" table:formula="of:=([.C29] - [.V29]) *[.N29]" office:value-type="currency" office:currency="R$ " office:value="72655280.172996" calcext:value-type="currency">
            <text:p>R$ 72,655,280.17</text:p>
          </table:table-cell>
          <table:table-cell table:style-name="ce12" table:formula="of:=IF([.W29] &gt;0 ;&quot;Subiu&quot; ; IF([.W29]&lt; 0 ;&quot;Desceu&quot; ; &quot;Estavel&quot;))" office:value-type="string" office:string-value="Subiu" calcext:value-type="string">
            <text:p>Subiu</text:p>
          </table:table-cell>
          <table:table-cell table:style-name="ce9" table:formula="of:=[.F29]/100" office:value-type="float" office:value="-0.0322" calcext:value-type="float">
            <text:p>-0.0322</text:p>
          </table:table-cell>
          <table:table-cell table:style-name="ce12" table:formula="of:=[.C29]/(1+[.Y29])" office:value-type="currency" office:currency="R$ " office:value="8.06984914238479" calcext:value-type="currency">
            <text:p>R$ 8.07</text:p>
          </table:table-cell>
          <table:table-cell table:style-name="ce12" table:formula="of:=([.C29] - [.Z29]) *[.N29]" office:value-type="currency" office:currency="R$ " office:value="-78674067.5053526" calcext:value-type="currency">
            <text:p>-R$ 78,674,067.51</text:p>
          </table:table-cell>
          <table:table-cell table:style-name="ce12" table:formula="of:=IF([.AA29] &gt;0 ;&quot;Subiu&quot; ; IF([.AA29]&lt; 0 ;&quot;Desceu&quot; ; &quot;Estavel&quot;))" office:value-type="string" office:string-value="Desceu" calcext:value-type="string">
            <text:p>Desceu</text:p>
          </table:table-cell>
          <table:table-cell table:style-name="ce9" table:formula="of:=[.H29]/100" office:value-type="float" office:value="0.0994" calcext:value-type="float">
            <text:p>0.0994</text:p>
          </table:table-cell>
          <table:table-cell table:style-name="ce12" table:formula="of:=[.C29]/(1+[.AC29])" office:value-type="currency" office:currency="R$ " office:value="7.10387484082227" calcext:value-type="currency">
            <text:p>R$ 7.10</text:p>
          </table:table-cell>
          <table:table-cell table:style-name="ce12" table:formula="of:=([.C29]-[.AD29])*[.N29]" office:value-type="currency" office:currency="R$ " office:value="213792271.663962" calcext:value-type="currency">
            <text:p>R$ 213,792,271.66</text:p>
          </table:table-cell>
          <table:table-cell table:style-name="ce12" table:formula="of:=IF([.AE29] &gt;0 ;&quot;Subiu&quot; ; IF([.AE29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7.52" calcext:value-type="float">
            <text:p>17.52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-0.57" calcext:value-type="float">
            <text:p>-0.57</text:p>
          </table:table-cell>
          <table:table-cell table:number-columns-repeated="2" table:style-name="ce8" office:value-type="float" office:value="-2.29" calcext:value-type="float">
            <text:p>-2.29</text:p>
          </table:table-cell>
          <table:table-cell table:style-name="ce8" office:value-type="float" office:value="56.87" calcext:value-type="float">
            <text:p>56.87</text:p>
          </table:table-cell>
          <table:table-cell table:style-name="ce8" office:value-type="float" office:value="17.36" calcext:value-type="float">
            <text:p>17.36</text:p>
          </table:table-cell>
          <table:table-cell table:style-name="ce8" office:value-type="float" office:value="17.58" calcext:value-type="float">
            <text:p>17.58</text:p>
          </table:table-cell>
          <table:table-cell table:style-name="ce2" office:value-type="string" calcext:value-type="string">
            <text:p>62,54 M</text:p>
          </table:table-cell>
          <table:table-cell table:style-name="ce8" table:formula="of:=[.D30]/100" office:value-type="float" office:value="0.0074" calcext:value-type="float">
            <text:p>0.0074</text:p>
          </table:table-cell>
          <table:table-cell table:style-name="ce11" table:formula="of:=[.C30]/(1+[.L30])" office:value-type="currency" office:currency="R$ " office:value="17.3913043478261" calcext:value-type="currency">
            <text:p>R$ 17.39</text:p>
          </table:table-cell>
          <table:table-cell table:style-name="ce15" table:formula="of:=VLOOKUP([.A30];[$Total_de_acoes.A$1:.B$1048576];2;0)" office:value-type="float" office:value="807896814" calcext:value-type="float">
            <text:p>807,896,814</text:p>
          </table:table-cell>
          <table:table-cell table:style-name="ce11" table:formula="of:=([.C30] - [.M30]) *[.N30]" office:value-type="currency" office:currency="R$ " office:value="103972807.366957" calcext:value-type="currency">
            <text:p>R$ 103,972,807.37</text:p>
          </table:table-cell>
          <table:table-cell table:style-name="ce8" table:formula="of:=IF([.O30] &gt;0 ;&quot;Subiu&quot; ; IF([.O30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30];[$Ticker.A$1:.B$1048576];2;0)" office:value-type="string" office:string-value="TIM" calcext:value-type="string">
            <text:p>TIM</text:p>
          </table:table-cell>
          <table:table-cell table:style-name="ce8" table:formula="of:=VLOOKUP([.Q30];[$Nova.A$1:.C$1048576];2;0)" office:value-type="string" office:string-value="Telecomunicações" calcext:value-type="string">
            <text:p>Telecomunicações</text:p>
          </table:table-cell>
          <table:table-cell table:style-name="ce8" table:formula="of:=VLOOKUP([.Q30];[$Nova.A$1:.C$1048576];3;0)" office:value-type="float" office:value="25" calcext:value-type="float">
            <text:p>25</text:p>
          </table:table-cell>
          <table:table-cell table:style-name="ce15" table:formula="of:=IF([.S30]&gt;100 ;&quot;Acima de 100 anos&quot;;IF([.S30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30]/100" office:value-type="float" office:value="-0.0057" calcext:value-type="float">
            <text:p>-0.0057</text:p>
          </table:table-cell>
          <table:table-cell table:style-name="ce11" table:formula="of:=[.C30]/(1+[.U30])" office:value-type="currency" office:currency="R$ " office:value="17.6204364879815" calcext:value-type="currency">
            <text:p>R$ 17.62</text:p>
          </table:table-cell>
          <table:table-cell table:style-name="ce11" table:formula="of:=([.C30] - [.V30]) *[.N30]" office:value-type="currency" office:currency="R$ " office:value="-81142318.649598" calcext:value-type="currency">
            <text:p>-R$ 81,142,318.65</text:p>
          </table:table-cell>
          <table:table-cell table:style-name="ce11" table:formula="of:=IF([.W30] &gt;0 ;&quot;Subiu&quot; ; IF([.W30]&lt; 0 ;&quot;Desceu&quot; ; &quot;Estavel&quot;))" office:value-type="string" office:string-value="Desceu" calcext:value-type="string">
            <text:p>Desceu</text:p>
          </table:table-cell>
          <table:table-cell table:style-name="ce8" table:formula="of:=[.F30]/100" office:value-type="float" office:value="-0.0229" calcext:value-type="float">
            <text:p>-0.0229</text:p>
          </table:table-cell>
          <table:table-cell table:style-name="ce11" table:formula="of:=[.C30]/(1+[.Y30])" office:value-type="currency" office:currency="R$ " office:value="17.9306109917102" calcext:value-type="currency">
            <text:p>R$ 17.93</text:p>
          </table:table-cell>
          <table:table-cell table:style-name="ce11" table:formula="of:=([.C30] - [.Z30]) *[.N30]" office:value-type="currency" office:currency="R$ " office:value="-331731311.996023" calcext:value-type="currency">
            <text:p>-R$ 331,731,312.00</text:p>
          </table:table-cell>
          <table:table-cell table:style-name="ce11" table:formula="of:=IF([.AA30] &gt;0 ;&quot;Subiu&quot; ; IF([.AA30]&lt; 0 ;&quot;Desceu&quot; ; &quot;Estavel&quot;))" office:value-type="string" office:string-value="Desceu" calcext:value-type="string">
            <text:p>Desceu</text:p>
          </table:table-cell>
          <table:table-cell table:style-name="ce8" table:formula="of:=[.H30]/100" office:value-type="float" office:value="0.5687" calcext:value-type="float">
            <text:p>0.5687</text:p>
          </table:table-cell>
          <table:table-cell table:style-name="ce11" table:formula="of:=[.C30]/(1+[.AC30])" office:value-type="currency" office:currency="R$ " office:value="11.1684834576401" calcext:value-type="currency">
            <text:p>R$ 11.17</text:p>
          </table:table-cell>
          <table:table-cell table:style-name="ce11" table:formula="of:=([.C30]-[.AD30])*[.N30]" office:value-type="currency" office:currency="R$ " office:value="5131369978.64087" calcext:value-type="currency">
            <text:p>R$ 5,131,369,978.64</text:p>
          </table:table-cell>
          <table:table-cell table:style-name="ce11" table:formula="of:=IF([.AE30] &gt;0 ;&quot;Subiu&quot; ; IF([.AE30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3.22" calcext:value-type="float">
            <text:p>23.22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1.93" calcext:value-type="float">
            <text:p>1.93</text:p>
          </table:table-cell>
          <table:table-cell table:number-columns-repeated="2" table:style-name="ce9" office:value-type="float" office:value="-9.51" calcext:value-type="float">
            <text:p>-9.51</text:p>
          </table:table-cell>
          <table:table-cell table:style-name="ce9" office:value-type="float" office:value="-20.4" calcext:value-type="float">
            <text:p>-20.4</text:p>
          </table:table-cell>
          <table:table-cell table:style-name="ce9" office:value-type="float" office:value="22.69" calcext:value-type="float">
            <text:p>22.69</text:p>
          </table:table-cell>
          <table:table-cell table:style-name="ce9" office:value-type="float" office:value="23.28" calcext:value-type="float">
            <text:p>23.28</text:p>
          </table:table-cell>
          <table:table-cell table:style-name="ce3" office:value-type="string" calcext:value-type="string">
            <text:p>69,45 M</text:p>
          </table:table-cell>
          <table:table-cell table:style-name="ce9" table:formula="of:=[.D31]/100" office:value-type="float" office:value="0.0073" calcext:value-type="float">
            <text:p>0.0073</text:p>
          </table:table-cell>
          <table:table-cell table:style-name="ce12" table:formula="of:=[.C31]/(1+[.L31])" office:value-type="currency" office:currency="R$ " office:value="23.0517224262881" calcext:value-type="currency">
            <text:p>R$ 23.05</text:p>
          </table:table-cell>
          <table:table-cell table:style-name="ce16" table:formula="of:=VLOOKUP([.A31];[$Total_de_acoes.A$1:.B$1048576];2;0)" office:value-type="float" office:value="251003438" calcext:value-type="float">
            <text:p>251,003,438</text:p>
          </table:table-cell>
          <table:table-cell table:style-name="ce12" table:formula="of:=([.C31] - [.M31]) *[.N31]" office:value-type="currency" office:currency="R$ " office:value="42238249.5399864" calcext:value-type="currency">
            <text:p>R$ 42,238,249.54</text:p>
          </table:table-cell>
          <table:table-cell table:style-name="ce9" table:formula="of:=IF([.O31] &gt;0 ;&quot;Subiu&quot; ; IF([.O31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31];[$Ticker.A$1:.B$1048576];2;0)" office:value-type="string" office:string-value="Bradespar" calcext:value-type="string">
            <text:p>Bradespar</text:p>
          </table:table-cell>
          <table:table-cell table:style-name="ce9" table:formula="of:=VLOOKUP([.Q31];[$Nova.A$1:.C$1048576];2;0)" office:value-type="string" office:string-value="Holding" calcext:value-type="string">
            <text:p>Holding</text:p>
          </table:table-cell>
          <table:table-cell table:style-name="ce9" table:formula="of:=VLOOKUP([.Q31];[$Nova.A$1:.C$1048576];3;0)" office:value-type="float" office:value="40" calcext:value-type="float">
            <text:p>40</text:p>
          </table:table-cell>
          <table:table-cell table:style-name="ce16" table:formula="of:=IF([.S31]&gt;100 ;&quot;Acima de 100 anos&quot;;IF([.S31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31]/100" office:value-type="float" office:value="0.0193" calcext:value-type="float">
            <text:p>0.0193</text:p>
          </table:table-cell>
          <table:table-cell table:style-name="ce12" table:formula="of:=[.C31]/(1+[.U31])" office:value-type="currency" office:currency="R$ " office:value="22.7803394486412" calcext:value-type="currency">
            <text:p>R$ 22.78</text:p>
          </table:table-cell>
          <table:table-cell table:style-name="ce12" table:formula="of:=([.C31] - [.V31]) *[.N31]" office:value-type="currency" office:currency="R$ " office:value="110356309.944029" calcext:value-type="currency">
            <text:p>R$ 110,356,309.94</text:p>
          </table:table-cell>
          <table:table-cell table:style-name="ce12" table:formula="of:=IF([.W31] &gt;0 ;&quot;Subiu&quot; ; IF([.W31]&lt; 0 ;&quot;Desceu&quot; ; &quot;Estavel&quot;))" office:value-type="string" office:string-value="Subiu" calcext:value-type="string">
            <text:p>Subiu</text:p>
          </table:table-cell>
          <table:table-cell table:style-name="ce9" table:formula="of:=[.F31]/100" office:value-type="float" office:value="-0.0951" calcext:value-type="float">
            <text:p>-0.0951</text:p>
          </table:table-cell>
          <table:table-cell table:style-name="ce12" table:formula="of:=[.C31]/(1+[.Y31])" office:value-type="currency" office:currency="R$ " office:value="25.6602939551332" calcext:value-type="currency">
            <text:p>R$ 25.66</text:p>
          </table:table-cell>
          <table:table-cell table:style-name="ce12" table:formula="of:=([.C31] - [.Z31]) *[.N31]" office:value-type="currency" office:currency="R$ " office:value="-612522172.469042" calcext:value-type="currency">
            <text:p>-R$ 612,522,172.47</text:p>
          </table:table-cell>
          <table:table-cell table:style-name="ce12" table:formula="of:=IF([.AA31] &gt;0 ;&quot;Subiu&quot; ; IF([.AA31]&lt; 0 ;&quot;Desceu&quot; ; &quot;Estavel&quot;))" office:value-type="string" office:string-value="Desceu" calcext:value-type="string">
            <text:p>Desceu</text:p>
          </table:table-cell>
          <table:table-cell table:style-name="ce9" table:formula="of:=[.H31]/100" office:value-type="float" office:value="-0.204" calcext:value-type="float">
            <text:p>-0.204</text:p>
          </table:table-cell>
          <table:table-cell table:style-name="ce12" table:formula="of:=[.C31]/(1+[.AC31])" office:value-type="currency" office:currency="R$ " office:value="29.1708542713568" calcext:value-type="currency">
            <text:p>R$ 29.17</text:p>
          </table:table-cell>
          <table:table-cell table:style-name="ce12" table:formula="of:=([.C31]-[.AD31])*[.N31]" office:value-type="currency" office:currency="R$ " office:value="-1493684881.14754" calcext:value-type="currency">
            <text:p>-R$ 1,493,684,881.15</text:p>
          </table:table-cell>
          <table:table-cell table:style-name="ce12" table:formula="of:=IF([.AE31] &gt;0 ;&quot;Subiu&quot; ; IF([.AE31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LWS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.55" calcext:value-type="float">
            <text:p>5.55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-3.65" calcext:value-type="float">
            <text:p>-3.65</text:p>
          </table:table-cell>
          <table:table-cell table:number-columns-repeated="2" table:style-name="ce8" office:value-type="float" office:value="-7.65" calcext:value-type="float">
            <text:p>-7.65</text:p>
          </table:table-cell>
          <table:table-cell table:style-name="ce8" office:value-type="float" office:value="-14.03" calcext:value-type="float">
            <text:p>-14.03</text:p>
          </table:table-cell>
          <table:table-cell table:style-name="ce8" office:value-type="float" office:value="5.46" calcext:value-type="float">
            <text:p>5.46</text:p>
          </table:table-cell>
          <table:table-cell table:style-name="ce8" office:value-type="float" office:value="5.6" calcext:value-type="float">
            <text:p>5.6</text:p>
          </table:table-cell>
          <table:table-cell table:style-name="ce2" office:value-type="string" calcext:value-type="string">
            <text:p>56,4 M</text:p>
          </table:table-cell>
          <table:table-cell table:style-name="ce8" table:formula="of:=[.D32]/100" office:value-type="float" office:value="0.0072" calcext:value-type="float">
            <text:p>0.0072</text:p>
          </table:table-cell>
          <table:table-cell table:style-name="ce11" table:formula="of:=[.C32]/(1+[.L32])" office:value-type="currency" office:currency="R$ " office:value="5.51032565528197" calcext:value-type="currency">
            <text:p>R$ 5.51</text:p>
          </table:table-cell>
          <table:table-cell table:style-name="ce15" table:formula="of:=VLOOKUP([.A32];[$Total_de_acoes.A$1:.B$1048576];2;0)" office:value-type="float" office:value="393173139" calcext:value-type="float">
            <text:p>393,173,139</text:p>
          </table:table-cell>
          <table:table-cell table:style-name="ce11" table:formula="of:=([.C32] - [.M32]) *[.N32]" office:value-type="currency" office:currency="R$ " office:value="15598886.6505562" calcext:value-type="currency">
            <text:p>R$ 15,598,886.65</text:p>
          </table:table-cell>
          <table:table-cell table:style-name="ce8" table:formula="of:=IF([.O32] &gt;0 ;&quot;Subiu&quot; ; IF([.O32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32];[$Ticker.A$1:.B$1048576];2;0)" office:value-type="string" office:string-value="Locaweb" calcext:value-type="string">
            <text:p>Locaweb</text:p>
          </table:table-cell>
          <table:table-cell table:style-name="ce8" table:formula="of:=VLOOKUP([.Q32];[$Nova.A$1:.C$1048576];2;0)" office:value-type="string" office:string-value="Tecnologia" calcext:value-type="string">
            <text:p>Tecnologia</text:p>
          </table:table-cell>
          <table:table-cell table:style-name="ce8" table:formula="of:=VLOOKUP([.Q32];[$Nova.A$1:.C$1048576];3;0)" office:value-type="float" office:value="24" calcext:value-type="float">
            <text:p>24</text:p>
          </table:table-cell>
          <table:table-cell table:style-name="ce15" table:formula="of:=IF([.S32]&gt;100 ;&quot;Acima de 100 anos&quot;;IF([.S32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32]/100" office:value-type="float" office:value="-0.0365" calcext:value-type="float">
            <text:p>-0.0365</text:p>
          </table:table-cell>
          <table:table-cell table:style-name="ce11" table:formula="of:=[.C32]/(1+[.U32])" office:value-type="currency" office:currency="R$ " office:value="5.76024909185262" calcext:value-type="currency">
            <text:p>R$ 5.76</text:p>
          </table:table-cell>
          <table:table-cell table:style-name="ce11" table:formula="of:=([.C32] - [.V32]) *[.N32]" office:value-type="currency" office:currency="R$ " office:value="-82664295.4155942" calcext:value-type="currency">
            <text:p>-R$ 82,664,295.42</text:p>
          </table:table-cell>
          <table:table-cell table:style-name="ce11" table:formula="of:=IF([.W32] &gt;0 ;&quot;Subiu&quot; ; IF([.W32]&lt; 0 ;&quot;Desceu&quot; ; &quot;Estavel&quot;))" office:value-type="string" office:string-value="Desceu" calcext:value-type="string">
            <text:p>Desceu</text:p>
          </table:table-cell>
          <table:table-cell table:style-name="ce8" table:formula="of:=[.F32]/100" office:value-type="float" office:value="-0.0765" calcext:value-type="float">
            <text:p>-0.0765</text:p>
          </table:table-cell>
          <table:table-cell table:style-name="ce11" table:formula="of:=[.C32]/(1+[.Y32])" office:value-type="currency" office:currency="R$ " office:value="6.00974553329724" calcext:value-type="currency">
            <text:p>R$ 6.01</text:p>
          </table:table-cell>
          <table:table-cell table:style-name="ce11" table:formula="of:=([.C32] - [.Z32]) *[.N32]" office:value-type="currency" office:currency="R$ " office:value="-180759594.467705" calcext:value-type="currency">
            <text:p>-R$ 180,759,594.47</text:p>
          </table:table-cell>
          <table:table-cell table:style-name="ce11" table:formula="of:=IF([.AA32] &gt;0 ;&quot;Subiu&quot; ; IF([.AA32]&lt; 0 ;&quot;Desceu&quot; ; &quot;Estavel&quot;))" office:value-type="string" office:string-value="Desceu" calcext:value-type="string">
            <text:p>Desceu</text:p>
          </table:table-cell>
          <table:table-cell table:style-name="ce8" table:formula="of:=[.H32]/100" office:value-type="float" office:value="-0.1403" calcext:value-type="float">
            <text:p>-0.1403</text:p>
          </table:table-cell>
          <table:table-cell table:style-name="ce11" table:formula="of:=[.C32]/(1+[.AC32])" office:value-type="currency" office:currency="R$ " office:value="6.45574037454926" calcext:value-type="currency">
            <text:p>R$ 6.46</text:p>
          </table:table-cell>
          <table:table-cell table:style-name="ce11" table:formula="of:=([.C32]-[.AD32])*[.N32]" office:value-type="currency" office:currency="R$ " office:value="-356112786.180569" calcext:value-type="currency">
            <text:p>-R$ 356,112,786.18</text:p>
          </table:table-cell>
          <table:table-cell table:style-name="ce11" table:formula="of:=IF([.AE32] &gt;0 ;&quot;Subiu&quot; ; IF([.AE32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3.83" calcext:value-type="float">
            <text:p>23.83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1.49" calcext:value-type="float">
            <text:p>1.49</text:p>
          </table:table-cell>
          <table:table-cell table:number-columns-repeated="2" table:style-name="ce9" office:value-type="float" office:value="9.71" calcext:value-type="float">
            <text:p>9.71</text:p>
          </table:table-cell>
          <table:table-cell table:style-name="ce9" office:value-type="float" office:value="-26.61" calcext:value-type="float">
            <text:p>-26.61</text:p>
          </table:table-cell>
          <table:table-cell table:style-name="ce9" office:value-type="float" office:value="23.36" calcext:value-type="float">
            <text:p>23.36</text:p>
          </table:table-cell>
          <table:table-cell table:style-name="ce9" office:value-type="float" office:value="23.99" calcext:value-type="float">
            <text:p>23.99</text:p>
          </table:table-cell>
          <table:table-cell table:style-name="ce3" office:value-type="string" calcext:value-type="string">
            <text:p>58,9 M</text:p>
          </table:table-cell>
          <table:table-cell table:style-name="ce9" table:formula="of:=[.D33]/100" office:value-type="float" office:value="0.0071" calcext:value-type="float">
            <text:p>0.0071</text:p>
          </table:table-cell>
          <table:table-cell table:style-name="ce12" table:formula="of:=[.C33]/(1+[.L33])" office:value-type="currency" office:currency="R$ " office:value="23.66199980141" calcext:value-type="currency">
            <text:p>R$ 23.66</text:p>
          </table:table-cell>
          <table:table-cell table:style-name="ce16" table:formula="of:=VLOOKUP([.A33];[$Total_de_acoes.A$1:.B$1048576];2;0)" office:value-type="float" office:value="275005663" calcext:value-type="float">
            <text:p>275,005,663</text:p>
          </table:table-cell>
          <table:table-cell table:style-name="ce12" table:formula="of:=([.C33] - [.M33]) *[.N33]" office:value-type="currency" office:currency="R$ " office:value="46201005.9973787" calcext:value-type="currency">
            <text:p>R$ 46,201,006.00</text:p>
          </table:table-cell>
          <table:table-cell table:style-name="ce9" table:formula="of:=IF([.O33] &gt;0 ;&quot;Subiu&quot; ; IF([.O33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33];[$Ticker.A$1:.B$1048576];2;0)" office:value-type="string" office:string-value="PetroRecôncavo" calcext:value-type="string">
            <text:p>PetroRecôncavo</text:p>
          </table:table-cell>
          <table:table-cell table:style-name="ce9" table:formula="of:=VLOOKUP([.Q33];[$Nova.A$1:.C$1048576];2;0)" office:value-type="string" office:string-value="Petróleo" calcext:value-type="string">
            <text:p>Petróleo</text:p>
          </table:table-cell>
          <table:table-cell table:style-name="ce9" table:formula="of:=VLOOKUP([.Q33];[$Nova.A$1:.C$1048576];3;0)" office:value-type="float" office:value="11" calcext:value-type="float">
            <text:p>11</text:p>
          </table:table-cell>
          <table:table-cell table:style-name="ce16" table:formula="of:=IF([.S33]&gt;100 ;&quot;Acima de 100 anos&quot;;IF([.S33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33]/100" office:value-type="float" office:value="0.0149" calcext:value-type="float">
            <text:p>0.0149</text:p>
          </table:table-cell>
          <table:table-cell table:style-name="ce12" table:formula="of:=[.C33]/(1+[.U33])" office:value-type="currency" office:currency="R$ " office:value="23.4801458271751" calcext:value-type="currency">
            <text:p>R$ 23.48</text:p>
          </table:table-cell>
          <table:table-cell table:style-name="ce12" table:formula="of:=([.C33] - [.V33]) *[.N33]" office:value-type="currency" office:currency="R$ " office:value="96211878.7510296" calcext:value-type="currency">
            <text:p>R$ 96,211,878.75</text:p>
          </table:table-cell>
          <table:table-cell table:style-name="ce12" table:formula="of:=IF([.W33] &gt;0 ;&quot;Subiu&quot; ; IF([.W33]&lt; 0 ;&quot;Desceu&quot; ; &quot;Estavel&quot;))" office:value-type="string" office:string-value="Subiu" calcext:value-type="string">
            <text:p>Subiu</text:p>
          </table:table-cell>
          <table:table-cell table:style-name="ce9" table:formula="of:=[.F33]/100" office:value-type="float" office:value="0.0971" calcext:value-type="float">
            <text:p>0.0971</text:p>
          </table:table-cell>
          <table:table-cell table:style-name="ce12" table:formula="of:=[.C33]/(1+[.Y33])" office:value-type="currency" office:currency="R$ " office:value="21.7209005560113" calcext:value-type="currency">
            <text:p>R$ 21.72</text:p>
          </table:table-cell>
          <table:table-cell table:style-name="ce12" table:formula="of:=([.C33] - [.Z33]) *[.N33]" office:value-type="currency" office:currency="R$ " office:value="580014290.927043" calcext:value-type="currency">
            <text:p>R$ 580,014,290.93</text:p>
          </table:table-cell>
          <table:table-cell table:style-name="ce12" table:formula="of:=IF([.AA33] &gt;0 ;&quot;Subiu&quot; ; IF([.AA33]&lt; 0 ;&quot;Desceu&quot; ; &quot;Estavel&quot;))" office:value-type="string" office:string-value="Subiu" calcext:value-type="string">
            <text:p>Subiu</text:p>
          </table:table-cell>
          <table:table-cell table:style-name="ce9" table:formula="of:=[.H33]/100" office:value-type="float" office:value="-0.2661" calcext:value-type="float">
            <text:p>-0.2661</text:p>
          </table:table-cell>
          <table:table-cell table:style-name="ce12" table:formula="of:=[.C33]/(1+[.AC33])" office:value-type="currency" office:currency="R$ " office:value="32.4703638097834" calcext:value-type="currency">
            <text:p>R$ 32.47</text:p>
          </table:table-cell>
          <table:table-cell table:style-name="ce12" table:formula="of:=([.C33]-[.AD33])*[.N33]" office:value-type="currency" office:currency="R$ " office:value="-2376148978.07068" calcext:value-type="currency">
            <text:p>-R$ 2,376,148,978.07</text:p>
          </table:table-cell>
          <table:table-cell table:style-name="ce12" table:formula="of:=IF([.AE33] &gt;0 ;&quot;Subiu&quot; ; IF([.AE33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0.01" calcext:value-type="float">
            <text:p>10.01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-0.3" calcext:value-type="float">
            <text:p>-0.3</text:p>
          </table:table-cell>
          <table:table-cell table:number-columns-repeated="2" table:style-name="ce8" office:value-type="float" office:value="-3.47" calcext:value-type="float">
            <text:p>-3.4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9.93" calcext:value-type="float">
            <text:p>9.93</text:p>
          </table:table-cell>
          <table:table-cell table:style-name="ce8" office:value-type="float" office:value="10.06" calcext:value-type="float">
            <text:p>10.06</text:p>
          </table:table-cell>
          <table:table-cell table:style-name="ce2" office:value-type="string" calcext:value-type="string">
            <text:p>168,56 M</text:p>
          </table:table-cell>
          <table:table-cell table:style-name="ce8" table:formula="of:=[.D34]/100" office:value-type="float" office:value="0.007" calcext:value-type="float">
            <text:p>0.007</text:p>
          </table:table-cell>
          <table:table-cell table:style-name="ce11" table:formula="of:=[.C34]/(1+[.L34])" office:value-type="currency" office:currency="R$ " office:value="9.94041708043694" calcext:value-type="currency">
            <text:p>R$ 9.94</text:p>
          </table:table-cell>
          <table:table-cell table:style-name="ce15" table:formula="of:=VLOOKUP([.A34];[$Total_de_acoes.A$1:.B$1048576];2;0)" office:value-type="float" office:value="5372783971" calcext:value-type="float">
            <text:p>5,372,783,971</text:p>
          </table:table-cell>
          <table:table-cell table:style-name="ce11" table:formula="of:=([.C34] - [.M34]) *[.N34]" office:value-type="currency" office:currency="R$ " office:value="373853994.883777" calcext:value-type="currency">
            <text:p>R$ 373,853,994.88</text:p>
          </table:table-cell>
          <table:table-cell table:style-name="ce8" table:formula="of:=IF([.O34] &gt;0 ;&quot;Subiu&quot; ; IF([.O34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34];[$Ticker.A$1:.B$1048576];2;0)" office:value-type="string" office:string-value="Itaúsa" calcext:value-type="string">
            <text:p>Itaúsa</text:p>
          </table:table-cell>
          <table:table-cell table:style-name="ce8" table:formula="of:=VLOOKUP([.Q34];[$Nova.A$1:.C$1048576];2;0)" office:value-type="string" office:string-value="Holding" calcext:value-type="string">
            <text:p>Holding</text:p>
          </table:table-cell>
          <table:table-cell table:style-name="ce8" table:formula="of:=VLOOKUP([.Q34];[$Nova.A$1:.C$1048576];3;0)" office:value-type="float" office:value="54" calcext:value-type="float">
            <text:p>54</text:p>
          </table:table-cell>
          <table:table-cell table:style-name="ce15" table:formula="of:=IF([.S34]&gt;100 ;&quot;Acima de 100 anos&quot;;IF([.S34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34]/100" office:value-type="float" office:value="-0.003" calcext:value-type="float">
            <text:p>-0.003</text:p>
          </table:table-cell>
          <table:table-cell table:style-name="ce11" table:formula="of:=[.C34]/(1+[.U34])" office:value-type="currency" office:currency="R$ " office:value="10.0401203610833" calcext:value-type="currency">
            <text:p>R$ 10.04</text:p>
          </table:table-cell>
          <table:table-cell table:style-name="ce11" table:formula="of:=([.C34] - [.V34]) *[.N34]" office:value-type="currency" office:currency="R$ " office:value="-161830193.228821" calcext:value-type="currency">
            <text:p>-R$ 161,830,193.23</text:p>
          </table:table-cell>
          <table:table-cell table:style-name="ce11" table:formula="of:=IF([.W34] &gt;0 ;&quot;Subiu&quot; ; IF([.W34]&lt; 0 ;&quot;Desceu&quot; ; &quot;Estavel&quot;))" office:value-type="string" office:string-value="Desceu" calcext:value-type="string">
            <text:p>Desceu</text:p>
          </table:table-cell>
          <table:table-cell table:style-name="ce8" table:formula="of:=[.F34]/100" office:value-type="float" office:value="-0.0347" calcext:value-type="float">
            <text:p>-0.0347</text:p>
          </table:table-cell>
          <table:table-cell table:style-name="ce11" table:formula="of:=[.C34]/(1+[.Y34])" office:value-type="currency" office:currency="R$ " office:value="10.3698332124728" calcext:value-type="currency">
            <text:p>R$ 10.37</text:p>
          </table:table-cell>
          <table:table-cell table:style-name="ce11" table:formula="of:=([.C34] - [.Z34]) *[.N34]" office:value-type="currency" office:currency="R$ " office:value="-1933306116.20733" calcext:value-type="currency">
            <text:p>-R$ 1,933,306,116.21</text:p>
          </table:table-cell>
          <table:table-cell table:style-name="ce11" table:formula="of:=IF([.AA34] &gt;0 ;&quot;Subiu&quot; ; IF([.AA34]&lt; 0 ;&quot;Desceu&quot; ; &quot;Estavel&quot;))" office:value-type="string" office:string-value="Desceu" calcext:value-type="string">
            <text:p>Desceu</text:p>
          </table:table-cell>
          <table:table-cell table:style-name="ce8" table:formula="of:=[.H34]/100" office:value-type="float" office:value="0.29" calcext:value-type="float">
            <text:p>0.29</text:p>
          </table:table-cell>
          <table:table-cell table:style-name="ce11" table:formula="of:=[.C34]/(1+[.AC34])" office:value-type="currency" office:currency="R$ " office:value="7.75968992248062" calcext:value-type="currency">
            <text:p>R$ 7.76</text:p>
          </table:table-cell>
          <table:table-cell table:style-name="ce11" table:formula="of:=([.C34]-[.AD34])*[.N34]" office:value-type="currency" office:currency="R$ " office:value="12090429914.2759" calcext:value-type="currency">
            <text:p>R$ 12,090,429,914.28</text:p>
          </table:table-cell>
          <table:table-cell table:style-name="ce11" table:formula="of:=IF([.AE34] &gt;0 ;&quot;Subiu&quot; ; IF([.AE34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56.97" calcext:value-type="float">
            <text:p>56.97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1.88" calcext:value-type="float">
            <text:p>1.88</text:p>
          </table:table-cell>
          <table:table-cell table:number-columns-repeated="2" table:style-name="ce9" office:value-type="float" office:value="2.85" calcext:value-type="float">
            <text:p>2.85</text:p>
          </table:table-cell>
          <table:table-cell table:style-name="ce9" office:value-type="float" office:value="52.87" calcext:value-type="float">
            <text:p>52.87</text:p>
          </table:table-cell>
          <table:table-cell table:style-name="ce9" office:value-type="float" office:value="56.55" calcext:value-type="float">
            <text:p>56.55</text:p>
          </table:table-cell>
          <table:table-cell table:style-name="ce9" office:value-type="float" office:value="56.99" calcext:value-type="float">
            <text:p>56.99</text:p>
          </table:table-cell>
          <table:table-cell table:style-name="ce3" office:value-type="string" calcext:value-type="string">
            <text:p>465,62 M</text:p>
          </table:table-cell>
          <table:table-cell table:style-name="ce9" table:formula="of:=[.D35]/100" office:value-type="float" office:value="0.0068" calcext:value-type="float">
            <text:p>0.0068</text:p>
          </table:table-cell>
          <table:table-cell table:style-name="ce12" table:formula="of:=[.C35]/(1+[.L35])" office:value-type="currency" office:currency="R$ " office:value="56.585220500596" calcext:value-type="currency">
            <text:p>R$ 56.59</text:p>
          </table:table-cell>
          <table:table-cell table:style-name="ce16" table:formula="of:=VLOOKUP([.A35];[$Total_de_acoes.A$1:.B$1048576];2;0)" office:value-type="float" office:value="1420949112" calcext:value-type="float">
            <text:p>1,420,949,112</text:p>
          </table:table-cell>
          <table:table-cell table:style-name="ce12" table:formula="of:=([.C35] - [.M35]) *[.N35]" office:value-type="currency" office:currency="R$ " office:value="546752087.993985" calcext:value-type="currency">
            <text:p>R$ 546,752,087.99</text:p>
          </table:table-cell>
          <table:table-cell table:style-name="ce9" table:formula="of:=IF([.O35] &gt;0 ;&quot;Subiu&quot; ; IF([.O35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35];[$Ticker.A$1:.B$1048576];2;0)" office:value-type="string" office:string-value="Banco do Brasil" calcext:value-type="string">
            <text:p>Banco do Brasil</text:p>
          </table:table-cell>
          <table:table-cell table:style-name="ce9" table:formula="of:=VLOOKUP([.Q35];[$Nova.A$1:.C$1048576];2;0)" office:value-type="string" office:string-value="Banco" calcext:value-type="string">
            <text:p>Banco</text:p>
          </table:table-cell>
          <table:table-cell table:style-name="ce9" table:formula="of:=VLOOKUP([.Q35];[$Nova.A$1:.C$1048576];3;0)" office:value-type="float" office:value="213" calcext:value-type="float">
            <text:p>213</text:p>
          </table:table-cell>
          <table:table-cell table:style-name="ce16" table:formula="of:=IF([.S35]&gt;100 ;&quot;Acima de 100 anos&quot;;IF([.S35]&gt;= 50 ;&quot;Entre 50 e 100 anos&quot; ; &quot;Abaixo de 50 anos&quot;))" office:value-type="string" office:string-value="Acima de 100 anos" calcext:value-type="string">
            <text:p>Acima de 100 anos</text:p>
          </table:table-cell>
          <table:table-cell table:style-name="ce9" table:formula="of:=[.E35]/100" office:value-type="float" office:value="0.0188" calcext:value-type="float">
            <text:p>0.0188</text:p>
          </table:table-cell>
          <table:table-cell table:style-name="ce12" table:formula="of:=[.C35]/(1+[.U35])" office:value-type="currency" office:currency="R$ " office:value="55.9187279151943" calcext:value-type="currency">
            <text:p>R$ 55.92</text:p>
          </table:table-cell>
          <table:table-cell table:style-name="ce12" table:formula="of:=([.C35] - [.V35]) *[.N35]" office:value-type="currency" office:currency="R$ " office:value="1493804135.37498" calcext:value-type="currency">
            <text:p>R$ 1,493,804,135.37</text:p>
          </table:table-cell>
          <table:table-cell table:style-name="ce12" table:formula="of:=IF([.W35] &gt;0 ;&quot;Subiu&quot; ; IF([.W35]&lt; 0 ;&quot;Desceu&quot; ; &quot;Estavel&quot;))" office:value-type="string" office:string-value="Subiu" calcext:value-type="string">
            <text:p>Subiu</text:p>
          </table:table-cell>
          <table:table-cell table:style-name="ce9" table:formula="of:=[.F35]/100" office:value-type="float" office:value="0.0285" calcext:value-type="float">
            <text:p>0.0285</text:p>
          </table:table-cell>
          <table:table-cell table:style-name="ce12" table:formula="of:=[.C35]/(1+[.Y35])" office:value-type="currency" office:currency="R$ " office:value="55.3913466212932" calcext:value-type="currency">
            <text:p>R$ 55.39</text:p>
          </table:table-cell>
          <table:table-cell table:style-name="ce12" table:formula="of:=([.C35] - [.Z35]) *[.N35]" office:value-type="currency" office:currency="R$ " office:value="2243186116.6293" calcext:value-type="currency">
            <text:p>R$ 2,243,186,116.63</text:p>
          </table:table-cell>
          <table:table-cell table:style-name="ce12" table:formula="of:=IF([.AA35] &gt;0 ;&quot;Subiu&quot; ; IF([.AA35]&lt; 0 ;&quot;Desceu&quot; ; &quot;Estavel&quot;))" office:value-type="string" office:string-value="Subiu" calcext:value-type="string">
            <text:p>Subiu</text:p>
          </table:table-cell>
          <table:table-cell table:style-name="ce9" table:formula="of:=[.H35]/100" office:value-type="float" office:value="0.5287" calcext:value-type="float">
            <text:p>0.5287</text:p>
          </table:table-cell>
          <table:table-cell table:style-name="ce12" table:formula="of:=[.C35]/(1+[.AC35])" office:value-type="currency" office:currency="R$ " office:value="37.2669588539282" calcext:value-type="currency">
            <text:p>R$ 37.27</text:p>
          </table:table-cell>
          <table:table-cell table:style-name="ce12" table:formula="of:=([.C35]-[.AD35])*[.N35]" office:value-type="currency" office:currency="R$ " office:value="27997018820.2102" calcext:value-type="currency">
            <text:p>R$ 27,997,018,820.21</text:p>
          </table:table-cell>
          <table:table-cell table:style-name="ce12" table:formula="of:=IF([.AE35] &gt;0 ;&quot;Subiu&quot; ; IF([.AE35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RAD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-2.75" calcext:value-type="float">
            <text:p>-2.75</text:p>
          </table:table-cell>
          <table:table-cell table:number-columns-repeated="2" table:style-name="ce8" office:value-type="float" office:value="-11.02" calcext:value-type="float">
            <text:p>-11.02</text:p>
          </table:table-cell>
          <table:table-cell table:style-name="ce8" office:value-type="float" office:value="10.07" calcext:value-type="float">
            <text:p>10.07</text:p>
          </table:table-cell>
          <table:table-cell table:style-name="ce8" office:value-type="float" office:value="25.87" calcext:value-type="float">
            <text:p>25.87</text:p>
          </table:table-cell>
          <table:table-cell table:style-name="ce8" office:value-type="float" office:value="26.38" calcext:value-type="float">
            <text:p>26.38</text:p>
          </table:table-cell>
          <table:table-cell table:style-name="ce2" office:value-type="string" calcext:value-type="string">
            <text:p>100,44 M</text:p>
          </table:table-cell>
          <table:table-cell table:style-name="ce8" table:formula="of:=[.D36]/100" office:value-type="float" office:value="0.0061" calcext:value-type="float">
            <text:p>0.0061</text:p>
          </table:table-cell>
          <table:table-cell table:style-name="ce11" table:formula="of:=[.C36]/(1+[.L36])" office:value-type="currency" office:currency="R$ " office:value="26.0013915117782" calcext:value-type="currency">
            <text:p>R$ 26.00</text:p>
          </table:table-cell>
          <table:table-cell table:style-name="ce15" table:formula="of:=VLOOKUP([.A36];[$Total_de_acoes.A$1:.B$1048576];2;0)" office:value-type="float" office:value="1275798515" calcext:value-type="float">
            <text:p>1,275,798,515</text:p>
          </table:table-cell>
          <table:table-cell table:style-name="ce11" table:formula="of:=([.C36] - [.M36]) *[.N36]" office:value-type="currency" office:currency="R$ " office:value="202352473.739829" calcext:value-type="currency">
            <text:p>R$ 202,352,473.74</text:p>
          </table:table-cell>
          <table:table-cell table:style-name="ce8" table:formula="of:=IF([.O36] &gt;0 ;&quot;Subiu&quot; ; IF([.O36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36];[$Ticker.A$1:.B$1048576];2;0)" office:value-type="string" office:string-value="RaiaDrogasil" calcext:value-type="string">
            <text:p>RaiaDrogasil</text:p>
          </table:table-cell>
          <table:table-cell table:style-name="ce8" table:formula="of:=VLOOKUP([.Q36];[$Nova.A$1:.C$1048576];2;0)" office:value-type="string" office:string-value="Varejo" calcext:value-type="string">
            <text:p>Varejo</text:p>
          </table:table-cell>
          <table:table-cell table:style-name="ce8" table:formula="of:=VLOOKUP([.Q36];[$Nova.A$1:.C$1048576];3;0)" office:value-type="float" office:value="117" calcext:value-type="float">
            <text:p>117</text:p>
          </table:table-cell>
          <table:table-cell table:style-name="ce15" table:formula="of:=IF([.S36]&gt;100 ;&quot;Acima de 100 anos&quot;;IF([.S36]&gt;= 50 ;&quot;Entre 50 e 100 anos&quot; ; &quot;Abaixo de 50 anos&quot;))" office:value-type="string" office:string-value="Acima de 100 anos" calcext:value-type="string">
            <text:p>Acima de 100 anos</text:p>
          </table:table-cell>
          <table:table-cell table:style-name="ce8" table:formula="of:=[.E36]/100" office:value-type="float" office:value="-0.0275" calcext:value-type="float">
            <text:p>-0.0275</text:p>
          </table:table-cell>
          <table:table-cell table:style-name="ce11" table:formula="of:=[.C36]/(1+[.U36])" office:value-type="currency" office:currency="R$ " office:value="26.8997429305913" calcext:value-type="currency">
            <text:p>R$ 26.90</text:p>
          </table:table-cell>
          <table:table-cell table:style-name="ce11" table:formula="of:=([.C36] - [.V36]) *[.N36]" office:value-type="currency" office:currency="R$ " office:value="-943762932.330076" calcext:value-type="currency">
            <text:p>-R$ 943,762,932.33</text:p>
          </table:table-cell>
          <table:table-cell table:style-name="ce11" table:formula="of:=IF([.W36] &gt;0 ;&quot;Subiu&quot; ; IF([.W36]&lt; 0 ;&quot;Desceu&quot; ; &quot;Estavel&quot;))" office:value-type="string" office:string-value="Desceu" calcext:value-type="string">
            <text:p>Desceu</text:p>
          </table:table-cell>
          <table:table-cell table:style-name="ce8" table:formula="of:=[.F36]/100" office:value-type="float" office:value="-0.1102" calcext:value-type="float">
            <text:p>-0.1102</text:p>
          </table:table-cell>
          <table:table-cell table:style-name="ce11" table:formula="of:=[.C36]/(1+[.Y36])" office:value-type="currency" office:currency="R$ " office:value="29.3998651382333" calcext:value-type="currency">
            <text:p>R$ 29.40</text:p>
          </table:table-cell>
          <table:table-cell table:style-name="ce11" table:formula="of:=([.C36] - [.Z36]) *[.N36]" office:value-type="currency" office:currency="R$ " office:value="-4133415132.15833" calcext:value-type="currency">
            <text:p>-R$ 4,133,415,132.16</text:p>
          </table:table-cell>
          <table:table-cell table:style-name="ce11" table:formula="of:=IF([.AA36] &gt;0 ;&quot;Subiu&quot; ; IF([.AA36]&lt; 0 ;&quot;Desceu&quot; ; &quot;Estavel&quot;))" office:value-type="string" office:string-value="Desceu" calcext:value-type="string">
            <text:p>Desceu</text:p>
          </table:table-cell>
          <table:table-cell table:style-name="ce8" table:formula="of:=[.H36]/100" office:value-type="float" office:value="0.1007" calcext:value-type="float">
            <text:p>0.1007</text:p>
          </table:table-cell>
          <table:table-cell table:style-name="ce11" table:formula="of:=[.C36]/(1+[.AC36])" office:value-type="currency" office:currency="R$ " office:value="23.7666939220496" calcext:value-type="currency">
            <text:p>R$ 23.77</text:p>
          </table:table-cell>
          <table:table-cell table:style-name="ce11" table:formula="of:=([.C36]-[.AD36])*[.N36]" office:value-type="currency" office:currency="R$ " office:value="3053376340.18959" calcext:value-type="currency">
            <text:p>R$ 3,053,376,340.19</text:p>
          </table:table-cell>
          <table:table-cell table:style-name="ce11" table:formula="of:=IF([.AE36] &gt;0 ;&quot;Subiu&quot; ; IF([.AE36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0.08" calcext:value-type="float">
            <text:p>10.08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3.28" calcext:value-type="float">
            <text:p>3.28</text:p>
          </table:table-cell>
          <table:table-cell table:number-columns-repeated="2" table:style-name="ce9" office:value-type="float" office:value="-7.18" calcext:value-type="float">
            <text:p>-7.18</text:p>
          </table:table-cell>
          <table:table-cell table:style-name="ce9" office:value-type="float" office:value="-21.14" calcext:value-type="float">
            <text:p>-21.14</text:p>
          </table:table-cell>
          <table:table-cell table:style-name="ce9" office:value-type="float" office:value="10.03" calcext:value-type="float">
            <text:p>10.03</text:p>
          </table:table-cell>
          <table:table-cell table:style-name="ce9" office:value-type="float" office:value="10.14" calcext:value-type="float">
            <text:p>10.14</text:p>
          </table:table-cell>
          <table:table-cell table:style-name="ce3" office:value-type="string" calcext:value-type="string">
            <text:p>37,01 M</text:p>
          </table:table-cell>
          <table:table-cell table:style-name="ce9" table:formula="of:=[.D37]/100" office:value-type="float" office:value="0.0059" calcext:value-type="float">
            <text:p>0.0059</text:p>
          </table:table-cell>
          <table:table-cell table:style-name="ce12" table:formula="of:=[.C37]/(1+[.L37])" office:value-type="currency" office:currency="R$ " office:value="10.0208768267223" calcext:value-type="currency">
            <text:p>R$ 10.02</text:p>
          </table:table-cell>
          <table:table-cell table:style-name="ce16" table:formula="of:=VLOOKUP([.A37];[$Total_de_acoes.A$1:.B$1048576];2;0)" office:value-type="float" office:value="660411219" calcext:value-type="float">
            <text:p>660,411,219</text:p>
          </table:table-cell>
          <table:table-cell table:style-name="ce12" table:formula="of:=([.C37] - [.M37]) *[.N37]" office:value-type="currency" office:currency="R$ " office:value="39045606.935449" calcext:value-type="currency">
            <text:p>R$ 39,045,606.94</text:p>
          </table:table-cell>
          <table:table-cell table:style-name="ce9" table:formula="of:=IF([.O37] &gt;0 ;&quot;Subiu&quot; ; IF([.O37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37];[$Ticker.A$1:.B$1048576];2;0)" office:value-type="string" office:string-value="Metalúrgica Gerdau" calcext:value-type="string">
            <text:p>Metalúrgica Gerdau</text:p>
          </table:table-cell>
          <table:table-cell table:style-name="ce9" table:formula="of:=VLOOKUP([.Q37];[$Nova.A$1:.C$1048576];2;0)" office:value-type="string" office:string-value="Siderurgia" calcext:value-type="string">
            <text:p>Siderurgia</text:p>
          </table:table-cell>
          <table:table-cell table:style-name="ce9" table:formula="of:=VLOOKUP([.Q37];[$Nova.A$1:.C$1048576];3;0)" office:value-type="float" office:value="121" calcext:value-type="float">
            <text:p>121</text:p>
          </table:table-cell>
          <table:table-cell table:style-name="ce16" table:formula="of:=IF([.S37]&gt;100 ;&quot;Acima de 100 anos&quot;;IF([.S37]&gt;= 50 ;&quot;Entre 50 e 100 anos&quot; ; &quot;Abaixo de 50 anos&quot;))" office:value-type="string" office:string-value="Acima de 100 anos" calcext:value-type="string">
            <text:p>Acima de 100 anos</text:p>
          </table:table-cell>
          <table:table-cell table:style-name="ce9" table:formula="of:=[.E37]/100" office:value-type="float" office:value="0.0328" calcext:value-type="float">
            <text:p>0.0328</text:p>
          </table:table-cell>
          <table:table-cell table:style-name="ce12" table:formula="of:=[.C37]/(1+[.U37])" office:value-type="currency" office:currency="R$ " office:value="9.75987606506584" calcext:value-type="currency">
            <text:p>R$ 9.76</text:p>
          </table:table-cell>
          <table:table-cell table:style-name="ce12" table:formula="of:=([.C37] - [.V37]) *[.N37]" office:value-type="currency" office:currency="R$ " office:value="211413438.100945" calcext:value-type="currency">
            <text:p>R$ 211,413,438.10</text:p>
          </table:table-cell>
          <table:table-cell table:style-name="ce12" table:formula="of:=IF([.W37] &gt;0 ;&quot;Subiu&quot; ; IF([.W37]&lt; 0 ;&quot;Desceu&quot; ; &quot;Estavel&quot;))" office:value-type="string" office:string-value="Subiu" calcext:value-type="string">
            <text:p>Subiu</text:p>
          </table:table-cell>
          <table:table-cell table:style-name="ce9" table:formula="of:=[.F37]/100" office:value-type="float" office:value="-0.0718" calcext:value-type="float">
            <text:p>-0.0718</text:p>
          </table:table-cell>
          <table:table-cell table:style-name="ce12" table:formula="of:=[.C37]/(1+[.Y37])" office:value-type="currency" office:currency="R$ " office:value="10.8597285067873" calcext:value-type="currency">
            <text:p>R$ 10.86</text:p>
          </table:table-cell>
          <table:table-cell table:style-name="ce12" table:formula="of:=([.C37] - [.Z37]) *[.N37]" office:value-type="currency" office:currency="R$ " office:value="-514941453.656471" calcext:value-type="currency">
            <text:p>-R$ 514,941,453.66</text:p>
          </table:table-cell>
          <table:table-cell table:style-name="ce12" table:formula="of:=IF([.AA37] &gt;0 ;&quot;Subiu&quot; ; IF([.AA37]&lt; 0 ;&quot;Desceu&quot; ; &quot;Estavel&quot;))" office:value-type="string" office:string-value="Desceu" calcext:value-type="string">
            <text:p>Desceu</text:p>
          </table:table-cell>
          <table:table-cell table:style-name="ce9" table:formula="of:=[.H37]/100" office:value-type="float" office:value="-0.2114" calcext:value-type="float">
            <text:p>-0.2114</text:p>
          </table:table-cell>
          <table:table-cell table:style-name="ce12" table:formula="of:=[.C37]/(1+[.AC37])" office:value-type="currency" office:currency="R$ " office:value="12.7821455744357" calcext:value-type="currency">
            <text:p>R$ 12.78</text:p>
          </table:table-cell>
          <table:table-cell table:style-name="ce12" table:formula="of:=([.C37]-[.AD37])*[.N37]" office:value-type="currency" office:currency="R$ " office:value="-1784527252.72854" calcext:value-type="currency">
            <text:p>-R$ 1,784,527,252.73</text:p>
          </table:table-cell>
          <table:table-cell table:style-name="ce12" table:formula="of:=IF([.AE37] &gt;0 ;&quot;Subiu&quot; ; IF([.AE37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8.57" calcext:value-type="float">
            <text:p>18.57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2.65" calcext:value-type="float">
            <text:p>2.65</text:p>
          </table:table-cell>
          <table:table-cell table:number-columns-repeated="2" table:style-name="ce8" office:value-type="float" office:value="-4.08" calcext:value-type="float">
            <text:p>-4.08</text:p>
          </table:table-cell>
          <table:table-cell table:style-name="ce8" office:value-type="float" office:value="13.35" calcext:value-type="float">
            <text:p>13.35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18.66" calcext:value-type="float">
            <text:p>18.66</text:p>
          </table:table-cell>
          <table:table-cell table:style-name="ce2" office:value-type="string" calcext:value-type="string">
            <text:p>43,43 M</text:p>
          </table:table-cell>
          <table:table-cell table:style-name="ce8" table:formula="of:=[.D38]/100" office:value-type="float" office:value="0.0059" calcext:value-type="float">
            <text:p>0.0059</text:p>
          </table:table-cell>
          <table:table-cell table:style-name="ce11" table:formula="of:=[.C38]/(1+[.L38])" office:value-type="currency" office:currency="R$ " office:value="18.4610796301819" calcext:value-type="currency">
            <text:p>R$ 18.46</text:p>
          </table:table-cell>
          <table:table-cell table:style-name="ce15" table:formula="of:=VLOOKUP([.A38];[$Total_de_acoes.A$1:.B$1048576];2;0)" office:value-type="float" office:value="1168097881" calcext:value-type="float">
            <text:p>1,168,097,881</text:p>
          </table:table-cell>
          <table:table-cell table:style-name="ce11" table:formula="of:=([.C38] - [.M38]) *[.N38]" office:value-type="currency" office:currency="R$ " office:value="127229653.182227" calcext:value-type="currency">
            <text:p>R$ 127,229,653.18</text:p>
          </table:table-cell>
          <table:table-cell table:style-name="ce8" table:formula="of:=IF([.O38] &gt;0 ;&quot;Subiu&quot; ; IF([.O38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38];[$Ticker.A$1:.B$1048576];2;0)" office:value-type="string" office:string-value="Cosan" calcext:value-type="string">
            <text:p>Cosan</text:p>
          </table:table-cell>
          <table:table-cell table:style-name="ce8" table:formula="of:=VLOOKUP([.Q38];[$Nova.A$1:.C$1048576];2;0)" office:value-type="string" office:string-value="Energia" calcext:value-type="string">
            <text:p>Energia</text:p>
          </table:table-cell>
          <table:table-cell table:style-name="ce8" table:formula="of:=VLOOKUP([.Q38];[$Nova.A$1:.C$1048576];3;0)" office:value-type="float" office:value="84" calcext:value-type="float">
            <text:p>84</text:p>
          </table:table-cell>
          <table:table-cell table:style-name="ce15" table:formula="of:=IF([.S38]&gt;100 ;&quot;Acima de 100 anos&quot;;IF([.S38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38]/100" office:value-type="float" office:value="0.0265" calcext:value-type="float">
            <text:p>0.0265</text:p>
          </table:table-cell>
          <table:table-cell table:style-name="ce11" table:formula="of:=[.C38]/(1+[.U38])" office:value-type="currency" office:currency="R$ " office:value="18.0905991232343" calcext:value-type="currency">
            <text:p>R$ 18.09</text:p>
          </table:table-cell>
          <table:table-cell table:style-name="ce11" table:formula="of:=([.C38] - [.V38]) *[.N38]" office:value-type="currency" office:currency="R$ " office:value="559987148.299567" calcext:value-type="currency">
            <text:p>R$ 559,987,148.30</text:p>
          </table:table-cell>
          <table:table-cell table:style-name="ce11" table:formula="of:=IF([.W38] &gt;0 ;&quot;Subiu&quot; ; IF([.W38]&lt; 0 ;&quot;Desceu&quot; ; &quot;Estavel&quot;))" office:value-type="string" office:string-value="Subiu" calcext:value-type="string">
            <text:p>Subiu</text:p>
          </table:table-cell>
          <table:table-cell table:style-name="ce8" table:formula="of:=[.F38]/100" office:value-type="float" office:value="-0.0408" calcext:value-type="float">
            <text:p>-0.0408</text:p>
          </table:table-cell>
          <table:table-cell table:style-name="ce11" table:formula="of:=[.C38]/(1+[.Y38])" office:value-type="currency" office:currency="R$ " office:value="19.35988323603" calcext:value-type="currency">
            <text:p>R$ 19.36</text:p>
          </table:table-cell>
          <table:table-cell table:style-name="ce11" table:formula="of:=([.C38] - [.Z38]) *[.N38]" office:value-type="currency" office:currency="R$ " office:value="-922660934.244096" calcext:value-type="currency">
            <text:p>-R$ 922,660,934.24</text:p>
          </table:table-cell>
          <table:table-cell table:style-name="ce11" table:formula="of:=IF([.AA38] &gt;0 ;&quot;Subiu&quot; ; IF([.AA38]&lt; 0 ;&quot;Desceu&quot; ; &quot;Estavel&quot;))" office:value-type="string" office:string-value="Desceu" calcext:value-type="string">
            <text:p>Desceu</text:p>
          </table:table-cell>
          <table:table-cell table:style-name="ce8" table:formula="of:=[.H38]/100" office:value-type="float" office:value="0.1335" calcext:value-type="float">
            <text:p>0.1335</text:p>
          </table:table-cell>
          <table:table-cell table:style-name="ce11" table:formula="of:=[.C38]/(1+[.AC38])" office:value-type="currency" office:currency="R$ " office:value="16.3828848698721" calcext:value-type="currency">
            <text:p>R$ 16.38</text:p>
          </table:table-cell>
          <table:table-cell table:style-name="ce11" table:formula="of:=([.C38]-[.AD38])*[.N38]" office:value-type="currency" office:currency="R$ " office:value="2554764549.00546" calcext:value-type="currency">
            <text:p>R$ 2,554,764,549.01</text:p>
          </table:table-cell>
          <table:table-cell table:style-name="ce11" table:formula="of:=IF([.AE38] &gt;0 ;&quot;Subiu&quot; ; IF([.AE38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JBS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4.34" calcext:value-type="float">
            <text:p>24.34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2.48" calcext:value-type="float">
            <text:p>2.48</text:p>
          </table:table-cell>
          <table:table-cell table:number-columns-repeated="2" table:style-name="ce9" office:value-type="float" office:value="-2.29" calcext:value-type="float">
            <text:p>-2.29</text:p>
          </table:table-cell>
          <table:table-cell table:style-name="ce9" office:value-type="float" office:value="17.29" calcext:value-type="float">
            <text:p>17.29</text:p>
          </table:table-cell>
          <table:table-cell table:style-name="ce9" office:value-type="float" office:value="24.17" calcext:value-type="float">
            <text:p>24.17</text:p>
          </table:table-cell>
          <table:table-cell table:style-name="ce9" office:value-type="float" office:value="24.56" calcext:value-type="float">
            <text:p>24.56</text:p>
          </table:table-cell>
          <table:table-cell table:style-name="ce3" office:value-type="string" calcext:value-type="string">
            <text:p>40,71 M</text:p>
          </table:table-cell>
          <table:table-cell table:style-name="ce9" table:formula="of:=[.D39]/100" office:value-type="float" office:value="0.0057" calcext:value-type="float">
            <text:p>0.0057</text:p>
          </table:table-cell>
          <table:table-cell table:style-name="ce12" table:formula="of:=[.C39]/(1+[.L39])" office:value-type="currency" office:currency="R$ " office:value="24.2020483245501" calcext:value-type="currency">
            <text:p>R$ 24.20</text:p>
          </table:table-cell>
          <table:table-cell table:style-name="ce16" table:formula="of:=VLOOKUP([.A39];[$Total_de_acoes.A$1:.B$1048576];2;0)" office:value-type="float" office:value="1134986472" calcext:value-type="float">
            <text:p>1,134,986,472</text:p>
          </table:table-cell>
          <table:table-cell table:style-name="ce12" table:formula="of:=([.C39] - [.M39]) *[.N39]" office:value-type="currency" office:currency="R$ " office:value="156573285.425413" calcext:value-type="currency">
            <text:p>R$ 156,573,285.43</text:p>
          </table:table-cell>
          <table:table-cell table:style-name="ce9" table:formula="of:=IF([.O39] &gt;0 ;&quot;Subiu&quot; ; IF([.O39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39];[$Ticker.A$1:.B$1048576];2;0)" office:value-type="string" office:string-value="JBS" calcext:value-type="string">
            <text:p>JBS</text:p>
          </table:table-cell>
          <table:table-cell table:style-name="ce9" table:formula="of:=VLOOKUP([.Q39];[$Nova.A$1:.C$1048576];2;0)" office:value-type="string" office:string-value="Alimentos" calcext:value-type="string">
            <text:p>Alimentos</text:p>
          </table:table-cell>
          <table:table-cell table:style-name="ce9" table:formula="of:=VLOOKUP([.Q39];[$Nova.A$1:.C$1048576];3;0)" office:value-type="float" office:value="64" calcext:value-type="float">
            <text:p>64</text:p>
          </table:table-cell>
          <table:table-cell table:style-name="ce16" table:formula="of:=IF([.S39]&gt;100 ;&quot;Acima de 100 anos&quot;;IF([.S39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39]/100" office:value-type="float" office:value="0.0248" calcext:value-type="float">
            <text:p>0.0248</text:p>
          </table:table-cell>
          <table:table-cell table:style-name="ce12" table:formula="of:=[.C39]/(1+[.U39])" office:value-type="currency" office:currency="R$ " office:value="23.7509758001561" calcext:value-type="currency">
            <text:p>R$ 23.75</text:p>
          </table:table-cell>
          <table:table-cell table:style-name="ce12" table:formula="of:=([.C39] - [.V39]) *[.N39]" office:value-type="currency" office:currency="R$ " office:value="668534498.503417" calcext:value-type="currency">
            <text:p>R$ 668,534,498.50</text:p>
          </table:table-cell>
          <table:table-cell table:style-name="ce12" table:formula="of:=IF([.W39] &gt;0 ;&quot;Subiu&quot; ; IF([.W39]&lt; 0 ;&quot;Desceu&quot; ; &quot;Estavel&quot;))" office:value-type="string" office:string-value="Subiu" calcext:value-type="string">
            <text:p>Subiu</text:p>
          </table:table-cell>
          <table:table-cell table:style-name="ce9" table:formula="of:=[.F39]/100" office:value-type="float" office:value="-0.0229" calcext:value-type="float">
            <text:p>-0.0229</text:p>
          </table:table-cell>
          <table:table-cell table:style-name="ce12" table:formula="of:=[.C39]/(1+[.Y39])" office:value-type="currency" office:currency="R$ " office:value="24.9104492887115" calcext:value-type="currency">
            <text:p>R$ 24.91</text:p>
          </table:table-cell>
          <table:table-cell table:style-name="ce12" table:formula="of:=([.C39] - [.Z39]) *[.N39]" office:value-type="currency" office:currency="R$ " office:value="-647452225.649568" calcext:value-type="currency">
            <text:p>-R$ 647,452,225.65</text:p>
          </table:table-cell>
          <table:table-cell table:style-name="ce12" table:formula="of:=IF([.AA39] &gt;0 ;&quot;Subiu&quot; ; IF([.AA39]&lt; 0 ;&quot;Desceu&quot; ; &quot;Estavel&quot;))" office:value-type="string" office:string-value="Desceu" calcext:value-type="string">
            <text:p>Desceu</text:p>
          </table:table-cell>
          <table:table-cell table:style-name="ce9" table:formula="of:=[.H39]/100" office:value-type="float" office:value="0.1729" calcext:value-type="float">
            <text:p>0.1729</text:p>
          </table:table-cell>
          <table:table-cell table:style-name="ce12" table:formula="of:=[.C39]/(1+[.AC39])" office:value-type="currency" office:currency="R$ " office:value="20.7519822661778" calcext:value-type="currency">
            <text:p>R$ 20.75</text:p>
          </table:table-cell>
          <table:table-cell table:style-name="ce12" table:formula="of:=([.C39]-[.AD39])*[.N39]" office:value-type="currency" office:currency="R$ " office:value="4072351589.18424" calcext:value-type="currency">
            <text:p>R$ 4,072,351,589.18</text:p>
          </table:table-cell>
          <table:table-cell table:style-name="ce12" table:formula="of:=IF([.AE39] &gt;0 ;&quot;Subiu&quot; ; IF([.AE39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.08" calcext:value-type="float">
            <text:p>2.08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2.46" calcext:value-type="float">
            <text:p>2.46</text:p>
          </table:table-cell>
          <table:table-cell table:number-columns-repeated="2" table:style-name="ce8" office:value-type="float" office:value="-3.7" calcext:value-type="float">
            <text:p>-3.7</text:p>
          </table:table-cell>
          <table:table-cell table:style-name="ce8" office:value-type="float" office:value="-51.4" calcext:value-type="float">
            <text:p>-51.4</text:p>
          </table:table-cell>
          <table:table-cell table:style-name="ce8" office:value-type="float" office:value="2.02" calcext:value-type="float">
            <text:p>2.02</text:p>
          </table:table-cell>
          <table:table-cell table:style-name="ce8" office:value-type="float" office:value="2.1" calcext:value-type="float">
            <text:p>2.1</text:p>
          </table:table-cell>
          <table:table-cell table:style-name="ce2" office:value-type="string" calcext:value-type="string">
            <text:p>277,34 M</text:p>
          </table:table-cell>
          <table:table-cell table:style-name="ce8" table:formula="of:=[.D40]/100" office:value-type="float" office:value="0.0048" calcext:value-type="float">
            <text:p>0.0048</text:p>
          </table:table-cell>
          <table:table-cell table:style-name="ce11" table:formula="of:=[.C40]/(1+[.L40])" office:value-type="currency" office:currency="R$ " office:value="2.07006369426752" calcext:value-type="currency">
            <text:p>R$ 2.07</text:p>
          </table:table-cell>
          <table:table-cell table:style-name="ce15" table:formula="of:=VLOOKUP([.A40];[$Total_de_acoes.A$1:.B$1048576];2;0)" office:value-type="float" office:value="2867627068" calcext:value-type="float">
            <text:p>2,867,627,068</text:p>
          </table:table-cell>
          <table:table-cell table:style-name="ce11" table:formula="of:=([.C40] - [.M40]) *[.N40]" office:value-type="currency" office:currency="R$ " office:value="28493619.2743945" calcext:value-type="currency">
            <text:p>R$ 28,493,619.27</text:p>
          </table:table-cell>
          <table:table-cell table:style-name="ce8" table:formula="of:=IF([.O40] &gt;0 ;&quot;Subiu&quot; ; IF([.O40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40];[$Ticker.A$1:.B$1048576];2;0)" office:value-type="string" office:string-value="Magazine Luiza" calcext:value-type="string">
            <text:p>Magazine Luiza</text:p>
          </table:table-cell>
          <table:table-cell table:style-name="ce8" table:formula="of:=VLOOKUP([.Q40];[$Nova.A$1:.C$1048576];2;0)" office:value-type="string" office:string-value="Varejo" calcext:value-type="string">
            <text:p>Varejo</text:p>
          </table:table-cell>
          <table:table-cell table:style-name="ce8" table:formula="of:=VLOOKUP([.Q40];[$Nova.A$1:.C$1048576];3;0)" office:value-type="float" office:value="64" calcext:value-type="float">
            <text:p>64</text:p>
          </table:table-cell>
          <table:table-cell table:style-name="ce15" table:formula="of:=IF([.S40]&gt;100 ;&quot;Acima de 100 anos&quot;;IF([.S40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40]/100" office:value-type="float" office:value="0.0246" calcext:value-type="float">
            <text:p>0.0246</text:p>
          </table:table-cell>
          <table:table-cell table:style-name="ce11" table:formula="of:=[.C40]/(1+[.U40])" office:value-type="currency" office:currency="R$ " office:value="2.03006051141909" calcext:value-type="currency">
            <text:p>R$ 2.03</text:p>
          </table:table-cell>
          <table:table-cell table:style-name="ce11" table:formula="of:=([.C40] - [.V40]) *[.N40]" office:value-type="currency" office:currency="R$ " office:value="143207829.216694" calcext:value-type="currency">
            <text:p>R$ 143,207,829.22</text:p>
          </table:table-cell>
          <table:table-cell table:style-name="ce11" table:formula="of:=IF([.W40] &gt;0 ;&quot;Subiu&quot; ; IF([.W40]&lt; 0 ;&quot;Desceu&quot; ; &quot;Estavel&quot;))" office:value-type="string" office:string-value="Subiu" calcext:value-type="string">
            <text:p>Subiu</text:p>
          </table:table-cell>
          <table:table-cell table:style-name="ce8" table:formula="of:=[.F40]/100" office:value-type="float" office:value="-0.037" calcext:value-type="float">
            <text:p>-0.037</text:p>
          </table:table-cell>
          <table:table-cell table:style-name="ce11" table:formula="of:=[.C40]/(1+[.Y40])" office:value-type="currency" office:currency="R$ " office:value="2.15991692627207" calcext:value-type="currency">
            <text:p>R$ 2.16</text:p>
          </table:table-cell>
          <table:table-cell table:style-name="ce11" table:formula="of:=([.C40] - [.Z40]) *[.N40]" office:value-type="currency" office:currency="R$ " office:value="-229171940.969138" calcext:value-type="currency">
            <text:p>-R$ 229,171,940.97</text:p>
          </table:table-cell>
          <table:table-cell table:style-name="ce11" table:formula="of:=IF([.AA40] &gt;0 ;&quot;Subiu&quot; ; IF([.AA40]&lt; 0 ;&quot;Desceu&quot; ; &quot;Estavel&quot;))" office:value-type="string" office:string-value="Desceu" calcext:value-type="string">
            <text:p>Desceu</text:p>
          </table:table-cell>
          <table:table-cell table:style-name="ce8" table:formula="of:=[.H40]/100" office:value-type="float" office:value="-0.514" calcext:value-type="float">
            <text:p>-0.514</text:p>
          </table:table-cell>
          <table:table-cell table:style-name="ce11" table:formula="of:=[.C40]/(1+[.AC40])" office:value-type="currency" office:currency="R$ " office:value="4.2798353909465" calcext:value-type="currency">
            <text:p>R$ 4.28</text:p>
          </table:table-cell>
          <table:table-cell table:style-name="ce11" table:formula="of:=([.C40]-[.AD40])*[.N40]" office:value-type="currency" office:currency="R$ " office:value="-6308307512.22255" calcext:value-type="currency">
            <text:p>-R$ 6,308,307,512.22</text:p>
          </table:table-cell>
          <table:table-cell table:style-name="ce11" table:formula="of:=IF([.AE40] &gt;0 ;&quot;Subiu&quot; ; IF([.AE40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-0.72" calcext:value-type="float">
            <text:p>-0.72</text:p>
          </table:table-cell>
          <table:table-cell table:number-columns-repeated="2" table:style-name="ce9" office:value-type="float" office:value="-9.95" calcext:value-type="float">
            <text:p>-9.95</text:p>
          </table:table-cell>
          <table:table-cell table:style-name="ce9" office:value-type="float" office:value="15.78" calcext:value-type="float">
            <text:p>15.78</text:p>
          </table:table-cell>
          <table:table-cell table:style-name="ce9" office:value-type="float" office:value="13.67" calcext:value-type="float">
            <text:p>13.67</text:p>
          </table:table-cell>
          <table:table-cell table:style-name="ce9" office:value-type="float" office:value="13.9" calcext:value-type="float">
            <text:p>13.9</text:p>
          </table:table-cell>
          <table:table-cell table:style-name="ce3" office:value-type="string" calcext:value-type="string">
            <text:p>45,86 M</text:p>
          </table:table-cell>
          <table:table-cell table:style-name="ce9" table:formula="of:=[.D41]/100" office:value-type="float" office:value="0.0036" calcext:value-type="float">
            <text:p>0.0036</text:p>
          </table:table-cell>
          <table:table-cell table:style-name="ce12" table:formula="of:=[.C41]/(1+[.L41])" office:value-type="currency" office:currency="R$ " office:value="13.7006775607812" calcext:value-type="currency">
            <text:p>R$ 13.70</text:p>
          </table:table-cell>
          <table:table-cell table:style-name="ce16" table:formula="of:=VLOOKUP([.A41];[$Total_de_acoes.A$1:.B$1048576];2;0)" office:value-type="float" office:value="1500728902" calcext:value-type="float">
            <text:p>1,500,728,902</text:p>
          </table:table-cell>
          <table:table-cell table:style-name="ce12" table:formula="of:=([.C41] - [.M41]) *[.N41]" office:value-type="currency" office:currency="R$ " office:value="74019610.0528103" calcext:value-type="currency">
            <text:p>R$ 74,019,610.05</text:p>
          </table:table-cell>
          <table:table-cell table:style-name="ce9" table:formula="of:=IF([.O41] &gt;0 ;&quot;Subiu&quot; ; IF([.O41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41];[$Ticker.A$1:.B$1048576];2;0)" office:value-type="string" office:string-value="Banco Bradesco" calcext:value-type="string">
            <text:p>Banco Bradesco</text:p>
          </table:table-cell>
          <table:table-cell table:style-name="ce9" table:formula="of:=VLOOKUP([.Q41];[$Nova.A$1:.C$1048576];2;0)" office:value-type="string" office:string-value="Banco" calcext:value-type="string">
            <text:p>Banco</text:p>
          </table:table-cell>
          <table:table-cell table:style-name="ce9" table:formula="of:=VLOOKUP([.Q41];[$Nova.A$1:.C$1048576];3;0)" office:value-type="float" office:value="78" calcext:value-type="float">
            <text:p>78</text:p>
          </table:table-cell>
          <table:table-cell table:style-name="ce16" table:formula="of:=IF([.S41]&gt;100 ;&quot;Acima de 100 anos&quot;;IF([.S41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41]/100" office:value-type="float" office:value="-0.0072" calcext:value-type="float">
            <text:p>-0.0072</text:p>
          </table:table-cell>
          <table:table-cell table:style-name="ce12" table:formula="of:=[.C41]/(1+[.U41])" office:value-type="currency" office:currency="R$ " office:value="13.8497179693795" calcext:value-type="currency">
            <text:p>R$ 13.85</text:p>
          </table:table-cell>
          <table:table-cell table:style-name="ce12" table:formula="of:=([.C41] - [.V41]) *[.N41]" office:value-type="currency" office:currency="R$ " office:value="-149649638.696616" calcext:value-type="currency">
            <text:p>-R$ 149,649,638.70</text:p>
          </table:table-cell>
          <table:table-cell table:style-name="ce12" table:formula="of:=IF([.W41] &gt;0 ;&quot;Subiu&quot; ; IF([.W41]&lt; 0 ;&quot;Desceu&quot; ; &quot;Estavel&quot;))" office:value-type="string" office:string-value="Desceu" calcext:value-type="string">
            <text:p>Desceu</text:p>
          </table:table-cell>
          <table:table-cell table:style-name="ce9" table:formula="of:=[.F41]/100" office:value-type="float" office:value="-0.0995" calcext:value-type="float">
            <text:p>-0.0995</text:p>
          </table:table-cell>
          <table:table-cell table:style-name="ce12" table:formula="of:=[.C41]/(1+[.Y41])" office:value-type="currency" office:currency="R$ " office:value="15.2692948362021" calcext:value-type="currency">
            <text:p>R$ 15.27</text:p>
          </table:table-cell>
          <table:table-cell table:style-name="ce12" table:formula="of:=([.C41] - [.Z41]) *[.N41]" office:value-type="currency" office:currency="R$ " office:value="-2280049671.34786" calcext:value-type="currency">
            <text:p>-R$ 2,280,049,671.35</text:p>
          </table:table-cell>
          <table:table-cell table:style-name="ce12" table:formula="of:=IF([.AA41] &gt;0 ;&quot;Subiu&quot; ; IF([.AA41]&lt; 0 ;&quot;Desceu&quot; ; &quot;Estavel&quot;))" office:value-type="string" office:string-value="Desceu" calcext:value-type="string">
            <text:p>Desceu</text:p>
          </table:table-cell>
          <table:table-cell table:style-name="ce9" table:formula="of:=[.H41]/100" office:value-type="float" office:value="0.1578" calcext:value-type="float">
            <text:p>0.1578</text:p>
          </table:table-cell>
          <table:table-cell table:style-name="ce12" table:formula="of:=[.C41]/(1+[.AC41])" office:value-type="currency" office:currency="R$ " office:value="11.8759716704094" calcext:value-type="currency">
            <text:p>R$ 11.88</text:p>
          </table:table-cell>
          <table:table-cell table:style-name="ce12" table:formula="of:=([.C41]-[.AD41])*[.N41]" office:value-type="currency" office:currency="R$ " office:value="2812408477.3834" calcext:value-type="currency">
            <text:p>R$ 2,812,408,477.38</text:p>
          </table:table-cell>
          <table:table-cell table:style-name="ce12" table:formula="of:=IF([.AE41] &gt;0 ;&quot;Subiu&quot; ; IF([.AE41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GBR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1.84" calcext:value-type="float">
            <text:p>21.84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3.65" calcext:value-type="float">
            <text:p>3.65</text:p>
          </table:table-cell>
          <table:table-cell table:number-columns-repeated="2" table:style-name="ce8" office:value-type="float" office:value="-8.08" calcext:value-type="float">
            <text:p>-8.08</text:p>
          </table:table-cell>
          <table:table-cell table:style-name="ce8" office:value-type="float" office:value="-26.1" calcext:value-type="float">
            <text:p>-26.1</text:p>
          </table:table-cell>
          <table:table-cell table:style-name="ce8" office:value-type="float" office:value="21.7" calcext:value-type="float">
            <text:p>21.7</text:p>
          </table:table-cell>
          <table:table-cell table:style-name="ce8" office:value-type="float" office:value="21.94" calcext:value-type="float">
            <text:p>21.94</text:p>
          </table:table-cell>
          <table:table-cell table:style-name="ce2" office:value-type="string" calcext:value-type="string">
            <text:p>109,02 M</text:p>
          </table:table-cell>
          <table:table-cell table:style-name="ce8" table:formula="of:=[.D42]/100" office:value-type="float" office:value="0.0027" calcext:value-type="float">
            <text:p>0.0027</text:p>
          </table:table-cell>
          <table:table-cell table:style-name="ce11" table:formula="of:=[.C42]/(1+[.L42])" office:value-type="currency" office:currency="R$ " office:value="21.7811907848808" calcext:value-type="currency">
            <text:p>R$ 21.78</text:p>
          </table:table-cell>
          <table:table-cell table:style-name="ce15" table:formula="of:=VLOOKUP([.A42];[$Total_de_acoes.A$1:.B$1048576];2;0)" office:value-type="float" office:value="1118525506" calcext:value-type="float">
            <text:p>1,118,525,506</text:p>
          </table:table-cell>
          <table:table-cell table:style-name="ce11" table:formula="of:=([.C42] - [.M42]) *[.N42]" office:value-type="currency" office:currency="R$ " office:value="65779607.0986391" calcext:value-type="currency">
            <text:p>R$ 65,779,607.10</text:p>
          </table:table-cell>
          <table:table-cell table:style-name="ce8" table:formula="of:=IF([.O42] &gt;0 ;&quot;Subiu&quot; ; IF([.O42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42];[$Ticker.A$1:.B$1048576];2;0)" office:value-type="string" office:string-value="Gerdau" calcext:value-type="string">
            <text:p>Gerdau</text:p>
          </table:table-cell>
          <table:table-cell table:style-name="ce8" table:formula="of:=VLOOKUP([.Q42];[$Nova.A$1:.C$1048576];2;0)" office:value-type="string" office:string-value="Siderurgia" calcext:value-type="string">
            <text:p>Siderurgia</text:p>
          </table:table-cell>
          <table:table-cell table:style-name="ce8" table:formula="of:=VLOOKUP([.Q42];[$Nova.A$1:.C$1048576];3;0)" office:value-type="float" office:value="121" calcext:value-type="float">
            <text:p>121</text:p>
          </table:table-cell>
          <table:table-cell table:style-name="ce15" table:formula="of:=IF([.S42]&gt;100 ;&quot;Acima de 100 anos&quot;;IF([.S42]&gt;= 50 ;&quot;Entre 50 e 100 anos&quot; ; &quot;Abaixo de 50 anos&quot;))" office:value-type="string" office:string-value="Acima de 100 anos" calcext:value-type="string">
            <text:p>Acima de 100 anos</text:p>
          </table:table-cell>
          <table:table-cell table:style-name="ce8" table:formula="of:=[.E42]/100" office:value-type="float" office:value="0.0365" calcext:value-type="float">
            <text:p>0.0365</text:p>
          </table:table-cell>
          <table:table-cell table:style-name="ce11" table:formula="of:=[.C42]/(1+[.U42])" office:value-type="currency" office:currency="R$ " office:value="21.0709117221418" calcext:value-type="currency">
            <text:p>R$ 21.07</text:p>
          </table:table-cell>
          <table:table-cell table:style-name="ce11" table:formula="of:=([.C42] - [.V42]) *[.N42]" office:value-type="currency" office:currency="R$ " office:value="860244855.149986" calcext:value-type="currency">
            <text:p>R$ 860,244,855.15</text:p>
          </table:table-cell>
          <table:table-cell table:style-name="ce11" table:formula="of:=IF([.W42] &gt;0 ;&quot;Subiu&quot; ; IF([.W42]&lt; 0 ;&quot;Desceu&quot; ; &quot;Estavel&quot;))" office:value-type="string" office:string-value="Subiu" calcext:value-type="string">
            <text:p>Subiu</text:p>
          </table:table-cell>
          <table:table-cell table:style-name="ce8" table:formula="of:=[.F42]/100" office:value-type="float" office:value="-0.0808" calcext:value-type="float">
            <text:p>-0.0808</text:p>
          </table:table-cell>
          <table:table-cell table:style-name="ce11" table:formula="of:=[.C42]/(1+[.Y42])" office:value-type="currency" office:currency="R$ " office:value="23.7597911227154" calcext:value-type="currency">
            <text:p>R$ 23.76</text:p>
          </table:table-cell>
          <table:table-cell table:style-name="ce11" table:formula="of:=([.C42] - [.Z42]) *[.N42]" office:value-type="currency" office:currency="R$ " office:value="-2147335336.94956" calcext:value-type="currency">
            <text:p>-R$ 2,147,335,336.95</text:p>
          </table:table-cell>
          <table:table-cell table:style-name="ce11" table:formula="of:=IF([.AA42] &gt;0 ;&quot;Subiu&quot; ; IF([.AA42]&lt; 0 ;&quot;Desceu&quot; ; &quot;Estavel&quot;))" office:value-type="string" office:string-value="Desceu" calcext:value-type="string">
            <text:p>Desceu</text:p>
          </table:table-cell>
          <table:table-cell table:style-name="ce8" table:formula="of:=[.H42]/100" office:value-type="float" office:value="-0.261" calcext:value-type="float">
            <text:p>-0.261</text:p>
          </table:table-cell>
          <table:table-cell table:style-name="ce11" table:formula="of:=[.C42]/(1+[.AC42])" office:value-type="currency" office:currency="R$ " office:value="29.553450608931" calcext:value-type="currency">
            <text:p>R$ 29.55</text:p>
          </table:table-cell>
          <table:table-cell table:style-name="ce11" table:formula="of:=([.C42]-[.AD42])*[.N42]" office:value-type="currency" office:currency="R$ " office:value="-8627691245.36054" calcext:value-type="currency">
            <text:p>-R$ 8,627,691,245.36</text:p>
          </table:table-cell>
          <table:table-cell table:style-name="ce11" table:formula="of:=IF([.AE42] &gt;0 ;&quot;Subiu&quot; ; IF([.AE42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AIZ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7.2" calcext:value-type="float">
            <text:p>-7.2</text:p>
          </table:table-cell>
          <table:table-cell table:style-name="ce9" office:value-type="float" office:value="15.46" calcext:value-type="float">
            <text:p>15.46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3.78" calcext:value-type="float">
            <text:p>3.78</text:p>
          </table:table-cell>
          <table:table-cell table:style-name="ce3" office:value-type="string" calcext:value-type="string">
            <text:p>19,84 M</text:p>
          </table:table-cell>
          <table:table-cell table:style-name="ce9" table:formula="of:=[.D43]/100" office:value-type="float" office:value="0.0026" calcext:value-type="float">
            <text:p>0.0026</text:p>
          </table:table-cell>
          <table:table-cell table:style-name="ce12" table:formula="of:=[.C43]/(1+[.L43])" office:value-type="currency" office:currency="R$ " office:value="3.73030121683623" calcext:value-type="currency">
            <text:p>R$ 3.73</text:p>
          </table:table-cell>
          <table:table-cell table:style-name="ce16" table:formula="of:=VLOOKUP([.A43];[$Total_de_acoes.A$1:.B$1048576];2;0)" office:value-type="float" office:value="1193047233" calcext:value-type="float">
            <text:p>1,193,047,233</text:p>
          </table:table-cell>
          <table:table-cell table:style-name="ce12" table:formula="of:=([.C43] - [.M43]) *[.N43]" office:value-type="currency" office:currency="R$ " office:value="11571106.4170076" calcext:value-type="currency">
            <text:p>R$ 11,571,106.42</text:p>
          </table:table-cell>
          <table:table-cell table:style-name="ce9" table:formula="of:=IF([.O43] &gt;0 ;&quot;Subiu&quot; ; IF([.O43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43];[$Ticker.A$1:.B$1048576];2;0)" office:value-type="string" office:string-value="Raízen" calcext:value-type="string">
            <text:p>Raízen</text:p>
          </table:table-cell>
          <table:table-cell table:style-name="ce9" table:formula="of:=VLOOKUP([.Q43];[$Nova.A$1:.C$1048576];2;0)" office:value-type="string" office:string-value="Energia" calcext:value-type="string">
            <text:p>Energia</text:p>
          </table:table-cell>
          <table:table-cell table:style-name="ce9" table:formula="of:=VLOOKUP([.Q43];[$Nova.A$1:.C$1048576];3;0)" office:value-type="float" office:value="8" calcext:value-type="float">
            <text:p>8</text:p>
          </table:table-cell>
          <table:table-cell table:style-name="ce16" table:formula="of:=IF([.S43]&gt;100 ;&quot;Acima de 100 anos&quot;;IF([.S43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43]/100" office:value-type="float" office:value="0" calcext:value-type="float">
            <text:p>0</text:p>
          </table:table-cell>
          <table:table-cell table:style-name="ce12" table:formula="of:=[.C43]/(1+[.U43])" office:value-type="currency" office:currency="R$ " office:value="3.74" calcext:value-type="currency">
            <text:p>R$ 3.74</text:p>
          </table:table-cell>
          <table:table-cell table:style-name="ce12" table:formula="of:=([.C43] - [.V43]) *[.N43]" office:value-type="currency" office:currency="R$ " office:value="0" calcext:value-type="currency">
            <text:p>R$ 0.00</text:p>
          </table:table-cell>
          <table:table-cell table:style-name="ce12" table:formula="of:=IF([.W43] &gt;0 ;&quot;Subiu&quot; ; IF([.W43]&lt; 0 ;&quot;Desceu&quot; ; &quot;Estavel&quot;))" office:value-type="string" office:string-value="Estavel" calcext:value-type="string">
            <text:p>Estavel</text:p>
          </table:table-cell>
          <table:table-cell table:style-name="ce9" table:formula="of:=[.F43]/100" office:value-type="float" office:value="-0.072" calcext:value-type="float">
            <text:p>-0.072</text:p>
          </table:table-cell>
          <table:table-cell table:style-name="ce12" table:formula="of:=[.C43]/(1+[.Y43])" office:value-type="currency" office:currency="R$ " office:value="4.0301724137931" calcext:value-type="currency">
            <text:p>R$ 4.03</text:p>
          </table:table-cell>
          <table:table-cell table:style-name="ce12" table:formula="of:=([.C43] - [.Z43]) *[.N43]" office:value-type="currency" office:currency="R$ " office:value="-346189395.368794" calcext:value-type="currency">
            <text:p>-R$ 346,189,395.37</text:p>
          </table:table-cell>
          <table:table-cell table:style-name="ce12" table:formula="of:=IF([.AA43] &gt;0 ;&quot;Subiu&quot; ; IF([.AA43]&lt; 0 ;&quot;Desceu&quot; ; &quot;Estavel&quot;))" office:value-type="string" office:string-value="Desceu" calcext:value-type="string">
            <text:p>Desceu</text:p>
          </table:table-cell>
          <table:table-cell table:style-name="ce9" table:formula="of:=[.H43]/100" office:value-type="float" office:value="0.1546" calcext:value-type="float">
            <text:p>0.1546</text:p>
          </table:table-cell>
          <table:table-cell table:style-name="ce12" table:formula="of:=[.C43]/(1+[.AC43])" office:value-type="currency" office:currency="R$ " office:value="3.23921704486402" calcext:value-type="currency">
            <text:p>R$ 3.24</text:p>
          </table:table-cell>
          <table:table-cell table:style-name="ce12" table:formula="of:=([.C43]-[.AD43])*[.N43]" office:value-type="currency" office:currency="R$ " office:value="597457718.958542" calcext:value-type="currency">
            <text:p>R$ 597,457,718.96</text:p>
          </table:table-cell>
          <table:table-cell table:style-name="ce12" table:formula="of:=IF([.AE43] &gt;0 ;&quot;Subiu&quot; ; IF([.AE43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0.07" calcext:value-type="float">
            <text:p>10.07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2" table:style-name="ce8" office:value-type="float" office:value="-2.8" calcext:value-type="float">
            <text:p>-2.8</text:p>
          </table:table-cell>
          <table:table-cell table:style-name="ce8" office:value-type="float" office:value="32.08" calcext:value-type="float">
            <text:p>32.08</text:p>
          </table:table-cell>
          <table:table-cell table:style-name="ce8" office:value-type="float" office:value="9.96" calcext:value-type="float">
            <text:p>9.96</text:p>
          </table:table-cell>
          <table:table-cell table:style-name="ce8" office:value-type="float" office:value="10.13" calcext:value-type="float">
            <text:p>10.13</text:p>
          </table:table-cell>
          <table:table-cell table:style-name="ce2" office:value-type="string" calcext:value-type="string">
            <text:p>97,05 M</text:p>
          </table:table-cell>
          <table:table-cell table:style-name="ce8" table:formula="of:=[.D44]/100" office:value-type="float" office:value="0.0019" calcext:value-type="float">
            <text:p>0.0019</text:p>
          </table:table-cell>
          <table:table-cell table:style-name="ce11" table:formula="of:=[.C44]/(1+[.L44])" office:value-type="currency" office:currency="R$ " office:value="10.0509032837609" calcext:value-type="currency">
            <text:p>R$ 10.05</text:p>
          </table:table-cell>
          <table:table-cell table:style-name="ce15" table:formula="of:=VLOOKUP([.A44];[$Total_de_acoes.A$1:.B$1048576];2;0)" office:value-type="float" office:value="1679335290" calcext:value-type="float">
            <text:p>1,679,335,290</text:p>
          </table:table-cell>
          <table:table-cell table:style-name="ce11" table:formula="of:=([.C44] - [.M44]) *[.N44]" office:value-type="currency" office:currency="R$ " office:value="32069789.5035132" calcext:value-type="currency">
            <text:p>R$ 32,069,789.50</text:p>
          </table:table-cell>
          <table:table-cell table:style-name="ce8" table:formula="of:=IF([.O44] &gt;0 ;&quot;Subiu&quot; ; IF([.O44]&lt; 0 ;&quot;Desceu&quot; ; &quot;Estavel&quot;))" office:value-type="string" office:string-value="Subiu" calcext:value-type="string">
            <text:p>Subiu</text:p>
          </table:table-cell>
          <table:table-cell table:style-name="ce6" table:formula="of:=VLOOKUP([.A44];[$Ticker.A$1:.B$1048576];2;0)" office:value-type="string" office:string-value="Copel" calcext:value-type="string">
            <text:p>Copel</text:p>
          </table:table-cell>
          <table:table-cell table:style-name="ce8" table:formula="of:=VLOOKUP([.Q44];[$Nova.A$1:.C$1048576];2;0)" office:value-type="string" office:string-value="Energia" calcext:value-type="string">
            <text:p>Energia</text:p>
          </table:table-cell>
          <table:table-cell table:style-name="ce8" table:formula="of:=VLOOKUP([.Q44];[$Nova.A$1:.C$1048576];3;0)" office:value-type="float" office:value="67" calcext:value-type="float">
            <text:p>67</text:p>
          </table:table-cell>
          <table:table-cell table:style-name="ce15" table:formula="of:=IF([.S44]&gt;100 ;&quot;Acima de 100 anos&quot;;IF([.S44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44]/100" office:value-type="float" office:value="0.009" calcext:value-type="float">
            <text:p>0.009</text:p>
          </table:table-cell>
          <table:table-cell table:style-name="ce11" table:formula="of:=[.C44]/(1+[.U44])" office:value-type="currency" office:currency="R$ " office:value="9.98017839444995" calcext:value-type="currency">
            <text:p>R$ 9.98</text:p>
          </table:table-cell>
          <table:table-cell table:style-name="ce11" table:formula="of:=([.C44] - [.V44]) *[.N44]" office:value-type="currency" office:currency="R$ " office:value="150840592.004656" calcext:value-type="currency">
            <text:p>R$ 150,840,592.00</text:p>
          </table:table-cell>
          <table:table-cell table:style-name="ce11" table:formula="of:=IF([.W44] &gt;0 ;&quot;Subiu&quot; ; IF([.W44]&lt; 0 ;&quot;Desceu&quot; ; &quot;Estavel&quot;))" office:value-type="string" office:string-value="Subiu" calcext:value-type="string">
            <text:p>Subiu</text:p>
          </table:table-cell>
          <table:table-cell table:style-name="ce8" table:formula="of:=[.F44]/100" office:value-type="float" office:value="-0.028" calcext:value-type="float">
            <text:p>-0.028</text:p>
          </table:table-cell>
          <table:table-cell table:style-name="ce11" table:formula="of:=[.C44]/(1+[.Y44])" office:value-type="currency" office:currency="R$ " office:value="10.3600823045268" calcext:value-type="currency">
            <text:p>R$ 10.36</text:p>
          </table:table-cell>
          <table:table-cell table:style-name="ce11" table:formula="of:=([.C44] - [.Z44]) *[.N44]" office:value-type="currency" office:currency="R$ " office:value="-487145450.996296" calcext:value-type="currency">
            <text:p>-R$ 487,145,451.00</text:p>
          </table:table-cell>
          <table:table-cell table:style-name="ce11" table:formula="of:=IF([.AA44] &gt;0 ;&quot;Subiu&quot; ; IF([.AA44]&lt; 0 ;&quot;Desceu&quot; ; &quot;Estavel&quot;))" office:value-type="string" office:string-value="Desceu" calcext:value-type="string">
            <text:p>Desceu</text:p>
          </table:table-cell>
          <table:table-cell table:style-name="ce8" table:formula="of:=[.H44]/100" office:value-type="float" office:value="0.3208" calcext:value-type="float">
            <text:p>0.3208</text:p>
          </table:table-cell>
          <table:table-cell table:style-name="ce11" table:formula="of:=[.C44]/(1+[.AC44])" office:value-type="currency" office:currency="R$ " office:value="7.62416717141127" calcext:value-type="currency">
            <text:p>R$ 7.62</text:p>
          </table:table-cell>
          <table:table-cell table:style-name="ce11" table:formula="of:=([.C44]-[.AD44])*[.N44]" office:value-type="currency" office:currency="R$ " office:value="4107373382.48958" calcext:value-type="currency">
            <text:p>R$ 4,107,373,382.49</text:p>
          </table:table-cell>
          <table:table-cell table:style-name="ce11" table:formula="of:=IF([.AE44] &gt;0 ;&quot;Subiu&quot; ; IF([.AE44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M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8.18" calcext:value-type="float">
            <text:p>8.18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-3.76" calcext:value-type="float">
            <text:p>-3.76</text:p>
          </table:table-cell>
          <table:table-cell table:number-columns-repeated="2" table:style-name="ce9" office:value-type="float" office:value="-18.77" calcext:value-type="float">
            <text:p>-18.77</text:p>
          </table:table-cell>
          <table:table-cell table:style-name="ce9" office:value-type="float" office:value="-40.74" calcext:value-type="float">
            <text:p>-40.74</text:p>
          </table:table-cell>
          <table:table-cell table:style-name="ce9" office:value-type="float" office:value="8.11" calcext:value-type="float">
            <text:p>8.11</text:p>
          </table:table-cell>
          <table:table-cell table:style-name="ce9" office:value-type="float" office:value="8.27" calcext:value-type="float">
            <text:p>8.27</text:p>
          </table:table-cell>
          <table:table-cell table:style-name="ce3" office:value-type="string" calcext:value-type="string">
            <text:p>41,64 M</text:p>
          </table:table-cell>
          <table:table-cell table:style-name="ce9" table:formula="of:=[.D45]/100" office:value-type="float" office:value="0.0012" calcext:value-type="float">
            <text:p>0.0012</text:p>
          </table:table-cell>
          <table:table-cell table:style-name="ce12" table:formula="of:=[.C45]/(1+[.L45])" office:value-type="currency" office:currency="R$ " office:value="8.1701957650819" calcext:value-type="currency">
            <text:p>R$ 8.17</text:p>
          </table:table-cell>
          <table:table-cell table:style-name="ce16" table:formula="of:=VLOOKUP([.A45];[$Total_de_acoes.A$1:.B$1048576];2;0)" office:value-type="float" office:value="421383330" calcext:value-type="float">
            <text:p>421,383,330</text:p>
          </table:table-cell>
          <table:table-cell table:style-name="ce12" table:formula="of:=([.C45] - [.M45]) *[.N45]" office:value-type="currency" office:currency="R$ " office:value="4131341.15789051" calcext:value-type="currency">
            <text:p>R$ 4,131,341.16</text:p>
          </table:table-cell>
          <table:table-cell table:style-name="ce9" table:formula="of:=IF([.O45] &gt;0 ;&quot;Subiu&quot; ; IF([.O45]&lt; 0 ;&quot;Desceu&quot; ; &quot;Estavel&quot;))" office:value-type="string" office:string-value="Subiu" calcext:value-type="string">
            <text:p>Subiu</text:p>
          </table:table-cell>
          <table:table-cell table:style-name="ce7" table:formula="of:=VLOOKUP([.A45];[$Ticker.A$1:.B$1048576];2;0)" office:value-type="string" office:string-value="Grupo Vamos" calcext:value-type="string">
            <text:p>Grupo Vamos</text:p>
          </table:table-cell>
          <table:table-cell table:style-name="ce9" table:formula="of:=VLOOKUP([.Q45];[$Nova.A$1:.C$1048576];2;0)" office:value-type="string" office:string-value="Logística" calcext:value-type="string">
            <text:p>Logística</text:p>
          </table:table-cell>
          <table:table-cell table:style-name="ce9" table:formula="of:=VLOOKUP([.Q45];[$Nova.A$1:.C$1048576];3;0)" office:value-type="float" office:value="57" calcext:value-type="float">
            <text:p>57</text:p>
          </table:table-cell>
          <table:table-cell table:style-name="ce16" table:formula="of:=IF([.S45]&gt;100 ;&quot;Acima de 100 anos&quot;;IF([.S45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45]/100" office:value-type="float" office:value="-0.0376" calcext:value-type="float">
            <text:p>-0.0376</text:p>
          </table:table-cell>
          <table:table-cell table:style-name="ce12" table:formula="of:=[.C45]/(1+[.U45])" office:value-type="currency" office:currency="R$ " office:value="8.49958437240233" calcext:value-type="currency">
            <text:p>R$ 8.50</text:p>
          </table:table-cell>
          <table:table-cell table:style-name="ce12" table:formula="of:=([.C45] - [.V45]) *[.N45]" office:value-type="currency" office:currency="R$ " office:value="-134667527.058853" calcext:value-type="currency">
            <text:p>-R$ 134,667,527.06</text:p>
          </table:table-cell>
          <table:table-cell table:style-name="ce12" table:formula="of:=IF([.W45] &gt;0 ;&quot;Subiu&quot; ; IF([.W45]&lt; 0 ;&quot;Desceu&quot; ; &quot;Estavel&quot;))" office:value-type="string" office:string-value="Desceu" calcext:value-type="string">
            <text:p>Desceu</text:p>
          </table:table-cell>
          <table:table-cell table:style-name="ce9" table:formula="of:=[.F45]/100" office:value-type="float" office:value="-0.1877" calcext:value-type="float">
            <text:p>-0.1877</text:p>
          </table:table-cell>
          <table:table-cell table:style-name="ce12" table:formula="of:=[.C45]/(1+[.Y45])" office:value-type="currency" office:currency="R$ " office:value="10.0701711190447" calcext:value-type="currency">
            <text:p>R$ 10.07</text:p>
          </table:table-cell>
          <table:table-cell table:style-name="ce12" table:formula="of:=([.C45] - [.Z45]) *[.N45]" office:value-type="currency" office:currency="R$ " office:value="-796486600.412877" calcext:value-type="currency">
            <text:p>-R$ 796,486,600.41</text:p>
          </table:table-cell>
          <table:table-cell table:style-name="ce12" table:formula="of:=IF([.AA45] &gt;0 ;&quot;Subiu&quot; ; IF([.AA45]&lt; 0 ;&quot;Desceu&quot; ; &quot;Estavel&quot;))" office:value-type="string" office:string-value="Desceu" calcext:value-type="string">
            <text:p>Desceu</text:p>
          </table:table-cell>
          <table:table-cell table:style-name="ce9" table:formula="of:=[.H45]/100" office:value-type="float" office:value="-0.4074" calcext:value-type="float">
            <text:p>-0.4074</text:p>
          </table:table-cell>
          <table:table-cell table:style-name="ce12" table:formula="of:=[.C45]/(1+[.AC45])" office:value-type="currency" office:currency="R$ " office:value="13.8035774552818" calcext:value-type="currency">
            <text:p>R$ 13.80</text:p>
          </table:table-cell>
          <table:table-cell table:style-name="ce12" table:formula="of:=([.C45]-[.AD45])*[.N45]" office:value-type="currency" office:currency="R$ " office:value="-2369681794.61957" calcext:value-type="currency">
            <text:p>-R$ 2,369,681,794.62</text:p>
          </table:table-cell>
          <table:table-cell table:style-name="ce12" table:formula="of:=IF([.AE45] &gt;0 ;&quot;Subiu&quot; ; IF([.AE45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MRFG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9.74" calcext:value-type="float">
            <text:p>9.7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3" calcext:value-type="float">
            <text:p>5.3</text:p>
          </table:table-cell>
          <table:table-cell table:number-columns-repeated="2" table:style-name="ce8" office:value-type="float" office:value="0.41" calcext:value-type="float">
            <text:p>0.41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office:value-type="float" office:value="9.61" calcext:value-type="float">
            <text:p>9.61</text:p>
          </table:table-cell>
          <table:table-cell table:style-name="ce8" office:value-type="float" office:value="9.86" calcext:value-type="float">
            <text:p>9.86</text:p>
          </table:table-cell>
          <table:table-cell table:style-name="ce2" office:value-type="string" calcext:value-type="string">
            <text:p>39,65 M</text:p>
          </table:table-cell>
          <table:table-cell table:style-name="ce8" table:formula="of:=[.D46]/100" office:value-type="float" office:value="0" calcext:value-type="float">
            <text:p>0</text:p>
          </table:table-cell>
          <table:table-cell table:style-name="ce11" table:formula="of:=[.C46]/(1+[.L46])" office:value-type="currency" office:currency="R$ " office:value="9.74" calcext:value-type="currency">
            <text:p>R$ 9.74</text:p>
          </table:table-cell>
          <table:table-cell table:style-name="ce15" table:formula="of:=VLOOKUP([.A46];[$Total_de_acoes.A$1:.B$1048576];2;0)" office:value-type="float" office:value="331799687" calcext:value-type="float">
            <text:p>331,799,687</text:p>
          </table:table-cell>
          <table:table-cell table:style-name="ce11" table:formula="of:=([.C46] - [.M46]) *[.N46]" office:value-type="currency" office:currency="R$ " office:value="0" calcext:value-type="currency">
            <text:p>R$ 0.00</text:p>
          </table:table-cell>
          <table:table-cell table:style-name="ce8" table:formula="of:=IF([.O46] &gt;0 ;&quot;Subiu&quot; ; IF([.O46]&lt; 0 ;&quot;Desceu&quot; ; &quot;Estavel&quot;))" office:value-type="string" office:string-value="Estavel" calcext:value-type="string">
            <text:p>Estavel</text:p>
          </table:table-cell>
          <table:table-cell table:style-name="ce6" table:formula="of:=VLOOKUP([.A46];[$Ticker.A$1:.B$1048576];2;0)" office:value-type="string" office:string-value="Marfrig" calcext:value-type="string">
            <text:p>Marfrig</text:p>
          </table:table-cell>
          <table:table-cell table:style-name="ce8" table:formula="of:=VLOOKUP([.Q46];[$Nova.A$1:.C$1048576];2;0)" office:value-type="string" office:string-value="Alimentos" calcext:value-type="string">
            <text:p>Alimentos</text:p>
          </table:table-cell>
          <table:table-cell table:style-name="ce8" table:formula="of:=VLOOKUP([.Q46];[$Nova.A$1:.C$1048576];3;0)" office:value-type="float" office:value="16" calcext:value-type="float">
            <text:p>16</text:p>
          </table:table-cell>
          <table:table-cell table:style-name="ce15" table:formula="of:=IF([.S46]&gt;100 ;&quot;Acima de 100 anos&quot;;IF([.S46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46]/100" office:value-type="float" office:value="0.053" calcext:value-type="float">
            <text:p>0.053</text:p>
          </table:table-cell>
          <table:table-cell table:style-name="ce11" table:formula="of:=[.C46]/(1+[.U46])" office:value-type="currency" office:currency="R$ " office:value="9.24976258309592" calcext:value-type="currency">
            <text:p>R$ 9.25</text:p>
          </table:table-cell>
          <table:table-cell table:style-name="ce11" table:formula="of:=([.C46] - [.V46]) *[.N46]" office:value-type="currency" office:currency="R$ " office:value="162660621.484463" calcext:value-type="currency">
            <text:p>R$ 162,660,621.48</text:p>
          </table:table-cell>
          <table:table-cell table:style-name="ce11" table:formula="of:=IF([.W46] &gt;0 ;&quot;Subiu&quot; ; IF([.W46]&lt; 0 ;&quot;Desceu&quot; ; &quot;Estavel&quot;))" office:value-type="string" office:string-value="Subiu" calcext:value-type="string">
            <text:p>Subiu</text:p>
          </table:table-cell>
          <table:table-cell table:style-name="ce8" table:formula="of:=[.F46]/100" office:value-type="float" office:value="0.0041" calcext:value-type="float">
            <text:p>0.0041</text:p>
          </table:table-cell>
          <table:table-cell table:style-name="ce11" table:formula="of:=[.C46]/(1+[.Y46])" office:value-type="currency" office:currency="R$ " office:value="9.70022906085051" calcext:value-type="currency">
            <text:p>R$ 9.70</text:p>
          </table:table-cell>
          <table:table-cell table:style-name="ce11" table:formula="of:=([.C46] - [.Z46]) *[.N46]" office:value-type="currency" office:currency="R$ " office:value="13195985.1614961" calcext:value-type="currency">
            <text:p>R$ 13,195,985.16</text:p>
          </table:table-cell>
          <table:table-cell table:style-name="ce11" table:formula="of:=IF([.AA46] &gt;0 ;&quot;Subiu&quot; ; IF([.AA46]&lt; 0 ;&quot;Desceu&quot; ; &quot;Estavel&quot;))" office:value-type="string" office:string-value="Subiu" calcext:value-type="string">
            <text:p>Subiu</text:p>
          </table:table-cell>
          <table:table-cell table:style-name="ce8" table:formula="of:=[.H46]/100" office:value-type="float" office:value="0.1799" calcext:value-type="float">
            <text:p>0.1799</text:p>
          </table:table-cell>
          <table:table-cell table:style-name="ce11" table:formula="of:=[.C46]/(1+[.AC46])" office:value-type="currency" office:currency="R$ " office:value="8.25493685905585" calcext:value-type="currency">
            <text:p>R$ 8.25</text:p>
          </table:table-cell>
          <table:table-cell table:style-name="ce11" table:formula="of:=([.C46]-[.AD46])*[.N46]" office:value-type="currency" office:currency="R$ " office:value="492743485.340505" calcext:value-type="currency">
            <text:p>R$ 492,743,485.34</text:p>
          </table:table-cell>
          <table:table-cell table:style-name="ce11" table:formula="of:=IF([.AE46] &gt;0 ;&quot;Subiu&quot; ; IF([.AE46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2" calcext:value-type="float">
            <text:p>13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.12" calcext:value-type="float">
            <text:p>-1.12</text:p>
          </table:table-cell>
          <table:table-cell table:number-columns-repeated="2" table:style-name="ce9" office:value-type="float" office:value="-3.86" calcext:value-type="float">
            <text:p>-3.86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3.15" calcext:value-type="float">
            <text:p>13.15</text:p>
          </table:table-cell>
          <table:table-cell table:style-name="ce9" office:value-type="float" office:value="13.29" calcext:value-type="float">
            <text:p>13.29</text:p>
          </table:table-cell>
          <table:table-cell table:style-name="ce3" office:value-type="string" calcext:value-type="string">
            <text:p>86,92 M</text:p>
          </table:table-cell>
          <table:table-cell table:style-name="ce9" table:formula="of:=[.D47]/100" office:value-type="float" office:value="0" calcext:value-type="float">
            <text:p>0</text:p>
          </table:table-cell>
          <table:table-cell table:style-name="ce12" table:formula="of:=[.C47]/(1+[.L47])" office:value-type="currency" office:currency="R$ " office:value="13.2" calcext:value-type="currency">
            <text:p>R$ 13.20</text:p>
          </table:table-cell>
          <table:table-cell table:style-name="ce16" table:formula="of:=VLOOKUP([.A47];[$Total_de_acoes.A$1:.B$1048576];2;0)" office:value-type="float" office:value="4394245879" calcext:value-type="float">
            <text:p>4,394,245,879</text:p>
          </table:table-cell>
          <table:table-cell table:style-name="ce12" table:formula="of:=([.C47] - [.M47]) *[.N47]" office:value-type="currency" office:currency="R$ " office:value="0" calcext:value-type="currency">
            <text:p>R$ 0.00</text:p>
          </table:table-cell>
          <table:table-cell table:style-name="ce9" table:formula="of:=IF([.O47] &gt;0 ;&quot;Subiu&quot; ; IF([.O47]&lt; 0 ;&quot;Desceu&quot; ; &quot;Estavel&quot;))" office:value-type="string" office:string-value="Estavel" calcext:value-type="string">
            <text:p>Estavel</text:p>
          </table:table-cell>
          <table:table-cell table:style-name="ce7" table:formula="of:=VLOOKUP([.A47];[$Ticker.A$1:.B$1048576];2;0)" office:value-type="string" office:string-value="Ambev" calcext:value-type="string">
            <text:p>Ambev</text:p>
          </table:table-cell>
          <table:table-cell table:style-name="ce9" table:formula="of:=VLOOKUP([.Q47];[$Nova.A$1:.C$1048576];2;0)" office:value-type="string" office:string-value="Bebidas" calcext:value-type="string">
            <text:p>Bebidas</text:p>
          </table:table-cell>
          <table:table-cell table:style-name="ce9" table:formula="of:=VLOOKUP([.Q47];[$Nova.A$1:.C$1048576];3;0)" office:value-type="float" office:value="32" calcext:value-type="float">
            <text:p>32</text:p>
          </table:table-cell>
          <table:table-cell table:style-name="ce16" table:formula="of:=IF([.S47]&gt;100 ;&quot;Acima de 100 anos&quot;;IF([.S47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47]/100" office:value-type="float" office:value="-0.0112" calcext:value-type="float">
            <text:p>-0.0112</text:p>
          </table:table-cell>
          <table:table-cell table:style-name="ce12" table:formula="of:=[.C47]/(1+[.U47])" office:value-type="currency" office:currency="R$ " office:value="13.3495145631068" calcext:value-type="currency">
            <text:p>R$ 13.35</text:p>
          </table:table-cell>
          <table:table-cell table:style-name="ce12" table:formula="of:=([.C47] - [.V47]) *[.N47]" office:value-type="currency" office:currency="R$ " office:value="-657003752.782527" calcext:value-type="currency">
            <text:p>-R$ 657,003,752.78</text:p>
          </table:table-cell>
          <table:table-cell table:style-name="ce12" table:formula="of:=IF([.W47] &gt;0 ;&quot;Subiu&quot; ; IF([.W47]&lt; 0 ;&quot;Desceu&quot; ; &quot;Estavel&quot;))" office:value-type="string" office:string-value="Desceu" calcext:value-type="string">
            <text:p>Desceu</text:p>
          </table:table-cell>
          <table:table-cell table:style-name="ce9" table:formula="of:=[.F47]/100" office:value-type="float" office:value="-0.0386" calcext:value-type="float">
            <text:p>-0.0386</text:p>
          </table:table-cell>
          <table:table-cell table:style-name="ce12" table:formula="of:=[.C47]/(1+[.Y47])" office:value-type="currency" office:currency="R$ " office:value="13.7299771167048" calcext:value-type="currency">
            <text:p>R$ 13.73</text:p>
          </table:table-cell>
          <table:table-cell table:style-name="ce12" table:formula="of:=([.C47] - [.Z47]) *[.N47]" office:value-type="currency" office:currency="R$ " office:value="-2328849761.04439" calcext:value-type="currency">
            <text:p>-R$ 2,328,849,761.04</text:p>
          </table:table-cell>
          <table:table-cell table:style-name="ce12" table:formula="of:=IF([.AA47] &gt;0 ;&quot;Subiu&quot; ; IF([.AA47]&lt; 0 ;&quot;Desceu&quot; ; &quot;Estavel&quot;))" office:value-type="string" office:string-value="Desceu" calcext:value-type="string">
            <text:p>Desceu</text:p>
          </table:table-cell>
          <table:table-cell table:style-name="ce9" table:formula="of:=[.H47]/100" office:value-type="float" office:value="0.003" calcext:value-type="float">
            <text:p>0.003</text:p>
          </table:table-cell>
          <table:table-cell table:style-name="ce12" table:formula="of:=[.C47]/(1+[.AC47])" office:value-type="currency" office:currency="R$ " office:value="13.160518444666" calcext:value-type="currency">
            <text:p>R$ 13.16</text:p>
          </table:table-cell>
          <table:table-cell table:style-name="ce12" table:formula="of:=([.C47]-[.AD47])*[.N47]" office:value-type="currency" office:currency="R$ " office:value="173491661.822922" calcext:value-type="currency">
            <text:p>R$ 173,491,661.82</text:p>
          </table:table-cell>
          <table:table-cell table:style-name="ce12" table:formula="of:=IF([.AE47] &gt;0 ;&quot;Subiu&quot; ; IF([.AE47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BS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3.73" calcext:value-type="float">
            <text:p>33.73</text:p>
          </table:table-cell>
          <table:table-cell table:style-name="ce8" office:value-type="float" office:value="-0.02" calcext:value-type="float">
            <text:p>-0.02</text:p>
          </table:table-cell>
          <table:table-cell table:style-name="ce8" office:value-type="float" office:value="-2.37" calcext:value-type="float">
            <text:p>-2.37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33.73" calcext:value-type="float">
            <text:p>33.73</text:p>
          </table:table-cell>
          <table:table-cell table:style-name="ce8" office:value-type="float" office:value="34.03" calcext:value-type="float">
            <text:p>34.03</text:p>
          </table:table-cell>
          <table:table-cell table:style-name="ce2" office:value-type="string" calcext:value-type="string">
            <text:p>99,61 M</text:p>
          </table:table-cell>
          <table:table-cell table:style-name="ce8" table:formula="of:=[.D48]/100" office:value-type="float" office:value="-0.0002" calcext:value-type="float">
            <text:p>-0.0002</text:p>
          </table:table-cell>
          <table:table-cell table:style-name="ce11" table:formula="of:=[.C48]/(1+[.L48])" office:value-type="currency" office:currency="R$ " office:value="33.7367473494699" calcext:value-type="currency">
            <text:p>R$ 33.74</text:p>
          </table:table-cell>
          <table:table-cell table:style-name="ce15" table:formula="of:=VLOOKUP([.A48];[$Total_de_acoes.A$1:.B$1048576];2;0)" office:value-type="float" office:value="671750768" calcext:value-type="float">
            <text:p>671,750,768</text:p>
          </table:table-cell>
          <table:table-cell table:style-name="ce11" table:formula="of:=([.C48] - [.M48]) *[.N48]" office:value-type="currency" office:currency="R$ " office:value="-4532537.18836313" calcext:value-type="currency">
            <text:p>-R$ 4,532,537.19</text:p>
          </table:table-cell>
          <table:table-cell table:style-name="ce8" table:formula="of:=IF([.O48] &gt;0 ;&quot;Subiu&quot; ; IF([.O48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48];[$Ticker.A$1:.B$1048576];2;0)" office:value-type="string" office:string-value="BB Seguridade" calcext:value-type="string">
            <text:p>BB Seguridade</text:p>
          </table:table-cell>
          <table:table-cell table:style-name="ce8" table:formula="of:=VLOOKUP([.Q48];[$Nova.A$1:.C$1048576];2;0)" office:value-type="string" office:string-value="Seguros" calcext:value-type="string">
            <text:p>Seguros</text:p>
          </table:table-cell>
          <table:table-cell table:style-name="ce8" table:formula="of:=VLOOKUP([.Q48];[$Nova.A$1:.C$1048576];3;0)" office:value-type="float" office:value="11" calcext:value-type="float">
            <text:p>11</text:p>
          </table:table-cell>
          <table:table-cell table:style-name="ce15" table:formula="of:=IF([.S48]&gt;100 ;&quot;Acima de 100 anos&quot;;IF([.S48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48]/100" office:value-type="float" office:value="-0.0237" calcext:value-type="float">
            <text:p>-0.0237</text:p>
          </table:table-cell>
          <table:table-cell table:style-name="ce11" table:formula="of:=[.C48]/(1+[.U48])" office:value-type="currency" office:currency="R$ " office:value="34.5488067192461" calcext:value-type="currency">
            <text:p>R$ 34.55</text:p>
          </table:table-cell>
          <table:table-cell table:style-name="ce11" table:formula="of:=([.C48] - [.V48]) *[.N48]" office:value-type="currency" office:currency="R$ " office:value="-550034042.49715" calcext:value-type="currency">
            <text:p>-R$ 550,034,042.50</text:p>
          </table:table-cell>
          <table:table-cell table:style-name="ce11" table:formula="of:=IF([.W48] &gt;0 ;&quot;Subiu&quot; ; IF([.W48]&lt; 0 ;&quot;Desceu&quot; ; &quot;Estavel&quot;))" office:value-type="string" office:string-value="Desceu" calcext:value-type="string">
            <text:p>Desceu</text:p>
          </table:table-cell>
          <table:table-cell table:style-name="ce8" table:formula="of:=[.F48]/100" office:value-type="float" office:value="0.0024" calcext:value-type="float">
            <text:p>0.0024</text:p>
          </table:table-cell>
          <table:table-cell table:style-name="ce11" table:formula="of:=[.C48]/(1+[.Y48])" office:value-type="currency" office:currency="R$ " office:value="33.6492418196329" calcext:value-type="currency">
            <text:p>R$ 33.65</text:p>
          </table:table-cell>
          <table:table-cell table:style-name="ce11" table:formula="of:=([.C48] - [.Z48]) *[.N48]" office:value-type="currency" office:currency="R$ " office:value="54249369.6838953" calcext:value-type="currency">
            <text:p>R$ 54,249,369.68</text:p>
          </table:table-cell>
          <table:table-cell table:style-name="ce11" table:formula="of:=IF([.AA48] &gt;0 ;&quot;Subiu&quot; ; IF([.AA48]&lt; 0 ;&quot;Desceu&quot; ; &quot;Estavel&quot;))" office:value-type="string" office:string-value="Subiu" calcext:value-type="string">
            <text:p>Subiu</text:p>
          </table:table-cell>
          <table:table-cell table:style-name="ce8" table:formula="of:=[.H48]/100" office:value-type="float" office:value="0.0091" calcext:value-type="float">
            <text:p>0.0091</text:p>
          </table:table-cell>
          <table:table-cell table:style-name="ce11" table:formula="of:=[.C48]/(1+[.AC48])" office:value-type="currency" office:currency="R$ " office:value="33.4258249925676" calcext:value-type="currency">
            <text:p>R$ 33.43</text:p>
          </table:table-cell>
          <table:table-cell table:style-name="ce11" table:formula="of:=([.C48]-[.AD48])*[.N48]" office:value-type="currency" office:currency="R$ " office:value="204329794.8491" calcext:value-type="currency">
            <text:p>R$ 204,329,794.85</text:p>
          </table:table-cell>
          <table:table-cell table:style-name="ce11" table:formula="of:=IF([.AE48] &gt;0 ;&quot;Subiu&quot; ; IF([.AE48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77.04" calcext:value-type="float">
            <text:p>77.04</text:p>
          </table:table-cell>
          <table:table-cell table:style-name="ce9" office:value-type="float" office:value="-0.06" calcext:value-type="float">
            <text:p>-0.06</text:p>
          </table:table-cell>
          <table:table-cell table:style-name="ce9" office:value-type="float" office:value="1.37" calcext:value-type="float">
            <text:p>1.37</text:p>
          </table:table-cell>
          <table:table-cell table:number-columns-repeated="2" table:style-name="ce9" office:value-type="float" office:value="2.22" calcext:value-type="float">
            <text:p>2.22</text:p>
          </table:table-cell>
          <table:table-cell table:style-name="ce9" office:value-type="float" office:value="45.92" calcext:value-type="float">
            <text:p>45.92</text:p>
          </table:table-cell>
          <table:table-cell table:style-name="ce9" office:value-type="float" office:value="76.52" calcext:value-type="float">
            <text:p>76.52</text:p>
          </table:table-cell>
          <table:table-cell table:style-name="ce9" office:value-type="float" office:value="77.69" calcext:value-type="float">
            <text:p>77.69</text:p>
          </table:table-cell>
          <table:table-cell table:style-name="ce3" office:value-type="string" calcext:value-type="string">
            <text:p>128,66 M</text:p>
          </table:table-cell>
          <table:table-cell table:style-name="ce9" table:formula="of:=[.D49]/100" office:value-type="float" office:value="-0.0006" calcext:value-type="float">
            <text:p>-0.0006</text:p>
          </table:table-cell>
          <table:table-cell table:style-name="ce12" table:formula="of:=[.C49]/(1+[.L49])" office:value-type="currency" office:currency="R$ " office:value="77.0862517510506" calcext:value-type="currency">
            <text:p>R$ 77.09</text:p>
          </table:table-cell>
          <table:table-cell table:style-name="ce16" table:formula="of:=VLOOKUP([.A49];[$Total_de_acoes.A$1:.B$1048576];2;0)" office:value-type="float" office:value="340001799" calcext:value-type="float">
            <text:p>340,001,799</text:p>
          </table:table-cell>
          <table:table-cell table:style-name="ce12" table:formula="of:=([.C49] - [.M49]) *[.N49]" office:value-type="currency" office:currency="R$ " office:value="-15725678.5641154" calcext:value-type="currency">
            <text:p>-R$ 15,725,678.56</text:p>
          </table:table-cell>
          <table:table-cell table:style-name="ce9" table:formula="of:=IF([.O49] &gt;0 ;&quot;Subiu&quot; ; IF([.O49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49];[$Ticker.A$1:.B$1048576];2;0)" office:value-type="string" office:string-value="Sabesp" calcext:value-type="string">
            <text:p>Sabesp</text:p>
          </table:table-cell>
          <table:table-cell table:style-name="ce9" table:formula="of:=VLOOKUP([.Q49];[$Nova.A$1:.C$1048576];2;0)" office:value-type="string" office:string-value="Saneamento" calcext:value-type="string">
            <text:p>Saneamento</text:p>
          </table:table-cell>
          <table:table-cell table:style-name="ce9" table:formula="of:=VLOOKUP([.Q49];[$Nova.A$1:.C$1048576];3;0)" office:value-type="float" office:value="47" calcext:value-type="float">
            <text:p>47</text:p>
          </table:table-cell>
          <table:table-cell table:style-name="ce16" table:formula="of:=IF([.S49]&gt;100 ;&quot;Acima de 100 anos&quot;;IF([.S49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49]/100" office:value-type="float" office:value="0.0137" calcext:value-type="float">
            <text:p>0.0137</text:p>
          </table:table-cell>
          <table:table-cell table:style-name="ce12" table:formula="of:=[.C49]/(1+[.U49])" office:value-type="currency" office:currency="R$ " office:value="75.9988162178159" calcext:value-type="currency">
            <text:p>R$ 76.00</text:p>
          </table:table-cell>
          <table:table-cell table:style-name="ce12" table:formula="of:=([.C49] - [.V49]) *[.N49]" office:value-type="currency" office:currency="R$ " office:value="354004359.032211" calcext:value-type="currency">
            <text:p>R$ 354,004,359.03</text:p>
          </table:table-cell>
          <table:table-cell table:style-name="ce12" table:formula="of:=IF([.W49] &gt;0 ;&quot;Subiu&quot; ; IF([.W49]&lt; 0 ;&quot;Desceu&quot; ; &quot;Estavel&quot;))" office:value-type="string" office:string-value="Subiu" calcext:value-type="string">
            <text:p>Subiu</text:p>
          </table:table-cell>
          <table:table-cell table:style-name="ce9" table:formula="of:=[.F49]/100" office:value-type="float" office:value="0.0222" calcext:value-type="float">
            <text:p>0.0222</text:p>
          </table:table-cell>
          <table:table-cell table:style-name="ce12" table:formula="of:=[.C49]/(1+[.Y49])" office:value-type="currency" office:currency="R$ " office:value="75.3668558012131" calcext:value-type="currency">
            <text:p>R$ 75.37</text:p>
          </table:table-cell>
          <table:table-cell table:style-name="ce12" table:formula="of:=([.C49] - [.Z49]) *[.N49]" office:value-type="currency" office:currency="R$ " office:value="568872037.573969" calcext:value-type="currency">
            <text:p>R$ 568,872,037.57</text:p>
          </table:table-cell>
          <table:table-cell table:style-name="ce12" table:formula="of:=IF([.AA49] &gt;0 ;&quot;Subiu&quot; ; IF([.AA49]&lt; 0 ;&quot;Desceu&quot; ; &quot;Estavel&quot;))" office:value-type="string" office:string-value="Subiu" calcext:value-type="string">
            <text:p>Subiu</text:p>
          </table:table-cell>
          <table:table-cell table:style-name="ce9" table:formula="of:=[.H49]/100" office:value-type="float" office:value="0.4592" calcext:value-type="float">
            <text:p>0.4592</text:p>
          </table:table-cell>
          <table:table-cell table:style-name="ce12" table:formula="of:=[.C49]/(1+[.AC49])" office:value-type="currency" office:currency="R$ " office:value="52.796052631579" calcext:value-type="currency">
            <text:p>R$ 52.80</text:p>
          </table:table-cell>
          <table:table-cell table:style-name="ce12" table:formula="of:=([.C49]-[.AD49])*[.N49]" office:value-type="currency" office:currency="R$ " office:value="8242985720.12448" calcext:value-type="currency">
            <text:p>R$ 8,242,985,720.12</text:p>
          </table:table-cell>
          <table:table-cell table:style-name="ce12" table:formula="of:=IF([.AE49] &gt;0 ;&quot;Subiu&quot; ; IF([.AE49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TOT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-0.06" calcext:value-type="float">
            <text:p>-0.06</text:p>
          </table:table-cell>
          <table:table-cell table:style-name="ce8" office:value-type="float" office:value="-2.65" calcext:value-type="float">
            <text:p>-2.65</text:p>
          </table:table-cell>
          <table:table-cell table:number-columns-repeated="2" table:style-name="ce8" office:value-type="float" office:value="-8.34" calcext:value-type="float">
            <text:p>-8.34</text:p>
          </table:table-cell>
          <table:table-cell table:style-name="ce8" office:value-type="float" office:value="5.89" calcext:value-type="float">
            <text:p>5.89</text:p>
          </table:table-cell>
          <table:table-cell table:style-name="ce8" office:value-type="float" office:value="30.65" calcext:value-type="float">
            <text:p>30.65</text:p>
          </table:table-cell>
          <table:table-cell table:style-name="ce8" office:value-type="float" office:value="31.34" calcext:value-type="float">
            <text:p>31.34</text:p>
          </table:table-cell>
          <table:table-cell table:style-name="ce2" office:value-type="string" calcext:value-type="string">
            <text:p>42,83 M</text:p>
          </table:table-cell>
          <table:table-cell table:style-name="ce8" table:formula="of:=[.D50]/100" office:value-type="float" office:value="-0.0006" calcext:value-type="float">
            <text:p>-0.0006</text:p>
          </table:table-cell>
          <table:table-cell table:style-name="ce11" table:formula="of:=[.C50]/(1+[.L50])" office:value-type="currency" office:currency="R$ " office:value="30.8985391234741" calcext:value-type="currency">
            <text:p>R$ 30.90</text:p>
          </table:table-cell>
          <table:table-cell table:style-name="ce15" table:formula="of:=VLOOKUP([.A50];[$Total_de_acoes.A$1:.B$1048576];2;0)" office:value-type="float" office:value="514122351" calcext:value-type="float">
            <text:p>514,122,351</text:p>
          </table:table-cell>
          <table:table-cell table:style-name="ce11" table:formula="of:=([.C50] - [.M50]) *[.N50]" office:value-type="currency" office:currency="R$ " office:value="-9531377.74597577" calcext:value-type="currency">
            <text:p>-R$ 9,531,377.75</text:p>
          </table:table-cell>
          <table:table-cell table:style-name="ce8" table:formula="of:=IF([.O50] &gt;0 ;&quot;Subiu&quot; ; IF([.O50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50];[$Ticker.A$1:.B$1048576];2;0)" office:value-type="string" office:string-value="Totvs" calcext:value-type="string">
            <text:p>Totvs</text:p>
          </table:table-cell>
          <table:table-cell table:style-name="ce8" table:formula="of:=VLOOKUP([.Q50];[$Nova.A$1:.C$1048576];2;0)" office:value-type="string" office:string-value="Tecnologia" calcext:value-type="string">
            <text:p>Tecnologia</text:p>
          </table:table-cell>
          <table:table-cell table:style-name="ce8" table:formula="of:=VLOOKUP([.Q50];[$Nova.A$1:.C$1048576];3;0)" office:value-type="float" office:value="55" calcext:value-type="float">
            <text:p>55</text:p>
          </table:table-cell>
          <table:table-cell table:style-name="ce15" table:formula="of:=IF([.S50]&gt;100 ;&quot;Acima de 100 anos&quot;;IF([.S50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50]/100" office:value-type="float" office:value="-0.0265" calcext:value-type="float">
            <text:p>-0.0265</text:p>
          </table:table-cell>
          <table:table-cell table:style-name="ce11" table:formula="of:=[.C50]/(1+[.U50])" office:value-type="currency" office:currency="R$ " office:value="31.7205957883924" calcext:value-type="currency">
            <text:p>R$ 31.72</text:p>
          </table:table-cell>
          <table:table-cell table:style-name="ce11" table:formula="of:=([.C50] - [.V50]) *[.N50]" office:value-type="currency" office:currency="R$ " office:value="-432169082.968999" calcext:value-type="currency">
            <text:p>-R$ 432,169,082.97</text:p>
          </table:table-cell>
          <table:table-cell table:style-name="ce11" table:formula="of:=IF([.W50] &gt;0 ;&quot;Subiu&quot; ; IF([.W50]&lt; 0 ;&quot;Desceu&quot; ; &quot;Estavel&quot;))" office:value-type="string" office:string-value="Desceu" calcext:value-type="string">
            <text:p>Desceu</text:p>
          </table:table-cell>
          <table:table-cell table:style-name="ce8" table:formula="of:=[.F50]/100" office:value-type="float" office:value="-0.0834" calcext:value-type="float">
            <text:p>-0.0834</text:p>
          </table:table-cell>
          <table:table-cell table:style-name="ce11" table:formula="of:=[.C50]/(1+[.Y50])" office:value-type="currency" office:currency="R$ " office:value="33.6897228889374" calcext:value-type="currency">
            <text:p>R$ 33.69</text:p>
          </table:table-cell>
          <table:table-cell table:style-name="ce11" table:formula="of:=([.C50] - [.Z50]) *[.N50]" office:value-type="currency" office:currency="R$ " office:value="-1444541337.319" calcext:value-type="currency">
            <text:p>-R$ 1,444,541,337.32</text:p>
          </table:table-cell>
          <table:table-cell table:style-name="ce11" table:formula="of:=IF([.AA50] &gt;0 ;&quot;Subiu&quot; ; IF([.AA50]&lt; 0 ;&quot;Desceu&quot; ; &quot;Estavel&quot;))" office:value-type="string" office:string-value="Desceu" calcext:value-type="string">
            <text:p>Desceu</text:p>
          </table:table-cell>
          <table:table-cell table:style-name="ce8" table:formula="of:=[.H50]/100" office:value-type="float" office:value="0.0589" calcext:value-type="float">
            <text:p>0.0589</text:p>
          </table:table-cell>
          <table:table-cell table:style-name="ce11" table:formula="of:=[.C50]/(1+[.AC50])" office:value-type="currency" office:currency="R$ " office:value="29.162338275569" calcext:value-type="currency">
            <text:p>R$ 29.16</text:p>
          </table:table-cell>
          <table:table-cell table:style-name="ce11" table:formula="of:=([.C50]-[.AD50])*[.N50]" office:value-type="currency" office:currency="R$ " office:value="883088283.987185" calcext:value-type="currency">
            <text:p>R$ 883,088,283.99</text:p>
          </table:table-cell>
          <table:table-cell table:style-name="ce11" table:formula="of:=IF([.AE50] &gt;0 ;&quot;Subiu&quot; ; IF([.AE50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MIG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1.64" calcext:value-type="float">
            <text:p>11.64</text:p>
          </table:table-cell>
          <table:table-cell table:style-name="ce9" office:value-type="float" office:value="-0.17" calcext:value-type="float">
            <text:p>-0.17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2" table:style-name="ce9" office:value-type="float" office:value="1.39" calcext:value-type="float">
            <text:p>1.39</text:p>
          </table:table-cell>
          <table:table-cell table:style-name="ce9" office:value-type="float" office:value="12.26" calcext:value-type="float">
            <text:p>12.26</text:p>
          </table:table-cell>
          <table:table-cell table:style-name="ce9" office:value-type="float" office:value="11.64" calcext:value-type="float">
            <text:p>11.64</text:p>
          </table:table-cell>
          <table:table-cell table:style-name="ce9" office:value-type="float" office:value="11.8" calcext:value-type="float">
            <text:p>11.8</text:p>
          </table:table-cell>
          <table:table-cell table:style-name="ce3" office:value-type="string" calcext:value-type="string">
            <text:p>63,32 M</text:p>
          </table:table-cell>
          <table:table-cell table:style-name="ce9" table:formula="of:=[.D51]/100" office:value-type="float" office:value="-0.0017" calcext:value-type="float">
            <text:p>-0.0017</text:p>
          </table:table-cell>
          <table:table-cell table:style-name="ce12" table:formula="of:=[.C51]/(1+[.L51])" office:value-type="currency" office:currency="R$ " office:value="11.6598216968847" calcext:value-type="currency">
            <text:p>R$ 11.66</text:p>
          </table:table-cell>
          <table:table-cell table:style-name="ce16" table:formula="of:=VLOOKUP([.A51];[$Total_de_acoes.A$1:.B$1048576];2;0)" office:value-type="float" office:value="1437415777" calcext:value-type="float">
            <text:p>1,437,415,777</text:p>
          </table:table-cell>
          <table:table-cell table:style-name="ce12" table:formula="of:=([.C51] - [.M51]) *[.N51]" office:value-type="currency" office:currency="R$ " office:value="-28492019.8289866" calcext:value-type="currency">
            <text:p>-R$ 28,492,019.83</text:p>
          </table:table-cell>
          <table:table-cell table:style-name="ce9" table:formula="of:=IF([.O51] &gt;0 ;&quot;Subiu&quot; ; IF([.O51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51];[$Ticker.A$1:.B$1048576];2;0)" office:value-type="string" office:string-value="CEMIG" calcext:value-type="string">
            <text:p>CEMIG</text:p>
          </table:table-cell>
          <table:table-cell table:style-name="ce9" table:formula="of:=VLOOKUP([.Q51];[$Nova.A$1:.C$1048576];2;0)" office:value-type="string" office:string-value="Energia" calcext:value-type="string">
            <text:p>Energia</text:p>
          </table:table-cell>
          <table:table-cell table:style-name="ce9" table:formula="of:=VLOOKUP([.Q51];[$Nova.A$1:.C$1048576];3;0)" office:value-type="float" office:value="69" calcext:value-type="float">
            <text:p>69</text:p>
          </table:table-cell>
          <table:table-cell table:style-name="ce16" table:formula="of:=IF([.S51]&gt;100 ;&quot;Acima de 100 anos&quot;;IF([.S51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51]/100" office:value-type="float" office:value="0.0095" calcext:value-type="float">
            <text:p>0.0095</text:p>
          </table:table-cell>
          <table:table-cell table:style-name="ce12" table:formula="of:=[.C51]/(1+[.U51])" office:value-type="currency" office:currency="R$ " office:value="11.5304606240713" calcext:value-type="currency">
            <text:p>R$ 11.53</text:p>
          </table:table-cell>
          <table:table-cell table:style-name="ce12" table:formula="of:=([.C51] - [.V51]) *[.N51]" office:value-type="currency" office:currency="R$ " office:value="157453627.162616" calcext:value-type="currency">
            <text:p>R$ 157,453,627.16</text:p>
          </table:table-cell>
          <table:table-cell table:style-name="ce12" table:formula="of:=IF([.W51] &gt;0 ;&quot;Subiu&quot; ; IF([.W51]&lt; 0 ;&quot;Desceu&quot; ; &quot;Estavel&quot;))" office:value-type="string" office:string-value="Subiu" calcext:value-type="string">
            <text:p>Subiu</text:p>
          </table:table-cell>
          <table:table-cell table:style-name="ce9" table:formula="of:=[.F51]/100" office:value-type="float" office:value="0.0139" calcext:value-type="float">
            <text:p>0.0139</text:p>
          </table:table-cell>
          <table:table-cell table:style-name="ce12" table:formula="of:=[.C51]/(1+[.Y51])" office:value-type="currency" office:currency="R$ " office:value="11.4804221323602" calcext:value-type="currency">
            <text:p>R$ 11.48</text:p>
          </table:table-cell>
          <table:table-cell table:style-name="ce12" table:formula="of:=([.C51] - [.Z51]) *[.N51]" office:value-type="currency" office:currency="R$ " office:value="229379744.605477" calcext:value-type="currency">
            <text:p>R$ 229,379,744.61</text:p>
          </table:table-cell>
          <table:table-cell table:style-name="ce12" table:formula="of:=IF([.AA51] &gt;0 ;&quot;Subiu&quot; ; IF([.AA51]&lt; 0 ;&quot;Desceu&quot; ; &quot;Estavel&quot;))" office:value-type="string" office:string-value="Subiu" calcext:value-type="string">
            <text:p>Subiu</text:p>
          </table:table-cell>
          <table:table-cell table:style-name="ce9" table:formula="of:=[.H51]/100" office:value-type="float" office:value="0.1226" calcext:value-type="float">
            <text:p>0.1226</text:p>
          </table:table-cell>
          <table:table-cell table:style-name="ce12" table:formula="of:=[.C51]/(1+[.AC51])" office:value-type="currency" office:currency="R$ " office:value="10.3687867450561" calcext:value-type="currency">
            <text:p>R$ 10.37</text:p>
          </table:table-cell>
          <table:table-cell table:style-name="ce12" table:formula="of:=([.C51]-[.AD51])*[.N51]" office:value-type="currency" office:currency="R$ " office:value="1827261988.58786" calcext:value-type="currency">
            <text:p>R$ 1,827,261,988.59</text:p>
          </table:table-cell>
          <table:table-cell table:style-name="ce12" table:formula="of:=IF([.AE51] &gt;0 ;&quot;Subiu&quot; ; IF([.AE51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LET6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6.04" calcext:value-type="float">
            <text:p>46.04</text:p>
          </table:table-cell>
          <table:table-cell table:style-name="ce8" office:value-type="float" office:value="-0.19" calcext:value-type="float">
            <text:p>-0.19</text:p>
          </table:table-cell>
          <table:table-cell table:style-name="ce8" office:value-type="float" office:value="-1.41" calcext:value-type="float">
            <text:p>-1.41</text:p>
          </table:table-cell>
          <table:table-cell table:number-columns-repeated="2" table:style-name="ce8" office:value-type="float" office:value="-2" calcext:value-type="float">
            <text:p>-2</text:p>
          </table:table-cell>
          <table:table-cell table:style-name="ce8" office:value-type="float" office:value="7.43" calcext:value-type="float">
            <text:p>7.43</text:p>
          </table:table-cell>
          <table:table-cell table:style-name="ce8" office:value-type="float" office:value="45.91" calcext:value-type="float">
            <text:p>45.91</text:p>
          </table:table-cell>
          <table:table-cell table:style-name="ce8" office:value-type="float" office:value="46.42" calcext:value-type="float">
            <text:p>46.42</text:p>
          </table:table-cell>
          <table:table-cell table:style-name="ce2" office:value-type="string" calcext:value-type="string">
            <text:p>19,04 M</text:p>
          </table:table-cell>
          <table:table-cell table:style-name="ce8" table:formula="of:=[.D52]/100" office:value-type="float" office:value="-0.0019" calcext:value-type="float">
            <text:p>-0.0019</text:p>
          </table:table-cell>
          <table:table-cell table:style-name="ce11" table:formula="of:=[.C52]/(1+[.L52])" office:value-type="currency" office:currency="R$ " office:value="46.1276425207895" calcext:value-type="currency">
            <text:p>R$ 46.13</text:p>
          </table:table-cell>
          <table:table-cell table:style-name="ce15" table:formula="of:=VLOOKUP([.A52];[$Total_de_acoes.A$1:.B$1048576];2;0)" office:value-type="float" office:value="268544014" calcext:value-type="float">
            <text:p>268,544,014</text:p>
          </table:table-cell>
          <table:table-cell table:style-name="ce11" table:formula="of:=([.C52] - [.M52]) *[.N52]" office:value-type="currency" office:currency="R$ " office:value="-23535874.3298911" calcext:value-type="currency">
            <text:p>-R$ 23,535,874.33</text:p>
          </table:table-cell>
          <table:table-cell table:style-name="ce8" table:formula="of:=IF([.O52] &gt;0 ;&quot;Subiu&quot; ; IF([.O52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52];[$Ticker.A$1:.B$1048576];2;0)" office:value-type="string" office:string-value="Eletrobras" calcext:value-type="string">
            <text:p>Eletrobras</text:p>
          </table:table-cell>
          <table:table-cell table:style-name="ce8" table:formula="of:=VLOOKUP([.Q52];[$Nova.A$1:.C$1048576];2;0)" office:value-type="string" office:string-value="Energia" calcext:value-type="string">
            <text:p>Energia</text:p>
          </table:table-cell>
          <table:table-cell table:style-name="ce8" table:formula="of:=VLOOKUP([.Q52];[$Nova.A$1:.C$1048576];3;0)" office:value-type="float" office:value="64" calcext:value-type="float">
            <text:p>64</text:p>
          </table:table-cell>
          <table:table-cell table:style-name="ce15" table:formula="of:=IF([.S52]&gt;100 ;&quot;Acima de 100 anos&quot;;IF([.S52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52]/100" office:value-type="float" office:value="-0.0141" calcext:value-type="float">
            <text:p>-0.0141</text:p>
          </table:table-cell>
          <table:table-cell table:style-name="ce11" table:formula="of:=[.C52]/(1+[.U52])" office:value-type="currency" office:currency="R$ " office:value="46.6984481184704" calcext:value-type="currency">
            <text:p>R$ 46.70</text:p>
          </table:table-cell>
          <table:table-cell table:style-name="ce11" table:formula="of:=([.C52] - [.V52]) *[.N52]" office:value-type="currency" office:currency="R$ " office:value="-176822300.744797" calcext:value-type="currency">
            <text:p>-R$ 176,822,300.74</text:p>
          </table:table-cell>
          <table:table-cell table:style-name="ce11" table:formula="of:=IF([.W52] &gt;0 ;&quot;Subiu&quot; ; IF([.W52]&lt; 0 ;&quot;Desceu&quot; ; &quot;Estavel&quot;))" office:value-type="string" office:string-value="Desceu" calcext:value-type="string">
            <text:p>Desceu</text:p>
          </table:table-cell>
          <table:table-cell table:style-name="ce8" table:formula="of:=[.F52]/100" office:value-type="float" office:value="-0.02" calcext:value-type="float">
            <text:p>-0.02</text:p>
          </table:table-cell>
          <table:table-cell table:style-name="ce11" table:formula="of:=[.C52]/(1+[.Y52])" office:value-type="currency" office:currency="R$ " office:value="46.9795918367347" calcext:value-type="currency">
            <text:p>R$ 46.98</text:p>
          </table:table-cell>
          <table:table-cell table:style-name="ce11" table:formula="of:=([.C52] - [.Z52]) *[.N52]" office:value-type="currency" office:currency="R$ " office:value="-252321763.358367" calcext:value-type="currency">
            <text:p>-R$ 252,321,763.36</text:p>
          </table:table-cell>
          <table:table-cell table:style-name="ce11" table:formula="of:=IF([.AA52] &gt;0 ;&quot;Subiu&quot; ; IF([.AA52]&lt; 0 ;&quot;Desceu&quot; ; &quot;Estavel&quot;))" office:value-type="string" office:string-value="Desceu" calcext:value-type="string">
            <text:p>Desceu</text:p>
          </table:table-cell>
          <table:table-cell table:style-name="ce8" table:formula="of:=[.H52]/100" office:value-type="float" office:value="0.0743" calcext:value-type="float">
            <text:p>0.0743</text:p>
          </table:table-cell>
          <table:table-cell table:style-name="ce11" table:formula="of:=[.C52]/(1+[.AC52])" office:value-type="currency" office:currency="R$ " office:value="42.8558130875919" calcext:value-type="currency">
            <text:p>R$ 42.86</text:p>
          </table:table-cell>
          <table:table-cell table:style-name="ce11" table:formula="of:=([.C52]-[.AD52])*[.N52]" office:value-type="currency" office:currency="R$ " office:value="855094334.784332" calcext:value-type="currency">
            <text:p>R$ 855,094,334.78</text:p>
          </table:table-cell>
          <table:table-cell table:style-name="ce11" table:formula="of:=IF([.AE52] &gt;0 ;&quot;Subiu&quot; ; IF([.AE52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NE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2.87" calcext:value-type="float">
            <text:p>12.87</text:p>
          </table:table-cell>
          <table:table-cell table:style-name="ce9" office:value-type="float" office:value="-0.23" calcext:value-type="float">
            <text:p>-0.23</text:p>
          </table:table-cell>
          <table:table-cell table:style-name="ce9" office:value-type="float" office:value="1.42" calcext:value-type="float">
            <text:p>1.42</text:p>
          </table:table-cell>
          <table:table-cell table:number-columns-repeated="2" table:style-name="ce9" office:value-type="float" office:value="-5.44" calcext:value-type="float">
            <text:p>-5.44</text:p>
          </table:table-cell>
          <table:table-cell table:style-name="ce9" office:value-type="float" office:value="6.36" calcext:value-type="float">
            <text:p>6.36</text:p>
          </table:table-cell>
          <table:table-cell table:style-name="ce9" office:value-type="float" office:value="12.84" calcext:value-type="float">
            <text:p>12.84</text:p>
          </table:table-cell>
          <table:table-cell table:style-name="ce9" office:value-type="float" office:value="13.09" calcext:value-type="float">
            <text:p>13.09</text:p>
          </table:table-cell>
          <table:table-cell table:style-name="ce3" office:value-type="string" calcext:value-type="string">
            <text:p>32,03 M</text:p>
          </table:table-cell>
          <table:table-cell table:style-name="ce9" table:formula="of:=[.D53]/100" office:value-type="float" office:value="-0.0023" calcext:value-type="float">
            <text:p>-0.0023</text:p>
          </table:table-cell>
          <table:table-cell table:style-name="ce12" table:formula="of:=[.C53]/(1+[.L53])" office:value-type="currency" office:currency="R$ " office:value="12.8996692392503" calcext:value-type="currency">
            <text:p>R$ 12.90</text:p>
          </table:table-cell>
          <table:table-cell table:style-name="ce16" table:formula="of:=VLOOKUP([.A53];[$Total_de_acoes.A$1:.B$1048576];2;0)" office:value-type="float" office:value="1579130168" calcext:value-type="float">
            <text:p>1,579,130,168</text:p>
          </table:table-cell>
          <table:table-cell table:style-name="ce12" table:formula="of:=([.C53] - [.M53]) *[.N53]" office:value-type="currency" office:currency="R$ " office:value="-46851590.7617187" calcext:value-type="currency">
            <text:p>-R$ 46,851,590.76</text:p>
          </table:table-cell>
          <table:table-cell table:style-name="ce9" table:formula="of:=IF([.O53] &gt;0 ;&quot;Subiu&quot; ; IF([.O53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53];[$Ticker.A$1:.B$1048576];2;0)" office:value-type="string" office:string-value="Eneva" calcext:value-type="string">
            <text:p>Eneva</text:p>
          </table:table-cell>
          <table:table-cell table:style-name="ce9" table:formula="of:=VLOOKUP([.Q53];[$Nova.A$1:.C$1048576];2;0)" office:value-type="string" office:string-value="Energia" calcext:value-type="string">
            <text:p>Energia</text:p>
          </table:table-cell>
          <table:table-cell table:style-name="ce9" table:formula="of:=VLOOKUP([.Q53];[$Nova.A$1:.C$1048576];3;0)" office:value-type="float" office:value="17" calcext:value-type="float">
            <text:p>17</text:p>
          </table:table-cell>
          <table:table-cell table:style-name="ce16" table:formula="of:=IF([.S53]&gt;100 ;&quot;Acima de 100 anos&quot;;IF([.S53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53]/100" office:value-type="float" office:value="0.0142" calcext:value-type="float">
            <text:p>0.0142</text:p>
          </table:table-cell>
          <table:table-cell table:style-name="ce12" table:formula="of:=[.C53]/(1+[.U53])" office:value-type="currency" office:currency="R$ " office:value="12.6898047722343" calcext:value-type="currency">
            <text:p>R$ 12.69</text:p>
          </table:table-cell>
          <table:table-cell table:style-name="ce12" table:formula="of:=([.C53] - [.V53]) *[.N53]" office:value-type="currency" office:currency="R$ " office:value="284551720.294489" calcext:value-type="currency">
            <text:p>R$ 284,551,720.29</text:p>
          </table:table-cell>
          <table:table-cell table:style-name="ce12" table:formula="of:=IF([.W53] &gt;0 ;&quot;Subiu&quot; ; IF([.W53]&lt; 0 ;&quot;Desceu&quot; ; &quot;Estavel&quot;))" office:value-type="string" office:string-value="Subiu" calcext:value-type="string">
            <text:p>Subiu</text:p>
          </table:table-cell>
          <table:table-cell table:style-name="ce9" table:formula="of:=[.F53]/100" office:value-type="float" office:value="-0.0544" calcext:value-type="float">
            <text:p>-0.0544</text:p>
          </table:table-cell>
          <table:table-cell table:style-name="ce12" table:formula="of:=[.C53]/(1+[.Y53])" office:value-type="currency" office:currency="R$ " office:value="13.6104060913706" calcext:value-type="currency">
            <text:p>R$ 13.61</text:p>
          </table:table-cell>
          <table:table-cell table:style-name="ce12" table:formula="of:=([.C53] - [.Z53]) *[.N53]" office:value-type="currency" office:currency="R$ " office:value="-1169197595.45421" calcext:value-type="currency">
            <text:p>-R$ 1,169,197,595.45</text:p>
          </table:table-cell>
          <table:table-cell table:style-name="ce12" table:formula="of:=IF([.AA53] &gt;0 ;&quot;Subiu&quot; ; IF([.AA53]&lt; 0 ;&quot;Desceu&quot; ; &quot;Estavel&quot;))" office:value-type="string" office:string-value="Desceu" calcext:value-type="string">
            <text:p>Desceu</text:p>
          </table:table-cell>
          <table:table-cell table:style-name="ce9" table:formula="of:=[.H53]/100" office:value-type="float" office:value="0.0636" calcext:value-type="float">
            <text:p>0.0636</text:p>
          </table:table-cell>
          <table:table-cell table:style-name="ce12" table:formula="of:=[.C53]/(1+[.AC53])" office:value-type="currency" office:currency="R$ " office:value="12.1004136893569" calcext:value-type="currency">
            <text:p>R$ 12.10</text:p>
          </table:table-cell>
          <table:table-cell table:style-name="ce12" table:formula="of:=([.C53]-[.AD53])*[.N53]" office:value-type="currency" office:currency="R$ " office:value="1215276960.01634" calcext:value-type="currency">
            <text:p>R$ 1,215,276,960.02</text:p>
          </table:table-cell>
          <table:table-cell table:style-name="ce12" table:formula="of:=IF([.AE53] &gt;0 ;&quot;Subiu&quot; ; IF([.AE53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3.17" calcext:value-type="float">
            <text:p>33.17</text:p>
          </table:table-cell>
          <table:table-cell table:style-name="ce8" office:value-type="float" office:value="-0.24" calcext:value-type="float">
            <text:p>-0.24</text:p>
          </table:table-cell>
          <table:table-cell table:style-name="ce8" office:value-type="float" office:value="-0.93" calcext:value-type="float">
            <text:p>-0.93</text:p>
          </table:table-cell>
          <table:table-cell table:number-columns-repeated="2" table:style-name="ce8" office:value-type="float" office:value="-10.13" calcext:value-type="float">
            <text:p>-10.13</text:p>
          </table:table-cell>
          <table:table-cell table:style-name="ce8" office:value-type="float" office:value="-11.84" calcext:value-type="float">
            <text:p>-11.84</text:p>
          </table:table-cell>
          <table:table-cell table:style-name="ce8" office:value-type="float" office:value="33.04" calcext:value-type="float">
            <text:p>33.04</text:p>
          </table:table-cell>
          <table:table-cell table:style-name="ce8" office:value-type="float" office:value="33.5" calcext:value-type="float">
            <text:p>33.5</text:p>
          </table:table-cell>
          <table:table-cell table:style-name="ce2" office:value-type="string" calcext:value-type="string">
            <text:p>127,36 M</text:p>
          </table:table-cell>
          <table:table-cell table:style-name="ce8" table:formula="of:=[.D54]/100" office:value-type="float" office:value="-0.0024" calcext:value-type="float">
            <text:p>-0.0024</text:p>
          </table:table-cell>
          <table:table-cell table:style-name="ce11" table:formula="of:=[.C54]/(1+[.L54])" office:value-type="currency" office:currency="R$ " office:value="33.2497995188452" calcext:value-type="currency">
            <text:p>R$ 33.25</text:p>
          </table:table-cell>
          <table:table-cell table:style-name="ce15" table:formula="of:=VLOOKUP([.A54];[$Total_de_acoes.A$1:.B$1048576];2;0)" office:value-type="float" office:value="1481593024" calcext:value-type="float">
            <text:p>1,481,593,024</text:p>
          </table:table-cell>
          <table:table-cell table:style-name="ce11" table:formula="of:=([.C54] - [.M54]) *[.N54]" office:value-type="currency" office:currency="R$ " office:value="-118230410.439646" calcext:value-type="currency">
            <text:p>-R$ 118,230,410.44</text:p>
          </table:table-cell>
          <table:table-cell table:style-name="ce8" table:formula="of:=IF([.O54] &gt;0 ;&quot;Subiu&quot; ; IF([.O54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54];[$Ticker.A$1:.B$1048576];2;0)" office:value-type="string" office:string-value="WEG" calcext:value-type="string">
            <text:p>WEG</text:p>
          </table:table-cell>
          <table:table-cell table:style-name="ce8" table:formula="of:=VLOOKUP([.Q54];[$Nova.A$1:.C$1048576];2;0)" office:value-type="string" office:string-value="Automação" calcext:value-type="string">
            <text:p>Automação</text:p>
          </table:table-cell>
          <table:table-cell table:style-name="ce8" table:formula="of:=VLOOKUP([.Q54];[$Nova.A$1:.C$1048576];3;0)" office:value-type="float" office:value="59" calcext:value-type="float">
            <text:p>59</text:p>
          </table:table-cell>
          <table:table-cell table:style-name="ce15" table:formula="of:=IF([.S54]&gt;100 ;&quot;Acima de 100 anos&quot;;IF([.S54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54]/100" office:value-type="float" office:value="-0.0093" calcext:value-type="float">
            <text:p>-0.0093</text:p>
          </table:table-cell>
          <table:table-cell table:style-name="ce11" table:formula="of:=[.C54]/(1+[.U54])" office:value-type="currency" office:currency="R$ " office:value="33.4813768042798" calcext:value-type="currency">
            <text:p>R$ 33.48</text:p>
          </table:table-cell>
          <table:table-cell table:style-name="ce11" table:formula="of:=([.C54] - [.V54]) *[.N54]" office:value-type="currency" office:currency="R$ " office:value="-461333701.056369" calcext:value-type="currency">
            <text:p>-R$ 461,333,701.06</text:p>
          </table:table-cell>
          <table:table-cell table:style-name="ce11" table:formula="of:=IF([.W54] &gt;0 ;&quot;Subiu&quot; ; IF([.W54]&lt; 0 ;&quot;Desceu&quot; ; &quot;Estavel&quot;))" office:value-type="string" office:string-value="Desceu" calcext:value-type="string">
            <text:p>Desceu</text:p>
          </table:table-cell>
          <table:table-cell table:style-name="ce8" table:formula="of:=[.F54]/100" office:value-type="float" office:value="-0.1013" calcext:value-type="float">
            <text:p>-0.1013</text:p>
          </table:table-cell>
          <table:table-cell table:style-name="ce11" table:formula="of:=[.C54]/(1+[.Y54])" office:value-type="currency" office:currency="R$ " office:value="36.9088683654167" calcext:value-type="currency">
            <text:p>R$ 36.91</text:p>
          </table:table-cell>
          <table:table-cell table:style-name="ce11" table:formula="of:=([.C54] - [.Z54]) *[.N54]" office:value-type="currency" office:currency="R$ " office:value="-5539481287.85569" calcext:value-type="currency">
            <text:p>-R$ 5,539,481,287.86</text:p>
          </table:table-cell>
          <table:table-cell table:style-name="ce11" table:formula="of:=IF([.AA54] &gt;0 ;&quot;Subiu&quot; ; IF([.AA54]&lt; 0 ;&quot;Desceu&quot; ; &quot;Estavel&quot;))" office:value-type="string" office:string-value="Desceu" calcext:value-type="string">
            <text:p>Desceu</text:p>
          </table:table-cell>
          <table:table-cell table:style-name="ce8" table:formula="of:=[.H54]/100" office:value-type="float" office:value="-0.1184" calcext:value-type="float">
            <text:p>-0.1184</text:p>
          </table:table-cell>
          <table:table-cell table:style-name="ce11" table:formula="of:=[.C54]/(1+[.AC54])" office:value-type="currency" office:currency="R$ " office:value="37.6247731397459" calcext:value-type="currency">
            <text:p>R$ 37.62</text:p>
          </table:table-cell>
          <table:table-cell table:style-name="ce11" table:formula="of:=([.C54]-[.AD54])*[.N54]" office:value-type="currency" office:currency="R$ " office:value="-6600160807.35013" calcext:value-type="currency">
            <text:p>-R$ 6,600,160,807.35</text:p>
          </table:table-cell>
          <table:table-cell table:style-name="ce11" table:formula="of:=IF([.AE54] &gt;0 ;&quot;Subiu&quot; ; IF([.AE54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LC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-0.25" calcext:value-type="float">
            <text:p>-0.25</text:p>
          </table:table-cell>
          <table:table-cell table:style-name="ce9" office:value-type="float" office:value="2.01" calcext:value-type="float">
            <text:p>2.01</text:p>
          </table:table-cell>
          <table:table-cell table:number-columns-repeated="2" table:style-name="ce9" office:value-type="float" office:value="2.55" calcext:value-type="float">
            <text:p>2.55</text:p>
          </table:table-cell>
          <table:table-cell table:style-name="ce9" office:value-type="float" office:value="-10.11" calcext:value-type="float">
            <text:p>-10.11</text:p>
          </table:table-cell>
          <table:table-cell table:style-name="ce9" office:value-type="float" office:value="19.1" calcext:value-type="float">
            <text:p>19.1</text:p>
          </table:table-cell>
          <table:table-cell table:style-name="ce9" office:value-type="float" office:value="19.51" calcext:value-type="float">
            <text:p>19.51</text:p>
          </table:table-cell>
          <table:table-cell table:style-name="ce3" office:value-type="string" calcext:value-type="string">
            <text:p>29,74 M</text:p>
          </table:table-cell>
          <table:table-cell table:style-name="ce9" table:formula="of:=[.D55]/100" office:value-type="float" office:value="-0.0025" calcext:value-type="float">
            <text:p>-0.0025</text:p>
          </table:table-cell>
          <table:table-cell table:style-name="ce12" table:formula="of:=[.C55]/(1+[.L55])" office:value-type="currency" office:currency="R$ " office:value="19.3483709273183" calcext:value-type="currency">
            <text:p>R$ 19.35</text:p>
          </table:table-cell>
          <table:table-cell table:style-name="ce16" table:formula="of:=VLOOKUP([.A55];[$Total_de_acoes.A$1:.B$1048576];2;0)" office:value-type="float" office:value="195751130" calcext:value-type="float">
            <text:p>195,751,130</text:p>
          </table:table-cell>
          <table:table-cell table:style-name="ce12" table:formula="of:=([.C55] - [.M55]) *[.N55]" office:value-type="currency" office:currency="R$ " office:value="-9468663.68170417" calcext:value-type="currency">
            <text:p>-R$ 9,468,663.68</text:p>
          </table:table-cell>
          <table:table-cell table:style-name="ce9" table:formula="of:=IF([.O55] &gt;0 ;&quot;Subiu&quot; ; IF([.O55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55];[$Ticker.A$1:.B$1048576];2;0)" office:value-type="string" office:string-value="SLC Agrícola" calcext:value-type="string">
            <text:p>SLC Agrícola</text:p>
          </table:table-cell>
          <table:table-cell table:style-name="ce9" table:formula="of:=VLOOKUP([.Q55];[$Nova.A$1:.C$1048576];2;0)" office:value-type="string" office:string-value="Agronegócio" calcext:value-type="string">
            <text:p>Agronegócio</text:p>
          </table:table-cell>
          <table:table-cell table:style-name="ce9" table:formula="of:=VLOOKUP([.Q55];[$Nova.A$1:.C$1048576];3;0)" office:value-type="float" office:value="46" calcext:value-type="float">
            <text:p>46</text:p>
          </table:table-cell>
          <table:table-cell table:style-name="ce16" table:formula="of:=IF([.S55]&gt;100 ;&quot;Acima de 100 anos&quot;;IF([.S55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55]/100" office:value-type="float" office:value="0.0201" calcext:value-type="float">
            <text:p>0.0201</text:p>
          </table:table-cell>
          <table:table-cell table:style-name="ce12" table:formula="of:=[.C55]/(1+[.U55])" office:value-type="currency" office:currency="R$ " office:value="18.9197137535536" calcext:value-type="currency">
            <text:p>R$ 18.92</text:p>
          </table:table-cell>
          <table:table-cell table:style-name="ce12" table:formula="of:=([.C55] - [.V55]) *[.N55]" office:value-type="currency" office:currency="R$ " office:value="74441462.4653467" calcext:value-type="currency">
            <text:p>R$ 74,441,462.47</text:p>
          </table:table-cell>
          <table:table-cell table:style-name="ce12" table:formula="of:=IF([.W55] &gt;0 ;&quot;Subiu&quot; ; IF([.W55]&lt; 0 ;&quot;Desceu&quot; ; &quot;Estavel&quot;))" office:value-type="string" office:string-value="Subiu" calcext:value-type="string">
            <text:p>Subiu</text:p>
          </table:table-cell>
          <table:table-cell table:style-name="ce9" table:formula="of:=[.F55]/100" office:value-type="float" office:value="0.0255" calcext:value-type="float">
            <text:p>0.0255</text:p>
          </table:table-cell>
          <table:table-cell table:style-name="ce12" table:formula="of:=[.C55]/(1+[.Y55])" office:value-type="currency" office:currency="R$ " office:value="18.8200877620673" calcext:value-type="currency">
            <text:p>R$ 18.82</text:p>
          </table:table-cell>
          <table:table-cell table:style-name="ce12" table:formula="of:=([.C55] - [.Z55]) *[.N55]" office:value-type="currency" office:currency="R$ " office:value="93943362.876158" calcext:value-type="currency">
            <text:p>R$ 93,943,362.88</text:p>
          </table:table-cell>
          <table:table-cell table:style-name="ce12" table:formula="of:=IF([.AA55] &gt;0 ;&quot;Subiu&quot; ; IF([.AA55]&lt; 0 ;&quot;Desceu&quot; ; &quot;Estavel&quot;))" office:value-type="string" office:string-value="Subiu" calcext:value-type="string">
            <text:p>Subiu</text:p>
          </table:table-cell>
          <table:table-cell table:style-name="ce9" table:formula="of:=[.H55]/100" office:value-type="float" office:value="-0.1011" calcext:value-type="float">
            <text:p>-0.1011</text:p>
          </table:table-cell>
          <table:table-cell table:style-name="ce12" table:formula="of:=[.C55]/(1+[.AC55])" office:value-type="currency" office:currency="R$ " office:value="21.4706863944821" calcext:value-type="currency">
            <text:p>R$ 21.47</text:p>
          </table:table-cell>
          <table:table-cell table:style-name="ce12" table:formula="of:=([.C55]-[.AD55])*[.N55]" office:value-type="currency" office:currency="R$ " office:value="-424914314.595505" calcext:value-type="currency">
            <text:p>-R$ 424,914,314.60</text:p>
          </table:table-cell>
          <table:table-cell table:style-name="ce12" table:formula="of:=IF([.AE55] &gt;0 ;&quot;Subiu&quot; ; IF([.AE55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LO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4.62" calcext:value-type="float">
            <text:p>24.62</text:p>
          </table:table-cell>
          <table:table-cell table:style-name="ce8" office:value-type="float" office:value="-0.28" calcext:value-type="float">
            <text:p>-0.28</text:p>
          </table:table-cell>
          <table:table-cell table:style-name="ce8" office:value-type="float" office:value="0.53" calcext:value-type="float">
            <text:p>0.53</text:p>
          </table:table-cell>
          <table:table-cell table:number-columns-repeated="2" table:style-name="ce8" office:value-type="float" office:value="-7.27" calcext:value-type="float">
            <text:p>-7.27</text:p>
          </table:table-cell>
          <table:table-cell table:style-name="ce8" office:value-type="float" office:value="39.82" calcext:value-type="float">
            <text:p>39.8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24.92" calcext:value-type="float">
            <text:p>24.92</text:p>
          </table:table-cell>
          <table:table-cell table:style-name="ce2" office:value-type="string" calcext:value-type="string">
            <text:p>34,33 M</text:p>
          </table:table-cell>
          <table:table-cell table:style-name="ce8" table:formula="of:=[.D56]/100" office:value-type="float" office:value="-0.0028" calcext:value-type="float">
            <text:p>-0.0028</text:p>
          </table:table-cell>
          <table:table-cell table:style-name="ce11" table:formula="of:=[.C56]/(1+[.L56])" office:value-type="currency" office:currency="R$ " office:value="24.6891295627758" calcext:value-type="currency">
            <text:p>R$ 24.69</text:p>
          </table:table-cell>
          <table:table-cell table:style-name="ce15" table:formula="of:=VLOOKUP([.A56];[$Total_de_acoes.A$1:.B$1048576];2;0)" office:value-type="float" office:value="532616595" calcext:value-type="float">
            <text:p>532,616,595</text:p>
          </table:table-cell>
          <table:table-cell table:style-name="ce11" table:formula="of:=([.C56] - [.M56]) *[.N56]" office:value-type="currency" office:currency="R$ " office:value="-36819552.3394699" calcext:value-type="currency">
            <text:p>-R$ 36,819,552.34</text:p>
          </table:table-cell>
          <table:table-cell table:style-name="ce8" table:formula="of:=IF([.O56] &gt;0 ;&quot;Subiu&quot; ; IF([.O56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56];[$Ticker.A$1:.B$1048576];2;0)" office:value-type="string" office:string-value="ALOS3" calcext:value-type="string">
            <text:p>ALOS3</text:p>
          </table:table-cell>
          <table:table-cell table:style-name="ce8" table:formula="of:=VLOOKUP([.Q56];[$Nova.A$1:.C$1048576];2;0)" office:value-type="string" office:string-value="Telecomunicações" calcext:value-type="string">
            <text:p>Telecomunicações</text:p>
          </table:table-cell>
          <table:table-cell table:style-name="ce8" table:formula="of:=VLOOKUP([.Q56];[$Nova.A$1:.C$1048576];3;0)" office:value-type="float" office:value="9" calcext:value-type="float">
            <text:p>9</text:p>
          </table:table-cell>
          <table:table-cell table:style-name="ce15" table:formula="of:=IF([.S56]&gt;100 ;&quot;Acima de 100 anos&quot;;IF([.S56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56]/100" office:value-type="float" office:value="0.0053" calcext:value-type="float">
            <text:p>0.0053</text:p>
          </table:table-cell>
          <table:table-cell table:style-name="ce11" table:formula="of:=[.C56]/(1+[.U56])" office:value-type="currency" office:currency="R$ " office:value="24.4902019297722" calcext:value-type="currency">
            <text:p>R$ 24.49</text:p>
          </table:table-cell>
          <table:table-cell table:style-name="ce11" table:formula="of:=([.C56] - [.V56]) *[.N56]" office:value-type="currency" office:currency="R$ " office:value="69132606.2022996" calcext:value-type="currency">
            <text:p>R$ 69,132,606.20</text:p>
          </table:table-cell>
          <table:table-cell table:style-name="ce11" table:formula="of:=IF([.W56] &gt;0 ;&quot;Subiu&quot; ; IF([.W56]&lt; 0 ;&quot;Desceu&quot; ; &quot;Estavel&quot;))" office:value-type="string" office:string-value="Subiu" calcext:value-type="string">
            <text:p>Subiu</text:p>
          </table:table-cell>
          <table:table-cell table:style-name="ce8" table:formula="of:=[.F56]/100" office:value-type="float" office:value="-0.0727" calcext:value-type="float">
            <text:p>-0.0727</text:p>
          </table:table-cell>
          <table:table-cell table:style-name="ce11" table:formula="of:=[.C56]/(1+[.Y56])" office:value-type="currency" office:currency="R$ " office:value="26.5501995039362" calcext:value-type="currency">
            <text:p>R$ 26.55</text:p>
          </table:table-cell>
          <table:table-cell table:style-name="ce11" table:formula="of:=([.C56] - [.Z56]) *[.N56]" office:value-type="currency" office:currency="R$ " office:value="-1028056287.45717" calcext:value-type="currency">
            <text:p>-R$ 1,028,056,287.46</text:p>
          </table:table-cell>
          <table:table-cell table:style-name="ce11" table:formula="of:=IF([.AA56] &gt;0 ;&quot;Subiu&quot; ; IF([.AA56]&lt; 0 ;&quot;Desceu&quot; ; &quot;Estavel&quot;))" office:value-type="string" office:string-value="Desceu" calcext:value-type="string">
            <text:p>Desceu</text:p>
          </table:table-cell>
          <table:table-cell table:style-name="ce8" table:formula="of:=[.H56]/100" office:value-type="float" office:value="0.3982" calcext:value-type="float">
            <text:p>0.3982</text:p>
          </table:table-cell>
          <table:table-cell table:style-name="ce11" table:formula="of:=[.C56]/(1+[.AC56])" office:value-type="currency" office:currency="R$ " office:value="17.6083535974825" calcext:value-type="currency">
            <text:p>R$ 17.61</text:p>
          </table:table-cell>
          <table:table-cell table:style-name="ce11" table:formula="of:=([.C56]-[.AD56])*[.N56]" office:value-type="currency" office:currency="R$ " office:value="3734519232.25288" calcext:value-type="currency">
            <text:p>R$ 3,734,519,232.25</text:p>
          </table:table-cell>
          <table:table-cell table:style-name="ce11" table:formula="of:=IF([.AE56] &gt;0 ;&quot;Subiu&quot; ; IF([.AE56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27" calcext:value-type="float">
            <text:p>13.27</text:p>
          </table:table-cell>
          <table:table-cell table:style-name="ce9" office:value-type="float" office:value="-0.3" calcext:value-type="float">
            <text:p>-0.3</text:p>
          </table:table-cell>
          <table:table-cell table:style-name="ce9" office:value-type="float" office:value="-1.78" calcext:value-type="float">
            <text:p>-1.78</text:p>
          </table:table-cell>
          <table:table-cell table:number-columns-repeated="2" table:style-name="ce9" office:value-type="float" office:value="-6.42" calcext:value-type="float">
            <text:p>-6.42</text:p>
          </table:table-cell>
          <table:table-cell table:style-name="ce9" office:value-type="float" office:value="13.59" calcext:value-type="float">
            <text:p>13.59</text:p>
          </table:table-cell>
          <table:table-cell table:style-name="ce9" office:value-type="float" office:value="13.23" calcext:value-type="float">
            <text:p>13.23</text:p>
          </table:table-cell>
          <table:table-cell table:style-name="ce9" office:value-type="float" office:value="13.41" calcext:value-type="float">
            <text:p>13.41</text:p>
          </table:table-cell>
          <table:table-cell table:style-name="ce3" office:value-type="string" calcext:value-type="string">
            <text:p>32,04 M</text:p>
          </table:table-cell>
          <table:table-cell table:style-name="ce9" table:formula="of:=[.D57]/100" office:value-type="float" office:value="-0.003" calcext:value-type="float">
            <text:p>-0.003</text:p>
          </table:table-cell>
          <table:table-cell table:style-name="ce12" table:formula="of:=[.C57]/(1+[.L57])" office:value-type="currency" office:currency="R$ " office:value="13.3099297893681" calcext:value-type="currency">
            <text:p>R$ 13.31</text:p>
          </table:table-cell>
          <table:table-cell table:style-name="ce16" table:formula="of:=VLOOKUP([.A57];[$Total_de_acoes.A$1:.B$1048576];2;0)" office:value-type="float" office:value="995335937" calcext:value-type="float">
            <text:p>995,335,937</text:p>
          </table:table-cell>
          <table:table-cell table:style-name="ce12" table:formula="of:=([.C57] - [.M57]) *[.N57]" office:value-type="currency" office:currency="R$ " office:value="-39743554.3149145" calcext:value-type="currency">
            <text:p>-R$ 39,743,554.31</text:p>
          </table:table-cell>
          <table:table-cell table:style-name="ce9" table:formula="of:=IF([.O57] &gt;0 ;&quot;Subiu&quot; ; IF([.O57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57];[$Ticker.A$1:.B$1048576];2;0)" office:value-type="string" office:string-value="Grupo CCR" calcext:value-type="string">
            <text:p>Grupo CCR</text:p>
          </table:table-cell>
          <table:table-cell table:style-name="ce9" table:formula="of:=VLOOKUP([.Q57];[$Nova.A$1:.C$1048576];2;0)" office:value-type="string" office:string-value="Infraestrutura" calcext:value-type="string">
            <text:p>Infraestrutura</text:p>
          </table:table-cell>
          <table:table-cell table:style-name="ce9" table:formula="of:=VLOOKUP([.Q57];[$Nova.A$1:.C$1048576];3;0)" office:value-type="float" office:value="23" calcext:value-type="float">
            <text:p>23</text:p>
          </table:table-cell>
          <table:table-cell table:style-name="ce16" table:formula="of:=IF([.S57]&gt;100 ;&quot;Acima de 100 anos&quot;;IF([.S57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57]/100" office:value-type="float" office:value="-0.0178" calcext:value-type="float">
            <text:p>-0.0178</text:p>
          </table:table-cell>
          <table:table-cell table:style-name="ce12" table:formula="of:=[.C57]/(1+[.U57])" office:value-type="currency" office:currency="R$ " office:value="13.5104866625942" calcext:value-type="currency">
            <text:p>R$ 13.51</text:p>
          </table:table-cell>
          <table:table-cell table:style-name="ce12" table:formula="of:=([.C57] - [.V57]) *[.N57]" office:value-type="currency" office:currency="R$ " office:value="-239365017.649179" calcext:value-type="currency">
            <text:p>-R$ 239,365,017.65</text:p>
          </table:table-cell>
          <table:table-cell table:style-name="ce12" table:formula="of:=IF([.W57] &gt;0 ;&quot;Subiu&quot; ; IF([.W57]&lt; 0 ;&quot;Desceu&quot; ; &quot;Estavel&quot;))" office:value-type="string" office:string-value="Desceu" calcext:value-type="string">
            <text:p>Desceu</text:p>
          </table:table-cell>
          <table:table-cell table:style-name="ce9" table:formula="of:=[.F57]/100" office:value-type="float" office:value="-0.0642" calcext:value-type="float">
            <text:p>-0.0642</text:p>
          </table:table-cell>
          <table:table-cell table:style-name="ce12" table:formula="of:=[.C57]/(1+[.Y57])" office:value-type="currency" office:currency="R$ " office:value="14.1803804231673" calcext:value-type="currency">
            <text:p>R$ 14.18</text:p>
          </table:table-cell>
          <table:table-cell table:style-name="ce12" table:formula="of:=([.C57] - [.Z57]) *[.N57]" office:value-type="currency" office:currency="R$ " office:value="-906134351.519726" calcext:value-type="currency">
            <text:p>-R$ 906,134,351.52</text:p>
          </table:table-cell>
          <table:table-cell table:style-name="ce12" table:formula="of:=IF([.AA57] &gt;0 ;&quot;Subiu&quot; ; IF([.AA57]&lt; 0 ;&quot;Desceu&quot; ; &quot;Estavel&quot;))" office:value-type="string" office:string-value="Desceu" calcext:value-type="string">
            <text:p>Desceu</text:p>
          </table:table-cell>
          <table:table-cell table:style-name="ce9" table:formula="of:=[.H57]/100" office:value-type="float" office:value="0.1359" calcext:value-type="float">
            <text:p>0.1359</text:p>
          </table:table-cell>
          <table:table-cell table:style-name="ce12" table:formula="of:=[.C57]/(1+[.AC57])" office:value-type="currency" office:currency="R$ " office:value="11.6823664054934" calcext:value-type="currency">
            <text:p>R$ 11.68</text:p>
          </table:table-cell>
          <table:table-cell table:style-name="ce12" table:formula="of:=([.C57]-[.AD57])*[.N57]" office:value-type="currency" office:currency="R$ " office:value="1580228771.40086" calcext:value-type="currency">
            <text:p>R$ 1,580,228,771.40</text:p>
          </table:table-cell>
          <table:table-cell table:style-name="ce12" table:formula="of:=IF([.AE57] &gt;0 ;&quot;Subiu&quot; ; IF([.AE57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OG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.03" calcext:value-type="float">
            <text:p>3.03</text:p>
          </table:table-cell>
          <table:table-cell table:style-name="ce8" office:value-type="float" office:value="-0.32" calcext:value-type="float">
            <text:p>-0.32</text:p>
          </table:table-cell>
          <table:table-cell table:style-name="ce8" office:value-type="float" office:value="-5.02" calcext:value-type="float">
            <text:p>-5.02</text:p>
          </table:table-cell>
          <table:table-cell table:number-columns-repeated="2" table:style-name="ce8" office:value-type="float" office:value="-13.18" calcext:value-type="float">
            <text:p>-13.18</text:p>
          </table:table-cell>
          <table:table-cell table:style-name="ce8" office:value-type="float" office:value="37.73" calcext:value-type="float">
            <text:p>37.73</text:p>
          </table:table-cell>
          <table:table-cell table:style-name="ce8" office:value-type="float" office:value="2.97" calcext:value-type="float">
            <text:p>2.97</text:p>
          </table:table-cell>
          <table:table-cell table:style-name="ce8" office:value-type="float" office:value="3.06" calcext:value-type="float">
            <text:p>3.06</text:p>
          </table:table-cell>
          <table:table-cell table:style-name="ce2" office:value-type="string" calcext:value-type="string">
            <text:p>56,12 M</text:p>
          </table:table-cell>
          <table:table-cell table:style-name="ce8" table:formula="of:=[.D58]/100" office:value-type="float" office:value="-0.0032" calcext:value-type="float">
            <text:p>-0.0032</text:p>
          </table:table-cell>
          <table:table-cell table:style-name="ce11" table:formula="of:=[.C58]/(1+[.L58])" office:value-type="currency" office:currency="R$ " office:value="3.03972712680578" calcext:value-type="currency">
            <text:p>R$ 3.04</text:p>
          </table:table-cell>
          <table:table-cell table:style-name="ce15" table:formula="of:=VLOOKUP([.A58];[$Total_de_acoes.A$1:.B$1048576];2;0)" office:value-type="float" office:value="1814920980" calcext:value-type="float">
            <text:p>1,814,920,980</text:p>
          </table:table-cell>
          <table:table-cell table:style-name="ce11" table:formula="of:=([.C58] - [.M58]) *[.N58]" office:value-type="currency" office:currency="R$ " office:value="-17653966.5149279" calcext:value-type="currency">
            <text:p>-R$ 17,653,966.51</text:p>
          </table:table-cell>
          <table:table-cell table:style-name="ce8" table:formula="of:=IF([.O58] &gt;0 ;&quot;Subiu&quot; ; IF([.O58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58];[$Ticker.A$1:.B$1048576];2;0)" office:value-type="string" office:string-value="Cogna" calcext:value-type="string">
            <text:p>Cogna</text:p>
          </table:table-cell>
          <table:table-cell table:style-name="ce8" table:formula="of:=VLOOKUP([.Q58];[$Nova.A$1:.C$1048576];2;0)" office:value-type="string" office:string-value="Educação" calcext:value-type="string">
            <text:p>Educação</text:p>
          </table:table-cell>
          <table:table-cell table:style-name="ce8" table:formula="of:=VLOOKUP([.Q58];[$Nova.A$1:.C$1048576];3;0)" office:value-type="float" office:value="50" calcext:value-type="float">
            <text:p>50</text:p>
          </table:table-cell>
          <table:table-cell table:style-name="ce15" table:formula="of:=IF([.S58]&gt;100 ;&quot;Acima de 100 anos&quot;;IF([.S58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58]/100" office:value-type="float" office:value="-0.0502" calcext:value-type="float">
            <text:p>-0.0502</text:p>
          </table:table-cell>
          <table:table-cell table:style-name="ce11" table:formula="of:=[.C58]/(1+[.U58])" office:value-type="currency" office:currency="R$ " office:value="3.19014529374605" calcext:value-type="currency">
            <text:p>R$ 3.19</text:p>
          </table:table-cell>
          <table:table-cell table:style-name="ce11" table:formula="of:=([.C58] - [.V58]) *[.N58]" office:value-type="currency" office:currency="R$ " office:value="-290651053.467972" calcext:value-type="currency">
            <text:p>-R$ 290,651,053.47</text:p>
          </table:table-cell>
          <table:table-cell table:style-name="ce11" table:formula="of:=IF([.W58] &gt;0 ;&quot;Subiu&quot; ; IF([.W58]&lt; 0 ;&quot;Desceu&quot; ; &quot;Estavel&quot;))" office:value-type="string" office:string-value="Desceu" calcext:value-type="string">
            <text:p>Desceu</text:p>
          </table:table-cell>
          <table:table-cell table:style-name="ce8" table:formula="of:=[.F58]/100" office:value-type="float" office:value="-0.1318" calcext:value-type="float">
            <text:p>-0.1318</text:p>
          </table:table-cell>
          <table:table-cell table:style-name="ce11" table:formula="of:=[.C58]/(1+[.Y58])" office:value-type="currency" office:currency="R$ " office:value="3.4899792674499" calcext:value-type="currency">
            <text:p>R$ 3.49</text:p>
          </table:table-cell>
          <table:table-cell table:style-name="ce11" table:formula="of:=([.C58] - [.Z58]) *[.N58]" office:value-type="currency" office:currency="R$ " office:value="-834826022.859848" calcext:value-type="currency">
            <text:p>-R$ 834,826,022.86</text:p>
          </table:table-cell>
          <table:table-cell table:style-name="ce11" table:formula="of:=IF([.AA58] &gt;0 ;&quot;Subiu&quot; ; IF([.AA58]&lt; 0 ;&quot;Desceu&quot; ; &quot;Estavel&quot;))" office:value-type="string" office:string-value="Desceu" calcext:value-type="string">
            <text:p>Desceu</text:p>
          </table:table-cell>
          <table:table-cell table:style-name="ce8" table:formula="of:=[.H58]/100" office:value-type="float" office:value="0.3773" calcext:value-type="float">
            <text:p>0.3773</text:p>
          </table:table-cell>
          <table:table-cell table:style-name="ce11" table:formula="of:=[.C58]/(1+[.AC58])" office:value-type="currency" office:currency="R$ " office:value="2.19995643650621" calcext:value-type="currency">
            <text:p>R$ 2.20</text:p>
          </table:table-cell>
          <table:table-cell table:style-name="ce11" table:formula="of:=([.C58]-[.AD58])*[.N58]" office:value-type="currency" office:currency="R$ " office:value="1506463477.69885" calcext:value-type="currency">
            <text:p>R$ 1,506,463,477.70</text:p>
          </table:table-cell>
          <table:table-cell table:style-name="ce11" table:formula="of:=IF([.AE58] &gt;0 ;&quot;Subiu&quot; ; IF([.AE58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PL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6.12" calcext:value-type="float">
            <text:p>26.12</text:p>
          </table:table-cell>
          <table:table-cell table:style-name="ce9" office:value-type="float" office:value="-0.41" calcext:value-type="float">
            <text:p>-0.41</text:p>
          </table:table-cell>
          <table:table-cell table:style-name="ce9" office:value-type="float" office:value="-1.25" calcext:value-type="float">
            <text:p>-1.25</text:p>
          </table:table-cell>
          <table:table-cell table:number-columns-repeated="2" table:style-name="ce9" office:value-type="float" office:value="-1.43" calcext:value-type="float">
            <text:p>-1.43</text:p>
          </table:table-cell>
          <table:table-cell table:style-name="ce9" office:value-type="float" office:value="22.81" calcext:value-type="float">
            <text:p>22.81</text:p>
          </table:table-cell>
          <table:table-cell table:style-name="ce9" office:value-type="float" office:value="26.09" calcext:value-type="float">
            <text:p>26.09</text:p>
          </table:table-cell>
          <table:table-cell table:style-name="ce9" office:value-type="float" office:value="26.4" calcext:value-type="float">
            <text:p>26.4</text:p>
          </table:table-cell>
          <table:table-cell table:style-name="ce3" office:value-type="string" calcext:value-type="string">
            <text:p>27,59 M</text:p>
          </table:table-cell>
          <table:table-cell table:style-name="ce9" table:formula="of:=[.D59]/100" office:value-type="float" office:value="-0.0041" calcext:value-type="float">
            <text:p>-0.0041</text:p>
          </table:table-cell>
          <table:table-cell table:style-name="ce12" table:formula="of:=[.C59]/(1+[.L59])" office:value-type="currency" office:currency="R$ " office:value="26.2275328848278" calcext:value-type="currency">
            <text:p>R$ 26.23</text:p>
          </table:table-cell>
          <table:table-cell table:style-name="ce16" table:formula="of:=VLOOKUP([.A59];[$Total_de_acoes.A$1:.B$1048576];2;0)" office:value-type="float" office:value="395801044" calcext:value-type="float">
            <text:p>395,801,044</text:p>
          </table:table-cell>
          <table:table-cell table:style-name="ce12" table:formula="of:=([.C59] - [.M59]) *[.N59]" office:value-type="currency" office:currency="R$ " office:value="-42561628.0791727" calcext:value-type="currency">
            <text:p>-R$ 42,561,628.08</text:p>
          </table:table-cell>
          <table:table-cell table:style-name="ce9" table:formula="of:=IF([.O59] &gt;0 ;&quot;Subiu&quot; ; IF([.O59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59];[$Ticker.A$1:.B$1048576];2;0)" office:value-type="string" office:string-value="Transmissão Paulista" calcext:value-type="string">
            <text:p>Transmissão Paulista</text:p>
          </table:table-cell>
          <table:table-cell table:style-name="ce9" table:formula="of:=VLOOKUP([.Q59];[$Nova.A$1:.C$1048576];2;0)" office:value-type="string" office:string-value="Energia" calcext:value-type="string">
            <text:p>Energia</text:p>
          </table:table-cell>
          <table:table-cell table:style-name="ce9" table:formula="of:=VLOOKUP([.Q59];[$Nova.A$1:.C$1048576];3;0)" office:value-type="float" office:value="23" calcext:value-type="float">
            <text:p>23</text:p>
          </table:table-cell>
          <table:table-cell table:style-name="ce16" table:formula="of:=IF([.S59]&gt;100 ;&quot;Acima de 100 anos&quot;;IF([.S59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59]/100" office:value-type="float" office:value="-0.0125" calcext:value-type="float">
            <text:p>-0.0125</text:p>
          </table:table-cell>
          <table:table-cell table:style-name="ce12" table:formula="of:=[.C59]/(1+[.U59])" office:value-type="currency" office:currency="R$ " office:value="26.4506329113924" calcext:value-type="currency">
            <text:p>R$ 26.45</text:p>
          </table:table-cell>
          <table:table-cell table:style-name="ce12" table:formula="of:=([.C59] - [.V59]) *[.N59]" office:value-type="currency" office:currency="R$ " office:value="-130864851.509873" calcext:value-type="currency">
            <text:p>-R$ 130,864,851.51</text:p>
          </table:table-cell>
          <table:table-cell table:style-name="ce12" table:formula="of:=IF([.W59] &gt;0 ;&quot;Subiu&quot; ; IF([.W59]&lt; 0 ;&quot;Desceu&quot; ; &quot;Estavel&quot;))" office:value-type="string" office:string-value="Desceu" calcext:value-type="string">
            <text:p>Desceu</text:p>
          </table:table-cell>
          <table:table-cell table:style-name="ce9" table:formula="of:=[.F59]/100" office:value-type="float" office:value="-0.0143" calcext:value-type="float">
            <text:p>-0.0143</text:p>
          </table:table-cell>
          <table:table-cell table:style-name="ce12" table:formula="of:=[.C59]/(1+[.Y59])" office:value-type="currency" office:currency="R$ " office:value="26.4989347671705" calcext:value-type="currency">
            <text:p>R$ 26.50</text:p>
          </table:table-cell>
          <table:table-cell table:style-name="ce12" table:formula="of:=([.C59] - [.Z59]) *[.N59]" office:value-type="currency" office:currency="R$ " office:value="-149982776.453996" calcext:value-type="currency">
            <text:p>-R$ 149,982,776.45</text:p>
          </table:table-cell>
          <table:table-cell table:style-name="ce12" table:formula="of:=IF([.AA59] &gt;0 ;&quot;Subiu&quot; ; IF([.AA59]&lt; 0 ;&quot;Desceu&quot; ; &quot;Estavel&quot;))" office:value-type="string" office:string-value="Desceu" calcext:value-type="string">
            <text:p>Desceu</text:p>
          </table:table-cell>
          <table:table-cell table:style-name="ce9" table:formula="of:=[.H59]/100" office:value-type="float" office:value="0.2281" calcext:value-type="float">
            <text:p>0.2281</text:p>
          </table:table-cell>
          <table:table-cell table:style-name="ce12" table:formula="of:=[.C59]/(1+[.AC59])" office:value-type="currency" office:currency="R$ " office:value="21.2686263333605" calcext:value-type="currency">
            <text:p>R$ 21.27</text:p>
          </table:table-cell>
          <table:table-cell table:style-name="ce12" table:formula="of:=([.C59]-[.AD59])*[.N59]" office:value-type="currency" office:currency="R$ " office:value="1920178762.09003" calcext:value-type="currency">
            <text:p>R$ 1,920,178,762.09</text:p>
          </table:table-cell>
          <table:table-cell table:style-name="ce12" table:formula="of:=IF([.AE59] &gt;0 ;&quot;Subiu&quot; ; IF([.AE59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GI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1.04" calcext:value-type="float">
            <text:p>41.04</text:p>
          </table:table-cell>
          <table:table-cell table:style-name="ce8" office:value-type="float" office:value="-0.46" calcext:value-type="float">
            <text:p>-0.46</text:p>
          </table:table-cell>
          <table:table-cell table:style-name="ce8" office:value-type="float" office:value="0.56" calcext:value-type="float">
            <text:p>0.56</text:p>
          </table:table-cell>
          <table:table-cell table:number-columns-repeated="2" table:style-name="ce8" office:value-type="float" office:value="-9.46" calcext:value-type="float">
            <text:p>-9.46</text:p>
          </table:table-cell>
          <table:table-cell table:style-name="ce8" office:value-type="float" office:value="13.41" calcext:value-type="float">
            <text:p>13.41</text:p>
          </table:table-cell>
          <table:table-cell table:style-name="ce8" office:value-type="float" office:value="40.92" calcext:value-type="float">
            <text:p>40.92</text:p>
          </table:table-cell>
          <table:table-cell table:style-name="ce8" office:value-type="float" office:value="41.59" calcext:value-type="float">
            <text:p>41.59</text:p>
          </table:table-cell>
          <table:table-cell table:style-name="ce2" office:value-type="string" calcext:value-type="string">
            <text:p>43,45 M</text:p>
          </table:table-cell>
          <table:table-cell table:style-name="ce8" table:formula="of:=[.D60]/100" office:value-type="float" office:value="-0.0046" calcext:value-type="float">
            <text:p>-0.0046</text:p>
          </table:table-cell>
          <table:table-cell table:style-name="ce11" table:formula="of:=[.C60]/(1+[.L60])" office:value-type="currency" office:currency="R$ " office:value="41.2296564195298" calcext:value-type="currency">
            <text:p>R$ 41.23</text:p>
          </table:table-cell>
          <table:table-cell table:style-name="ce15" table:formula="of:=VLOOKUP([.A60];[$Total_de_acoes.A$1:.B$1048576];2;0)" office:value-type="float" office:value="255236961" calcext:value-type="float">
            <text:p>255,236,961</text:p>
          </table:table-cell>
          <table:table-cell table:style-name="ce11" table:formula="of:=([.C60] - [.M60]) *[.N60]" office:value-type="currency" office:currency="R$ " office:value="-48407328.1549373" calcext:value-type="currency">
            <text:p>-R$ 48,407,328.15</text:p>
          </table:table-cell>
          <table:table-cell table:style-name="ce8" table:formula="of:=IF([.O60] &gt;0 ;&quot;Subiu&quot; ; IF([.O60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60];[$Ticker.A$1:.B$1048576];2;0)" office:value-type="string" office:string-value="Engie" calcext:value-type="string">
            <text:p>Engie</text:p>
          </table:table-cell>
          <table:table-cell table:style-name="ce8" table:formula="of:=VLOOKUP([.Q60];[$Nova.A$1:.C$1048576];2;0)" office:value-type="string" office:string-value="Energia" calcext:value-type="string">
            <text:p>Energia</text:p>
          </table:table-cell>
          <table:table-cell table:style-name="ce8" table:formula="of:=VLOOKUP([.Q60];[$Nova.A$1:.C$1048576];3;0)" office:value-type="float" office:value="25" calcext:value-type="float">
            <text:p>25</text:p>
          </table:table-cell>
          <table:table-cell table:style-name="ce15" table:formula="of:=IF([.S60]&gt;100 ;&quot;Acima de 100 anos&quot;;IF([.S60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60]/100" office:value-type="float" office:value="0.0056" calcext:value-type="float">
            <text:p>0.0056</text:p>
          </table:table-cell>
          <table:table-cell table:style-name="ce11" table:formula="of:=[.C60]/(1+[.U60])" office:value-type="currency" office:currency="R$ " office:value="40.8114558472554" calcext:value-type="currency">
            <text:p>R$ 40.81</text:p>
          </table:table-cell>
          <table:table-cell table:style-name="ce11" table:formula="of:=([.C60] - [.V60]) *[.N60]" office:value-type="currency" office:currency="R$ " office:value="58332915.0008598" calcext:value-type="currency">
            <text:p>R$ 58,332,915.00</text:p>
          </table:table-cell>
          <table:table-cell table:style-name="ce11" table:formula="of:=IF([.W60] &gt;0 ;&quot;Subiu&quot; ; IF([.W60]&lt; 0 ;&quot;Desceu&quot; ; &quot;Estavel&quot;))" office:value-type="string" office:string-value="Subiu" calcext:value-type="string">
            <text:p>Subiu</text:p>
          </table:table-cell>
          <table:table-cell table:style-name="ce8" table:formula="of:=[.F60]/100" office:value-type="float" office:value="-0.0946" calcext:value-type="float">
            <text:p>-0.0946</text:p>
          </table:table-cell>
          <table:table-cell table:style-name="ce11" table:formula="of:=[.C60]/(1+[.Y60])" office:value-type="currency" office:currency="R$ " office:value="45.3280318091451" calcext:value-type="currency">
            <text:p>R$ 45.33</text:p>
          </table:table-cell>
          <table:table-cell table:style-name="ce11" table:formula="of:=([.C60] - [.Z60]) *[.N60]" office:value-type="currency" office:currency="R$ " office:value="-1094464207.63754" calcext:value-type="currency">
            <text:p>-R$ 1,094,464,207.64</text:p>
          </table:table-cell>
          <table:table-cell table:style-name="ce11" table:formula="of:=IF([.AA60] &gt;0 ;&quot;Subiu&quot; ; IF([.AA60]&lt; 0 ;&quot;Desceu&quot; ; &quot;Estavel&quot;))" office:value-type="string" office:string-value="Desceu" calcext:value-type="string">
            <text:p>Desceu</text:p>
          </table:table-cell>
          <table:table-cell table:style-name="ce8" table:formula="of:=[.H60]/100" office:value-type="float" office:value="0.1341" calcext:value-type="float">
            <text:p>0.1341</text:p>
          </table:table-cell>
          <table:table-cell table:style-name="ce11" table:formula="of:=[.C60]/(1+[.AC60])" office:value-type="currency" office:currency="R$ " office:value="36.1872850718631" calcext:value-type="currency">
            <text:p>R$ 36.19</text:p>
          </table:table-cell>
          <table:table-cell table:style-name="ce11" table:formula="of:=([.C60]-[.AD60])*[.N60]" office:value-type="currency" office:currency="R$ " office:value="1238592210.85698" calcext:value-type="currency">
            <text:p>R$ 1,238,592,210.86</text:p>
          </table:table-cell>
          <table:table-cell table:style-name="ce11" table:formula="of:=IF([.AE60] &gt;0 ;&quot;Subiu&quot; ; IF([.AE60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BBR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3.23" calcext:value-type="float">
            <text:p>23.23</text:p>
          </table:table-cell>
          <table:table-cell table:style-name="ce9" office:value-type="float" office:value="-0.47" calcext:value-type="float">
            <text:p>-0.47</text:p>
          </table:table-cell>
          <table:table-cell table:style-name="ce9" office:value-type="float" office:value="2.43" calcext:value-type="float">
            <text:p>2.43</text:p>
          </table:table-cell>
          <table:table-cell table:number-columns-repeated="2" table:style-name="ce9" office:value-type="float" office:value="2.07" calcext:value-type="float">
            <text:p>2.07</text:p>
          </table:table-cell>
          <table:table-cell table:style-name="ce9" office:value-type="float" office:value="50.65" calcext:value-type="float">
            <text:p>50.65</text:p>
          </table:table-cell>
          <table:table-cell table:style-name="ce9" office:value-type="float" office:value="22.97" calcext:value-type="float">
            <text:p>22.97</text:p>
          </table:table-cell>
          <table:table-cell table:style-name="ce9" office:value-type="float" office:value="23.4" calcext:value-type="float">
            <text:p>23.4</text:p>
          </table:table-cell>
          <table:table-cell table:style-name="ce3" office:value-type="string" calcext:value-type="string">
            <text:p>58,22 M</text:p>
          </table:table-cell>
          <table:table-cell table:style-name="ce9" table:formula="of:=[.D61]/100" office:value-type="float" office:value="-0.0047" calcext:value-type="float">
            <text:p>-0.0047</text:p>
          </table:table-cell>
          <table:table-cell table:style-name="ce12" table:formula="of:=[.C61]/(1+[.L61])" office:value-type="currency" office:currency="R$ " office:value="23.3396965738973" calcext:value-type="currency">
            <text:p>R$ 23.34</text:p>
          </table:table-cell>
          <table:table-cell table:style-name="ce16" table:formula="of:=VLOOKUP([.A61];[$Total_de_acoes.A$1:.B$1048576];2;0)" office:value-type="float" office:value="1114412532" calcext:value-type="float">
            <text:p>1,114,412,532</text:p>
          </table:table-cell>
          <table:table-cell table:style-name="ce12" table:formula="of:=([.C61] - [.M61]) *[.N61]" office:value-type="currency" office:currency="R$ " office:value="-122247236.668634" calcext:value-type="currency">
            <text:p>-R$ 122,247,236.67</text:p>
          </table:table-cell>
          <table:table-cell table:style-name="ce9" table:formula="of:=IF([.O61] &gt;0 ;&quot;Subiu&quot; ; IF([.O61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61];[$Ticker.A$1:.B$1048576];2;0)" office:value-type="string" office:string-value="Vibra Energia" calcext:value-type="string">
            <text:p>Vibra Energia</text:p>
          </table:table-cell>
          <table:table-cell table:style-name="ce9" table:formula="of:=VLOOKUP([.Q61];[$Nova.A$1:.C$1048576];2;0)" office:value-type="string" office:string-value="Energia" calcext:value-type="string">
            <text:p>Energia</text:p>
          </table:table-cell>
          <table:table-cell table:style-name="ce9" table:formula="of:=VLOOKUP([.Q61];[$Nova.A$1:.C$1048576];3;0)" office:value-type="float" office:value="8" calcext:value-type="float">
            <text:p>8</text:p>
          </table:table-cell>
          <table:table-cell table:style-name="ce16" table:formula="of:=IF([.S61]&gt;100 ;&quot;Acima de 100 anos&quot;;IF([.S61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61]/100" office:value-type="float" office:value="0.0243" calcext:value-type="float">
            <text:p>0.0243</text:p>
          </table:table-cell>
          <table:table-cell table:style-name="ce12" table:formula="of:=[.C61]/(1+[.U61])" office:value-type="currency" office:currency="R$ " office:value="22.6789026652348" calcext:value-type="currency">
            <text:p>R$ 22.68</text:p>
          </table:table-cell>
          <table:table-cell table:style-name="ce12" table:formula="of:=([.C61] - [.V61]) *[.N61]" office:value-type="currency" office:currency="R$ " office:value="614149776.214145" calcext:value-type="currency">
            <text:p>R$ 614,149,776.21</text:p>
          </table:table-cell>
          <table:table-cell table:style-name="ce12" table:formula="of:=IF([.W61] &gt;0 ;&quot;Subiu&quot; ; IF([.W61]&lt; 0 ;&quot;Desceu&quot; ; &quot;Estavel&quot;))" office:value-type="string" office:string-value="Subiu" calcext:value-type="string">
            <text:p>Subiu</text:p>
          </table:table-cell>
          <table:table-cell table:style-name="ce9" table:formula="of:=[.F61]/100" office:value-type="float" office:value="0.0207" calcext:value-type="float">
            <text:p>0.0207</text:p>
          </table:table-cell>
          <table:table-cell table:style-name="ce12" table:formula="of:=[.C61]/(1+[.Y61])" office:value-type="currency" office:currency="R$ " office:value="22.7588909571862" calcext:value-type="currency">
            <text:p>R$ 22.76</text:p>
          </table:table-cell>
          <table:table-cell table:style-name="ce12" table:formula="of:=([.C61] - [.Z61]) *[.N61]" office:value-type="currency" office:currency="R$ " office:value="525009821.250173" calcext:value-type="currency">
            <text:p>R$ 525,009,821.25</text:p>
          </table:table-cell>
          <table:table-cell table:style-name="ce12" table:formula="of:=IF([.AA61] &gt;0 ;&quot;Subiu&quot; ; IF([.AA61]&lt; 0 ;&quot;Desceu&quot; ; &quot;Estavel&quot;))" office:value-type="string" office:string-value="Subiu" calcext:value-type="string">
            <text:p>Subiu</text:p>
          </table:table-cell>
          <table:table-cell table:style-name="ce9" table:formula="of:=[.H61]/100" office:value-type="float" office:value="0.5065" calcext:value-type="float">
            <text:p>0.5065</text:p>
          </table:table-cell>
          <table:table-cell table:style-name="ce12" table:formula="of:=[.C61]/(1+[.AC61])" office:value-type="currency" office:currency="R$ " office:value="15.4198473282443" calcext:value-type="currency">
            <text:p>R$ 15.42</text:p>
          </table:table-cell>
          <table:table-cell table:style-name="ce12" table:formula="of:=([.C61]-[.AD61])*[.N61]" office:value-type="currency" office:currency="R$ " office:value="8703732014.23786" calcext:value-type="currency">
            <text:p>R$ 8,703,732,014.24</text:p>
          </table:table-cell>
          <table:table-cell table:style-name="ce12" table:formula="of:=IF([.AE61] &gt;0 ;&quot;Subiu&quot; ; IF([.AE61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IR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0.65" calcext:value-type="float">
            <text:p>40.65</text:p>
          </table:table-cell>
          <table:table-cell table:style-name="ce8" office:value-type="float" office:value="-0.65" calcext:value-type="float">
            <text:p>-0.65</text:p>
          </table:table-cell>
          <table:table-cell table:style-name="ce8" office:value-type="float" office:value="5.45" calcext:value-type="float">
            <text:p>5.45</text:p>
          </table:table-cell>
          <table:table-cell table:number-columns-repeated="2" table:style-name="ce8" office:value-type="float" office:value="-8.24" calcext:value-type="float">
            <text:p>-8.24</text:p>
          </table:table-cell>
          <table:table-cell table:style-name="ce8" office:value-type="float" office:value="73.5" calcext:value-type="float">
            <text:p>73.5</text:p>
          </table:table-cell>
          <table:table-cell table:style-name="ce8" office:value-type="float" office:value="40.09" calcext:value-type="float">
            <text:p>40.09</text:p>
          </table:table-cell>
          <table:table-cell table:style-name="ce8" office:value-type="float" office:value="41.4" calcext:value-type="float">
            <text:p>41.4</text:p>
          </table:table-cell>
          <table:table-cell table:style-name="ce2" office:value-type="string" calcext:value-type="string">
            <text:p>74,33 M</text:p>
          </table:table-cell>
          <table:table-cell table:style-name="ce8" table:formula="of:=[.D62]/100" office:value-type="float" office:value="-0.0065" calcext:value-type="float">
            <text:p>-0.0065</text:p>
          </table:table-cell>
          <table:table-cell table:style-name="ce11" table:formula="of:=[.C62]/(1+[.L62])" office:value-type="currency" office:currency="R$ " office:value="40.9159536990438" calcext:value-type="currency">
            <text:p>R$ 40.92</text:p>
          </table:table-cell>
          <table:table-cell table:style-name="ce15" table:formula="of:=VLOOKUP([.A62];[$Total_de_acoes.A$1:.B$1048576];2;0)" office:value-type="float" office:value="81838843" calcext:value-type="float">
            <text:p>81,838,843</text:p>
          </table:table-cell>
          <table:table-cell table:style-name="ce11" table:formula="of:=([.C62] - [.M62]) *[.N62]" office:value-type="currency" office:currency="R$ " office:value="-21765343.0213135" calcext:value-type="currency">
            <text:p>-R$ 21,765,343.02</text:p>
          </table:table-cell>
          <table:table-cell table:style-name="ce8" table:formula="of:=IF([.O62] &gt;0 ;&quot;Subiu&quot; ; IF([.O62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62];[$Ticker.A$1:.B$1048576];2;0)" office:value-type="string" office:string-value="IRB Brasil RE" calcext:value-type="string">
            <text:p>IRB Brasil RE</text:p>
          </table:table-cell>
          <table:table-cell table:style-name="ce8" table:formula="of:=VLOOKUP([.Q62];[$Nova.A$1:.C$1048576];2;0)" office:value-type="string" office:string-value="Seguros" calcext:value-type="string">
            <text:p>Seguros</text:p>
          </table:table-cell>
          <table:table-cell table:style-name="ce8" table:formula="of:=VLOOKUP([.Q62];[$Nova.A$1:.C$1048576];3;0)" office:value-type="float" office:value="83" calcext:value-type="float">
            <text:p>83</text:p>
          </table:table-cell>
          <table:table-cell table:style-name="ce15" table:formula="of:=IF([.S62]&gt;100 ;&quot;Acima de 100 anos&quot;;IF([.S62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62]/100" office:value-type="float" office:value="0.0545" calcext:value-type="float">
            <text:p>0.0545</text:p>
          </table:table-cell>
          <table:table-cell table:style-name="ce11" table:formula="of:=[.C62]/(1+[.U62])" office:value-type="currency" office:currency="R$ " office:value="38.5490753911807" calcext:value-type="currency">
            <text:p>R$ 38.55</text:p>
          </table:table-cell>
          <table:table-cell table:style-name="ce11" table:formula="of:=([.C62] - [.V62]) *[.N62]" office:value-type="currency" office:currency="R$ " office:value="171937239.216003" calcext:value-type="currency">
            <text:p>R$ 171,937,239.22</text:p>
          </table:table-cell>
          <table:table-cell table:style-name="ce11" table:formula="of:=IF([.W62] &gt;0 ;&quot;Subiu&quot; ; IF([.W62]&lt; 0 ;&quot;Desceu&quot; ; &quot;Estavel&quot;))" office:value-type="string" office:string-value="Subiu" calcext:value-type="string">
            <text:p>Subiu</text:p>
          </table:table-cell>
          <table:table-cell table:style-name="ce8" table:formula="of:=[.F62]/100" office:value-type="float" office:value="-0.0824" calcext:value-type="float">
            <text:p>-0.0824</text:p>
          </table:table-cell>
          <table:table-cell table:style-name="ce11" table:formula="of:=[.C62]/(1+[.Y62])" office:value-type="currency" office:currency="R$ " office:value="44.3003487358326" calcext:value-type="currency">
            <text:p>R$ 44.30</text:p>
          </table:table-cell>
          <table:table-cell table:style-name="ce11" table:formula="of:=([.C62] - [.Z62]) *[.N62]" office:value-type="currency" office:currency="R$ " office:value="-298740317.087053" calcext:value-type="currency">
            <text:p>-R$ 298,740,317.09</text:p>
          </table:table-cell>
          <table:table-cell table:style-name="ce11" table:formula="of:=IF([.AA62] &gt;0 ;&quot;Subiu&quot; ; IF([.AA62]&lt; 0 ;&quot;Desceu&quot; ; &quot;Estavel&quot;))" office:value-type="string" office:string-value="Desceu" calcext:value-type="string">
            <text:p>Desceu</text:p>
          </table:table-cell>
          <table:table-cell table:style-name="ce8" table:formula="of:=[.H62]/100" office:value-type="float" office:value="0.735" calcext:value-type="float">
            <text:p>0.735</text:p>
          </table:table-cell>
          <table:table-cell table:style-name="ce11" table:formula="of:=[.C62]/(1+[.AC62])" office:value-type="currency" office:currency="R$ " office:value="23.4293948126801" calcext:value-type="currency">
            <text:p>R$ 23.43</text:p>
          </table:table-cell>
          <table:table-cell table:style-name="ce11" table:formula="of:=([.C62]-[.AD62])*[.N62]" office:value-type="currency" office:currency="R$ " office:value="1409314404.29006" calcext:value-type="currency">
            <text:p>R$ 1,409,314,404.29</text:p>
          </table:table-cell>
          <table:table-cell table:style-name="ce11" table:formula="of:=IF([.AE62] &gt;0 ;&quot;Subiu&quot; ; IF([.AE62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40.86" calcext:value-type="float">
            <text:p>40.86</text:p>
          </table:table-cell>
          <table:table-cell table:style-name="ce9" office:value-type="float" office:value="-0.65" calcext:value-type="float">
            <text:p>-0.65</text:p>
          </table:table-cell>
          <table:table-cell table:style-name="ce9" office:value-type="float" office:value="-2.04" calcext:value-type="float">
            <text:p>-2.04</text:p>
          </table:table-cell>
          <table:table-cell table:number-columns-repeated="2" table:style-name="ce9" office:value-type="float" office:value="-3.7" calcext:value-type="float">
            <text:p>-3.7</text:p>
          </table:table-cell>
          <table:table-cell table:style-name="ce9" office:value-type="float" office:value="-3.64" calcext:value-type="float">
            <text:p>-3.64</text:p>
          </table:table-cell>
          <table:table-cell table:style-name="ce9" office:value-type="float" office:value="40.86" calcext:value-type="float">
            <text:p>40.86</text:p>
          </table:table-cell>
          <table:table-cell table:style-name="ce9" office:value-type="float" office:value="41.44" calcext:value-type="float">
            <text:p>41.44</text:p>
          </table:table-cell>
          <table:table-cell table:style-name="ce3" office:value-type="string" calcext:value-type="string">
            <text:p>109,87 M</text:p>
          </table:table-cell>
          <table:table-cell table:style-name="ce9" table:formula="of:=[.D63]/100" office:value-type="float" office:value="-0.0065" calcext:value-type="float">
            <text:p>-0.0065</text:p>
          </table:table-cell>
          <table:table-cell table:style-name="ce12" table:formula="of:=[.C63]/(1+[.L63])" office:value-type="currency" office:currency="R$ " office:value="41.1273276295924" calcext:value-type="currency">
            <text:p>R$ 41.13</text:p>
          </table:table-cell>
          <table:table-cell table:style-name="ce16" table:formula="of:=VLOOKUP([.A63];[$Total_de_acoes.A$1:.B$1048576];2;0)" office:value-type="float" office:value="1980568384" calcext:value-type="float">
            <text:p>1,980,568,384</text:p>
          </table:table-cell>
          <table:table-cell table:style-name="ce12" table:formula="of:=([.C63] - [.M63]) *[.N63]" office:value-type="currency" office:currency="R$ " office:value="-529460651.340274" calcext:value-type="currency">
            <text:p>-R$ 529,460,651.34</text:p>
          </table:table-cell>
          <table:table-cell table:style-name="ce9" table:formula="of:=IF([.O63] &gt;0 ;&quot;Subiu&quot; ; IF([.O63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63];[$Ticker.A$1:.B$1048576];2;0)" office:value-type="string" office:string-value="Eletrobras" calcext:value-type="string">
            <text:p>Eletrobras</text:p>
          </table:table-cell>
          <table:table-cell table:style-name="ce9" table:formula="of:=VLOOKUP([.Q63];[$Nova.A$1:.C$1048576];2;0)" office:value-type="string" office:string-value="Energia" calcext:value-type="string">
            <text:p>Energia</text:p>
          </table:table-cell>
          <table:table-cell table:style-name="ce9" table:formula="of:=VLOOKUP([.Q63];[$Nova.A$1:.C$1048576];3;0)" office:value-type="float" office:value="64" calcext:value-type="float">
            <text:p>64</text:p>
          </table:table-cell>
          <table:table-cell table:style-name="ce16" table:formula="of:=IF([.S63]&gt;100 ;&quot;Acima de 100 anos&quot;;IF([.S63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63]/100" office:value-type="float" office:value="-0.0204" calcext:value-type="float">
            <text:p>-0.0204</text:p>
          </table:table-cell>
          <table:table-cell table:style-name="ce12" table:formula="of:=[.C63]/(1+[.U63])" office:value-type="currency" office:currency="R$ " office:value="41.7109024091466" calcext:value-type="currency">
            <text:p>R$ 41.71</text:p>
          </table:table-cell>
          <table:table-cell table:style-name="ce12" table:formula="of:=([.C63] - [.V63]) *[.N63]" office:value-type="currency" office:currency="R$ " office:value="-1685270409.42517" calcext:value-type="currency">
            <text:p>-R$ 1,685,270,409.43</text:p>
          </table:table-cell>
          <table:table-cell table:style-name="ce12" table:formula="of:=IF([.W63] &gt;0 ;&quot;Subiu&quot; ; IF([.W63]&lt; 0 ;&quot;Desceu&quot; ; &quot;Estavel&quot;))" office:value-type="string" office:string-value="Desceu" calcext:value-type="string">
            <text:p>Desceu</text:p>
          </table:table-cell>
          <table:table-cell table:style-name="ce9" table:formula="of:=[.F63]/100" office:value-type="float" office:value="-0.037" calcext:value-type="float">
            <text:p>-0.037</text:p>
          </table:table-cell>
          <table:table-cell table:style-name="ce12" table:formula="of:=[.C63]/(1+[.Y63])" office:value-type="currency" office:currency="R$ " office:value="42.4299065420561" calcext:value-type="currency">
            <text:p>R$ 42.43</text:p>
          </table:table-cell>
          <table:table-cell table:style-name="ce12" table:formula="of:=([.C63] - [.Z63]) *[.N63]" office:value-type="currency" office:currency="R$ " office:value="-3109307263.03103" calcext:value-type="currency">
            <text:p>-R$ 3,109,307,263.03</text:p>
          </table:table-cell>
          <table:table-cell table:style-name="ce12" table:formula="of:=IF([.AA63] &gt;0 ;&quot;Subiu&quot; ; IF([.AA63]&lt; 0 ;&quot;Desceu&quot; ; &quot;Estavel&quot;))" office:value-type="string" office:string-value="Desceu" calcext:value-type="string">
            <text:p>Desceu</text:p>
          </table:table-cell>
          <table:table-cell table:style-name="ce9" table:formula="of:=[.H63]/100" office:value-type="float" office:value="-0.0364" calcext:value-type="float">
            <text:p>-0.0364</text:p>
          </table:table-cell>
          <table:table-cell table:style-name="ce12" table:formula="of:=[.C63]/(1+[.AC63])" office:value-type="currency" office:currency="R$ " office:value="42.4034869240349" calcext:value-type="currency">
            <text:p>R$ 42.40</text:p>
          </table:table-cell>
          <table:table-cell table:style-name="ce12" table:formula="of:=([.C63]-[.AD63])*[.N63]" office:value-type="currency" office:currency="R$ " office:value="-3056981402.86087" calcext:value-type="currency">
            <text:p>-R$ 3,056,981,402.86</text:p>
          </table:table-cell>
          <table:table-cell table:style-name="ce12" table:formula="of:=IF([.AE63] &gt;0 ;&quot;Subiu&quot; ; IF([.AE63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.4" calcext:value-type="float">
            <text:p>3.4</text:p>
          </table:table-cell>
          <table:table-cell table:style-name="ce8" office:value-type="float" office:value="-0.87" calcext:value-type="float">
            <text:p>-0.87</text:p>
          </table:table-cell>
          <table:table-cell table:style-name="ce8" office:value-type="float" office:value="-4.23" calcext:value-type="float">
            <text:p>-4.23</text:p>
          </table:table-cell>
          <table:table-cell table:number-columns-repeated="2" table:style-name="ce8" office:value-type="float" office:value="-13.92" calcext:value-type="float">
            <text:p>-13.92</text:p>
          </table:table-cell>
          <table:table-cell table:style-name="ce8" office:value-type="float" office:value="-46.63" calcext:value-type="float">
            <text:p>-46.63</text:p>
          </table:table-cell>
          <table:table-cell table:style-name="ce8" office:value-type="float" office:value="3.35" calcext:value-type="float">
            <text:p>3.35</text:p>
          </table:table-cell>
          <table:table-cell table:style-name="ce8" office:value-type="float" office:value="3.47" calcext:value-type="float">
            <text:p>3.47</text:p>
          </table:table-cell>
          <table:table-cell table:style-name="ce2" office:value-type="string" calcext:value-type="string">
            <text:p>49,03 M</text:p>
          </table:table-cell>
          <table:table-cell table:style-name="ce8" table:formula="of:=[.D64]/100" office:value-type="float" office:value="-0.0087" calcext:value-type="float">
            <text:p>-0.0087</text:p>
          </table:table-cell>
          <table:table-cell table:style-name="ce11" table:formula="of:=[.C64]/(1+[.L64])" office:value-type="currency" office:currency="R$ " office:value="3.42983960455967" calcext:value-type="currency">
            <text:p>R$ 3.43</text:p>
          </table:table-cell>
          <table:table-cell table:style-name="ce15" table:formula="of:=VLOOKUP([.A64];[$Total_de_acoes.A$1:.B$1048576];2;0)" office:value-type="float" office:value="309729428" calcext:value-type="float">
            <text:p>309,729,428</text:p>
          </table:table-cell>
          <table:table-cell table:style-name="ce11" table:formula="of:=([.C64] - [.M64]) *[.N64]" office:value-type="currency" office:currency="R$ " office:value="-9242203.65201259" calcext:value-type="currency">
            <text:p>-R$ 9,242,203.65</text:p>
          </table:table-cell>
          <table:table-cell table:style-name="ce8" table:formula="of:=IF([.O64] &gt;0 ;&quot;Subiu&quot; ; IF([.O64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64];[$Ticker.A$1:.B$1048576];2;0)" office:value-type="string" office:string-value="Petz" calcext:value-type="string">
            <text:p>Petz</text:p>
          </table:table-cell>
          <table:table-cell table:style-name="ce8" table:formula="of:=VLOOKUP([.Q64];[$Nova.A$1:.C$1048576];2;0)" office:value-type="string" office:string-value="Varejo" calcext:value-type="string">
            <text:p>Varejo</text:p>
          </table:table-cell>
          <table:table-cell table:style-name="ce8" table:formula="of:=VLOOKUP([.Q64];[$Nova.A$1:.C$1048576];3;0)" office:value-type="float" office:value="9" calcext:value-type="float">
            <text:p>9</text:p>
          </table:table-cell>
          <table:table-cell table:style-name="ce15" table:formula="of:=IF([.S64]&gt;100 ;&quot;Acima de 100 anos&quot;;IF([.S64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64]/100" office:value-type="float" office:value="-0.0423" calcext:value-type="float">
            <text:p>-0.0423</text:p>
          </table:table-cell>
          <table:table-cell table:style-name="ce11" table:formula="of:=[.C64]/(1+[.U64])" office:value-type="currency" office:currency="R$ " office:value="3.55017228777279" calcext:value-type="currency">
            <text:p>R$ 3.55</text:p>
          </table:table-cell>
          <table:table-cell table:style-name="ce11" table:formula="of:=([.C64] - [.V64]) *[.N64]" office:value-type="currency" office:currency="R$ " office:value="-46512776.7933174" calcext:value-type="currency">
            <text:p>-R$ 46,512,776.79</text:p>
          </table:table-cell>
          <table:table-cell table:style-name="ce11" table:formula="of:=IF([.W64] &gt;0 ;&quot;Subiu&quot; ; IF([.W64]&lt; 0 ;&quot;Desceu&quot; ; &quot;Estavel&quot;))" office:value-type="string" office:string-value="Desceu" calcext:value-type="string">
            <text:p>Desceu</text:p>
          </table:table-cell>
          <table:table-cell table:style-name="ce8" table:formula="of:=[.F64]/100" office:value-type="float" office:value="-0.1392" calcext:value-type="float">
            <text:p>-0.1392</text:p>
          </table:table-cell>
          <table:table-cell table:style-name="ce11" table:formula="of:=[.C64]/(1+[.Y64])" office:value-type="currency" office:currency="R$ " office:value="3.94981412639405" calcext:value-type="currency">
            <text:p>R$ 3.95</text:p>
          </table:table-cell>
          <table:table-cell table:style-name="ce11" table:formula="of:=([.C64] - [.Z64]) *[.N64]" office:value-type="currency" office:currency="R$ " office:value="-170293614.874349" calcext:value-type="currency">
            <text:p>-R$ 170,293,614.87</text:p>
          </table:table-cell>
          <table:table-cell table:style-name="ce11" table:formula="of:=IF([.AA64] &gt;0 ;&quot;Subiu&quot; ; IF([.AA64]&lt; 0 ;&quot;Desceu&quot; ; &quot;Estavel&quot;))" office:value-type="string" office:string-value="Desceu" calcext:value-type="string">
            <text:p>Desceu</text:p>
          </table:table-cell>
          <table:table-cell table:style-name="ce8" table:formula="of:=[.H64]/100" office:value-type="float" office:value="-0.4663" calcext:value-type="float">
            <text:p>-0.4663</text:p>
          </table:table-cell>
          <table:table-cell table:style-name="ce11" table:formula="of:=[.C64]/(1+[.AC64])" office:value-type="currency" office:currency="R$ " office:value="6.37062019861345" calcext:value-type="currency">
            <text:p>R$ 6.37</text:p>
          </table:table-cell>
          <table:table-cell table:style-name="ce11" table:formula="of:=([.C64]-[.AD64])*[.N64]" office:value-type="currency" office:currency="R$ " office:value="-920088494.921791" calcext:value-type="currency">
            <text:p>-R$ 920,088,494.92</text:p>
          </table:table-cell>
          <table:table-cell table:style-name="ce11" table:formula="of:=IF([.AE64] &gt;0 ;&quot;Subiu&quot; ; IF([.AE64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5.91" calcext:value-type="float">
            <text:p>15.91</text:p>
          </table:table-cell>
          <table:table-cell table:style-name="ce9" office:value-type="float" office:value="-0.93" calcext:value-type="float">
            <text:p>-0.93</text:p>
          </table:table-cell>
          <table:table-cell table:style-name="ce9" office:value-type="float" office:value="-2.39" calcext:value-type="float">
            <text:p>-2.39</text:p>
          </table:table-cell>
          <table:table-cell table:number-columns-repeated="2" table:style-name="ce9" office:value-type="float" office:value="-14.92" calcext:value-type="float">
            <text:p>-14.92</text:p>
          </table:table-cell>
          <table:table-cell table:style-name="ce9" office:value-type="float" office:value="8.93" calcext:value-type="float">
            <text:p>8.93</text:p>
          </table:table-cell>
          <table:table-cell table:style-name="ce9" office:value-type="float" office:value="15.85" calcext:value-type="float">
            <text:p>15.85</text:p>
          </table:table-cell>
          <table:table-cell table:style-name="ce9" office:value-type="float" office:value="16.31" calcext:value-type="float">
            <text:p>16.31</text:p>
          </table:table-cell>
          <table:table-cell table:style-name="ce3" office:value-type="string" calcext:value-type="string">
            <text:p>22,15 M</text:p>
          </table:table-cell>
          <table:table-cell table:style-name="ce9" table:formula="of:=[.D65]/100" office:value-type="float" office:value="-0.0093" calcext:value-type="float">
            <text:p>-0.0093</text:p>
          </table:table-cell>
          <table:table-cell table:style-name="ce12" table:formula="of:=[.C65]/(1+[.L65])" office:value-type="currency" office:currency="R$ " office:value="16.0593519733522" calcext:value-type="currency">
            <text:p>R$ 16.06</text:p>
          </table:table-cell>
          <table:table-cell table:style-name="ce16" table:formula="of:=VLOOKUP([.A65];[$Total_de_acoes.A$1:.B$1048576];2;0)" office:value-type="float" office:value="91514307" calcext:value-type="float">
            <text:p>91,514,307</text:p>
          </table:table-cell>
          <table:table-cell table:style-name="ce12" table:formula="of:=([.C65] - [.M65]) *[.N65]" office:value-type="currency" office:currency="R$ " office:value="-13667842.3404068" calcext:value-type="currency">
            <text:p>-R$ 13,667,842.34</text:p>
          </table:table-cell>
          <table:table-cell table:style-name="ce9" table:formula="of:=IF([.O65] &gt;0 ;&quot;Subiu&quot; ; IF([.O65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65];[$Ticker.A$1:.B$1048576];2;0)" office:value-type="string" office:string-value="EZTEC" calcext:value-type="string">
            <text:p>EZTEC</text:p>
          </table:table-cell>
          <table:table-cell table:style-name="ce9" table:formula="of:=VLOOKUP([.Q65];[$Nova.A$1:.C$1048576];2;0)" office:value-type="string" office:string-value="Imobiliário" calcext:value-type="string">
            <text:p>Imobiliário</text:p>
          </table:table-cell>
          <table:table-cell table:style-name="ce9" table:formula="of:=VLOOKUP([.Q65];[$Nova.A$1:.C$1048576];3;0)" office:value-type="float" office:value="42" calcext:value-type="float">
            <text:p>42</text:p>
          </table:table-cell>
          <table:table-cell table:style-name="ce16" table:formula="of:=IF([.S65]&gt;100 ;&quot;Acima de 100 anos&quot;;IF([.S65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65]/100" office:value-type="float" office:value="-0.0239" calcext:value-type="float">
            <text:p>-0.0239</text:p>
          </table:table-cell>
          <table:table-cell table:style-name="ce12" table:formula="of:=[.C65]/(1+[.U65])" office:value-type="currency" office:currency="R$ " office:value="16.2995594713656" calcext:value-type="currency">
            <text:p>R$ 16.30</text:p>
          </table:table-cell>
          <table:table-cell table:style-name="ce12" table:formula="of:=([.C65] - [.V65]) *[.N65]" office:value-type="currency" office:currency="R$ " office:value="-35650265.0573129" calcext:value-type="currency">
            <text:p>-R$ 35,650,265.06</text:p>
          </table:table-cell>
          <table:table-cell table:style-name="ce12" table:formula="of:=IF([.W65] &gt;0 ;&quot;Subiu&quot; ; IF([.W65]&lt; 0 ;&quot;Desceu&quot; ; &quot;Estavel&quot;))" office:value-type="string" office:string-value="Desceu" calcext:value-type="string">
            <text:p>Desceu</text:p>
          </table:table-cell>
          <table:table-cell table:style-name="ce9" table:formula="of:=[.F65]/100" office:value-type="float" office:value="-0.1492" calcext:value-type="float">
            <text:p>-0.1492</text:p>
          </table:table-cell>
          <table:table-cell table:style-name="ce12" table:formula="of:=[.C65]/(1+[.Y65])" office:value-type="currency" office:currency="R$ " office:value="18.7000470145745" calcext:value-type="currency">
            <text:p>R$ 18.70</text:p>
          </table:table-cell>
          <table:table-cell table:style-name="ce12" table:formula="of:=([.C65] - [.Z65]) *[.N65]" office:value-type="currency" office:currency="R$ " office:value="-255329219.036206" calcext:value-type="currency">
            <text:p>-R$ 255,329,219.04</text:p>
          </table:table-cell>
          <table:table-cell table:style-name="ce12" table:formula="of:=IF([.AA65] &gt;0 ;&quot;Subiu&quot; ; IF([.AA65]&lt; 0 ;&quot;Desceu&quot; ; &quot;Estavel&quot;))" office:value-type="string" office:string-value="Desceu" calcext:value-type="string">
            <text:p>Desceu</text:p>
          </table:table-cell>
          <table:table-cell table:style-name="ce9" table:formula="of:=[.H65]/100" office:value-type="float" office:value="0.0893" calcext:value-type="float">
            <text:p>0.0893</text:p>
          </table:table-cell>
          <table:table-cell table:style-name="ce12" table:formula="of:=[.C65]/(1+[.AC65])" office:value-type="currency" office:currency="R$ " office:value="14.605710089048" calcext:value-type="currency">
            <text:p>R$ 14.61</text:p>
          </table:table-cell>
          <table:table-cell table:style-name="ce12" table:formula="of:=([.C65]-[.AD65])*[.N65]" office:value-type="currency" office:currency="R$ " office:value="119361187.327863" calcext:value-type="currency">
            <text:p>R$ 119,361,187.33</text:p>
          </table:table-cell>
          <table:table-cell table:style-name="ce12" table:formula="of:=IF([.AE65] &gt;0 ;&quot;Subiu&quot; ; IF([.AE65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LRY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6.49" calcext:value-type="float">
            <text:p>16.49</text:p>
          </table:table-cell>
          <table:table-cell table:style-name="ce8" office:value-type="float" office:value="-1.07" calcext:value-type="float">
            <text:p>-1.07</text:p>
          </table:table-cell>
          <table:table-cell table:style-name="ce8" office:value-type="float" office:value="1.04" calcext:value-type="float">
            <text:p>1.04</text:p>
          </table:table-cell>
          <table:table-cell table:number-columns-repeated="2" table:style-name="ce8" office:value-type="float" office:value="-8.59" calcext:value-type="float">
            <text:p>-8.59</text:p>
          </table:table-cell>
          <table:table-cell table:style-name="ce8" office:value-type="float" office:value="17.16" calcext:value-type="float">
            <text:p>17.16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6.71" calcext:value-type="float">
            <text:p>16.71</text:p>
          </table:table-cell>
          <table:table-cell table:style-name="ce2" office:value-type="string" calcext:value-type="string">
            <text:p>37,01 M</text:p>
          </table:table-cell>
          <table:table-cell table:style-name="ce8" table:formula="of:=[.D66]/100" office:value-type="float" office:value="-0.0107" calcext:value-type="float">
            <text:p>-0.0107</text:p>
          </table:table-cell>
          <table:table-cell table:style-name="ce11" table:formula="of:=[.C66]/(1+[.L66])" office:value-type="currency" office:currency="R$ " office:value="16.6683513595472" calcext:value-type="currency">
            <text:p>R$ 16.67</text:p>
          </table:table-cell>
          <table:table-cell table:style-name="ce15" table:formula="of:=VLOOKUP([.A66];[$Total_de_acoes.A$1:.B$1048576];2;0)" office:value-type="float" office:value="240822651" calcext:value-type="float">
            <text:p>240,822,651</text:p>
          </table:table-cell>
          <table:table-cell table:style-name="ce11" table:formula="of:=([.C66] - [.M66]) *[.N66]" office:value-type="currency" office:currency="R$ " office:value="-42951047.2155998" calcext:value-type="currency">
            <text:p>-R$ 42,951,047.22</text:p>
          </table:table-cell>
          <table:table-cell table:style-name="ce8" table:formula="of:=IF([.O66] &gt;0 ;&quot;Subiu&quot; ; IF([.O66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66];[$Ticker.A$1:.B$1048576];2;0)" office:value-type="string" office:string-value="Fleury" calcext:value-type="string">
            <text:p>Fleury</text:p>
          </table:table-cell>
          <table:table-cell table:style-name="ce8" table:formula="of:=VLOOKUP([.Q66];[$Nova.A$1:.C$1048576];2;0)" office:value-type="string" office:string-value="Saúde" calcext:value-type="string">
            <text:p>Saúde</text:p>
          </table:table-cell>
          <table:table-cell table:style-name="ce8" table:formula="of:=VLOOKUP([.Q66];[$Nova.A$1:.C$1048576];3;0)" office:value-type="float" office:value="95" calcext:value-type="float">
            <text:p>95</text:p>
          </table:table-cell>
          <table:table-cell table:style-name="ce15" table:formula="of:=IF([.S66]&gt;100 ;&quot;Acima de 100 anos&quot;;IF([.S66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66]/100" office:value-type="float" office:value="0.0104" calcext:value-type="float">
            <text:p>0.0104</text:p>
          </table:table-cell>
          <table:table-cell table:style-name="ce11" table:formula="of:=[.C66]/(1+[.U66])" office:value-type="currency" office:currency="R$ " office:value="16.3202692003167" calcext:value-type="currency">
            <text:p>R$ 16.32</text:p>
          </table:table-cell>
          <table:table-cell table:style-name="ce11" table:formula="of:=([.C66] - [.V66]) *[.N66]" office:value-type="currency" office:currency="R$ " office:value="40875021.1360807" calcext:value-type="currency">
            <text:p>R$ 40,875,021.14</text:p>
          </table:table-cell>
          <table:table-cell table:style-name="ce11" table:formula="of:=IF([.W66] &gt;0 ;&quot;Subiu&quot; ; IF([.W66]&lt; 0 ;&quot;Desceu&quot; ; &quot;Estavel&quot;))" office:value-type="string" office:string-value="Subiu" calcext:value-type="string">
            <text:p>Subiu</text:p>
          </table:table-cell>
          <table:table-cell table:style-name="ce8" table:formula="of:=[.F66]/100" office:value-type="float" office:value="-0.0859" calcext:value-type="float">
            <text:p>-0.0859</text:p>
          </table:table-cell>
          <table:table-cell table:style-name="ce11" table:formula="of:=[.C66]/(1+[.Y66])" office:value-type="currency" office:currency="R$ " office:value="18.0396017941144" calcext:value-type="currency">
            <text:p>R$ 18.04</text:p>
          </table:table-cell>
          <table:table-cell table:style-name="ce11" table:formula="of:=([.C66] - [.Z66]) *[.N66]" office:value-type="currency" office:currency="R$ " office:value="-373179212.052993" calcext:value-type="currency">
            <text:p>-R$ 373,179,212.05</text:p>
          </table:table-cell>
          <table:table-cell table:style-name="ce11" table:formula="of:=IF([.AA66] &gt;0 ;&quot;Subiu&quot; ; IF([.AA66]&lt; 0 ;&quot;Desceu&quot; ; &quot;Estavel&quot;))" office:value-type="string" office:string-value="Desceu" calcext:value-type="string">
            <text:p>Desceu</text:p>
          </table:table-cell>
          <table:table-cell table:style-name="ce8" table:formula="of:=[.H66]/100" office:value-type="float" office:value="0.1716" calcext:value-type="float">
            <text:p>0.1716</text:p>
          </table:table-cell>
          <table:table-cell table:style-name="ce11" table:formula="of:=[.C66]/(1+[.AC66])" office:value-type="currency" office:currency="R$ " office:value="14.0747695459201" calcext:value-type="currency">
            <text:p>R$ 14.07</text:p>
          </table:table-cell>
          <table:table-cell table:style-name="ce11" table:formula="of:=([.C66]-[.AD66])*[.N66]" office:value-type="currency" office:currency="R$ " office:value="581642200.727453" calcext:value-type="currency">
            <text:p>R$ 581,642,200.73</text:p>
          </table:table-cell>
          <table:table-cell table:style-name="ce11" table:formula="of:=IF([.AE66] &gt;0 ;&quot;Subiu&quot; ; IF([.AE66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OM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6.95" calcext:value-type="float">
            <text:p>6.95</text:p>
          </table:table-cell>
          <table:table-cell table:style-name="ce9" office:value-type="float" office:value="-1.27" calcext:value-type="float">
            <text:p>-1.27</text:p>
          </table:table-cell>
          <table:table-cell table:style-name="ce9" office:value-type="float" office:value="-0.43" calcext:value-type="float">
            <text:p>-0.43</text:p>
          </table:table-cell>
          <table:table-cell table:number-columns-repeated="2" table:style-name="ce9" office:value-type="float" office:value="-6.71" calcext:value-type="float">
            <text:p>-6.71</text:p>
          </table:table-cell>
          <table:table-cell table:style-name="ce9" office:value-type="float" office:value="-30.01" calcext:value-type="float">
            <text:p>-30.01</text:p>
          </table:table-cell>
          <table:table-cell table:style-name="ce9" office:value-type="float" office:value="6.87" calcext:value-type="float">
            <text:p>6.87</text:p>
          </table:table-cell>
          <table:table-cell table:style-name="ce9" office:value-type="float" office:value="7.14" calcext:value-type="float">
            <text:p>7.14</text:p>
          </table:table-cell>
          <table:table-cell table:style-name="ce3" office:value-type="string" calcext:value-type="string">
            <text:p>60,82 M</text:p>
          </table:table-cell>
          <table:table-cell table:style-name="ce9" table:formula="of:=[.D67]/100" office:value-type="float" office:value="-0.0127" calcext:value-type="float">
            <text:p>-0.0127</text:p>
          </table:table-cell>
          <table:table-cell table:style-name="ce12" table:formula="of:=[.C67]/(1+[.L67])" office:value-type="currency" office:currency="R$ " office:value="7.03940038488808" calcext:value-type="currency">
            <text:p>R$ 7.04</text:p>
          </table:table-cell>
          <table:table-cell table:style-name="ce16" table:formula="of:=VLOOKUP([.A67];[$Total_de_acoes.A$1:.B$1048576];2;0)" office:value-type="float" office:value="496029967" calcext:value-type="float">
            <text:p>496,029,967</text:p>
          </table:table-cell>
          <table:table-cell table:style-name="ce12" table:formula="of:=([.C67] - [.M67]) *[.N67]" office:value-type="currency" office:currency="R$ " office:value="-44345269.9658212" calcext:value-type="currency">
            <text:p>-R$ 44,345,269.97</text:p>
          </table:table-cell>
          <table:table-cell table:style-name="ce9" table:formula="of:=IF([.O67] &gt;0 ;&quot;Subiu&quot; ; IF([.O67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67];[$Ticker.A$1:.B$1048576];2;0)" office:value-type="string" office:string-value="Grupo Soma" calcext:value-type="string">
            <text:p>Grupo Soma</text:p>
          </table:table-cell>
          <table:table-cell table:style-name="ce9" table:formula="of:=VLOOKUP([.Q67];[$Nova.A$1:.C$1048576];2;0)" office:value-type="string" office:string-value="Moda" calcext:value-type="string">
            <text:p>Moda</text:p>
          </table:table-cell>
          <table:table-cell table:style-name="ce9" table:formula="of:=VLOOKUP([.Q67];[$Nova.A$1:.C$1048576];3;0)" office:value-type="float" office:value="17" calcext:value-type="float">
            <text:p>17</text:p>
          </table:table-cell>
          <table:table-cell table:style-name="ce16" table:formula="of:=IF([.S67]&gt;100 ;&quot;Acima de 100 anos&quot;;IF([.S67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9" table:formula="of:=[.E67]/100" office:value-type="float" office:value="-0.0043" calcext:value-type="float">
            <text:p>-0.0043</text:p>
          </table:table-cell>
          <table:table-cell table:style-name="ce12" table:formula="of:=[.C67]/(1+[.U67])" office:value-type="currency" office:currency="R$ " office:value="6.98001406045998" calcext:value-type="currency">
            <text:p>R$ 6.98</text:p>
          </table:table-cell>
          <table:table-cell table:style-name="ce12" table:formula="of:=([.C67] - [.V67]) *[.N67]" office:value-type="currency" office:currency="R$ " office:value="-14887873.4194988" calcext:value-type="currency">
            <text:p>-R$ 14,887,873.42</text:p>
          </table:table-cell>
          <table:table-cell table:style-name="ce12" table:formula="of:=IF([.W67] &gt;0 ;&quot;Subiu&quot; ; IF([.W67]&lt; 0 ;&quot;Desceu&quot; ; &quot;Estavel&quot;))" office:value-type="string" office:string-value="Desceu" calcext:value-type="string">
            <text:p>Desceu</text:p>
          </table:table-cell>
          <table:table-cell table:style-name="ce9" table:formula="of:=[.F67]/100" office:value-type="float" office:value="-0.0671" calcext:value-type="float">
            <text:p>-0.0671</text:p>
          </table:table-cell>
          <table:table-cell table:style-name="ce12" table:formula="of:=[.C67]/(1+[.Y67])" office:value-type="currency" office:currency="R$ " office:value="7.44988744774359" calcext:value-type="currency">
            <text:p>R$ 7.45</text:p>
          </table:table-cell>
          <table:table-cell table:style-name="ce12" table:formula="of:=([.C67] - [.Z67]) *[.N67]" office:value-type="currency" office:currency="R$ " office:value="-247959154.207969" calcext:value-type="currency">
            <text:p>-R$ 247,959,154.21</text:p>
          </table:table-cell>
          <table:table-cell table:style-name="ce12" table:formula="of:=IF([.AA67] &gt;0 ;&quot;Subiu&quot; ; IF([.AA67]&lt; 0 ;&quot;Desceu&quot; ; &quot;Estavel&quot;))" office:value-type="string" office:string-value="Desceu" calcext:value-type="string">
            <text:p>Desceu</text:p>
          </table:table-cell>
          <table:table-cell table:style-name="ce9" table:formula="of:=[.H67]/100" office:value-type="float" office:value="-0.3001" calcext:value-type="float">
            <text:p>-0.3001</text:p>
          </table:table-cell>
          <table:table-cell table:style-name="ce12" table:formula="of:=[.C67]/(1+[.AC67])" office:value-type="currency" office:currency="R$ " office:value="9.92998999857123" calcext:value-type="currency">
            <text:p>R$ 9.93</text:p>
          </table:table-cell>
          <table:table-cell table:style-name="ce12" table:formula="of:=([.C67]-[.AD67])*[.N67]" office:value-type="currency" office:currency="R$ " office:value="-1478164340.65161" calcext:value-type="currency">
            <text:p>-R$ 1,478,164,340.65</text:p>
          </table:table-cell>
          <table:table-cell table:style-name="ce12" table:formula="of:=IF([.AE67] &gt;0 ;&quot;Subiu&quot; ; IF([.AE67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LPA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office:value-type="float" office:value="-1.36" calcext:value-type="float">
            <text:p>-1.36</text:p>
          </table:table-cell>
          <table:table-cell table:style-name="ce8" office:value-type="float" office:value="4.08" calcext:value-type="float">
            <text:p>4.08</text:p>
          </table:table-cell>
          <table:table-cell table:number-columns-repeated="2" table:style-name="ce8" office:value-type="float" office:value="-14.33" calcext:value-type="float">
            <text:p>-14.33</text:p>
          </table:table-cell>
          <table:table-cell table:style-name="ce8" office:value-type="float" office:value="-34.52" calcext:value-type="float">
            <text:p>-34.52</text:p>
          </table:table-cell>
          <table:table-cell table:style-name="ce8" office:value-type="float" office:value="8.62" calcext:value-type="float">
            <text:p>8.62</text:p>
          </table:table-cell>
          <table:table-cell table:style-name="ce8" office:value-type="float" office:value="8.8" calcext:value-type="float">
            <text:p>8.8</text:p>
          </table:table-cell>
          <table:table-cell table:style-name="ce2" office:value-type="string" calcext:value-type="string">
            <text:p>14 M</text:p>
          </table:table-cell>
          <table:table-cell table:style-name="ce8" table:formula="of:=[.D68]/100" office:value-type="float" office:value="-0.0136" calcext:value-type="float">
            <text:p>-0.0136</text:p>
          </table:table-cell>
          <table:table-cell table:style-name="ce11" table:formula="of:=[.C68]/(1+[.L68])" office:value-type="currency" office:currency="R$ " office:value="8.78953771289538" calcext:value-type="currency">
            <text:p>R$ 8.79</text:p>
          </table:table-cell>
          <table:table-cell table:style-name="ce15" table:formula="of:=VLOOKUP([.A68];[$Total_de_acoes.A$1:.B$1048576];2;0)" office:value-type="float" office:value="176733968" calcext:value-type="float">
            <text:p>176,733,968</text:p>
          </table:table-cell>
          <table:table-cell table:style-name="ce11" table:formula="of:=([.C68] - [.M68]) *[.N68]" office:value-type="currency" office:currency="R$ " office:value="-21126374.3256445" calcext:value-type="currency">
            <text:p>-R$ 21,126,374.33</text:p>
          </table:table-cell>
          <table:table-cell table:style-name="ce8" table:formula="of:=IF([.O68] &gt;0 ;&quot;Subiu&quot; ; IF([.O68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68];[$Ticker.A$1:.B$1048576];2;0)" office:value-type="string" office:string-value="Alpargatas" calcext:value-type="string">
            <text:p>Alpargatas</text:p>
          </table:table-cell>
          <table:table-cell table:style-name="ce8" table:formula="of:=VLOOKUP([.Q68];[$Nova.A$1:.C$1048576];2;0)" office:value-type="string" office:string-value="Moda" calcext:value-type="string">
            <text:p>Moda</text:p>
          </table:table-cell>
          <table:table-cell table:style-name="ce8" table:formula="of:=VLOOKUP([.Q68];[$Nova.A$1:.C$1048576];3;0)" office:value-type="float" office:value="113" calcext:value-type="float">
            <text:p>113</text:p>
          </table:table-cell>
          <table:table-cell table:style-name="ce15" table:formula="of:=IF([.S68]&gt;100 ;&quot;Acima de 100 anos&quot;;IF([.S68]&gt;= 50 ;&quot;Entre 50 e 100 anos&quot; ; &quot;Abaixo de 50 anos&quot;))" office:value-type="string" office:string-value="Acima de 100 anos" calcext:value-type="string">
            <text:p>Acima de 100 anos</text:p>
          </table:table-cell>
          <table:table-cell table:style-name="ce8" table:formula="of:=[.E68]/100" office:value-type="float" office:value="0.0408" calcext:value-type="float">
            <text:p>0.0408</text:p>
          </table:table-cell>
          <table:table-cell table:style-name="ce11" table:formula="of:=[.C68]/(1+[.U68])" office:value-type="currency" office:currency="R$ " office:value="8.33013066871637" calcext:value-type="currency">
            <text:p>R$ 8.33</text:p>
          </table:table-cell>
          <table:table-cell table:style-name="ce11" table:formula="of:=([.C68] - [.V68]) *[.N68]" office:value-type="currency" office:currency="R$ " office:value="60066455.5192622" calcext:value-type="currency">
            <text:p>R$ 60,066,455.52</text:p>
          </table:table-cell>
          <table:table-cell table:style-name="ce11" table:formula="of:=IF([.W68] &gt;0 ;&quot;Subiu&quot; ; IF([.W68]&lt; 0 ;&quot;Desceu&quot; ; &quot;Estavel&quot;))" office:value-type="string" office:string-value="Subiu" calcext:value-type="string">
            <text:p>Subiu</text:p>
          </table:table-cell>
          <table:table-cell table:style-name="ce8" table:formula="of:=[.F68]/100" office:value-type="float" office:value="-0.1433" calcext:value-type="float">
            <text:p>-0.1433</text:p>
          </table:table-cell>
          <table:table-cell table:style-name="ce11" table:formula="of:=[.C68]/(1+[.Y68])" office:value-type="currency" office:currency="R$ " office:value="10.1202287848722" calcext:value-type="currency">
            <text:p>R$ 10.12</text:p>
          </table:table-cell>
          <table:table-cell table:style-name="ce11" table:formula="of:=([.C68] - [.Z68]) *[.N68]" office:value-type="currency" office:currency="R$ " office:value="-256304687.658279" calcext:value-type="currency">
            <text:p>-R$ 256,304,687.66</text:p>
          </table:table-cell>
          <table:table-cell table:style-name="ce11" table:formula="of:=IF([.AA68] &gt;0 ;&quot;Subiu&quot; ; IF([.AA68]&lt; 0 ;&quot;Desceu&quot; ; &quot;Estavel&quot;))" office:value-type="string" office:string-value="Desceu" calcext:value-type="string">
            <text:p>Desceu</text:p>
          </table:table-cell>
          <table:table-cell table:style-name="ce8" table:formula="of:=[.H68]/100" office:value-type="float" office:value="-0.3452" calcext:value-type="float">
            <text:p>-0.3452</text:p>
          </table:table-cell>
          <table:table-cell table:style-name="ce11" table:formula="of:=[.C68]/(1+[.AC68])" office:value-type="currency" office:currency="R$ " office:value="13.2406841783751" calcext:value-type="currency">
            <text:p>R$ 13.24</text:p>
          </table:table-cell>
          <table:table-cell table:style-name="ce11" table:formula="of:=([.C68]-[.AD68])*[.N68]" office:value-type="currency" office:currency="R$ " office:value="-807795151.319047" calcext:value-type="currency">
            <text:p>-R$ 807,795,151.32</text:p>
          </table:table-cell>
          <table:table-cell table:style-name="ce11" table:formula="of:=IF([.AE68] &gt;0 ;&quot;Subiu&quot; ; IF([.AE68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YR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2.84" calcext:value-type="float">
            <text:p>22.84</text:p>
          </table:table-cell>
          <table:table-cell table:style-name="ce9" office:value-type="float" office:value="-1.38" calcext:value-type="float">
            <text:p>-1.38</text:p>
          </table:table-cell>
          <table:table-cell table:style-name="ce9" office:value-type="float" office:value="2.38" calcext:value-type="float">
            <text:p>2.38</text:p>
          </table:table-cell>
          <table:table-cell table:number-columns-repeated="2" table:style-name="ce9" office:value-type="float" office:value="-5.15" calcext:value-type="float">
            <text:p>-5.15</text:p>
          </table:table-cell>
          <table:table-cell table:style-name="ce9" office:value-type="float" office:value="60.09" calcext:value-type="float">
            <text:p>60.09</text:p>
          </table:table-cell>
          <table:table-cell table:style-name="ce9" office:value-type="float" office:value="22.62" calcext:value-type="float">
            <text:p>22.62</text:p>
          </table:table-cell>
          <table:table-cell table:style-name="ce9" office:value-type="float" office:value="23.34" calcext:value-type="float">
            <text:p>23.34</text:p>
          </table:table-cell>
          <table:table-cell table:style-name="ce3" office:value-type="string" calcext:value-type="string">
            <text:p>104,26 M</text:p>
          </table:table-cell>
          <table:table-cell table:style-name="ce9" table:formula="of:=[.D69]/100" office:value-type="float" office:value="-0.0138" calcext:value-type="float">
            <text:p>-0.0138</text:p>
          </table:table-cell>
          <table:table-cell table:style-name="ce12" table:formula="of:=[.C69]/(1+[.L69])" office:value-type="currency" office:currency="R$ " office:value="23.1596025147029" calcext:value-type="currency">
            <text:p>R$ 23.16</text:p>
          </table:table-cell>
          <table:table-cell table:style-name="ce16" table:formula="of:=VLOOKUP([.A69];[$Total_de_acoes.A$1:.B$1048576];2;0)" office:value-type="float" office:value="265784616" calcext:value-type="float">
            <text:p>265,784,616</text:p>
          </table:table-cell>
          <table:table-cell table:style-name="ce12" table:formula="of:=([.C69] - [.M69]) *[.N69]" office:value-type="currency" office:currency="R$ " office:value="-84945431.6429448" calcext:value-type="currency">
            <text:p>-R$ 84,945,431.64</text:p>
          </table:table-cell>
          <table:table-cell table:style-name="ce9" table:formula="of:=IF([.O69] &gt;0 ;&quot;Subiu&quot; ; IF([.O69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69];[$Ticker.A$1:.B$1048576];2;0)" office:value-type="string" office:string-value="Cyrela" calcext:value-type="string">
            <text:p>Cyrela</text:p>
          </table:table-cell>
          <table:table-cell table:style-name="ce9" table:formula="of:=VLOOKUP([.Q69];[$Nova.A$1:.C$1048576];2;0)" office:value-type="string" office:string-value="Construção" calcext:value-type="string">
            <text:p>Construção</text:p>
          </table:table-cell>
          <table:table-cell table:style-name="ce9" table:formula="of:=VLOOKUP([.Q69];[$Nova.A$1:.C$1048576];3;0)" office:value-type="float" office:value="58" calcext:value-type="float">
            <text:p>58</text:p>
          </table:table-cell>
          <table:table-cell table:style-name="ce16" table:formula="of:=IF([.S69]&gt;100 ;&quot;Acima de 100 anos&quot;;IF([.S69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69]/100" office:value-type="float" office:value="0.0238" calcext:value-type="float">
            <text:p>0.0238</text:p>
          </table:table-cell>
          <table:table-cell table:style-name="ce12" table:formula="of:=[.C69]/(1+[.U69])" office:value-type="currency" office:currency="R$ " office:value="22.3090447352999" calcext:value-type="currency">
            <text:p>R$ 22.31</text:p>
          </table:table-cell>
          <table:table-cell table:style-name="ce12" table:formula="of:=([.C69] - [.V69]) *[.N69]" office:value-type="currency" office:currency="R$ " office:value="141119741.141504" calcext:value-type="currency">
            <text:p>R$ 141,119,741.14</text:p>
          </table:table-cell>
          <table:table-cell table:style-name="ce12" table:formula="of:=IF([.W69] &gt;0 ;&quot;Subiu&quot; ; IF([.W69]&lt; 0 ;&quot;Desceu&quot; ; &quot;Estavel&quot;))" office:value-type="string" office:string-value="Subiu" calcext:value-type="string">
            <text:p>Subiu</text:p>
          </table:table-cell>
          <table:table-cell table:style-name="ce9" table:formula="of:=[.F69]/100" office:value-type="float" office:value="-0.0515" calcext:value-type="float">
            <text:p>-0.0515</text:p>
          </table:table-cell>
          <table:table-cell table:style-name="ce12" table:formula="of:=[.C69]/(1+[.Y69])" office:value-type="currency" office:currency="R$ " office:value="24.0801265155509" calcext:value-type="currency">
            <text:p>R$ 24.08</text:p>
          </table:table-cell>
          <table:table-cell table:style-name="ce12" table:formula="of:=([.C69] - [.Z69]) *[.N69]" office:value-type="currency" office:currency="R$ " office:value="-329606549.727106" calcext:value-type="currency">
            <text:p>-R$ 329,606,549.73</text:p>
          </table:table-cell>
          <table:table-cell table:style-name="ce12" table:formula="of:=IF([.AA69] &gt;0 ;&quot;Subiu&quot; ; IF([.AA69]&lt; 0 ;&quot;Desceu&quot; ; &quot;Estavel&quot;))" office:value-type="string" office:string-value="Desceu" calcext:value-type="string">
            <text:p>Desceu</text:p>
          </table:table-cell>
          <table:table-cell table:style-name="ce9" table:formula="of:=[.H69]/100" office:value-type="float" office:value="0.6009" calcext:value-type="float">
            <text:p>0.6009</text:p>
          </table:table-cell>
          <table:table-cell table:style-name="ce12" table:formula="of:=[.C69]/(1+[.AC69])" office:value-type="currency" office:currency="R$ " office:value="14.26697482666" calcext:value-type="currency">
            <text:p>R$ 14.27</text:p>
          </table:table-cell>
          <table:table-cell table:style-name="ce12" table:formula="of:=([.C69]-[.AD69])*[.N69]" office:value-type="currency" office:currency="R$ " office:value="2278578203.6545" calcext:value-type="currency">
            <text:p>R$ 2,278,578,203.65</text:p>
          </table:table-cell>
          <table:table-cell table:style-name="ce12" table:formula="of:=IF([.AE69] &gt;0 ;&quot;Subiu&quot; ; IF([.AE69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2.4" calcext:value-type="float">
            <text:p>22.4</text:p>
          </table:table-cell>
          <table:table-cell table:style-name="ce8" office:value-type="float" office:value="-1.4" calcext:value-type="float">
            <text:p>-1.4</text:p>
          </table:table-cell>
          <table:table-cell table:style-name="ce8" office:value-type="float" office:value="5.02" calcext:value-type="float">
            <text:p>5.02</text:p>
          </table:table-cell>
          <table:table-cell table:number-columns-repeated="2" table:style-name="ce8" office:value-type="float" office:value="0.04" calcext:value-type="float">
            <text:p>0.04</text:p>
          </table:table-cell>
          <table:table-cell table:style-name="ce8" office:value-type="float" office:value="34.29" calcext:value-type="float">
            <text:p>34.29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office:value-type="float" office:value="22.92" calcext:value-type="float">
            <text:p>22.92</text:p>
          </table:table-cell>
          <table:table-cell table:style-name="ce2" office:value-type="string" calcext:value-type="string">
            <text:p>60,86 M</text:p>
          </table:table-cell>
          <table:table-cell table:style-name="ce8" table:formula="of:=[.D70]/100" office:value-type="float" office:value="-0.014" calcext:value-type="float">
            <text:p>-0.014</text:p>
          </table:table-cell>
          <table:table-cell table:style-name="ce11" table:formula="of:=[.C70]/(1+[.L70])" office:value-type="currency" office:currency="R$ " office:value="22.7180527383367" calcext:value-type="currency">
            <text:p>R$ 22.72</text:p>
          </table:table-cell>
          <table:table-cell table:style-name="ce15" table:formula="of:=VLOOKUP([.A70];[$Total_de_acoes.A$1:.B$1048576];2;0)" office:value-type="float" office:value="734632705" calcext:value-type="float">
            <text:p>734,632,705</text:p>
          </table:table-cell>
          <table:table-cell table:style-name="ce11" table:formula="of:=([.C70] - [.M70]) *[.N70]" office:value-type="currency" office:currency="R$ " office:value="-233651943.496958" calcext:value-type="currency">
            <text:p>-R$ 233,651,943.50</text:p>
          </table:table-cell>
          <table:table-cell table:style-name="ce8" table:formula="of:=IF([.O70] &gt;0 ;&quot;Subiu&quot; ; IF([.O70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70];[$Ticker.A$1:.B$1048576];2;0)" office:value-type="string" office:string-value="Embraer" calcext:value-type="string">
            <text:p>Embraer</text:p>
          </table:table-cell>
          <table:table-cell table:style-name="ce8" table:formula="of:=VLOOKUP([.Q70];[$Nova.A$1:.C$1048576];2;0)" office:value-type="string" office:string-value="Aeronáutica" calcext:value-type="string">
            <text:p>Aeronáutica</text:p>
          </table:table-cell>
          <table:table-cell table:style-name="ce8" table:formula="of:=VLOOKUP([.Q70];[$Nova.A$1:.C$1048576];3;0)" office:value-type="float" office:value="53" calcext:value-type="float">
            <text:p>53</text:p>
          </table:table-cell>
          <table:table-cell table:style-name="ce15" table:formula="of:=IF([.S70]&gt;100 ;&quot;Acima de 100 anos&quot;;IF([.S70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70]/100" office:value-type="float" office:value="0.0502" calcext:value-type="float">
            <text:p>0.0502</text:p>
          </table:table-cell>
          <table:table-cell table:style-name="ce11" table:formula="of:=[.C70]/(1+[.U70])" office:value-type="currency" office:currency="R$ " office:value="21.3292706151209" calcext:value-type="currency">
            <text:p>R$ 21.33</text:p>
          </table:table-cell>
          <table:table-cell table:style-name="ce11" table:formula="of:=([.C70] - [.V70]) *[.N70]" office:value-type="currency" office:currency="R$ " office:value="786592824.336699" calcext:value-type="currency">
            <text:p>R$ 786,592,824.34</text:p>
          </table:table-cell>
          <table:table-cell table:style-name="ce11" table:formula="of:=IF([.W70] &gt;0 ;&quot;Subiu&quot; ; IF([.W70]&lt; 0 ;&quot;Desceu&quot; ; &quot;Estavel&quot;))" office:value-type="string" office:string-value="Subiu" calcext:value-type="string">
            <text:p>Subiu</text:p>
          </table:table-cell>
          <table:table-cell table:style-name="ce8" table:formula="of:=[.F70]/100" office:value-type="float" office:value="0.0004" calcext:value-type="float">
            <text:p>0.0004</text:p>
          </table:table-cell>
          <table:table-cell table:style-name="ce11" table:formula="of:=[.C70]/(1+[.Y70])" office:value-type="currency" office:currency="R$ " office:value="22.391043582567" calcext:value-type="currency">
            <text:p>R$ 22.39</text:p>
          </table:table-cell>
          <table:table-cell table:style-name="ce11" table:formula="of:=([.C70] - [.Z70]) *[.N70]" office:value-type="currency" office:currency="R$ " office:value="6579677.16593329" calcext:value-type="currency">
            <text:p>R$ 6,579,677.17</text:p>
          </table:table-cell>
          <table:table-cell table:style-name="ce11" table:formula="of:=IF([.AA70] &gt;0 ;&quot;Subiu&quot; ; IF([.AA70]&lt; 0 ;&quot;Desceu&quot; ; &quot;Estavel&quot;))" office:value-type="string" office:string-value="Subiu" calcext:value-type="string">
            <text:p>Subiu</text:p>
          </table:table-cell>
          <table:table-cell table:style-name="ce8" table:formula="of:=[.H70]/100" office:value-type="float" office:value="0.3429" calcext:value-type="float">
            <text:p>0.3429</text:p>
          </table:table-cell>
          <table:table-cell table:style-name="ce11" table:formula="of:=[.C70]/(1+[.AC70])" office:value-type="currency" office:currency="R$ " office:value="16.6803187132326" calcext:value-type="currency">
            <text:p>R$ 16.68</text:p>
          </table:table-cell>
          <table:table-cell table:style-name="ce11" table:formula="of:=([.C70]-[.AD70])*[.N70]" office:value-type="currency" office:currency="R$ " office:value="4201864935.43585" calcext:value-type="currency">
            <text:p>R$ 4,201,864,935.44</text:p>
          </table:table-cell>
          <table:table-cell table:style-name="ce11" table:formula="of:=IF([.AE70] &gt;0 ;&quot;Subiu&quot; ; IF([.AE70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NTC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5.97" calcext:value-type="float">
            <text:p>15.97</text:p>
          </table:table-cell>
          <table:table-cell table:style-name="ce9" office:value-type="float" office:value="-1.41" calcext:value-type="float">
            <text:p>-1.41</text:p>
          </table:table-cell>
          <table:table-cell table:style-name="ce9" office:value-type="float" office:value="-7.37" calcext:value-type="float">
            <text:p>-7.37</text:p>
          </table:table-cell>
          <table:table-cell table:number-columns-repeated="2" table:style-name="ce9" office:value-type="float" office:value="-5.45" calcext:value-type="float">
            <text:p>-5.45</text:p>
          </table:table-cell>
          <table:table-cell table:style-name="ce9" office:value-type="float" office:value="23.51" calcext:value-type="float">
            <text:p>23.51</text:p>
          </table:table-cell>
          <table:table-cell table:style-name="ce9" office:value-type="float" office:value="15.84" calcext:value-type="float">
            <text:p>15.84</text:p>
          </table:table-cell>
          <table:table-cell table:style-name="ce9" office:value-type="float" office:value="16.43" calcext:value-type="float">
            <text:p>16.43</text:p>
          </table:table-cell>
          <table:table-cell table:style-name="ce3" office:value-type="string" calcext:value-type="string">
            <text:p>213,23 M</text:p>
          </table:table-cell>
          <table:table-cell table:style-name="ce9" table:formula="of:=[.D71]/100" office:value-type="float" office:value="-0.0141" calcext:value-type="float">
            <text:p>-0.0141</text:p>
          </table:table-cell>
          <table:table-cell table:style-name="ce12" table:formula="of:=[.C71]/(1+[.L71])" office:value-type="currency" office:currency="R$ " office:value="16.1983974033878" calcext:value-type="currency">
            <text:p>R$ 16.20</text:p>
          </table:table-cell>
          <table:table-cell table:style-name="ce16" table:formula="of:=VLOOKUP([.A71];[$Total_de_acoes.A$1:.B$1048576];2;0)" office:value-type="float" office:value="846244302" calcext:value-type="float">
            <text:p>846,244,302</text:p>
          </table:table-cell>
          <table:table-cell table:style-name="ce12" table:formula="of:=([.C71] - [.M71]) *[.N71]" office:value-type="currency" office:currency="R$ " office:value="-193280001.208495" calcext:value-type="currency">
            <text:p>-R$ 193,280,001.21</text:p>
          </table:table-cell>
          <table:table-cell table:style-name="ce9" table:formula="of:=IF([.O71] &gt;0 ;&quot;Subiu&quot; ; IF([.O71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71];[$Ticker.A$1:.B$1048576];2;0)" office:value-type="string" office:string-value="Natura" calcext:value-type="string">
            <text:p>Natura</text:p>
          </table:table-cell>
          <table:table-cell table:style-name="ce9" table:formula="of:=VLOOKUP([.Q71];[$Nova.A$1:.C$1048576];2;0)" office:value-type="string" office:string-value="Cosméticos" calcext:value-type="string">
            <text:p>Cosméticos</text:p>
          </table:table-cell>
          <table:table-cell table:style-name="ce9" table:formula="of:=VLOOKUP([.Q71];[$Nova.A$1:.C$1048576];3;0)" office:value-type="float" office:value="54" calcext:value-type="float">
            <text:p>54</text:p>
          </table:table-cell>
          <table:table-cell table:style-name="ce16" table:formula="of:=IF([.S71]&gt;100 ;&quot;Acima de 100 anos&quot;;IF([.S71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71]/100" office:value-type="float" office:value="-0.0737" calcext:value-type="float">
            <text:p>-0.0737</text:p>
          </table:table-cell>
          <table:table-cell table:style-name="ce12" table:formula="of:=[.C71]/(1+[.U71])" office:value-type="currency" office:currency="R$ " office:value="17.2406347835474" calcext:value-type="currency">
            <text:p>R$ 17.24</text:p>
          </table:table-cell>
          <table:table-cell table:style-name="ce12" table:formula="of:=([.C71] - [.V71]) *[.N71]" office:value-type="currency" office:currency="R$ " office:value="-1075267445.50003" calcext:value-type="currency">
            <text:p>-R$ 1,075,267,445.50</text:p>
          </table:table-cell>
          <table:table-cell table:style-name="ce12" table:formula="of:=IF([.W71] &gt;0 ;&quot;Subiu&quot; ; IF([.W71]&lt; 0 ;&quot;Desceu&quot; ; &quot;Estavel&quot;))" office:value-type="string" office:string-value="Desceu" calcext:value-type="string">
            <text:p>Desceu</text:p>
          </table:table-cell>
          <table:table-cell table:style-name="ce9" table:formula="of:=[.F71]/100" office:value-type="float" office:value="-0.0545" calcext:value-type="float">
            <text:p>-0.0545</text:p>
          </table:table-cell>
          <table:table-cell table:style-name="ce12" table:formula="of:=[.C71]/(1+[.Y71])" office:value-type="currency" office:currency="R$ " office:value="16.8905341089371" calcext:value-type="currency">
            <text:p>R$ 16.89</text:p>
          </table:table-cell>
          <table:table-cell table:style-name="ce12" table:formula="of:=([.C71] - [.Z71]) *[.N71]" office:value-type="currency" office:currency="R$ " office:value="-778996744.484643" calcext:value-type="currency">
            <text:p>-R$ 778,996,744.48</text:p>
          </table:table-cell>
          <table:table-cell table:style-name="ce12" table:formula="of:=IF([.AA71] &gt;0 ;&quot;Subiu&quot; ; IF([.AA71]&lt; 0 ;&quot;Desceu&quot; ; &quot;Estavel&quot;))" office:value-type="string" office:string-value="Desceu" calcext:value-type="string">
            <text:p>Desceu</text:p>
          </table:table-cell>
          <table:table-cell table:style-name="ce9" table:formula="of:=[.H71]/100" office:value-type="float" office:value="0.2351" calcext:value-type="float">
            <text:p>0.2351</text:p>
          </table:table-cell>
          <table:table-cell table:style-name="ce12" table:formula="of:=[.C71]/(1+[.AC71])" office:value-type="currency" office:currency="R$ " office:value="12.9301271152133" calcext:value-type="currency">
            <text:p>R$ 12.93</text:p>
          </table:table-cell>
          <table:table-cell table:style-name="ce12" table:formula="of:=([.C71]-[.AD71])*[.N71]" office:value-type="currency" office:currency="R$ " office:value="2572475107.55501" calcext:value-type="currency">
            <text:p>R$ 2,572,475,107.56</text:p>
          </table:table-cell>
          <table:table-cell table:style-name="ce12" table:formula="of:=IF([.AE71] &gt;0 ;&quot;Subiu&quot; ; IF([.AE71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SAI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3.8" calcext:value-type="float">
            <text:p>13.8</text:p>
          </table:table-cell>
          <table:table-cell table:style-name="ce8" office:value-type="float" office:value="-1.42" calcext:value-type="float">
            <text:p>-1.42</text:p>
          </table:table-cell>
          <table:table-cell table:style-name="ce8" office:value-type="float" office:value="-3.5" calcext:value-type="float">
            <text:p>-3.5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-34.02" calcext:value-type="float">
            <text:p>-34.02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79,67 M</text:p>
          </table:table-cell>
          <table:table-cell table:style-name="ce8" table:formula="of:=[.D72]/100" office:value-type="float" office:value="-0.0142" calcext:value-type="float">
            <text:p>-0.0142</text:p>
          </table:table-cell>
          <table:table-cell table:style-name="ce11" table:formula="of:=[.C72]/(1+[.L72])" office:value-type="currency" office:currency="R$ " office:value="13.9987827145466" calcext:value-type="currency">
            <text:p>R$ 14.00</text:p>
          </table:table-cell>
          <table:table-cell table:style-name="ce15" table:formula="of:=VLOOKUP([.A72];[$Total_de_acoes.A$1:.B$1048576];2;0)" office:value-type="float" office:value="1349217892" calcext:value-type="float">
            <text:p>1,349,217,892</text:p>
          </table:table-cell>
          <table:table-cell table:style-name="ce11" table:formula="of:=([.C72] - [.M72]) *[.N72]" office:value-type="currency" office:currency="R$ " office:value="-268201195.086548" calcext:value-type="currency">
            <text:p>-R$ 268,201,195.09</text:p>
          </table:table-cell>
          <table:table-cell table:style-name="ce8" table:formula="of:=IF([.O72] &gt;0 ;&quot;Subiu&quot; ; IF([.O72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72];[$Ticker.A$1:.B$1048576];2;0)" office:value-type="string" office:string-value="Assaí" calcext:value-type="string">
            <text:p>Assaí</text:p>
          </table:table-cell>
          <table:table-cell table:style-name="ce8" table:formula="of:=VLOOKUP([.Q72];[$Nova.A$1:.C$1048576];2;0)" office:value-type="string" office:string-value="Varejo" calcext:value-type="string">
            <text:p>Varejo</text:p>
          </table:table-cell>
          <table:table-cell table:style-name="ce8" table:formula="of:=VLOOKUP([.Q72];[$Nova.A$1:.C$1048576];3;0)" office:value-type="float" office:value="49" calcext:value-type="float">
            <text:p>49</text:p>
          </table:table-cell>
          <table:table-cell table:style-name="ce15" table:formula="of:=IF([.S72]&gt;100 ;&quot;Acima de 100 anos&quot;;IF([.S72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72]/100" office:value-type="float" office:value="-0.035" calcext:value-type="float">
            <text:p>-0.035</text:p>
          </table:table-cell>
          <table:table-cell table:style-name="ce11" table:formula="of:=[.C72]/(1+[.U72])" office:value-type="currency" office:currency="R$ " office:value="14.300518134715" calcext:value-type="currency">
            <text:p>R$ 14.30</text:p>
          </table:table-cell>
          <table:table-cell table:style-name="ce11" table:formula="of:=([.C72] - [.V72]) *[.N72]" office:value-type="currency" office:currency="R$ " office:value="-675308022.62798" calcext:value-type="currency">
            <text:p>-R$ 675,308,022.63</text:p>
          </table:table-cell>
          <table:table-cell table:style-name="ce11" table:formula="of:=IF([.W72] &gt;0 ;&quot;Subiu&quot; ; IF([.W72]&lt; 0 ;&quot;Desceu&quot; ; &quot;Estavel&quot;))" office:value-type="string" office:string-value="Desceu" calcext:value-type="string">
            <text:p>Desceu</text:p>
          </table:table-cell>
          <table:table-cell table:style-name="ce8" table:formula="of:=[.F72]/100" office:value-type="float" office:value="0.02" calcext:value-type="float">
            <text:p>0.02</text:p>
          </table:table-cell>
          <table:table-cell table:style-name="ce11" table:formula="of:=[.C72]/(1+[.Y72])" office:value-type="currency" office:currency="R$ " office:value="13.5294117647059" calcext:value-type="currency">
            <text:p>R$ 13.53</text:p>
          </table:table-cell>
          <table:table-cell table:style-name="ce11" table:formula="of:=([.C72] - [.Z72]) *[.N72]" office:value-type="currency" office:currency="R$ " office:value="365082488.42353" calcext:value-type="currency">
            <text:p>R$ 365,082,488.42</text:p>
          </table:table-cell>
          <table:table-cell table:style-name="ce11" table:formula="of:=IF([.AA72] &gt;0 ;&quot;Subiu&quot; ; IF([.AA72]&lt; 0 ;&quot;Desceu&quot; ; &quot;Estavel&quot;))" office:value-type="string" office:string-value="Subiu" calcext:value-type="string">
            <text:p>Subiu</text:p>
          </table:table-cell>
          <table:table-cell table:style-name="ce8" table:formula="of:=[.H72]/100" office:value-type="float" office:value="-0.3402" calcext:value-type="float">
            <text:p>-0.3402</text:p>
          </table:table-cell>
          <table:table-cell table:style-name="ce11" table:formula="of:=[.C72]/(1+[.AC72])" office:value-type="currency" office:currency="R$ " office:value="20.9154289178539" calcext:value-type="currency">
            <text:p>R$ 20.92</text:p>
          </table:table-cell>
          <table:table-cell table:style-name="ce11" table:formula="of:=([.C72]-[.AD72])*[.N72]" office:value-type="currency" office:currency="R$ " office:value="-9600264005.22268" calcext:value-type="currency">
            <text:p>-R$ 9,600,264,005.22</text:p>
          </table:table-cell>
          <table:table-cell table:style-name="ce11" table:formula="of:=IF([.AE72] &gt;0 ;&quot;Subiu&quot; ; IF([.AE72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22" calcext:value-type="float">
            <text:p>13.22</text:p>
          </table:table-cell>
          <table:table-cell table:style-name="ce9" office:value-type="float" office:value="-1.56" calcext:value-type="float">
            <text:p>-1.56</text:p>
          </table:table-cell>
          <table:table-cell table:style-name="ce9" office:value-type="float" office:value="-4.13" calcext:value-type="float">
            <text:p>-4.13</text:p>
          </table:table-cell>
          <table:table-cell table:number-columns-repeated="2" table:style-name="ce9" office:value-type="float" office:value="-8.58" calcext:value-type="float">
            <text:p>-8.58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13.18" calcext:value-type="float">
            <text:p>13.18</text:p>
          </table:table-cell>
          <table:table-cell table:style-name="ce9" office:value-type="float" office:value="13.42" calcext:value-type="float">
            <text:p>13.42</text:p>
          </table:table-cell>
          <table:table-cell table:style-name="ce3" office:value-type="string" calcext:value-type="string">
            <text:p>487,27 M</text:p>
          </table:table-cell>
          <table:table-cell table:style-name="ce9" table:formula="of:=[.D73]/100" office:value-type="float" office:value="-0.0156" calcext:value-type="float">
            <text:p>-0.0156</text:p>
          </table:table-cell>
          <table:table-cell table:style-name="ce12" table:formula="of:=[.C73]/(1+[.L73])" office:value-type="currency" office:currency="R$ " office:value="13.4295002031694" calcext:value-type="currency">
            <text:p>R$ 13.43</text:p>
          </table:table-cell>
          <table:table-cell table:style-name="ce16" table:formula="of:=VLOOKUP([.A73];[$Total_de_acoes.A$1:.B$1048576];2;0)" office:value-type="float" office:value="5602790110" calcext:value-type="float">
            <text:p>5,602,790,110</text:p>
          </table:table-cell>
          <table:table-cell table:style-name="ce12" table:formula="of:=([.C73] - [.M73]) *[.N73]" office:value-type="currency" office:currency="R$ " office:value="-1173785666.36074" calcext:value-type="currency">
            <text:p>-R$ 1,173,785,666.36</text:p>
          </table:table-cell>
          <table:table-cell table:style-name="ce9" table:formula="of:=IF([.O73] &gt;0 ;&quot;Subiu&quot; ; IF([.O73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73];[$Ticker.A$1:.B$1048576];2;0)" office:value-type="string" office:string-value="B3" calcext:value-type="string">
            <text:p>B3</text:p>
          </table:table-cell>
          <table:table-cell table:style-name="ce9" table:formula="of:=VLOOKUP([.Q73];[$Nova.A$1:.C$1048576];2;0)" office:value-type="string" office:string-value="Bolsa de Valores" calcext:value-type="string">
            <text:p>Bolsa de Valores</text:p>
          </table:table-cell>
          <table:table-cell table:style-name="ce9" table:formula="of:=VLOOKUP([.Q73];[$Nova.A$1:.C$1048576];3;0)" office:value-type="float" office:value="126" calcext:value-type="float">
            <text:p>126</text:p>
          </table:table-cell>
          <table:table-cell table:style-name="ce16" table:formula="of:=IF([.S73]&gt;100 ;&quot;Acima de 100 anos&quot;;IF([.S73]&gt;= 50 ;&quot;Entre 50 e 100 anos&quot; ; &quot;Abaixo de 50 anos&quot;))" office:value-type="string" office:string-value="Acima de 100 anos" calcext:value-type="string">
            <text:p>Acima de 100 anos</text:p>
          </table:table-cell>
          <table:table-cell table:style-name="ce9" table:formula="of:=[.E73]/100" office:value-type="float" office:value="-0.0413" calcext:value-type="float">
            <text:p>-0.0413</text:p>
          </table:table-cell>
          <table:table-cell table:style-name="ce12" table:formula="of:=[.C73]/(1+[.U73])" office:value-type="currency" office:currency="R$ " office:value="13.7895066235527" calcext:value-type="currency">
            <text:p>R$ 13.79</text:p>
          </table:table-cell>
          <table:table-cell table:style-name="ce12" table:formula="of:=([.C73] - [.V73]) *[.N73]" office:value-type="currency" office:currency="R$ " office:value="-3190826078.02072" calcext:value-type="currency">
            <text:p>-R$ 3,190,826,078.02</text:p>
          </table:table-cell>
          <table:table-cell table:style-name="ce12" table:formula="of:=IF([.W73] &gt;0 ;&quot;Subiu&quot; ; IF([.W73]&lt; 0 ;&quot;Desceu&quot; ; &quot;Estavel&quot;))" office:value-type="string" office:string-value="Desceu" calcext:value-type="string">
            <text:p>Desceu</text:p>
          </table:table-cell>
          <table:table-cell table:style-name="ce9" table:formula="of:=[.F73]/100" office:value-type="float" office:value="-0.0858" calcext:value-type="float">
            <text:p>-0.0858</text:p>
          </table:table-cell>
          <table:table-cell table:style-name="ce12" table:formula="of:=[.C73]/(1+[.Y73])" office:value-type="currency" office:currency="R$ " office:value="14.4607306935025" calcext:value-type="currency">
            <text:p>R$ 14.46</text:p>
          </table:table-cell>
          <table:table-cell table:style-name="ce12" table:formula="of:=([.C73] - [.Z73]) *[.N73]" office:value-type="currency" office:currency="R$ " office:value="-6951553658.72933" calcext:value-type="currency">
            <text:p>-R$ 6,951,553,658.73</text:p>
          </table:table-cell>
          <table:table-cell table:style-name="ce12" table:formula="of:=IF([.AA73] &gt;0 ;&quot;Subiu&quot; ; IF([.AA73]&lt; 0 ;&quot;Desceu&quot; ; &quot;Estavel&quot;))" office:value-type="string" office:string-value="Desceu" calcext:value-type="string">
            <text:p>Desceu</text:p>
          </table:table-cell>
          <table:table-cell table:style-name="ce9" table:formula="of:=[.H73]/100" office:value-type="float" office:value="0.0388" calcext:value-type="float">
            <text:p>0.0388</text:p>
          </table:table-cell>
          <table:table-cell table:style-name="ce12" table:formula="of:=[.C73]/(1+[.AC73])" office:value-type="currency" office:currency="R$ " office:value="12.7262225644975" calcext:value-type="currency">
            <text:p>R$ 12.73</text:p>
          </table:table-cell>
          <table:table-cell table:style-name="ce12" table:formula="of:=([.C73]-[.AD73])*[.N73]" office:value-type="currency" office:currency="R$ " office:value="2766531332.17459" calcext:value-type="currency">
            <text:p>R$ 2,766,531,332.17</text:p>
          </table:table-cell>
          <table:table-cell table:style-name="ce12" table:formula="of:=IF([.AE73] &gt;0 ;&quot;Subiu&quot; ; IF([.AE73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YP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1.08" calcext:value-type="float">
            <text:p>31.08</text:p>
          </table:table-cell>
          <table:table-cell table:style-name="ce8" office:value-type="float" office:value="-1.61" calcext:value-type="float">
            <text:p>-1.61</text:p>
          </table:table-cell>
          <table:table-cell table:style-name="ce8" office:value-type="float" office:value="-5.27" calcext:value-type="float">
            <text:p>-5.27</text:p>
          </table:table-cell>
          <table:table-cell table:number-columns-repeated="2" table:style-name="ce8" office:value-type="float" office:value="-13.06" calcext:value-type="float">
            <text:p>-13.06</text:p>
          </table:table-cell>
          <table:table-cell table:style-name="ce8" office:value-type="float" office:value="-27.52" calcext:value-type="float">
            <text:p>-27.52</text:p>
          </table:table-cell>
          <table:table-cell table:style-name="ce8" office:value-type="float" office:value="30.91" calcext:value-type="float">
            <text:p>30.91</text:p>
          </table:table-cell>
          <table:table-cell table:style-name="ce8" office:value-type="float" office:value="31.72" calcext:value-type="float">
            <text:p>31.72</text:p>
          </table:table-cell>
          <table:table-cell table:style-name="ce2" office:value-type="string" calcext:value-type="string">
            <text:p>107,71 M</text:p>
          </table:table-cell>
          <table:table-cell table:style-name="ce8" table:formula="of:=[.D74]/100" office:value-type="float" office:value="-0.0161" calcext:value-type="float">
            <text:p>-0.0161</text:p>
          </table:table-cell>
          <table:table-cell table:style-name="ce11" table:formula="of:=[.C74]/(1+[.L74])" office:value-type="currency" office:currency="R$ " office:value="31.5885760748043" calcext:value-type="currency">
            <text:p>R$ 31.59</text:p>
          </table:table-cell>
          <table:table-cell table:style-name="ce15" table:formula="of:=VLOOKUP([.A74];[$Total_de_acoes.A$1:.B$1048576];2;0)" office:value-type="float" office:value="409490388" calcext:value-type="float">
            <text:p>409,490,388</text:p>
          </table:table-cell>
          <table:table-cell table:style-name="ce11" table:formula="of:=([.C74] - [.M74]) *[.N74]" office:value-type="currency" office:currency="R$ " office:value="-208257014.19915" calcext:value-type="currency">
            <text:p>-R$ 208,257,014.20</text:p>
          </table:table-cell>
          <table:table-cell table:style-name="ce8" table:formula="of:=IF([.O74] &gt;0 ;&quot;Subiu&quot; ; IF([.O74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74];[$Ticker.A$1:.B$1048576];2;0)" office:value-type="string" office:string-value="Hypera" calcext:value-type="string">
            <text:p>Hypera</text:p>
          </table:table-cell>
          <table:table-cell table:style-name="ce8" table:formula="of:=VLOOKUP([.Q74];[$Nova.A$1:.C$1048576];2;0)" office:value-type="string" office:string-value="Farmacêutica" calcext:value-type="string">
            <text:p>Farmacêutica</text:p>
          </table:table-cell>
          <table:table-cell table:style-name="ce8" table:formula="of:=VLOOKUP([.Q74];[$Nova.A$1:.C$1048576];3;0)" office:value-type="float" office:value="61" calcext:value-type="float">
            <text:p>61</text:p>
          </table:table-cell>
          <table:table-cell table:style-name="ce15" table:formula="of:=IF([.S74]&gt;100 ;&quot;Acima de 100 anos&quot;;IF([.S74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8" table:formula="of:=[.E74]/100" office:value-type="float" office:value="-0.0527" calcext:value-type="float">
            <text:p>-0.0527</text:p>
          </table:table-cell>
          <table:table-cell table:style-name="ce11" table:formula="of:=[.C74]/(1+[.U74])" office:value-type="currency" office:currency="R$ " office:value="32.8090362081706" calcext:value-type="currency">
            <text:p>R$ 32.81</text:p>
          </table:table-cell>
          <table:table-cell table:style-name="ce11" table:formula="of:=([.C74] - [.V74]) *[.N74]" office:value-type="currency" office:currency="R$ " office:value="-708023707.749824" calcext:value-type="currency">
            <text:p>-R$ 708,023,707.75</text:p>
          </table:table-cell>
          <table:table-cell table:style-name="ce11" table:formula="of:=IF([.W74] &gt;0 ;&quot;Subiu&quot; ; IF([.W74]&lt; 0 ;&quot;Desceu&quot; ; &quot;Estavel&quot;))" office:value-type="string" office:string-value="Desceu" calcext:value-type="string">
            <text:p>Desceu</text:p>
          </table:table-cell>
          <table:table-cell table:style-name="ce8" table:formula="of:=[.F74]/100" office:value-type="float" office:value="-0.1306" calcext:value-type="float">
            <text:p>-0.1306</text:p>
          </table:table-cell>
          <table:table-cell table:style-name="ce11" table:formula="of:=[.C74]/(1+[.Y74])" office:value-type="currency" office:currency="R$ " office:value="35.7487922705314" calcext:value-type="currency">
            <text:p>R$ 35.75</text:p>
          </table:table-cell>
          <table:table-cell table:style-name="ce11" table:formula="of:=([.C74] - [.Z74]) *[.N74]" office:value-type="currency" office:currency="R$ " office:value="-1911825558.35131" calcext:value-type="currency">
            <text:p>-R$ 1,911,825,558.35</text:p>
          </table:table-cell>
          <table:table-cell table:style-name="ce11" table:formula="of:=IF([.AA74] &gt;0 ;&quot;Subiu&quot; ; IF([.AA74]&lt; 0 ;&quot;Desceu&quot; ; &quot;Estavel&quot;))" office:value-type="string" office:string-value="Desceu" calcext:value-type="string">
            <text:p>Desceu</text:p>
          </table:table-cell>
          <table:table-cell table:style-name="ce8" table:formula="of:=[.H74]/100" office:value-type="float" office:value="-0.2752" calcext:value-type="float">
            <text:p>-0.2752</text:p>
          </table:table-cell>
          <table:table-cell table:style-name="ce11" table:formula="of:=[.C74]/(1+[.AC74])" office:value-type="currency" office:currency="R$ " office:value="42.8807947019868" calcext:value-type="currency">
            <text:p>R$ 42.88</text:p>
          </table:table-cell>
          <table:table-cell table:style-name="ce11" table:formula="of:=([.C74]-[.AD74])*[.N74]" office:value-type="currency" office:currency="R$ " office:value="-4832312001.2249" calcext:value-type="currency">
            <text:p>-R$ 4,832,312,001.22</text:p>
          </table:table-cell>
          <table:table-cell table:style-name="ce11" table:formula="of:=IF([.AE74] &gt;0 ;&quot;Subiu&quot; ; IF([.AE74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-1.94" calcext:value-type="float">
            <text:p>-1.94</text:p>
          </table:table-cell>
          <table:table-cell table:style-name="ce9" office:value-type="float" office:value="0.36" calcext:value-type="float">
            <text:p>0.36</text:p>
          </table:table-cell>
          <table:table-cell table:number-columns-repeated="2" table:style-name="ce9" office:value-type="float" office:value="-3.79" calcext:value-type="float">
            <text:p>-3.79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28.13" calcext:value-type="float">
            <text:p>28.13</text:p>
          </table:table-cell>
          <table:table-cell table:style-name="ce9" office:value-type="float" office:value="28.97" calcext:value-type="float">
            <text:p>28.97</text:p>
          </table:table-cell>
          <table:table-cell table:style-name="ce3" office:value-type="string" calcext:value-type="string">
            <text:p>73,55 M</text:p>
          </table:table-cell>
          <table:table-cell table:style-name="ce9" table:formula="of:=[.D75]/100" office:value-type="float" office:value="-0.0194" calcext:value-type="float">
            <text:p>-0.0194</text:p>
          </table:table-cell>
          <table:table-cell table:style-name="ce12" table:formula="of:=[.C75]/(1+[.L75])" office:value-type="currency" office:currency="R$ " office:value="28.7579033244952" calcext:value-type="currency">
            <text:p>R$ 28.76</text:p>
          </table:table-cell>
          <table:table-cell table:style-name="ce16" table:formula="of:=VLOOKUP([.A75];[$Total_de_acoes.A$1:.B$1048576];2;0)" office:value-type="float" office:value="142377330" calcext:value-type="float">
            <text:p>142,377,330</text:p>
          </table:table-cell>
          <table:table-cell table:style-name="ce12" table:formula="of:=([.C75] - [.M75]) *[.N75]" office:value-type="currency" office:currency="R$ " office:value="-79432785.7397512" calcext:value-type="currency">
            <text:p>-R$ 79,432,785.74</text:p>
          </table:table-cell>
          <table:table-cell table:style-name="ce9" table:formula="of:=IF([.O75] &gt;0 ;&quot;Subiu&quot; ; IF([.O75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75];[$Ticker.A$1:.B$1048576];2;0)" office:value-type="string" office:string-value="São Martinho" calcext:value-type="string">
            <text:p>São Martinho</text:p>
          </table:table-cell>
          <table:table-cell table:style-name="ce9" table:formula="of:=VLOOKUP([.Q75];[$Nova.A$1:.C$1048576];2;0)" office:value-type="string" office:string-value="Açúcar e Álcool" calcext:value-type="string">
            <text:p>Açúcar e Álcool</text:p>
          </table:table-cell>
          <table:table-cell table:style-name="ce9" table:formula="of:=VLOOKUP([.Q75];[$Nova.A$1:.C$1048576];3;0)" office:value-type="float" office:value="82" calcext:value-type="float">
            <text:p>82</text:p>
          </table:table-cell>
          <table:table-cell table:style-name="ce16" table:formula="of:=IF([.S75]&gt;100 ;&quot;Acima de 100 anos&quot;;IF([.S75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75]/100" office:value-type="float" office:value="0.0036" calcext:value-type="float">
            <text:p>0.0036</text:p>
          </table:table-cell>
          <table:table-cell table:style-name="ce12" table:formula="of:=[.C75]/(1+[.U75])" office:value-type="currency" office:currency="R$ " office:value="28.0988441610203" calcext:value-type="currency">
            <text:p>R$ 28.10</text:p>
          </table:table-cell>
          <table:table-cell table:style-name="ce12" table:formula="of:=([.C75] - [.V75]) *[.N75]" office:value-type="currency" office:currency="R$ " office:value="14402298.2678361" calcext:value-type="currency">
            <text:p>R$ 14,402,298.27</text:p>
          </table:table-cell>
          <table:table-cell table:style-name="ce12" table:formula="of:=IF([.W75] &gt;0 ;&quot;Subiu&quot; ; IF([.W75]&lt; 0 ;&quot;Desceu&quot; ; &quot;Estavel&quot;))" office:value-type="string" office:string-value="Subiu" calcext:value-type="string">
            <text:p>Subiu</text:p>
          </table:table-cell>
          <table:table-cell table:style-name="ce9" table:formula="of:=[.F75]/100" office:value-type="float" office:value="-0.0379" calcext:value-type="float">
            <text:p>-0.0379</text:p>
          </table:table-cell>
          <table:table-cell table:style-name="ce12" table:formula="of:=[.C75]/(1+[.Y75])" office:value-type="currency" office:currency="R$ " office:value="29.3108824446523" calcext:value-type="currency">
            <text:p>R$ 29.31</text:p>
          </table:table-cell>
          <table:table-cell table:style-name="ce12" table:formula="of:=([.C75] - [.Z75]) *[.N75]" office:value-type="currency" office:currency="R$ " office:value="-158164476.413471" calcext:value-type="currency">
            <text:p>-R$ 158,164,476.41</text:p>
          </table:table-cell>
          <table:table-cell table:style-name="ce12" table:formula="of:=IF([.AA75] &gt;0 ;&quot;Subiu&quot; ; IF([.AA75]&lt; 0 ;&quot;Desceu&quot; ; &quot;Estavel&quot;))" office:value-type="string" office:string-value="Desceu" calcext:value-type="string">
            <text:p>Desceu</text:p>
          </table:table-cell>
          <table:table-cell table:style-name="ce9" table:formula="of:=[.H75]/100" office:value-type="float" office:value="0.171" calcext:value-type="float">
            <text:p>0.171</text:p>
          </table:table-cell>
          <table:table-cell table:style-name="ce12" table:formula="of:=[.C75]/(1+[.AC75])" office:value-type="currency" office:currency="R$ " office:value="24.0819812126388" calcext:value-type="currency">
            <text:p>R$ 24.08</text:p>
          </table:table-cell>
          <table:table-cell table:style-name="ce12" table:formula="of:=([.C75]-[.AD75])*[.N75]" office:value-type="currency" office:currency="R$ " office:value="586312519.83433" calcext:value-type="currency">
            <text:p>R$ 586,312,519.83</text:p>
          </table:table-cell>
          <table:table-cell table:style-name="ce12" table:formula="of:=IF([.AE75] &gt;0 ;&quot;Subiu&quot; ; IF([.AE75]&lt; 0 ;&quot;Desceu&quot; ; &quot;Estavel&quot;))" office:value-type="string" office:string-value="Subiu" calcext:value-type="string">
            <text:p>Subi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AP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.93" calcext:value-type="float">
            <text:p>3.93</text:p>
          </table:table-cell>
          <table:table-cell table:style-name="ce8" office:value-type="float" office:value="-1.99" calcext:value-type="float">
            <text:p>-1.99</text:p>
          </table:table-cell>
          <table:table-cell table:style-name="ce8" office:value-type="float" office:value="-2.24" calcext:value-type="float">
            <text:p>-2.24</text:p>
          </table:table-cell>
          <table:table-cell table:number-columns-repeated="2" table:style-name="ce8" office:value-type="float" office:value="-11.69" calcext:value-type="float">
            <text:p>-11.69</text:p>
          </table:table-cell>
          <table:table-cell table:style-name="ce8" office:value-type="float" office:value="-11.49" calcext:value-type="float">
            <text:p>-11.49</text:p>
          </table:table-cell>
          <table:table-cell table:style-name="ce8" office:value-type="float" office:value="3.89" calcext:value-type="float">
            <text:p>3.89</text:p>
          </table:table-cell>
          <table:table-cell table:style-name="ce8" office:value-type="float" office:value="4.06" calcext:value-type="float">
            <text:p>4.06</text:p>
          </table:table-cell>
          <table:table-cell table:style-name="ce2" office:value-type="string" calcext:value-type="string">
            <text:p>277,57 M</text:p>
          </table:table-cell>
          <table:table-cell table:style-name="ce8" table:formula="of:=[.D76]/100" office:value-type="float" office:value="-0.0199" calcext:value-type="float">
            <text:p>-0.0199</text:p>
          </table:table-cell>
          <table:table-cell table:style-name="ce11" table:formula="of:=[.C76]/(1+[.L76])" office:value-type="currency" office:currency="R$ " office:value="4.00979491888583" calcext:value-type="currency">
            <text:p>R$ 4.01</text:p>
          </table:table-cell>
          <table:table-cell table:style-name="ce15" table:formula="of:=VLOOKUP([.A76];[$Total_de_acoes.A$1:.B$1048576];2;0)" office:value-type="float" office:value="4394332306" calcext:value-type="float">
            <text:p>4,394,332,306</text:p>
          </table:table-cell>
          <table:table-cell table:style-name="ce11" table:formula="of:=([.C76] - [.M76]) *[.N76]" office:value-type="currency" office:currency="R$ " office:value="-350645389.914644" calcext:value-type="currency">
            <text:p>-R$ 350,645,389.91</text:p>
          </table:table-cell>
          <table:table-cell table:style-name="ce8" table:formula="of:=IF([.O76] &gt;0 ;&quot;Subiu&quot; ; IF([.O76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76];[$Ticker.A$1:.B$1048576];2;0)" office:value-type="string" office:string-value="Hapvida" calcext:value-type="string">
            <text:p>Hapvida</text:p>
          </table:table-cell>
          <table:table-cell table:style-name="ce8" table:formula="of:=VLOOKUP([.Q76];[$Nova.A$1:.C$1048576];2;0)" office:value-type="string" office:string-value="Saúde" calcext:value-type="string">
            <text:p>Saúde</text:p>
          </table:table-cell>
          <table:table-cell table:style-name="ce8" table:formula="of:=VLOOKUP([.Q76];[$Nova.A$1:.C$1048576];3;0)" office:value-type="float" office:value="45" calcext:value-type="float">
            <text:p>45</text:p>
          </table:table-cell>
          <table:table-cell table:style-name="ce15" table:formula="of:=IF([.S76]&gt;100 ;&quot;Acima de 100 anos&quot;;IF([.S76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76]/100" office:value-type="float" office:value="-0.0224" calcext:value-type="float">
            <text:p>-0.0224</text:p>
          </table:table-cell>
          <table:table-cell table:style-name="ce11" table:formula="of:=[.C76]/(1+[.U76])" office:value-type="currency" office:currency="R$ " office:value="4.02004909983633" calcext:value-type="currency">
            <text:p>R$ 4.02</text:p>
          </table:table-cell>
          <table:table-cell table:style-name="ce11" table:formula="of:=([.C76] - [.V76]) *[.N76]" office:value-type="currency" office:currency="R$ " office:value="-395705668.537021" calcext:value-type="currency">
            <text:p>-R$ 395,705,668.54</text:p>
          </table:table-cell>
          <table:table-cell table:style-name="ce11" table:formula="of:=IF([.W76] &gt;0 ;&quot;Subiu&quot; ; IF([.W76]&lt; 0 ;&quot;Desceu&quot; ; &quot;Estavel&quot;))" office:value-type="string" office:string-value="Desceu" calcext:value-type="string">
            <text:p>Desceu</text:p>
          </table:table-cell>
          <table:table-cell table:style-name="ce8" table:formula="of:=[.F76]/100" office:value-type="float" office:value="-0.1169" calcext:value-type="float">
            <text:p>-0.1169</text:p>
          </table:table-cell>
          <table:table-cell table:style-name="ce11" table:formula="of:=[.C76]/(1+[.Y76])" office:value-type="currency" office:currency="R$ " office:value="4.45023213679085" calcext:value-type="currency">
            <text:p>R$ 4.45</text:p>
          </table:table-cell>
          <table:table-cell table:style-name="ce11" table:formula="of:=([.C76] - [.Z76]) *[.N76]" office:value-type="currency" office:currency="R$ " office:value="-2286072885.31944" calcext:value-type="currency">
            <text:p>-R$ 2,286,072,885.32</text:p>
          </table:table-cell>
          <table:table-cell table:style-name="ce11" table:formula="of:=IF([.AA76] &gt;0 ;&quot;Subiu&quot; ; IF([.AA76]&lt; 0 ;&quot;Desceu&quot; ; &quot;Estavel&quot;))" office:value-type="string" office:string-value="Desceu" calcext:value-type="string">
            <text:p>Desceu</text:p>
          </table:table-cell>
          <table:table-cell table:style-name="ce8" table:formula="of:=[.H76]/100" office:value-type="float" office:value="-0.1149" calcext:value-type="float">
            <text:p>-0.1149</text:p>
          </table:table-cell>
          <table:table-cell table:style-name="ce11" table:formula="of:=[.C76]/(1+[.AC76])" office:value-type="currency" office:currency="R$ " office:value="4.44017625127104" calcext:value-type="currency">
            <text:p>R$ 4.44</text:p>
          </table:table-cell>
          <table:table-cell table:style-name="ce11" table:formula="of:=([.C76]-[.AD76])*[.N76]" office:value-type="currency" office:currency="R$ " office:value="-2241883982.71432" calcext:value-type="currency">
            <text:p>-R$ 2,241,883,982.71</text:p>
          </table:table-cell>
          <table:table-cell table:style-name="ce11" table:formula="of:=IF([.AE76] &gt;0 ;&quot;Subiu&quot; ; IF([.AE76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5.78" calcext:value-type="float">
            <text:p>15.78</text:p>
          </table:table-cell>
          <table:table-cell table:style-name="ce9" office:value-type="float" office:value="-2.29" calcext:value-type="float">
            <text:p>-2.29</text:p>
          </table:table-cell>
          <table:table-cell table:style-name="ce9" office:value-type="float" office:value="-5.62" calcext:value-type="float">
            <text:p>-5.62</text:p>
          </table:table-cell>
          <table:table-cell table:number-columns-repeated="2" table:style-name="ce9" office:value-type="float" office:value="-9.41" calcext:value-type="float">
            <text:p>-9.41</text:p>
          </table:table-cell>
          <table:table-cell table:style-name="ce9" office:value-type="float" office:value="-24.94" calcext:value-type="float">
            <text:p>-24.94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6.23" calcext:value-type="float">
            <text:p>16.23</text:p>
          </table:table-cell>
          <table:table-cell table:style-name="ce3" office:value-type="string" calcext:value-type="string">
            <text:p>194,2 M</text:p>
          </table:table-cell>
          <table:table-cell table:style-name="ce9" table:formula="of:=[.D77]/100" office:value-type="float" office:value="-0.0229" calcext:value-type="float">
            <text:p>-0.0229</text:p>
          </table:table-cell>
          <table:table-cell table:style-name="ce12" table:formula="of:=[.C77]/(1+[.L77])" office:value-type="currency" office:currency="R$ " office:value="16.1498311329444" calcext:value-type="currency">
            <text:p>R$ 16.15</text:p>
          </table:table-cell>
          <table:table-cell table:style-name="ce16" table:formula="of:=VLOOKUP([.A77];[$Total_de_acoes.A$1:.B$1048576];2;0)" office:value-type="float" office:value="951329770" calcext:value-type="float">
            <text:p>951,329,770</text:p>
          </table:table-cell>
          <table:table-cell table:style-name="ce12" table:formula="of:=([.C77] - [.M77]) *[.N77]" office:value-type="currency" office:currency="R$ " office:value="-351831366.642863" calcext:value-type="currency">
            <text:p>-R$ 351,831,366.64</text:p>
          </table:table-cell>
          <table:table-cell table:style-name="ce9" table:formula="of:=IF([.O77] &gt;0 ;&quot;Subiu&quot; ; IF([.O77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77];[$Ticker.A$1:.B$1048576];2;0)" office:value-type="string" office:string-value="Lojas Renner" calcext:value-type="string">
            <text:p>Lojas Renner</text:p>
          </table:table-cell>
          <table:table-cell table:style-name="ce9" table:formula="of:=VLOOKUP([.Q77];[$Nova.A$1:.C$1048576];2;0)" office:value-type="string" office:string-value="Varejo" calcext:value-type="string">
            <text:p>Varejo</text:p>
          </table:table-cell>
          <table:table-cell table:style-name="ce9" table:formula="of:=VLOOKUP([.Q77];[$Nova.A$1:.C$1048576];3;0)" office:value-type="float" office:value="54" calcext:value-type="float">
            <text:p>54</text:p>
          </table:table-cell>
          <table:table-cell table:style-name="ce16" table:formula="of:=IF([.S77]&gt;100 ;&quot;Acima de 100 anos&quot;;IF([.S77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77]/100" office:value-type="float" office:value="-0.0562" calcext:value-type="float">
            <text:p>-0.0562</text:p>
          </table:table-cell>
          <table:table-cell table:style-name="ce12" table:formula="of:=[.C77]/(1+[.U77])" office:value-type="currency" office:currency="R$ " office:value="16.7196439923713" calcext:value-type="currency">
            <text:p>R$ 16.72</text:p>
          </table:table-cell>
          <table:table-cell table:style-name="ce12" table:formula="of:=([.C77] - [.V77]) *[.N77]" office:value-type="currency" office:currency="R$ " office:value="-893911303.144437" calcext:value-type="currency">
            <text:p>-R$ 893,911,303.14</text:p>
          </table:table-cell>
          <table:table-cell table:style-name="ce12" table:formula="of:=IF([.W77] &gt;0 ;&quot;Subiu&quot; ; IF([.W77]&lt; 0 ;&quot;Desceu&quot; ; &quot;Estavel&quot;))" office:value-type="string" office:string-value="Desceu" calcext:value-type="string">
            <text:p>Desceu</text:p>
          </table:table-cell>
          <table:table-cell table:style-name="ce9" table:formula="of:=[.F77]/100" office:value-type="float" office:value="-0.0941" calcext:value-type="float">
            <text:p>-0.0941</text:p>
          </table:table-cell>
          <table:table-cell table:style-name="ce12" table:formula="of:=[.C77]/(1+[.Y77])" office:value-type="currency" office:currency="R$ " office:value="17.4191411855613" calcext:value-type="currency">
            <text:p>R$ 17.42</text:p>
          </table:table-cell>
          <table:table-cell table:style-name="ce12" table:formula="of:=([.C77] - [.Z77]) *[.N77]" office:value-type="currency" office:currency="R$ " office:value="-1559363807.05758" calcext:value-type="currency">
            <text:p>-R$ 1,559,363,807.06</text:p>
          </table:table-cell>
          <table:table-cell table:style-name="ce12" table:formula="of:=IF([.AA77] &gt;0 ;&quot;Subiu&quot; ; IF([.AA77]&lt; 0 ;&quot;Desceu&quot; ; &quot;Estavel&quot;))" office:value-type="string" office:string-value="Desceu" calcext:value-type="string">
            <text:p>Desceu</text:p>
          </table:table-cell>
          <table:table-cell table:style-name="ce9" table:formula="of:=[.H77]/100" office:value-type="float" office:value="-0.2494" calcext:value-type="float">
            <text:p>-0.2494</text:p>
          </table:table-cell>
          <table:table-cell table:style-name="ce12" table:formula="of:=[.C77]/(1+[.AC77])" office:value-type="currency" office:currency="R$ " office:value="21.0231814548361" calcext:value-type="currency">
            <text:p>R$ 21.02</text:p>
          </table:table-cell>
          <table:table-cell table:style-name="ce12" table:formula="of:=([.C77]-[.AD77])*[.N77]" office:value-type="currency" office:currency="R$ " office:value="-4987994607.49752" calcext:value-type="currency">
            <text:p>-R$ 4,987,994,607.50</text:p>
          </table:table-cell>
          <table:table-cell table:style-name="ce12" table:formula="of:=IF([.AE77] &gt;0 ;&quot;Subiu&quot; ; IF([.AE77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0.71" calcext:value-type="float">
            <text:p>10.71</text:p>
          </table:table-cell>
          <table:table-cell table:style-name="ce8" office:value-type="float" office:value="-2.45" calcext:value-type="float">
            <text:p>-2.45</text:p>
          </table:table-cell>
          <table:table-cell table:style-name="ce8" office:value-type="float" office:value="-9.47" calcext:value-type="float">
            <text:p>-9.47</text:p>
          </table:table-cell>
          <table:table-cell table:number-columns-repeated="2" table:style-name="ce8" office:value-type="float" office:value="-13.98" calcext:value-type="float">
            <text:p>-13.98</text:p>
          </table:table-cell>
          <table:table-cell table:style-name="ce8" office:value-type="float" office:value="-32.72" calcext:value-type="float">
            <text:p>-32.72</text:p>
          </table:table-cell>
          <table:table-cell table:style-name="ce8" office:value-type="float" office:value="10.7" calcext:value-type="float">
            <text:p>10.7</text:p>
          </table:table-cell>
          <table:table-cell table:style-name="ce8" office:value-type="float" office:value="11.08" calcext:value-type="float">
            <text:p>11.08</text:p>
          </table:table-cell>
          <table:table-cell table:style-name="ce2" office:value-type="string" calcext:value-type="string">
            <text:p>38,19 M</text:p>
          </table:table-cell>
          <table:table-cell table:style-name="ce8" table:formula="of:=[.D78]/100" office:value-type="float" office:value="-0.0245" calcext:value-type="float">
            <text:p>-0.0245</text:p>
          </table:table-cell>
          <table:table-cell table:style-name="ce11" table:formula="of:=[.C78]/(1+[.L78])" office:value-type="currency" office:currency="R$ " office:value="10.9789851358278" calcext:value-type="currency">
            <text:p>R$ 10.98</text:p>
          </table:table-cell>
          <table:table-cell table:style-name="ce15" table:formula="of:=VLOOKUP([.A78];[$Total_de_acoes.A$1:.B$1048576];2;0)" office:value-type="float" office:value="533990587" calcext:value-type="float">
            <text:p>533,990,587</text:p>
          </table:table-cell>
          <table:table-cell table:style-name="ce11" table:formula="of:=([.C78] - [.M78]) *[.N78]" office:value-type="currency" office:currency="R$ " office:value="-143635530.574951" calcext:value-type="currency">
            <text:p>-R$ 143,635,530.57</text:p>
          </table:table-cell>
          <table:table-cell table:style-name="ce8" table:formula="of:=IF([.O78] &gt;0 ;&quot;Subiu&quot; ; IF([.O78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78];[$Ticker.A$1:.B$1048576];2;0)" office:value-type="string" office:string-value="Carrefour Brasil" calcext:value-type="string">
            <text:p>Carrefour Brasil</text:p>
          </table:table-cell>
          <table:table-cell table:style-name="ce8" table:formula="of:=VLOOKUP([.Q78];[$Nova.A$1:.C$1048576];2;0)" office:value-type="string" office:string-value="Varejo" calcext:value-type="string">
            <text:p>Varejo</text:p>
          </table:table-cell>
          <table:table-cell table:style-name="ce8" table:formula="of:=VLOOKUP([.Q78];[$Nova.A$1:.C$1048576];3;0)" office:value-type="float" office:value="37" calcext:value-type="float">
            <text:p>37</text:p>
          </table:table-cell>
          <table:table-cell table:style-name="ce15" table:formula="of:=IF([.S78]&gt;100 ;&quot;Acima de 100 anos&quot;;IF([.S78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78]/100" office:value-type="float" office:value="-0.0947" calcext:value-type="float">
            <text:p>-0.0947</text:p>
          </table:table-cell>
          <table:table-cell table:style-name="ce11" table:formula="of:=[.C78]/(1+[.U78])" office:value-type="currency" office:currency="R$ " office:value="11.8303324864686" calcext:value-type="currency">
            <text:p>R$ 11.83</text:p>
          </table:table-cell>
          <table:table-cell table:style-name="ce11" table:formula="of:=([.C78] - [.V78]) *[.N78]" office:value-type="currency" office:currency="R$ " office:value="-598247002.084523" calcext:value-type="currency">
            <text:p>-R$ 598,247,002.08</text:p>
          </table:table-cell>
          <table:table-cell table:style-name="ce11" table:formula="of:=IF([.W78] &gt;0 ;&quot;Subiu&quot; ; IF([.W78]&lt; 0 ;&quot;Desceu&quot; ; &quot;Estavel&quot;))" office:value-type="string" office:string-value="Desceu" calcext:value-type="string">
            <text:p>Desceu</text:p>
          </table:table-cell>
          <table:table-cell table:style-name="ce8" table:formula="of:=[.F78]/100" office:value-type="float" office:value="-0.1398" calcext:value-type="float">
            <text:p>-0.1398</text:p>
          </table:table-cell>
          <table:table-cell table:style-name="ce11" table:formula="of:=[.C78]/(1+[.Y78])" office:value-type="currency" office:currency="R$ " office:value="12.4505928853755" calcext:value-type="currency">
            <text:p>R$ 12.45</text:p>
          </table:table-cell>
          <table:table-cell table:style-name="ce11" table:formula="of:=([.C78] - [.Z78]) *[.N78]" office:value-type="currency" office:currency="R$ " office:value="-929460216.589684" calcext:value-type="currency">
            <text:p>-R$ 929,460,216.59</text:p>
          </table:table-cell>
          <table:table-cell table:style-name="ce11" table:formula="of:=IF([.AA78] &gt;0 ;&quot;Subiu&quot; ; IF([.AA78]&lt; 0 ;&quot;Desceu&quot; ; &quot;Estavel&quot;))" office:value-type="string" office:string-value="Desceu" calcext:value-type="string">
            <text:p>Desceu</text:p>
          </table:table-cell>
          <table:table-cell table:style-name="ce8" table:formula="of:=[.H78]/100" office:value-type="float" office:value="-0.3272" calcext:value-type="float">
            <text:p>-0.3272</text:p>
          </table:table-cell>
          <table:table-cell table:style-name="ce11" table:formula="of:=[.C78]/(1+[.AC78])" office:value-type="currency" office:currency="R$ " office:value="15.9185493460166" calcext:value-type="currency">
            <text:p>R$ 15.92</text:p>
          </table:table-cell>
          <table:table-cell table:style-name="ce11" table:formula="of:=([.C78]-[.AD78])*[.N78]" office:value-type="currency" office:currency="R$ " office:value="-2781316322.69789" calcext:value-type="currency">
            <text:p>-R$ 2,781,316,322.70</text:p>
          </table:table-cell>
          <table:table-cell table:style-name="ce11" table:formula="of:=IF([.AE78] &gt;0 ;&quot;Subiu&quot; ; IF([.AE78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HI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8.7" calcext:value-type="float">
            <text:p>8.7</text:p>
          </table:table-cell>
          <table:table-cell table:style-name="ce9" office:value-type="float" office:value="-2.46" calcext:value-type="float">
            <text:p>-2.46</text:p>
          </table:table-cell>
          <table:table-cell table:style-name="ce9" office:value-type="float" office:value="-6.95" calcext:value-type="float">
            <text:p>-6.95</text:p>
          </table:table-cell>
          <table:table-cell table:number-columns-repeated="2" table:style-name="ce9" office:value-type="float" office:value="-23.55" calcext:value-type="float">
            <text:p>-23.55</text:p>
          </table:table-cell>
          <table:table-cell table:style-name="ce9" office:value-type="float" office:value="-85.74" calcext:value-type="float">
            <text:p>-85.74</text:p>
          </table:table-cell>
          <table:table-cell table:style-name="ce9" office:value-type="float" office:value="8.67" calcext:value-type="float">
            <text:p>8.67</text:p>
          </table:table-cell>
          <table:table-cell table:style-name="ce9" office:value-type="float" office:value="8.95" calcext:value-type="float">
            <text:p>8.95</text:p>
          </table:table-cell>
          <table:table-cell table:style-name="ce3" office:value-type="string" calcext:value-type="string">
            <text:p>27,54 M</text:p>
          </table:table-cell>
          <table:table-cell table:style-name="ce9" table:formula="of:=[.D79]/100" office:value-type="float" office:value="-0.0246" calcext:value-type="float">
            <text:p>-0.0246</text:p>
          </table:table-cell>
          <table:table-cell table:style-name="ce12" table:formula="of:=[.C79]/(1+[.L79])" office:value-type="currency" office:currency="R$ " office:value="8.91941767480008" calcext:value-type="currency">
            <text:p>R$ 8.92</text:p>
          </table:table-cell>
          <table:table-cell table:style-name="ce16" table:formula="of:=VLOOKUP([.A79];[$Total_de_acoes.A$1:.B$1048576];2;0)" office:value-type="float" office:value="94843047" calcext:value-type="float">
            <text:p>94,843,047</text:p>
          </table:table-cell>
          <table:table-cell table:style-name="ce12" table:formula="of:=([.C79] - [.M79]) *[.N79]" office:value-type="currency" office:currency="R$ " office:value="-20810240.8436949" calcext:value-type="currency">
            <text:p>-R$ 20,810,240.84</text:p>
          </table:table-cell>
          <table:table-cell table:style-name="ce9" table:formula="of:=IF([.O79] &gt;0 ;&quot;Subiu&quot; ; IF([.O79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79];[$Ticker.A$1:.B$1048576];2;0)" office:value-type="string" office:string-value="Casas Bahia" calcext:value-type="string">
            <text:p>Casas Bahia</text:p>
          </table:table-cell>
          <table:table-cell table:style-name="ce9" table:formula="of:=VLOOKUP([.Q79];[$Nova.A$1:.C$1048576];2;0)" office:value-type="string" office:string-value="Varejo" calcext:value-type="string">
            <text:p>Varejo</text:p>
          </table:table-cell>
          <table:table-cell table:style-name="ce9" table:formula="of:=VLOOKUP([.Q79];[$Nova.A$1:.C$1048576];3;0)" office:value-type="float" office:value="95" calcext:value-type="float">
            <text:p>95</text:p>
          </table:table-cell>
          <table:table-cell table:style-name="ce16" table:formula="of:=IF([.S79]&gt;100 ;&quot;Acima de 100 anos&quot;;IF([.S79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79]/100" office:value-type="float" office:value="-0.0695" calcext:value-type="float">
            <text:p>-0.0695</text:p>
          </table:table-cell>
          <table:table-cell table:style-name="ce12" table:formula="of:=[.C79]/(1+[.U79])" office:value-type="currency" office:currency="R$ " office:value="9.34981192907039" calcext:value-type="currency">
            <text:p>R$ 9.35</text:p>
          </table:table-cell>
          <table:table-cell table:style-name="ce12" table:formula="of:=([.C79] - [.V79]) *[.N79]" office:value-type="currency" office:currency="R$ " office:value="-61630143.3299839" calcext:value-type="currency">
            <text:p>-R$ 61,630,143.33</text:p>
          </table:table-cell>
          <table:table-cell table:style-name="ce12" table:formula="of:=IF([.W79] &gt;0 ;&quot;Subiu&quot; ; IF([.W79]&lt; 0 ;&quot;Desceu&quot; ; &quot;Estavel&quot;))" office:value-type="string" office:string-value="Desceu" calcext:value-type="string">
            <text:p>Desceu</text:p>
          </table:table-cell>
          <table:table-cell table:style-name="ce9" table:formula="of:=[.F79]/100" office:value-type="float" office:value="-0.2355" calcext:value-type="float">
            <text:p>-0.2355</text:p>
          </table:table-cell>
          <table:table-cell table:style-name="ce12" table:formula="of:=[.C79]/(1+[.Y79])" office:value-type="currency" office:currency="R$ " office:value="11.3799869195553" calcext:value-type="currency">
            <text:p>R$ 11.38</text:p>
          </table:table-cell>
          <table:table-cell table:style-name="ce12" table:formula="of:=([.C79] - [.Z79]) *[.N79]" office:value-type="currency" office:currency="R$ " office:value="-254178125.370765" calcext:value-type="currency">
            <text:p>-R$ 254,178,125.37</text:p>
          </table:table-cell>
          <table:table-cell table:style-name="ce12" table:formula="of:=IF([.AA79] &gt;0 ;&quot;Subiu&quot; ; IF([.AA79]&lt; 0 ;&quot;Desceu&quot; ; &quot;Estavel&quot;))" office:value-type="string" office:string-value="Desceu" calcext:value-type="string">
            <text:p>Desceu</text:p>
          </table:table-cell>
          <table:table-cell table:style-name="ce9" table:formula="of:=[.H79]/100" office:value-type="float" office:value="-0.8574" calcext:value-type="float">
            <text:p>-0.8574</text:p>
          </table:table-cell>
          <table:table-cell table:style-name="ce12" table:formula="of:=[.C79]/(1+[.AC79])" office:value-type="currency" office:currency="R$ " office:value="61.0098176718092" calcext:value-type="currency">
            <text:p>R$ 61.01</text:p>
          </table:table-cell>
          <table:table-cell table:style-name="ce12" table:formula="of:=([.C79]-[.AD79])*[.N79]" office:value-type="currency" office:currency="R$ " office:value="-4961222496.00883" calcext:value-type="currency">
            <text:p>-R$ 4,961,222,496.01</text:p>
          </table:table-cell>
          <table:table-cell table:style-name="ce12" table:formula="of:=IF([.AE79] &gt;0 ;&quot;Subiu&quot; ; IF([.AE79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REN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6.24" calcext:value-type="float">
            <text:p>56.24</text:p>
          </table:table-cell>
          <table:table-cell table:style-name="ce8" office:value-type="float" office:value="-3.63" calcext:value-type="float">
            <text:p>-3.63</text:p>
          </table:table-cell>
          <table:table-cell table:style-name="ce8" office:value-type="float" office:value="-6.41" calcext:value-type="float">
            <text:p>-6.41</text:p>
          </table:table-cell>
          <table:table-cell table:number-columns-repeated="2" table:style-name="ce8" office:value-type="float" office:value="-11.57" calcext:value-type="float">
            <text:p>-11.57</text:p>
          </table:table-cell>
          <table:table-cell table:style-name="ce8" office:value-type="float" office:value="-2.77" calcext:value-type="float">
            <text:p>-2.77</text:p>
          </table:table-cell>
          <table:table-cell table:style-name="ce8" office:value-type="float" office:value="56.04" calcext:value-type="float">
            <text:p>56.04</text:p>
          </table:table-cell>
          <table:table-cell table:style-name="ce8" office:value-type="float" office:value="58.9" calcext:value-type="float">
            <text:p>58.9</text:p>
          </table:table-cell>
          <table:table-cell table:style-name="ce2" office:value-type="string" calcext:value-type="string">
            <text:p>624,74 M</text:p>
          </table:table-cell>
          <table:table-cell table:style-name="ce8" table:formula="of:=[.D80]/100" office:value-type="float" office:value="-0.0363" calcext:value-type="float">
            <text:p>-0.0363</text:p>
          </table:table-cell>
          <table:table-cell table:style-name="ce11" table:formula="of:=[.C80]/(1+[.L80])" office:value-type="currency" office:currency="R$ " office:value="58.3584102936599" calcext:value-type="currency">
            <text:p>R$ 58.36</text:p>
          </table:table-cell>
          <table:table-cell table:style-name="ce15" table:formula="of:=VLOOKUP([.A80];[$Total_de_acoes.A$1:.B$1048576];2;0)" office:value-type="float" office:value="853202347" calcext:value-type="float">
            <text:p>853,202,347</text:p>
          </table:table-cell>
          <table:table-cell table:style-name="ce11" table:formula="of:=([.C80] - [.M80]) *[.N80]" office:value-type="currency" office:currency="R$ " office:value="-1807432634.45954" calcext:value-type="currency">
            <text:p>-R$ 1,807,432,634.46</text:p>
          </table:table-cell>
          <table:table-cell table:style-name="ce8" table:formula="of:=IF([.O80] &gt;0 ;&quot;Subiu&quot; ; IF([.O80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80];[$Ticker.A$1:.B$1048576];2;0)" office:value-type="string" office:string-value="Localiza" calcext:value-type="string">
            <text:p>Localiza</text:p>
          </table:table-cell>
          <table:table-cell table:style-name="ce8" table:formula="of:=VLOOKUP([.Q80];[$Nova.A$1:.C$1048576];2;0)" office:value-type="string" office:string-value="Aluguel de Carros" calcext:value-type="string">
            <text:p>Aluguel de Carros</text:p>
          </table:table-cell>
          <table:table-cell table:style-name="ce8" table:formula="of:=VLOOKUP([.Q80];[$Nova.A$1:.C$1048576];3;0)" office:value-type="float" office:value="49" calcext:value-type="float">
            <text:p>49</text:p>
          </table:table-cell>
          <table:table-cell table:style-name="ce15" table:formula="of:=IF([.S80]&gt;100 ;&quot;Acima de 100 anos&quot;;IF([.S80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80]/100" office:value-type="float" office:value="-0.0641" calcext:value-type="float">
            <text:p>-0.0641</text:p>
          </table:table-cell>
          <table:table-cell table:style-name="ce11" table:formula="of:=[.C80]/(1+[.U80])" office:value-type="currency" office:currency="R$ " office:value="60.0918901592051" calcext:value-type="currency">
            <text:p>R$ 60.09</text:p>
          </table:table-cell>
          <table:table-cell table:style-name="ce11" table:formula="of:=([.C80] - [.V80]) *[.N80]" office:value-type="currency" office:currency="R$ " office:value="-3286441724.21995" calcext:value-type="currency">
            <text:p>-R$ 3,286,441,724.22</text:p>
          </table:table-cell>
          <table:table-cell table:style-name="ce11" table:formula="of:=IF([.W80] &gt;0 ;&quot;Subiu&quot; ; IF([.W80]&lt; 0 ;&quot;Desceu&quot; ; &quot;Estavel&quot;))" office:value-type="string" office:string-value="Desceu" calcext:value-type="string">
            <text:p>Desceu</text:p>
          </table:table-cell>
          <table:table-cell table:style-name="ce8" table:formula="of:=[.F80]/100" office:value-type="float" office:value="-0.1157" calcext:value-type="float">
            <text:p>-0.1157</text:p>
          </table:table-cell>
          <table:table-cell table:style-name="ce11" table:formula="of:=[.C80]/(1+[.Y80])" office:value-type="currency" office:currency="R$ " office:value="63.5983263598326" calcext:value-type="currency">
            <text:p>R$ 63.60</text:p>
          </table:table-cell>
          <table:table-cell table:style-name="ce11" table:formula="of:=([.C80] - [.Z80]) *[.N80]" office:value-type="currency" office:currency="R$ " office:value="-6278141320.20117" calcext:value-type="currency">
            <text:p>-R$ 6,278,141,320.20</text:p>
          </table:table-cell>
          <table:table-cell table:style-name="ce11" table:formula="of:=IF([.AA80] &gt;0 ;&quot;Subiu&quot; ; IF([.AA80]&lt; 0 ;&quot;Desceu&quot; ; &quot;Estavel&quot;))" office:value-type="string" office:string-value="Desceu" calcext:value-type="string">
            <text:p>Desceu</text:p>
          </table:table-cell>
          <table:table-cell table:style-name="ce8" table:formula="of:=[.H80]/100" office:value-type="float" office:value="-0.0277" calcext:value-type="float">
            <text:p>-0.0277</text:p>
          </table:table-cell>
          <table:table-cell table:style-name="ce11" table:formula="of:=[.C80]/(1+[.AC80])" office:value-type="currency" office:currency="R$ " office:value="57.842229764476" calcext:value-type="currency">
            <text:p>R$ 57.84</text:p>
          </table:table-cell>
          <table:table-cell table:style-name="ce11" table:formula="of:=([.C80]-[.AD80])*[.N80]" office:value-type="currency" office:currency="R$ " office:value="-1367026195.48416" calcext:value-type="currency">
            <text:p>-R$ 1,367,026,195.48</text:p>
          </table:table-cell>
          <table:table-cell table:style-name="ce11" table:formula="of:=IF([.AE80] &gt;0 ;&quot;Subiu&quot; ; IF([.AE80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3.07" calcext:value-type="float">
            <text:p>3.07</text:p>
          </table:table-cell>
          <table:table-cell table:style-name="ce9" office:value-type="float" office:value="-4.36" calcext:value-type="float">
            <text:p>-4.36</text:p>
          </table:table-cell>
          <table:table-cell table:style-name="ce9" office:value-type="float" office:value="-5.54" calcext:value-type="float">
            <text:p>-5.54</text:p>
          </table:table-cell>
          <table:table-cell table:number-columns-repeated="2" table:style-name="ce9" office:value-type="float" office:value="-12.29" calcext:value-type="float">
            <text:p>-12.29</text:p>
          </table:table-cell>
          <table:table-cell table:style-name="ce9" office:value-type="float" office:value="-36.83" calcext:value-type="float">
            <text:p>-36.83</text:p>
          </table:table-cell>
          <table:table-cell table:style-name="ce9" office:value-type="float" office:value="3.05" calcext:value-type="float">
            <text:p>3.05</text:p>
          </table:table-cell>
          <table:table-cell table:style-name="ce9" office:value-type="float" office:value="3.23" calcext:value-type="float">
            <text:p>3.23</text:p>
          </table:table-cell>
          <table:table-cell table:style-name="ce3" office:value-type="string" calcext:value-type="string">
            <text:p>101,46 M</text:p>
          </table:table-cell>
          <table:table-cell table:style-name="ce9" table:formula="of:=[.D81]/100" office:value-type="float" office:value="-0.0436" calcext:value-type="float">
            <text:p>-0.0436</text:p>
          </table:table-cell>
          <table:table-cell table:style-name="ce12" table:formula="of:=[.C81]/(1+[.L81])" office:value-type="currency" office:currency="R$ " office:value="3.20995399414471" calcext:value-type="currency">
            <text:p>R$ 3.21</text:p>
          </table:table-cell>
          <table:table-cell table:style-name="ce16" table:formula="of:=VLOOKUP([.A81];[$Total_de_acoes.A$1:.B$1048576];2;0)" office:value-type="float" office:value="525582771" calcext:value-type="float">
            <text:p>525,582,771</text:p>
          </table:table-cell>
          <table:table-cell table:style-name="ce12" table:formula="of:=([.C81] - [.M81]) *[.N81]" office:value-type="currency" office:currency="R$ " office:value="-73557408.0550942" calcext:value-type="currency">
            <text:p>-R$ 73,557,408.06</text:p>
          </table:table-cell>
          <table:table-cell table:style-name="ce9" table:formula="of:=IF([.O81] &gt;0 ;&quot;Subiu&quot; ; IF([.O81]&lt; 0 ;&quot;Desceu&quot; ; &quot;Estavel&quot;))" office:value-type="string" office:string-value="Desceu" calcext:value-type="string">
            <text:p>Desceu</text:p>
          </table:table-cell>
          <table:table-cell table:style-name="ce7" table:formula="of:=VLOOKUP([.A81];[$Ticker.A$1:.B$1048576];2;0)" office:value-type="string" office:string-value="CVC" calcext:value-type="string">
            <text:p>CVC</text:p>
          </table:table-cell>
          <table:table-cell table:style-name="ce9" table:formula="of:=VLOOKUP([.Q81];[$Nova.A$1:.C$1048576];2;0)" office:value-type="string" office:string-value="Turismo" calcext:value-type="string">
            <text:p>Turismo</text:p>
          </table:table-cell>
          <table:table-cell table:style-name="ce9" table:formula="of:=VLOOKUP([.Q81];[$Nova.A$1:.C$1048576];3;0)" office:value-type="float" office:value="50" calcext:value-type="float">
            <text:p>50</text:p>
          </table:table-cell>
          <table:table-cell table:style-name="ce16" table:formula="of:=IF([.S81]&gt;100 ;&quot;Acima de 100 anos&quot;;IF([.S81]&gt;= 50 ;&quot;Entre 50 e 100 anos&quot; ; &quot;Abaixo de 50 anos&quot;))" office:value-type="string" office:string-value="Entre 50 e 100 anos" calcext:value-type="string">
            <text:p>Entre 50 e 100 anos</text:p>
          </table:table-cell>
          <table:table-cell table:style-name="ce9" table:formula="of:=[.E81]/100" office:value-type="float" office:value="-0.0554" calcext:value-type="float">
            <text:p>-0.0554</text:p>
          </table:table-cell>
          <table:table-cell table:style-name="ce12" table:formula="of:=[.C81]/(1+[.U81])" office:value-type="currency" office:currency="R$ " office:value="3.25005293245818" calcext:value-type="currency">
            <text:p>R$ 3.25</text:p>
          </table:table-cell>
          <table:table-cell table:style-name="ce12" table:formula="of:=([.C81] - [.V81]) *[.N81]" office:value-type="currency" office:currency="R$ " office:value="-94632719.1680479" calcext:value-type="currency">
            <text:p>-R$ 94,632,719.17</text:p>
          </table:table-cell>
          <table:table-cell table:style-name="ce12" table:formula="of:=IF([.W81] &gt;0 ;&quot;Subiu&quot; ; IF([.W81]&lt; 0 ;&quot;Desceu&quot; ; &quot;Estavel&quot;))" office:value-type="string" office:string-value="Desceu" calcext:value-type="string">
            <text:p>Desceu</text:p>
          </table:table-cell>
          <table:table-cell table:style-name="ce9" table:formula="of:=[.F81]/100" office:value-type="float" office:value="-0.1229" calcext:value-type="float">
            <text:p>-0.1229</text:p>
          </table:table-cell>
          <table:table-cell table:style-name="ce12" table:formula="of:=[.C81]/(1+[.Y81])" office:value-type="currency" office:currency="R$ " office:value="3.50017101812792" calcext:value-type="currency">
            <text:p>R$ 3.50</text:p>
          </table:table-cell>
          <table:table-cell table:style-name="ce12" table:formula="of:=([.C81] - [.Z81]) *[.N81]" office:value-type="currency" office:currency="R$ " office:value="-226090475.711564" calcext:value-type="currency">
            <text:p>-R$ 226,090,475.71</text:p>
          </table:table-cell>
          <table:table-cell table:style-name="ce12" table:formula="of:=IF([.AA81] &gt;0 ;&quot;Subiu&quot; ; IF([.AA81]&lt; 0 ;&quot;Desceu&quot; ; &quot;Estavel&quot;))" office:value-type="string" office:string-value="Desceu" calcext:value-type="string">
            <text:p>Desceu</text:p>
          </table:table-cell>
          <table:table-cell table:style-name="ce9" table:formula="of:=[.H81]/100" office:value-type="float" office:value="-0.3683" calcext:value-type="float">
            <text:p>-0.3683</text:p>
          </table:table-cell>
          <table:table-cell table:style-name="ce12" table:formula="of:=[.C81]/(1+[.AC81])" office:value-type="currency" office:currency="R$ " office:value="4.85990185214501" calcext:value-type="currency">
            <text:p>R$ 4.86</text:p>
          </table:table-cell>
          <table:table-cell table:style-name="ce12" table:formula="of:=([.C81]-[.AD81])*[.N81]" office:value-type="currency" office:currency="R$ " office:value="-940741575.268404" calcext:value-type="currency">
            <text:p>-R$ 940,741,575.27</text:p>
          </table:table-cell>
          <table:table-cell table:style-name="ce12" table:formula="of:=IF([.AE81] &gt;0 ;&quot;Subiu&quot; ; IF([.AE81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-8.07" calcext:value-type="float">
            <text:p>-8.07</text:p>
          </table:table-cell>
          <table:table-cell table:style-name="ce8" office:value-type="float" office:value="-15.91" calcext:value-type="float">
            <text:p>-15.91</text:p>
          </table:table-cell>
          <table:table-cell table:number-columns-repeated="2" table:style-name="ce8" office:value-type="float" office:value="-34" calcext:value-type="float">
            <text:p>-34</text:p>
          </table:table-cell>
          <table:table-cell table:style-name="ce8" office:value-type="float" office:value="-25.44" calcext:value-type="float">
            <text:p>-25.44</text:p>
          </table:table-cell>
          <table:table-cell table:style-name="ce8" office:value-type="float" office:value="5.51" calcext:value-type="float">
            <text:p>5.51</text:p>
          </table:table-cell>
          <table:table-cell table:style-name="ce8" office:value-type="float" office:value="6.02" calcext:value-type="float">
            <text:p>6.02</text:p>
          </table:table-cell>
          <table:table-cell table:style-name="ce2" office:value-type="string" calcext:value-type="string">
            <text:p>154,36 M</text:p>
          </table:table-cell>
          <table:table-cell table:style-name="ce8" table:formula="of:=[.D82]/100" office:value-type="float" office:value="-0.0807" calcext:value-type="float">
            <text:p>-0.0807</text:p>
          </table:table-cell>
          <table:table-cell table:style-name="ce11" table:formula="of:=[.C82]/(1+[.L82])" office:value-type="currency" office:currency="R$ " office:value="6.43968236701838" calcext:value-type="currency">
            <text:p>R$ 6.44</text:p>
          </table:table-cell>
          <table:table-cell table:style-name="ce15" table:formula="of:=VLOOKUP([.A82];[$Total_de_acoes.A$1:.B$1048576];2;0)" office:value-type="float" office:value="198184909" calcext:value-type="float">
            <text:p>198,184,909</text:p>
          </table:table-cell>
          <table:table-cell table:style-name="ce11" table:formula="of:=([.C82] - [.M82]) *[.N82]" office:value-type="currency" office:currency="R$ " office:value="-102993202.616443" calcext:value-type="currency">
            <text:p>-R$ 102,993,202.62</text:p>
          </table:table-cell>
          <table:table-cell table:style-name="ce8" table:formula="of:=IF([.O82] &gt;0 ;&quot;Subiu&quot; ; IF([.O82]&lt; 0 ;&quot;Desceu&quot; ; &quot;Estavel&quot;))" office:value-type="string" office:string-value="Desceu" calcext:value-type="string">
            <text:p>Desceu</text:p>
          </table:table-cell>
          <table:table-cell table:style-name="ce6" table:formula="of:=VLOOKUP([.A82];[$Ticker.A$1:.B$1048576];2;0)" office:value-type="string" office:string-value="GOL" calcext:value-type="string">
            <text:p>GOL</text:p>
          </table:table-cell>
          <table:table-cell table:style-name="ce8" table:formula="of:=VLOOKUP([.Q82];[$Nova.A$1:.C$1048576];2;0)" office:value-type="string" office:string-value="Aviação" calcext:value-type="string">
            <text:p>Aviação</text:p>
          </table:table-cell>
          <table:table-cell table:style-name="ce8" table:formula="of:=VLOOKUP([.Q82];[$Nova.A$1:.C$1048576];3;0)" office:value-type="float" office:value="20" calcext:value-type="float">
            <text:p>20</text:p>
          </table:table-cell>
          <table:table-cell table:style-name="ce15" table:formula="of:=IF([.S82]&gt;100 ;&quot;Acima de 100 anos&quot;;IF([.S82]&gt;= 50 ;&quot;Entre 50 e 100 anos&quot; ; &quot;Abaixo de 50 anos&quot;))" office:value-type="string" office:string-value="Abaixo de 50 anos" calcext:value-type="string">
            <text:p>Abaixo de 50 anos</text:p>
          </table:table-cell>
          <table:table-cell table:style-name="ce8" table:formula="of:=[.E82]/100" office:value-type="float" office:value="-0.1591" calcext:value-type="float">
            <text:p>-0.1591</text:p>
          </table:table-cell>
          <table:table-cell table:style-name="ce11" table:formula="of:=[.C82]/(1+[.U82])" office:value-type="currency" office:currency="R$ " office:value="7.04007610893091" calcext:value-type="currency">
            <text:p>R$ 7.04</text:p>
          </table:table-cell>
          <table:table-cell table:style-name="ce11" table:formula="of:=([.C82] - [.V82]) *[.N82]" office:value-type="currency" office:currency="R$ " office:value="-221982181.721546" calcext:value-type="currency">
            <text:p>-R$ 221,982,181.72</text:p>
          </table:table-cell>
          <table:table-cell table:style-name="ce11" table:formula="of:=IF([.W82] &gt;0 ;&quot;Subiu&quot; ; IF([.W82]&lt; 0 ;&quot;Desceu&quot; ; &quot;Estavel&quot;))" office:value-type="string" office:string-value="Desceu" calcext:value-type="string">
            <text:p>Desceu</text:p>
          </table:table-cell>
          <table:table-cell table:style-name="ce8" table:formula="of:=[.F82]/100" office:value-type="float" office:value="-0.34" calcext:value-type="float">
            <text:p>-0.34</text:p>
          </table:table-cell>
          <table:table-cell table:style-name="ce11" table:formula="of:=[.C82]/(1+[.Y82])" office:value-type="currency" office:currency="R$ " office:value="8.96969696969697" calcext:value-type="currency">
            <text:p>R$ 8.97</text:p>
          </table:table-cell>
          <table:table-cell table:style-name="ce11" table:formula="of:=([.C82] - [.Z82]) *[.N82]" office:value-type="currency" office:currency="R$ " office:value="-604403916.41697" calcext:value-type="currency">
            <text:p>-R$ 604,403,916.42</text:p>
          </table:table-cell>
          <table:table-cell table:style-name="ce11" table:formula="of:=IF([.AA82] &gt;0 ;&quot;Subiu&quot; ; IF([.AA82]&lt; 0 ;&quot;Desceu&quot; ; &quot;Estavel&quot;))" office:value-type="string" office:string-value="Desceu" calcext:value-type="string">
            <text:p>Desceu</text:p>
          </table:table-cell>
          <table:table-cell table:style-name="ce8" table:formula="of:=[.H82]/100" office:value-type="float" office:value="-0.2544" calcext:value-type="float">
            <text:p>-0.2544</text:p>
          </table:table-cell>
          <table:table-cell table:style-name="ce11" table:formula="of:=[.C82]/(1+[.AC82])" office:value-type="currency" office:currency="R$ " office:value="7.93991416309013" calcext:value-type="currency">
            <text:p>R$ 7.94</text:p>
          </table:table-cell>
          <table:table-cell table:style-name="ce11" table:formula="of:=([.C82]-[.AD82])*[.N82]" office:value-type="currency" office:currency="R$ " office:value="-400316504.599828" calcext:value-type="currency">
            <text:p>-R$ 400,316,504.60</text:p>
          </table:table-cell>
          <table:table-cell table:style-name="ce11" table:formula="of:=IF([.AE82] &gt;0 ;&quot;Subiu&quot; ; IF([.AE82]&lt; 0 ;&quot;Desceu&quot; ; &quot;Estavel&quot;))" office:value-type="string" office:string-value="Desceu" calcext:value-type="string">
            <text:p>Desceu</text:p>
          </table:table-cell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1">
          <table:table-cell table:style-name="ce4" table:number-columns-repeated="12"/>
          <table:table-cell table:style-name="ce13"/>
          <table:table-cell table:style-name="ce4" table:number-columns-repeated="8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5" table:number-columns-repeated="12"/>
          <table:table-cell table:style-name="ce14"/>
          <table:table-cell table:style-name="ce5" table:number-columns-repeated="8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" table:style-name="ta2">
        <table:table-column table:style-name="co22" table:number-columns-repeated="1024" table:default-cell-style-name="Default"/>
        <table:table-row table:style-name="ro1">
          <table:table-cell table:style-name="ce23" office:value-type="string" calcext:value-type="string">
            <text:p>Nome da empresa</text:p>
          </table:table-cell>
          <table:table-cell table:style-name="ce25" office:value-type="string" calcext:value-type="string">
            <text:p>Segmento</text:p>
          </table:table-cell>
          <table:table-cell table:style-name="ce27" office:value-type="string" calcext:value-type="string">
            <text:p>Idade (anos)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Usiminas</text:p>
          </table:table-cell>
          <table:table-cell table:style-name="ce26" office:value-type="string" calcext:value-type="string">
            <text:p>Siderurgia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SN Mineração</text:p>
          </table:table-cell>
          <table:table-cell table:style-name="ce26" office:value-type="string" calcext:value-type="string">
            <text:p>Mineração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Petrobras</text:p>
          </table:table-cell>
          <table:table-cell table:style-name="ce26" office:value-type="string" calcext:value-type="string">
            <text:p>Petróleo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zano</text:p>
          </table:table-cell>
          <table:table-cell table:style-name="ce26" office:value-type="string" calcext:value-type="string">
            <text:p>Papel e Celulose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PFL Energia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PetroRio</text:p>
          </table:table-cell>
          <table:table-cell table:style-name="ce26" office:value-type="string" calcext:value-type="string">
            <text:p>Petróleo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Petrobras</text:p>
          </table:table-cell>
          <table:table-cell table:style-name="ce26" office:value-type="string" calcext:value-type="string">
            <text:p>Petróleo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Vale</text:p>
          </table:table-cell>
          <table:table-cell table:style-name="ce26" office:value-type="string" calcext:value-type="string">
            <text:p>Mineração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ultiplan</text:p>
          </table:table-cell>
          <table:table-cell table:style-name="ce26" office:value-type="string" calcext:value-type="string">
            <text:p>Shopping Centers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taú Unibanco</text:p>
          </table:table-cell>
          <table:table-cell table:style-name="ce26" office:value-type="string" calcext:value-type="string">
            <text:p>Banco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ede D'Or</text:p>
          </table:table-cell>
          <table:table-cell table:style-name="ce26" office:value-type="string" calcext:value-type="string">
            <text:p>Saúde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raskem</text:p>
          </table:table-cell>
          <table:table-cell table:style-name="ce26" office:value-type="string" calcext:value-type="string">
            <text:p>Química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zul</text:p>
          </table:table-cell>
          <table:table-cell table:style-name="ce26" office:value-type="string" calcext:value-type="string">
            <text:p>Aviação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3R Petroleum</text:p>
          </table:table-cell>
          <table:table-cell table:style-name="ce26" office:value-type="string" calcext:value-type="string">
            <text:p>Petróleo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quatorial Energia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derúrgica Nacional</text:p>
          </table:table-cell>
          <table:table-cell table:style-name="ce26" office:value-type="string" calcext:value-type="string">
            <text:p>Siderurgia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YDUQS</text:p>
          </table:table-cell>
          <table:table-cell table:style-name="ce26" office:value-type="string" calcext:value-type="string">
            <text:p>Educação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Ultrapar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RV</text:p>
          </table:table-cell>
          <table:table-cell table:style-name="ce26" office:value-type="string" calcext:value-type="string">
            <text:p>Construção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ezzo</text:p>
          </table:table-cell>
          <table:table-cell table:style-name="ce26" office:value-type="string" calcext:value-type="string">
            <text:p>Moda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anco Bradesco</text:p>
          </table:table-cell>
          <table:table-cell table:style-name="ce26" office:value-type="string" calcext:value-type="string">
            <text:p>Banco</text:p>
          </table:table-cell>
          <table:table-cell table:style-name="ce26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inerva</text:p>
          </table:table-cell>
          <table:table-cell table:style-name="ce26" office:value-type="string" calcext:value-type="string">
            <text:p>Alimentos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rupo Pão de Açúcar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RF</text:p>
          </table:table-cell>
          <table:table-cell table:style-name="ce26" office:value-type="string" calcext:value-type="string">
            <text:p>Alimentos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Vivo</text:p>
          </table:table-cell>
          <table:table-cell table:style-name="ce26" office:value-type="string" calcext:value-type="string">
            <text:p>Telecomunicações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umo</text:p>
          </table:table-cell>
          <table:table-cell table:style-name="ce26" office:value-type="string" calcext:value-type="string">
            <text:p>Logística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ielo</text:p>
          </table:table-cell>
          <table:table-cell table:style-name="ce26" office:value-type="string" calcext:value-type="string">
            <text:p>Meios de Pagamento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exco</text:p>
          </table:table-cell>
          <table:table-cell table:style-name="ce26" office:value-type="string" calcext:value-type="string">
            <text:p>Imobiliário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TIM</text:p>
          </table:table-cell>
          <table:table-cell table:style-name="ce26" office:value-type="string" calcext:value-type="string">
            <text:p>Telecomunicações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radespar</text:p>
          </table:table-cell>
          <table:table-cell table:style-name="ce26" office:value-type="string" calcext:value-type="string">
            <text:p>Holding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ocaweb</text:p>
          </table:table-cell>
          <table:table-cell table:style-name="ce26" office:value-type="string" calcext:value-type="string">
            <text:p>Tecnologia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PetroRecôncavo</text:p>
          </table:table-cell>
          <table:table-cell table:style-name="ce26" office:value-type="string" calcext:value-type="string">
            <text:p>Petróleo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taúsa</text:p>
          </table:table-cell>
          <table:table-cell table:style-name="ce26" office:value-type="string" calcext:value-type="string">
            <text:p>Holding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anco do Brasil</text:p>
          </table:table-cell>
          <table:table-cell table:style-name="ce26" office:value-type="string" calcext:value-type="string">
            <text:p>Banco</text:p>
          </table:table-cell>
          <table:table-cell table:style-name="ce26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aiaDrogasil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etalúrgica Gerdau</text:p>
          </table:table-cell>
          <table:table-cell table:style-name="ce26" office:value-type="string" calcext:value-type="string">
            <text:p>Siderurgia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san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JBS</text:p>
          </table:table-cell>
          <table:table-cell table:style-name="ce26" office:value-type="string" calcext:value-type="string">
            <text:p>Alimentos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agazine Luiza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anco Bradesco</text:p>
          </table:table-cell>
          <table:table-cell table:style-name="ce26" office:value-type="string" calcext:value-type="string">
            <text:p>Banco</text:p>
          </table:table-cell>
          <table:table-cell table:style-name="ce26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erdau</text:p>
          </table:table-cell>
          <table:table-cell table:style-name="ce26" office:value-type="string" calcext:value-type="string">
            <text:p>Siderurgia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aízen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pel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rupo Vamos</text:p>
          </table:table-cell>
          <table:table-cell table:style-name="ce26" office:value-type="string" calcext:value-type="string">
            <text:p>Logística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arfrig</text:p>
          </table:table-cell>
          <table:table-cell table:style-name="ce26" office:value-type="string" calcext:value-type="string">
            <text:p>Alimentos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mbev</text:p>
          </table:table-cell>
          <table:table-cell table:style-name="ce26" office:value-type="string" calcext:value-type="string">
            <text:p>Bebidas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B Seguridade</text:p>
          </table:table-cell>
          <table:table-cell table:style-name="ce26" office:value-type="string" calcext:value-type="string">
            <text:p>Seguros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abesp</text:p>
          </table:table-cell>
          <table:table-cell table:style-name="ce26" office:value-type="string" calcext:value-type="string">
            <text:p>Saneamento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Totvs</text:p>
          </table:table-cell>
          <table:table-cell table:style-name="ce26" office:value-type="string" calcext:value-type="string">
            <text:p>Tecnologia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EMIG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letrobras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neva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WEG</text:p>
          </table:table-cell>
          <table:table-cell table:style-name="ce26" office:value-type="string" calcext:value-type="string">
            <text:p>Automação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LC Agrícola</text:p>
          </table:table-cell>
          <table:table-cell table:style-name="ce26" office:value-type="string" calcext:value-type="string">
            <text:p>Agronegócio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LOS3</text:p>
          </table:table-cell>
          <table:table-cell table:style-name="ce26" office:value-type="string" calcext:value-type="string">
            <text:p>Telecomunicações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rupo CCR</text:p>
          </table:table-cell>
          <table:table-cell table:style-name="ce26" office:value-type="string" calcext:value-type="string">
            <text:p>Infraestrutura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gna</text:p>
          </table:table-cell>
          <table:table-cell table:style-name="ce26" office:value-type="string" calcext:value-type="string">
            <text:p>Educação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Transmissão Paulista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ngie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Vibra Energia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RB Brasil RE</text:p>
          </table:table-cell>
          <table:table-cell table:style-name="ce26" office:value-type="string" calcext:value-type="string">
            <text:p>Seguros</text:p>
          </table:table-cell>
          <table:table-cell table:style-name="ce26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letrobras</text:p>
          </table:table-cell>
          <table:table-cell table:style-name="ce26" office:value-type="string" calcext:value-type="string">
            <text:p>Energia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Petz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ZTEC</text:p>
          </table:table-cell>
          <table:table-cell table:style-name="ce26" office:value-type="string" calcext:value-type="string">
            <text:p>Imobiliário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leury</text:p>
          </table:table-cell>
          <table:table-cell table:style-name="ce26" office:value-type="string" calcext:value-type="string">
            <text:p>Saúde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rupo Soma</text:p>
          </table:table-cell>
          <table:table-cell table:style-name="ce26" office:value-type="string" calcext:value-type="string">
            <text:p>Moda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lpargatas</text:p>
          </table:table-cell>
          <table:table-cell table:style-name="ce26" office:value-type="string" calcext:value-type="string">
            <text:p>Moda</text:p>
          </table:table-cell>
          <table:table-cell table:style-name="ce26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yrela</text:p>
          </table:table-cell>
          <table:table-cell table:style-name="ce26" office:value-type="string" calcext:value-type="string">
            <text:p>Construção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mbraer</text:p>
          </table:table-cell>
          <table:table-cell table:style-name="ce26" office:value-type="string" calcext:value-type="string">
            <text:p>Aeronáutica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Natura</text:p>
          </table:table-cell>
          <table:table-cell table:style-name="ce26" office:value-type="string" calcext:value-type="string">
            <text:p>Cosméticos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ssaí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3</text:p>
          </table:table-cell>
          <table:table-cell table:style-name="ce26" office:value-type="string" calcext:value-type="string">
            <text:p>Bolsa de Valores</text:p>
          </table:table-cell>
          <table:table-cell table:style-name="ce26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ypera</text:p>
          </table:table-cell>
          <table:table-cell table:style-name="ce26" office:value-type="string" calcext:value-type="string">
            <text:p>Farmacêutica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ão Martinho</text:p>
          </table:table-cell>
          <table:table-cell table:style-name="ce26" office:value-type="string" calcext:value-type="string">
            <text:p>Açúcar e Álcool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apvida</text:p>
          </table:table-cell>
          <table:table-cell table:style-name="ce26" office:value-type="string" calcext:value-type="string">
            <text:p>Saúde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ojas Renner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arrefour Brasil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asas Bahia</text:p>
          </table:table-cell>
          <table:table-cell table:style-name="ce26" office:value-type="string" calcext:value-type="string">
            <text:p>Varejo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ocaliza</text:p>
          </table:table-cell>
          <table:table-cell table:style-name="ce26" office:value-type="string" calcext:value-type="string">
            <text:p>Aluguel de Carros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VC</text:p>
          </table:table-cell>
          <table:table-cell table:style-name="ce26" office:value-type="string" calcext:value-type="string">
            <text:p>Turismo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OL</text:p>
          </table:table-cell>
          <table:table-cell table:style-name="ce26" office:value-type="string" calcext:value-type="string">
            <text:p>Aviação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_de_acoes" table:style-name="ta3">
        <table:table-column table:style-name="co12" table:default-cell-style-name="Default"/>
        <table:table-column table:style-name="co22" table:number-columns-repeated="1023" table:default-cell-style-name="Default"/>
        <table:table-row table:style-name="ro1">
          <table:table-cell table:style-name="ce28" office:value-type="string" calcext:value-type="string">
            <text:p>Código</text:p>
          </table:table-cell>
          <table:table-cell table:style-name="ce28" office:value-type="string" calcext:value-type="string">
            <text:p>Qtde. Teórica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RRP3</text:p>
          </table:table-cell>
          <table:table-cell table:style-name="ce31" office:value-type="float" office:value="235665566" calcext:value-type="float">
            <text:p>235,665,56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LOS3</text:p>
          </table:table-cell>
          <table:table-cell table:style-name="ce31" office:value-type="float" office:value="532616595" calcext:value-type="float">
            <text:p>532,616,595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LPA4</text:p>
          </table:table-cell>
          <table:table-cell table:style-name="ce31" office:value-type="float" office:value="176733968" calcext:value-type="float">
            <text:p>176,733,96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BEV3</text:p>
          </table:table-cell>
          <table:table-cell table:style-name="ce31" office:value-type="float" office:value="4394245879" calcext:value-type="float">
            <text:p>4,394,245,879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RZZ3</text:p>
          </table:table-cell>
          <table:table-cell table:style-name="ce31" office:value-type="float" office:value="62305891" calcext:value-type="float">
            <text:p>62,305,89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SAI3</text:p>
          </table:table-cell>
          <table:table-cell table:style-name="ce31" office:value-type="float" office:value="1349217892" calcext:value-type="float">
            <text:p>1,349,217,89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ZUL4</text:p>
          </table:table-cell>
          <table:table-cell table:style-name="ce31" office:value-type="float" office:value="327593725" calcext:value-type="float">
            <text:p>327,593,725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3SA3</text:p>
          </table:table-cell>
          <table:table-cell table:style-name="ce31" office:value-type="float" office:value="5602790110" calcext:value-type="float">
            <text:p>5,602,790,11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BSE3</text:p>
          </table:table-cell>
          <table:table-cell table:style-name="ce31" office:value-type="float" office:value="671750768" calcext:value-type="float">
            <text:p>671,750,76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BDC3</text:p>
          </table:table-cell>
          <table:table-cell table:style-name="ce31" office:value-type="float" office:value="1500728902" calcext:value-type="float">
            <text:p>1,500,728,90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BDC4</text:p>
          </table:table-cell>
          <table:table-cell table:style-name="ce31" office:value-type="float" office:value="5146576868" calcext:value-type="float">
            <text:p>5,146,576,86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RAP4</text:p>
          </table:table-cell>
          <table:table-cell table:style-name="ce31" office:value-type="float" office:value="251003438" calcext:value-type="float">
            <text:p>251,003,43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BAS3</text:p>
          </table:table-cell>
          <table:table-cell table:style-name="ce31" office:value-type="float" office:value="1420949112" calcext:value-type="float">
            <text:p>1,420,949,11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RKM5</text:p>
          </table:table-cell>
          <table:table-cell table:style-name="ce31" office:value-type="float" office:value="265877867" calcext:value-type="float">
            <text:p>265,877,86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RFS3</text:p>
          </table:table-cell>
          <table:table-cell table:style-name="ce31" office:value-type="float" office:value="1677525446" calcext:value-type="float">
            <text:p>1,677,525,44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PAC11</text:p>
          </table:table-cell>
          <table:table-cell table:style-name="ce31" office:value-type="float" office:value="1150645866" calcext:value-type="float">
            <text:p>1,150,645,86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RFB3</text:p>
          </table:table-cell>
          <table:table-cell table:style-name="ce31" office:value-type="float" office:value="533990587" calcext:value-type="float">
            <text:p>533,990,58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HIA3</text:p>
          </table:table-cell>
          <table:table-cell table:style-name="ce31" office:value-type="float" office:value="94843047" calcext:value-type="float">
            <text:p>94,843,04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CRO3</text:p>
          </table:table-cell>
          <table:table-cell table:style-name="ce31" office:value-type="float" office:value="995335937" calcext:value-type="float">
            <text:p>995,335,93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MIG4</text:p>
          </table:table-cell>
          <table:table-cell table:style-name="ce31" office:value-type="float" office:value="1437415777" calcext:value-type="float">
            <text:p>1,437,415,77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IEL3</text:p>
          </table:table-cell>
          <table:table-cell table:style-name="ce31" office:value-type="float" office:value="1095462329" calcext:value-type="float">
            <text:p>1,095,462,329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GN3</text:p>
          </table:table-cell>
          <table:table-cell table:style-name="ce31" office:value-type="float" office:value="1814920980" calcext:value-type="float">
            <text:p>1,814,920,98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PLE6</text:p>
          </table:table-cell>
          <table:table-cell table:style-name="ce31" office:value-type="float" office:value="1679335290" calcext:value-type="float">
            <text:p>1,679,335,29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SAN3</text:p>
          </table:table-cell>
          <table:table-cell table:style-name="ce31" office:value-type="float" office:value="1168097881" calcext:value-type="float">
            <text:p>1,168,097,88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PFE3</text:p>
          </table:table-cell>
          <table:table-cell table:style-name="ce31" office:value-type="float" office:value="187732538" calcext:value-type="float">
            <text:p>187,732,53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MIN3</text:p>
          </table:table-cell>
          <table:table-cell table:style-name="ce31" office:value-type="float" office:value="1110559345" calcext:value-type="float">
            <text:p>1,110,559,345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VCB3</text:p>
          </table:table-cell>
          <table:table-cell table:style-name="ce31" office:value-type="float" office:value="525582771" calcext:value-type="float">
            <text:p>525,582,77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YRE3</text:p>
          </table:table-cell>
          <table:table-cell table:style-name="ce31" office:value-type="float" office:value="265784616" calcext:value-type="float">
            <text:p>265,784,61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DXCO3</text:p>
          </table:table-cell>
          <table:table-cell table:style-name="ce31" office:value-type="float" office:value="302768240" calcext:value-type="float">
            <text:p>302,768,24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LET3</text:p>
          </table:table-cell>
          <table:table-cell table:style-name="ce31" office:value-type="float" office:value="1980568384" calcext:value-type="float">
            <text:p>1,980,568,38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LET6</text:p>
          </table:table-cell>
          <table:table-cell table:style-name="ce31" office:value-type="float" office:value="268544014" calcext:value-type="float">
            <text:p>268,544,01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MBR3</text:p>
          </table:table-cell>
          <table:table-cell table:style-name="ce31" office:value-type="float" office:value="734632705" calcext:value-type="float">
            <text:p>734,632,705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NGI11</text:p>
          </table:table-cell>
          <table:table-cell table:style-name="ce31" office:value-type="float" office:value="290386402" calcext:value-type="float">
            <text:p>290,386,40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NEV3</text:p>
          </table:table-cell>
          <table:table-cell table:style-name="ce31" office:value-type="float" office:value="1579130168" calcext:value-type="float">
            <text:p>1,579,130,16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GIE3</text:p>
          </table:table-cell>
          <table:table-cell table:style-name="ce31" office:value-type="float" office:value="255236961" calcext:value-type="float">
            <text:p>255,236,96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QTL3</text:p>
          </table:table-cell>
          <table:table-cell table:style-name="ce31" office:value-type="float" office:value="1095587251" calcext:value-type="float">
            <text:p>1,095,587,25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EZTC3</text:p>
          </table:table-cell>
          <table:table-cell table:style-name="ce31" office:value-type="float" office:value="91514307" calcext:value-type="float">
            <text:p>91,514,30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FLRY3</text:p>
          </table:table-cell>
          <table:table-cell table:style-name="ce31" office:value-type="float" office:value="240822651" calcext:value-type="float">
            <text:p>240,822,65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GGBR4</text:p>
          </table:table-cell>
          <table:table-cell table:style-name="ce31" office:value-type="float" office:value="1118525506" calcext:value-type="float">
            <text:p>1,118,525,50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GOAU4</text:p>
          </table:table-cell>
          <table:table-cell table:style-name="ce31" office:value-type="float" office:value="660411219" calcext:value-type="float">
            <text:p>660,411,219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GOLL4</text:p>
          </table:table-cell>
          <table:table-cell table:style-name="ce31" office:value-type="float" office:value="198184909" calcext:value-type="float">
            <text:p>198,184,909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NTCO3</text:p>
          </table:table-cell>
          <table:table-cell table:style-name="ce31" office:value-type="float" office:value="846244302" calcext:value-type="float">
            <text:p>846,244,30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SOMA3</text:p>
          </table:table-cell>
          <table:table-cell table:style-name="ce31" office:value-type="float" office:value="496029967" calcext:value-type="float">
            <text:p>496,029,96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HAPV3</text:p>
          </table:table-cell>
          <table:table-cell table:style-name="ce31" office:value-type="float" office:value="4394332306" calcext:value-type="float">
            <text:p>4,394,332,30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HYPE3</text:p>
          </table:table-cell>
          <table:table-cell table:style-name="ce31" office:value-type="float" office:value="409490388" calcext:value-type="float">
            <text:p>409,490,38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IGTI11</text:p>
          </table:table-cell>
          <table:table-cell table:style-name="ce31" office:value-type="float" office:value="217622138" calcext:value-type="float">
            <text:p>217,622,13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IRBR3</text:p>
          </table:table-cell>
          <table:table-cell table:style-name="ce31" office:value-type="float" office:value="81838843" calcext:value-type="float">
            <text:p>81,838,843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ITSA4</text:p>
          </table:table-cell>
          <table:table-cell table:style-name="ce31" office:value-type="float" office:value="5372783971" calcext:value-type="float">
            <text:p>5,372,783,97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ITUB4</text:p>
          </table:table-cell>
          <table:table-cell table:style-name="ce31" office:value-type="float" office:value="4801593832" calcext:value-type="float">
            <text:p>4,801,593,83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JBSS3</text:p>
          </table:table-cell>
          <table:table-cell table:style-name="ce31" office:value-type="float" office:value="1134986472" calcext:value-type="float">
            <text:p>1,134,986,47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KLBN11</text:p>
          </table:table-cell>
          <table:table-cell table:style-name="ce31" office:value-type="float" office:value="706747385" calcext:value-type="float">
            <text:p>706,747,385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ENT3</text:p>
          </table:table-cell>
          <table:table-cell table:style-name="ce31" office:value-type="float" office:value="853202347" calcext:value-type="float">
            <text:p>853,202,34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LREN3</text:p>
          </table:table-cell>
          <table:table-cell table:style-name="ce31" office:value-type="float" office:value="951329770" calcext:value-type="float">
            <text:p>951,329,77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LWSA3</text:p>
          </table:table-cell>
          <table:table-cell table:style-name="ce31" office:value-type="float" office:value="393173139" calcext:value-type="float">
            <text:p>393,173,139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MGLU3</text:p>
          </table:table-cell>
          <table:table-cell table:style-name="ce31" office:value-type="float" office:value="2867627068" calcext:value-type="float">
            <text:p>2,867,627,06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MRFG3</text:p>
          </table:table-cell>
          <table:table-cell table:style-name="ce31" office:value-type="float" office:value="331799687" calcext:value-type="float">
            <text:p>331,799,687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EEF3</text:p>
          </table:table-cell>
          <table:table-cell table:style-name="ce31" office:value-type="float" office:value="261036182" calcext:value-type="float">
            <text:p>261,036,18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MRVE3</text:p>
          </table:table-cell>
          <table:table-cell table:style-name="ce31" office:value-type="float" office:value="376187582" calcext:value-type="float">
            <text:p>376,187,58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MULT3</text:p>
          </table:table-cell>
          <table:table-cell table:style-name="ce31" office:value-type="float" office:value="268505432" calcext:value-type="float">
            <text:p>268,505,43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PCAR3</text:p>
          </table:table-cell>
          <table:table-cell table:style-name="ce31" office:value-type="float" office:value="159430826" calcext:value-type="float">
            <text:p>159,430,82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PETR3</text:p>
          </table:table-cell>
          <table:table-cell table:style-name="ce31" office:value-type="float" office:value="2379877655" calcext:value-type="float">
            <text:p>2,379,877,655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PETR4</text:p>
          </table:table-cell>
          <table:table-cell table:style-name="ce31" office:value-type="float" office:value="4566445852" calcext:value-type="float">
            <text:p>4,566,445,85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ECV3</text:p>
          </table:table-cell>
          <table:table-cell table:style-name="ce31" office:value-type="float" office:value="275005663" calcext:value-type="float">
            <text:p>275,005,663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PRIO3</text:p>
          </table:table-cell>
          <table:table-cell table:style-name="ce31" office:value-type="float" office:value="800010734" calcext:value-type="float">
            <text:p>800,010,73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PETZ3</text:p>
          </table:table-cell>
          <table:table-cell table:style-name="ce31" office:value-type="float" office:value="309729428" calcext:value-type="float">
            <text:p>309,729,428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ADL3</text:p>
          </table:table-cell>
          <table:table-cell table:style-name="ce31" office:value-type="float" office:value="1275798515" calcext:value-type="float">
            <text:p>1,275,798,515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AIZ4</text:p>
          </table:table-cell>
          <table:table-cell table:style-name="ce31" office:value-type="float" office:value="1193047233" calcext:value-type="float">
            <text:p>1,193,047,233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DOR3</text:p>
          </table:table-cell>
          <table:table-cell table:style-name="ce31" office:value-type="float" office:value="1168230366" calcext:value-type="float">
            <text:p>1,168,230,36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AIL3</text:p>
          </table:table-cell>
          <table:table-cell table:style-name="ce31" office:value-type="float" office:value="1218352541" calcext:value-type="float">
            <text:p>1,218,352,54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SBSP3</text:p>
          </table:table-cell>
          <table:table-cell table:style-name="ce31" office:value-type="float" office:value="340001799" calcext:value-type="float">
            <text:p>340,001,799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SANB11</text:p>
          </table:table-cell>
          <table:table-cell table:style-name="ce31" office:value-type="float" office:value="342918449" calcext:value-type="float">
            <text:p>342,918,449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SMTO3</text:p>
          </table:table-cell>
          <table:table-cell table:style-name="ce31" office:value-type="float" office:value="142377330" calcext:value-type="float">
            <text:p>142,377,33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SNA3</text:p>
          </table:table-cell>
          <table:table-cell table:style-name="ce31" office:value-type="float" office:value="600865451" calcext:value-type="float">
            <text:p>600,865,45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SLCE3</text:p>
          </table:table-cell>
          <table:table-cell table:style-name="ce31" office:value-type="float" office:value="195751130" calcext:value-type="float">
            <text:p>195,751,13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SUZB3</text:p>
          </table:table-cell>
          <table:table-cell table:style-name="ce31" office:value-type="float" office:value="683452836" calcext:value-type="float">
            <text:p>683,452,83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TAEE11</text:p>
          </table:table-cell>
          <table:table-cell table:style-name="ce31" office:value-type="float" office:value="218568234" calcext:value-type="float">
            <text:p>218,568,23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VIVT3</text:p>
          </table:table-cell>
          <table:table-cell table:style-name="ce31" office:value-type="float" office:value="423091712" calcext:value-type="float">
            <text:p>423,091,71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TIMS3</text:p>
          </table:table-cell>
          <table:table-cell table:style-name="ce31" office:value-type="float" office:value="807896814" calcext:value-type="float">
            <text:p>807,896,81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TOTS3</text:p>
          </table:table-cell>
          <table:table-cell table:style-name="ce31" office:value-type="float" office:value="514122351" calcext:value-type="float">
            <text:p>514,122,35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TRPL4</text:p>
          </table:table-cell>
          <table:table-cell table:style-name="ce31" office:value-type="float" office:value="395801044" calcext:value-type="float">
            <text:p>395,801,04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UGPA3</text:p>
          </table:table-cell>
          <table:table-cell table:style-name="ce31" office:value-type="float" office:value="1086411192" calcext:value-type="float">
            <text:p>1,086,411,19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USIM5</text:p>
          </table:table-cell>
          <table:table-cell table:style-name="ce31" office:value-type="float" office:value="515117391" calcext:value-type="float">
            <text:p>515,117,39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VALE3</text:p>
          </table:table-cell>
          <table:table-cell table:style-name="ce31" office:value-type="float" office:value="4196924316" calcext:value-type="float">
            <text:p>4,196,924,31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VAMO3</text:p>
          </table:table-cell>
          <table:table-cell table:style-name="ce31" office:value-type="float" office:value="421383330" calcext:value-type="float">
            <text:p>421,383,33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VBBR3</text:p>
          </table:table-cell>
          <table:table-cell table:style-name="ce31" office:value-type="float" office:value="1114412532" calcext:value-type="float">
            <text:p>1,114,412,53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WEGE3</text:p>
          </table:table-cell>
          <table:table-cell table:style-name="ce31" office:value-type="float" office:value="1481593024" calcext:value-type="float">
            <text:p>1,481,593,02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YDUQ3</text:p>
          </table:table-cell>
          <table:table-cell table:style-name="ce31" office:value-type="float" office:value="289347914" calcext:value-type="float">
            <text:p>289,347,914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Quantidade Teórica Total</text:p>
          </table:table-cell>
          <table:table-cell table:style-name="ce31" office:value-type="float" office:value="96372098181" calcext:value-type="float">
            <text:p>96,372,098,181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Redutor</text:p>
          </table:table-cell>
          <table:table-cell table:style-name="ce32" office:value-type="float" office:value="17047850.7866643" calcext:value-type="float">
            <text:p>17,047,850.79</text:p>
          </table:table-cell>
          <table:table-cell table:number-columns-repeated="1022"/>
        </table:table-row>
        <table:table-row table:style-name="ro1" table:number-rows-repeated="910">
          <table:table-cell table:style-name="ce30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cker" table:style-name="ta4">
        <table:table-column table:style-name="co23" table:default-cell-style-name="Default"/>
        <table:table-column table:style-name="co24" table:default-cell-style-name="Default"/>
        <table:table-column table:style-name="co22" table:number-columns-repeated="1022" table:default-cell-style-name="Default"/>
        <table:table-row table:style-name="ro1">
          <table:table-cell table:style-name="ce33" office:value-type="string" calcext:value-type="string">
            <text:p>Ticker</text:p>
          </table:table-cell>
          <table:table-cell table:style-name="ce33" office:value-type="string" calcext:value-type="string">
            <text:p>Nom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GLU3</text:p>
          </table:table-cell>
          <table:table-cell table:style-name="ce34" office:value-type="string" calcext:value-type="string">
            <text:p>Magazine Luiz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APV3</text:p>
          </table:table-cell>
          <table:table-cell table:style-name="ce35" office:value-type="string" calcext:value-type="string">
            <text:p>Hapvid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ETR4</text:p>
          </table:table-cell>
          <table:table-cell table:style-name="ce34" office:value-type="string" calcext:value-type="string">
            <text:p>P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3SA3</text:p>
          </table:table-cell>
          <table:table-cell table:style-name="ce35" office:value-type="string" calcext:value-type="string">
            <text:p>B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USIM5</text:p>
          </table:table-cell>
          <table:table-cell table:style-name="ce34" office:value-type="string" calcext:value-type="string">
            <text:p>Usi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VCB3</text:p>
          </table:table-cell>
          <table:table-cell table:style-name="ce35" office:value-type="string" calcext:value-type="string">
            <text:p>CV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IEL3</text:p>
          </table:table-cell>
          <table:table-cell table:style-name="ce34" office:value-type="string" calcext:value-type="string">
            <text:p>Cie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VALE3</text:p>
          </table:table-cell>
          <table:table-cell table:style-name="ce35" office:value-type="string" calcext:value-type="string">
            <text:p>Va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GOLL4</text:p>
          </table:table-cell>
          <table:table-cell table:style-name="ce34" office:value-type="string" calcext:value-type="string">
            <text:p>GO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BDC4</text:p>
          </table:table-cell>
          <table:table-cell table:style-name="ce35" office:value-type="string" calcext:value-type="string">
            <text:p>Banco Brades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ZUL4</text:p>
          </table:table-cell>
          <table:table-cell table:style-name="ce34" office:value-type="string" calcext:value-type="string">
            <text:p>Az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OGN3</text:p>
          </table:table-cell>
          <table:table-cell table:style-name="ce35" office:value-type="string" calcext:value-type="string">
            <text:p>Cogn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ITSA4</text:p>
          </table:table-cell>
          <table:table-cell table:style-name="ce34" office:value-type="string" calcext:value-type="string">
            <text:p>Itaú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TUB4</text:p>
          </table:table-cell>
          <table:table-cell table:style-name="ce35" office:value-type="string" calcext:value-type="string">
            <text:p>Itaú Uniban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ETZ3</text:p>
          </table:table-cell>
          <table:table-cell table:style-name="ce34" office:value-type="string" calcext:value-type="string">
            <text:p>Pet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RVE3</text:p>
          </table:table-cell>
          <table:table-cell table:style-name="ce35" office:value-type="string" calcext:value-type="string">
            <text:p>MR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NTCO3</text:p>
          </table:table-cell>
          <table:table-cell table:style-name="ce34" office:value-type="string" calcext:value-type="string">
            <text:p>Natu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REN3</text:p>
          </table:table-cell>
          <table:table-cell table:style-name="ce35" office:value-type="string" calcext:value-type="string">
            <text:p>Lojas Renn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QTL3</text:p>
          </table:table-cell>
          <table:table-cell table:style-name="ce34" office:value-type="string" calcext:value-type="string">
            <text:p>Equatorial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ENT3</text:p>
          </table:table-cell>
          <table:table-cell table:style-name="ce35" office:value-type="string" calcext:value-type="string">
            <text:p>Localiz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OIBR3</text:p>
          </table:table-cell>
          <table:table-cell table:style-name="ce34" office:value-type="string" calcext:value-type="string">
            <text:p>O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MER3</text:p>
          </table:table-cell>
          <table:table-cell table:style-name="ce35" office:value-type="string" calcext:value-type="string">
            <text:p>America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ETR3</text:p>
          </table:table-cell>
          <table:table-cell table:style-name="ce34" office:value-type="string" calcext:value-type="string">
            <text:p>P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WSA3</text:p>
          </table:table-cell>
          <table:table-cell table:style-name="ce35" office:value-type="string" calcext:value-type="string">
            <text:p>Locaw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PLE6</text:p>
          </table:table-cell>
          <table:table-cell table:style-name="ce34" office:value-type="string" calcext:value-type="string">
            <text:p>Cop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XSE3</text:p>
          </table:table-cell>
          <table:table-cell table:style-name="ce35" office:value-type="string" calcext:value-type="string">
            <text:p>Caixa Seguridad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OMA3</text:p>
          </table:table-cell>
          <table:table-cell table:style-name="ce34" office:value-type="string" calcext:value-type="string">
            <text:p>Grupo So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BAS3</text:p>
          </table:table-cell>
          <table:table-cell table:style-name="ce35" office:value-type="string" calcext:value-type="string">
            <text:p>Banco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EQL3</text:p>
          </table:table-cell>
          <table:table-cell table:style-name="ce34" office:value-type="string" calcext:value-type="string">
            <text:p>Sequoia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AIL3</text:p>
          </table:table-cell>
          <table:table-cell table:style-name="ce35" office:value-type="string" calcext:value-type="string">
            <text:p>Ru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RIO3</text:p>
          </table:table-cell>
          <table:table-cell table:style-name="ce34" office:value-type="string" calcext:value-type="string">
            <text:p>PetroRi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PLE3</text:p>
          </table:table-cell>
          <table:table-cell table:style-name="ce35" office:value-type="string" calcext:value-type="string">
            <text:p>Cop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FS3</text:p>
          </table:table-cell>
          <table:table-cell table:style-name="ce34" office:value-type="string" calcext:value-type="string">
            <text:p>BRF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BEV3</text:p>
          </table:table-cell>
          <table:table-cell table:style-name="ce35" office:value-type="string" calcext:value-type="string">
            <text:p>Ambe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QUAL3</text:p>
          </table:table-cell>
          <table:table-cell table:style-name="ce34" office:value-type="string" calcext:value-type="string">
            <text:p>Qualicor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CSL4</text:p>
          </table:table-cell>
          <table:table-cell table:style-name="ce35" office:value-type="string" calcext:value-type="string">
            <text:p>Recru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LAS3</text:p>
          </table:table-cell>
          <table:table-cell table:style-name="ce34" office:value-type="string" calcext:value-type="string">
            <text:p>Multilas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SNA3</text:p>
          </table:table-cell>
          <table:table-cell table:style-name="ce35" office:value-type="string" calcext:value-type="string">
            <text:p>Siderúrgica Na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EEF3</text:p>
          </table:table-cell>
          <table:table-cell table:style-name="ce34" office:value-type="string" calcext:value-type="string">
            <text:p>Miner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SAI3</text:p>
          </table:table-cell>
          <table:table-cell table:style-name="ce35" office:value-type="string" calcext:value-type="string">
            <text:p>Assaí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MIG4</text:p>
          </table:table-cell>
          <table:table-cell table:style-name="ce34" office:value-type="string" calcext:value-type="string">
            <text:p>CEMI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FCM3</text:p>
          </table:table-cell>
          <table:table-cell table:style-name="ce35" office:value-type="string" calcext:value-type="string">
            <text:p>Infracommer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AIZ4</text:p>
          </table:table-cell>
          <table:table-cell table:style-name="ce34" office:value-type="string" calcext:value-type="string">
            <text:p>Raíz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CAR3</text:p>
          </table:table-cell>
          <table:table-cell table:style-name="ce35" office:value-type="string" calcext:value-type="string">
            <text:p>Grupo Pão de Açúc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AMO3</text:p>
          </table:table-cell>
          <table:table-cell table:style-name="ce34" office:value-type="string" calcext:value-type="string">
            <text:p>Grupo Vam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GBR4</text:p>
          </table:table-cell>
          <table:table-cell table:style-name="ce35" office:value-type="string" calcext:value-type="string">
            <text:p>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OMO4</text:p>
          </table:table-cell>
          <table:table-cell table:style-name="ce34" office:value-type="string" calcext:value-type="string">
            <text:p>Marcop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MIN3</text:p>
          </table:table-cell>
          <table:table-cell table:style-name="ce35" office:value-type="string" calcext:value-type="string">
            <text:p>CSN Miner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TRE3</text:p>
          </table:table-cell>
          <table:table-cell table:style-name="ce34" office:value-type="string" calcext:value-type="string">
            <text:p>Mitre Realt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NIM3</text:p>
          </table:table-cell>
          <table:table-cell table:style-name="ce35" office:value-type="string" calcext:value-type="string">
            <text:p>Ânima Educ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YRE3</text:p>
          </table:table-cell>
          <table:table-cell table:style-name="ce34" office:value-type="string" calcext:value-type="string">
            <text:p>Cyre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MAT3</text:p>
          </table:table-cell>
          <table:table-cell table:style-name="ce35" office:value-type="string" calcext:value-type="string">
            <text:p>Grupo Mateu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CSL3</text:p>
          </table:table-cell>
          <table:table-cell table:style-name="ce34" office:value-type="string" calcext:value-type="string">
            <text:p>Recru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RFG3</text:p>
          </table:table-cell>
          <table:table-cell table:style-name="ce35" office:value-type="string" calcext:value-type="string">
            <text:p>Marfri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GFSA3</text:p>
          </table:table-cell>
          <table:table-cell table:style-name="ce34" office:value-type="string" calcext:value-type="string">
            <text:p>Gaf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ADL3</text:p>
          </table:table-cell>
          <table:table-cell table:style-name="ce35" office:value-type="string" calcext:value-type="string">
            <text:p>RaiaDrog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WEGE3</text:p>
          </table:table-cell>
          <table:table-cell table:style-name="ce34" office:value-type="string" calcext:value-type="string">
            <text:p>WE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UGPA3</text:p>
          </table:table-cell>
          <table:table-cell table:style-name="ce35" office:value-type="string" calcext:value-type="string">
            <text:p>Ultr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ULT3</text:p>
          </table:table-cell>
          <table:table-cell table:style-name="ce34" office:value-type="string" calcext:value-type="string">
            <text:p>Multipl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OAU4</text:p>
          </table:table-cell>
          <table:table-cell table:style-name="ce35" office:value-type="string" calcext:value-type="string">
            <text:p>Metalúrgica 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IMS3</text:p>
          </table:table-cell>
          <table:table-cell table:style-name="ce34" office:value-type="string" calcext:value-type="string">
            <text:p>TI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OVI3</text:p>
          </table:table-cell>
          <table:table-cell table:style-name="ce35" office:value-type="string" calcext:value-type="string">
            <text:p>Movid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RFB3</text:p>
          </table:table-cell>
          <table:table-cell table:style-name="ce34" office:value-type="string" calcext:value-type="string">
            <text:p>Carrefour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RZZ3</text:p>
          </table:table-cell>
          <table:table-cell table:style-name="ce35" office:value-type="string" calcext:value-type="string">
            <text:p>Arezz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END3</text:p>
          </table:table-cell>
          <table:table-cell table:style-name="ce34" office:value-type="string" calcext:value-type="string">
            <text:p>Construtora Tend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YPE3</text:p>
          </table:table-cell>
          <table:table-cell table:style-name="ce35" office:value-type="string" calcext:value-type="string">
            <text:p>Hype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ITT3</text:p>
          </table:table-cell>
          <table:table-cell table:style-name="ce34" office:value-type="string" calcext:value-type="string">
            <text:p>Vitt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BDC3</text:p>
          </table:table-cell>
          <table:table-cell table:style-name="ce35" office:value-type="string" calcext:value-type="string">
            <text:p>Banco Brades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YDUQ3</text:p>
          </table:table-cell>
          <table:table-cell table:style-name="ce34" office:value-type="string" calcext:value-type="string">
            <text:p>YDUQ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ERI3</text:p>
          </table:table-cell>
          <table:table-cell table:style-name="ce35" office:value-type="string" calcext:value-type="string">
            <text:p>Aeris Energ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HIA3</text:p>
          </table:table-cell>
          <table:table-cell table:style-name="ce34" office:value-type="string" calcext:value-type="string">
            <text:p>Casas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UZB3</text:p>
          </table:table-cell>
          <table:table-cell table:style-name="ce35" office:value-type="string" calcext:value-type="string">
            <text:p>Suza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BFG3</text:p>
          </table:table-cell>
          <table:table-cell table:style-name="ce34" office:value-type="string" calcext:value-type="string">
            <text:p>Grupo SBF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AP4</text:p>
          </table:table-cell>
          <table:table-cell table:style-name="ce35" office:value-type="string" calcext:value-type="string">
            <text:p>Brades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GMN3</text:p>
          </table:table-cell>
          <table:table-cell table:style-name="ce34" office:value-type="string" calcext:value-type="string">
            <text:p>Pague Men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BSE3</text:p>
          </table:table-cell>
          <table:table-cell table:style-name="ce35" office:value-type="string" calcext:value-type="string">
            <text:p>BB Seguridad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HBSA3</text:p>
          </table:table-cell>
          <table:table-cell table:style-name="ce34" office:value-type="string" calcext:value-type="string">
            <text:p>Hidrovias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BAV3</text:p>
          </table:table-cell>
          <table:table-cell table:style-name="ce35" office:value-type="string" calcext:value-type="string">
            <text:p>CB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URE3</text:p>
          </table:table-cell>
          <table:table-cell table:style-name="ce34" office:value-type="string" calcext:value-type="string">
            <text:p>VTRM ENERGIA PARTICIPAÃiES S.A.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ASH3</text:p>
          </table:table-cell>
          <table:table-cell table:style-name="ce35" office:value-type="string" calcext:value-type="string">
            <text:p>Méliu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XCO3</text:p>
          </table:table-cell>
          <table:table-cell table:style-name="ce34" office:value-type="string" calcext:value-type="string">
            <text:p>Dex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RRP3</text:p>
          </table:table-cell>
          <table:table-cell table:style-name="ce35" office:value-type="string" calcext:value-type="string">
            <text:p>3R Petroleu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MBR3</text:p>
          </table:table-cell>
          <table:table-cell table:style-name="ce34" office:value-type="string" calcext:value-type="string">
            <text:p>Embra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LET3</text:p>
          </table:table-cell>
          <table:table-cell table:style-name="ce35" office:value-type="string" calcext:value-type="string">
            <text:p>El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DOR3</text:p>
          </table:table-cell>
          <table:table-cell table:style-name="ce34" office:value-type="string" calcext:value-type="string">
            <text:p>Rede D'O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MTO3</text:p>
          </table:table-cell>
          <table:table-cell table:style-name="ce35" office:value-type="string" calcext:value-type="string">
            <text:p>São Martinh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AB3</text:p>
          </table:table-cell>
          <table:table-cell table:style-name="ce34" office:value-type="string" calcext:value-type="string">
            <text:p>C&amp;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JHSF3</text:p>
          </table:table-cell>
          <table:table-cell table:style-name="ce35" office:value-type="string" calcext:value-type="string">
            <text:p>JHSF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BBR3</text:p>
          </table:table-cell>
          <table:table-cell table:style-name="ce34" office:value-type="string" calcext:value-type="string">
            <text:p>Vibr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IMH3</text:p>
          </table:table-cell>
          <table:table-cell table:style-name="ce35" office:value-type="string" calcext:value-type="string">
            <text:p>Sim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NEV3</text:p>
          </table:table-cell>
          <table:table-cell table:style-name="ce34" office:value-type="string" calcext:value-type="string">
            <text:p>Ene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ECV3</text:p>
          </table:table-cell>
          <table:table-cell table:style-name="ce35" office:value-type="string" calcext:value-type="string">
            <text:p>PetroRecôncav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ULC3</text:p>
          </table:table-cell>
          <table:table-cell table:style-name="ce34" office:value-type="string" calcext:value-type="string">
            <text:p>Vulca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CRO3</text:p>
          </table:table-cell>
          <table:table-cell table:style-name="ce35" office:value-type="string" calcext:value-type="string">
            <text:p>Grupo CC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SAN3</text:p>
          </table:table-cell>
          <table:table-cell table:style-name="ce34" office:value-type="string" calcext:value-type="string">
            <text:p>Cos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KM5</text:p>
          </table:table-cell>
          <table:table-cell table:style-name="ce35" office:value-type="string" calcext:value-type="string">
            <text:p>Brask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COR3</text:p>
          </table:table-cell>
          <table:table-cell table:style-name="ce34" office:value-type="string" calcext:value-type="string">
            <text:p>EcoRodovi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FLRY3</text:p>
          </table:table-cell>
          <table:table-cell table:style-name="ce35" office:value-type="string" calcext:value-type="string">
            <text:p>Fleur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TBP3</text:p>
          </table:table-cell>
          <table:table-cell table:style-name="ce34" office:value-type="string" calcext:value-type="string">
            <text:p>Santos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JQQ3</text:p>
          </table:table-cell>
          <table:table-cell table:style-name="ce35" office:value-type="string" calcext:value-type="string">
            <text:p>Lojas Quero-Que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PFE3</text:p>
          </table:table-cell>
          <table:table-cell table:style-name="ce34" office:value-type="string" calcext:value-type="string">
            <text:p>CPFL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UAR3</text:p>
          </table:table-cell>
          <table:table-cell table:style-name="ce35" office:value-type="string" calcext:value-type="string">
            <text:p>Guararap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USIM3</text:p>
          </table:table-cell>
          <table:table-cell table:style-name="ce34" office:value-type="string" calcext:value-type="string">
            <text:p>Usi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RBR3</text:p>
          </table:table-cell>
          <table:table-cell table:style-name="ce35" office:value-type="string" calcext:value-type="string">
            <text:p>IRB Brasil R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DGR3</text:p>
          </table:table-cell>
          <table:table-cell table:style-name="ce34" office:value-type="string" calcext:value-type="string">
            <text:p>PDG Realt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SSA3</text:p>
          </table:table-cell>
          <table:table-cell table:style-name="ce35" office:value-type="string" calcext:value-type="string">
            <text:p>Porto Segu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JBSS3</text:p>
          </table:table-cell>
          <table:table-cell table:style-name="ce34" office:value-type="string" calcext:value-type="string">
            <text:p>JB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BSP3</text:p>
          </table:table-cell>
          <table:table-cell table:style-name="ce35" office:value-type="string" calcext:value-type="string">
            <text:p>Sab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APR4</text:p>
          </table:table-cell>
          <table:table-cell table:style-name="ce34" office:value-type="string" calcext:value-type="string">
            <text:p>Sa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LPA4</text:p>
          </table:table-cell>
          <table:table-cell table:style-name="ce35" office:value-type="string" calcext:value-type="string">
            <text:p>Alpargat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LCE3</text:p>
          </table:table-cell>
          <table:table-cell table:style-name="ce34" office:value-type="string" calcext:value-type="string">
            <text:p>SLC Agríco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SMG3</text:p>
          </table:table-cell>
          <table:table-cell table:style-name="ce35" office:value-type="string" calcext:value-type="string">
            <text:p>COP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APT4</text:p>
          </table:table-cell>
          <table:table-cell table:style-name="ce34" office:value-type="string" calcext:value-type="string">
            <text:p>Rand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ALOS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ZTC3</text:p>
          </table:table-cell>
          <table:table-cell table:style-name="ce34" office:value-type="string" calcext:value-type="string">
            <text:p>EZTE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OTS3</text:p>
          </table:table-cell>
          <table:table-cell table:style-name="ce35" office:value-type="string" calcext:value-type="string">
            <text:p>Totv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BLY3</text:p>
          </table:table-cell>
          <table:table-cell table:style-name="ce34" office:value-type="string" calcext:value-type="string">
            <text:p>Mobl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URY3</text:p>
          </table:table-cell>
          <table:table-cell table:style-name="ce35" office:value-type="string" calcext:value-type="string">
            <text:p>Cur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OSI3</text:p>
          </table:table-cell>
          <table:table-cell table:style-name="ce34" office:value-type="string" calcext:value-type="string">
            <text:p>Positiv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VIVT3</text:p>
          </table:table-cell>
          <table:table-cell table:style-name="ce35" office:value-type="string" calcext:value-type="string">
            <text:p>Viv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ESB3</text:p>
          </table:table-cell>
          <table:table-cell table:style-name="ce34" office:value-type="string" calcext:value-type="string">
            <text:p>AES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ONCO3</text:p>
          </table:table-cell>
          <table:table-cell table:style-name="ce35" office:value-type="string" calcext:value-type="string">
            <text:p>Oncoclínic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ODPV3</text:p>
          </table:table-cell>
          <table:table-cell table:style-name="ce34" office:value-type="string" calcext:value-type="string">
            <text:p>Odontopre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KLBN4</text:p>
          </table:table-cell>
          <table:table-cell table:style-name="ce35" office:value-type="string" calcext:value-type="string">
            <text:p>Klab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YPK3</text:p>
          </table:table-cell>
          <table:table-cell table:style-name="ce34" office:value-type="string" calcext:value-type="string">
            <text:p>Iochpe-Maxi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MFT3</text:p>
          </table:table-cell>
          <table:table-cell table:style-name="ce35" office:value-type="string" calcext:value-type="string">
            <text:p>Smart Fi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KEPL3</text:p>
          </table:table-cell>
          <table:table-cell table:style-name="ce34" office:value-type="string" calcext:value-type="string">
            <text:p>Kepler Web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SPA3</text:p>
          </table:table-cell>
          <table:table-cell table:style-name="ce35" office:value-type="string" calcext:value-type="string">
            <text:p>Espaçolas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RPL4</text:p>
          </table:table-cell>
          <table:table-cell table:style-name="ce34" office:value-type="string" calcext:value-type="string">
            <text:p>Transmissão Paulis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GIE3</text:p>
          </table:table-cell>
          <table:table-cell table:style-name="ce35" office:value-type="string" calcext:value-type="string">
            <text:p>Engi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INTB3</text:p>
          </table:table-cell>
          <table:table-cell table:style-name="ce34" office:value-type="string" calcext:value-type="string">
            <text:p>Intel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EER3</text:p>
          </table:table-cell>
          <table:table-cell table:style-name="ce35" office:value-type="string" calcext:value-type="string">
            <text:p>Ser Educa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IVA3</text:p>
          </table:table-cell>
          <table:table-cell table:style-name="ce34" office:value-type="string" calcext:value-type="string">
            <text:p>Viva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GPS3</text:p>
          </table:table-cell>
          <table:table-cell table:style-name="ce35" office:value-type="string" calcext:value-type="string">
            <text:p>GP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SR6</text:p>
          </table:table-cell>
          <table:table-cell table:style-name="ce34" office:value-type="string" calcext:value-type="string">
            <text:p>Ban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LSA3</text:p>
          </table:table-cell>
          <table:table-cell table:style-name="ce35" office:value-type="string" calcext:value-type="string">
            <text:p>ClearSa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ILS3</text:p>
          </table:table-cell>
          <table:table-cell table:style-name="ce34" office:value-type="string" calcext:value-type="string">
            <text:p>Mil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TEN3</text:p>
          </table:table-cell>
          <table:table-cell table:style-name="ce35" office:value-type="string" calcext:value-type="string">
            <text:p>3t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IRR3</text:p>
          </table:table-cell>
          <table:table-cell table:style-name="ce34" office:value-type="string" calcext:value-type="string">
            <text:p>Dire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RND3</text:p>
          </table:table-cell>
          <table:table-cell table:style-name="ce35" office:value-type="string" calcext:value-type="string">
            <text:p>Grenden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HBRE3</text:p>
          </table:table-cell>
          <table:table-cell table:style-name="ce34" office:value-type="string" calcext:value-type="string">
            <text:p>HBR Realt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ZEV4</text:p>
          </table:table-cell>
          <table:table-cell table:style-name="ce35" office:value-type="string" calcext:value-type="string">
            <text:p>Azevedo &amp; Travass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NAT3</text:p>
          </table:table-cell>
          <table:table-cell table:style-name="ce34" office:value-type="string" calcext:value-type="string">
            <text:p>Enau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SRN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PAN4</text:p>
          </table:table-cell>
          <table:table-cell table:style-name="ce34" office:value-type="string" calcext:value-type="string">
            <text:p>Banco P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EAL3</text:p>
          </table:table-cell>
          <table:table-cell table:style-name="ce35" office:value-type="string" calcext:value-type="string">
            <text:p>IMC Aliment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OJA3</text:p>
          </table:table-cell>
          <table:table-cell table:style-name="ce34" office:value-type="string" calcext:value-type="string">
            <text:p>Boa Safra Semen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TUB3</text:p>
          </table:table-cell>
          <table:table-cell table:style-name="ce35" office:value-type="string" calcext:value-type="string">
            <text:p>Itaú Uniban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AML3</text:p>
          </table:table-cell>
          <table:table-cell table:style-name="ce34" office:value-type="string" calcext:value-type="string">
            <text:p>Camil Ali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MGB4</text:p>
          </table:table-cell>
          <table:table-cell table:style-name="ce35" office:value-type="string" calcext:value-type="string">
            <text:p>Banco BM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INE4</text:p>
          </table:table-cell>
          <table:table-cell table:style-name="ce34" office:value-type="string" calcext:value-type="string">
            <text:p>PIN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ZAMP3</text:p>
          </table:table-cell>
          <table:table-cell table:style-name="ce35" office:value-type="string" calcext:value-type="string">
            <text:p>Zam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TBL3</text:p>
          </table:table-cell>
          <table:table-cell table:style-name="ce34" office:value-type="string" calcext:value-type="string">
            <text:p>Portobel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JALL3</text:p>
          </table:table-cell>
          <table:table-cell table:style-name="ce35" office:value-type="string" calcext:value-type="string">
            <text:p>Jalles Machad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ANI3</text:p>
          </table:table-cell>
          <table:table-cell table:style-name="ce34" office:value-type="string" calcext:value-type="string">
            <text:p>Iran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NJU3</text:p>
          </table:table-cell>
          <table:table-cell table:style-name="ce35" office:value-type="string" calcext:value-type="string">
            <text:p>Enjoe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OPCT3</text:p>
          </table:table-cell>
          <table:table-cell table:style-name="ce34" office:value-type="string" calcext:value-type="string">
            <text:p>OceanPac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IT3</text:p>
          </table:table-cell>
          <table:table-cell table:style-name="ce35" office:value-type="string" calcext:value-type="string">
            <text:p>Brisane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FESA4</text:p>
          </table:table-cell>
          <table:table-cell table:style-name="ce34" office:value-type="string" calcext:value-type="string">
            <text:p>Ferb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UPA3</text:p>
          </table:table-cell>
          <table:table-cell table:style-name="ce35" office:value-type="string" calcext:value-type="string">
            <text:p>Lupatech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DNE3</text:p>
          </table:table-cell>
          <table:table-cell table:style-name="ce34" office:value-type="string" calcext:value-type="string">
            <text:p>Moura Dubeu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MBP3</text:p>
          </table:table-cell>
          <table:table-cell table:style-name="ce35" office:value-type="string" calcext:value-type="string">
            <text:p>Amb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SED3</text:p>
          </table:table-cell>
          <table:table-cell table:style-name="ce34" office:value-type="string" calcext:value-type="string">
            <text:p>Cruzeiro do Sul Educa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ATD3</text:p>
          </table:table-cell>
          <table:table-cell table:style-name="ce35" office:value-type="string" calcext:value-type="string">
            <text:p>Mater De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ESK3</text:p>
          </table:table-cell>
          <table:table-cell table:style-name="ce34" office:value-type="string" calcext:value-type="string">
            <text:p>Deskto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RIS3</text:p>
          </table:table-cell>
          <table:table-cell table:style-name="ce35" office:value-type="string" calcext:value-type="string">
            <text:p>T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NEOE3</text:p>
          </table:table-cell>
          <table:table-cell table:style-name="ce34" office:value-type="string" calcext:value-type="string">
            <text:p>Neo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VEN3</text:p>
          </table:table-cell>
          <table:table-cell table:style-name="ce35" office:value-type="string" calcext:value-type="string">
            <text:p>Ev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MAR3</text:p>
          </table:table-cell>
          <table:table-cell table:style-name="ce34" office:value-type="string" calcext:value-type="string">
            <text:p>Lojas Mar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VLID3</text:p>
          </table:table-cell>
          <table:table-cell table:style-name="ce35" office:value-type="string" calcext:value-type="string">
            <text:p>Vali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MIG3</text:p>
          </table:table-cell>
          <table:table-cell table:style-name="ce34" office:value-type="string" calcext:value-type="string">
            <text:p>CEMI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LET6</text:p>
          </table:table-cell>
          <table:table-cell table:style-name="ce35" office:value-type="string" calcext:value-type="string">
            <text:p>El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EVE3</text:p>
          </table:table-cell>
          <table:table-cell table:style-name="ce34" office:value-type="string" calcext:value-type="string">
            <text:p>Mahle Metal Lev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BCB4</text:p>
          </table:table-cell>
          <table:table-cell table:style-name="ce35" office:value-type="string" calcext:value-type="string">
            <text:p>Banco ABC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LPL3</text:p>
          </table:table-cell>
          <table:table-cell table:style-name="ce34" office:value-type="string" calcext:value-type="string">
            <text:p>Plano&amp;Pla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RML3</text:p>
          </table:table-cell>
          <table:table-cell table:style-name="ce35" office:value-type="string" calcext:value-type="string">
            <text:p>Arma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HBOR3</text:p>
          </table:table-cell>
          <table:table-cell table:style-name="ce34" office:value-type="string" calcext:value-type="string">
            <text:p>Helbo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FRAS3</text:p>
          </table:table-cell>
          <table:table-cell table:style-name="ce35" office:value-type="string" calcext:value-type="string">
            <text:p>Fras-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APR3</text:p>
          </table:table-cell>
          <table:table-cell table:style-name="ce34" office:value-type="string" calcext:value-type="string">
            <text:p>Sa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TER3</text:p>
          </table:table-cell>
          <table:table-cell table:style-name="ce35" office:value-type="string" calcext:value-type="string">
            <text:p>Eterni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NGRD3</text:p>
          </table:table-cell>
          <table:table-cell table:style-name="ce34" office:value-type="string" calcext:value-type="string">
            <text:p>Neogri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DIA3</text:p>
          </table:table-cell>
          <table:table-cell table:style-name="ce35" office:value-type="string" calcext:value-type="string">
            <text:p>M. Dias Bran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UPY3</text:p>
          </table:table-cell>
          <table:table-cell table:style-name="ce34" office:value-type="string" calcext:value-type="string">
            <text:p>Tup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HOW3</text:p>
          </table:table-cell>
          <table:table-cell table:style-name="ce35" office:value-type="string" calcext:value-type="string">
            <text:p>Time For Fu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LAU3</text:p>
          </table:table-cell>
          <table:table-cell table:style-name="ce34" office:value-type="string" calcext:value-type="string">
            <text:p>Blau Farmacêu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NVL3</text:p>
          </table:table-cell>
          <table:table-cell table:style-name="ce35" office:value-type="string" calcext:value-type="string">
            <text:p>Dime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HUL4</text:p>
          </table:table-cell>
          <table:table-cell table:style-name="ce34" office:value-type="string" calcext:value-type="string">
            <text:p>Schul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GPS3</text:p>
          </table:table-cell>
          <table:table-cell table:style-name="ce35" office:value-type="string" calcext:value-type="string">
            <text:p>Spr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VEO3</text:p>
          </table:table-cell>
          <table:table-cell table:style-name="ce34" office:value-type="string" calcext:value-type="string">
            <text:p>Vive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KLBN3</text:p>
          </table:table-cell>
          <table:table-cell table:style-name="ce35" office:value-type="string" calcext:value-type="string">
            <text:p>Klab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ZEV3</text:p>
          </table:table-cell>
          <table:table-cell table:style-name="ce34" office:value-type="string" calcext:value-type="string">
            <text:p>Azevedo &amp; Travass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FRM3</text:p>
          </table:table-cell>
          <table:table-cell table:style-name="ce35" office:value-type="string" calcext:value-type="string">
            <text:p>Profar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IGT3</text:p>
          </table:table-cell>
          <table:table-cell table:style-name="ce34" office:value-type="string" calcext:value-type="string">
            <text:p>Ligh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WIZC3</text:p>
          </table:table-cell>
          <table:table-cell table:style-name="ce35" office:value-type="string" calcext:value-type="string">
            <text:p>Wiz Solu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KRSA3</text:p>
          </table:table-cell>
          <table:table-cell table:style-name="ce34" office:value-type="string" calcext:value-type="string">
            <text:p>Kora Saúd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ORVR3</text:p>
          </table:table-cell>
          <table:table-cell table:style-name="ce35" office:value-type="string" calcext:value-type="string">
            <text:p>Oriz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NEW4</text:p>
          </table:table-cell>
          <table:table-cell table:style-name="ce34" office:value-type="string" calcext:value-type="string">
            <text:p>Renov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DASA3</text:p>
          </table:table-cell>
          <table:table-cell table:style-name="ce35" office:value-type="string" calcext:value-type="string">
            <text:p>D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NINJ3</text:p>
          </table:table-cell>
          <table:table-cell table:style-name="ce34" office:value-type="string" calcext:value-type="string">
            <text:p>GetNinj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ASA4</text:p>
          </table:table-cell>
          <table:table-cell table:style-name="ce35" office:value-type="string" calcext:value-type="string">
            <text:p>Tauru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ORT3</text:p>
          </table:table-cell>
          <table:table-cell table:style-name="ce34" office:value-type="string" calcext:value-type="string">
            <text:p>Wilson Son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VIVR3</text:p>
          </table:table-cell>
          <table:table-cell table:style-name="ce35" office:value-type="string" calcext:value-type="string">
            <text:p>Viv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RAD3</text:p>
          </table:table-cell>
          <table:table-cell table:style-name="ce34" office:value-type="string" calcext:value-type="string">
            <text:p>Traders Clu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AVV3</text:p>
          </table:table-cell>
          <table:table-cell table:style-name="ce35" office:value-type="string" calcext:value-type="string">
            <text:p>Lavvi Incorporado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OMI3</text:p>
          </table:table-cell>
          <table:table-cell table:style-name="ce34" office:value-type="string" calcext:value-type="string">
            <text:p>Indústrias ROM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MOB3</text:p>
          </table:table-cell>
          <table:table-cell table:style-name="ce35" office:value-type="string" calcext:value-type="string">
            <text:p>Bemob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OIBR4</text:p>
          </table:table-cell>
          <table:table-cell table:style-name="ce34" office:value-type="string" calcext:value-type="string">
            <text:p>O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YNE3</text:p>
          </table:table-cell>
          <table:table-cell table:style-name="ce35" office:value-type="string" calcext:value-type="string">
            <text:p>SY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GRO3</text:p>
          </table:table-cell>
          <table:table-cell table:style-name="ce34" office:value-type="string" calcext:value-type="string">
            <text:p>BrasilAg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UNIP6</text:p>
          </table:table-cell>
          <table:table-cell table:style-name="ce35" office:value-type="string" calcext:value-type="string">
            <text:p>Un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FIQE3</text:p>
          </table:table-cell>
          <table:table-cell table:style-name="ce34" office:value-type="string" calcext:value-type="string">
            <text:p>Unifiqu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AEE4</text:p>
          </table:table-cell>
          <table:table-cell table:style-name="ce35" office:value-type="string" calcext:value-type="string">
            <text:p>Tae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RNR3</text:p>
          </table:table-cell>
          <table:table-cell table:style-name="ce34" office:value-type="string" calcext:value-type="string">
            <text:p>Prin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OMO3</text:p>
          </table:table-cell>
          <table:table-cell table:style-name="ce35" office:value-type="string" calcext:value-type="string">
            <text:p>Marcop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OSXB3</text:p>
          </table:table-cell>
          <table:table-cell table:style-name="ce34" office:value-type="string" calcext:value-type="string">
            <text:p>OSX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CSA3</text:p>
          </table:table-cell>
          <table:table-cell table:style-name="ce35" office:value-type="string" calcext:value-type="string">
            <text:p>Tecn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TNM4</text:p>
          </table:table-cell>
          <table:table-cell table:style-name="ce34" office:value-type="string" calcext:value-type="string">
            <text:p>Cote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TSA3</text:p>
          </table:table-cell>
          <table:table-cell table:style-name="ce35" office:value-type="string" calcext:value-type="string">
            <text:p>Itaú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GMA3</text:p>
          </table:table-cell>
          <table:table-cell table:style-name="ce34" office:value-type="string" calcext:value-type="string">
            <text:p>Teg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GTI3</text:p>
          </table:table-cell>
          <table:table-cell table:style-name="ce35" office:value-type="string" calcext:value-type="string">
            <text:p>Iguatem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IGTI3</text:p>
          </table:table-cell>
          <table:table-cell table:style-name="ce34" office:value-type="string" calcext:value-type="string">
            <text:p>Jereissati Participa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NEP3</text:p>
          </table:table-cell>
          <table:table-cell table:style-name="ce35" office:value-type="string" calcext:value-type="string">
            <text:p>I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LPK3</text:p>
          </table:table-cell>
          <table:table-cell table:style-name="ce34" office:value-type="string" calcext:value-type="string">
            <text:p>Est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UCAS3</text:p>
          </table:table-cell>
          <table:table-cell table:style-name="ce35" office:value-type="string" calcext:value-type="string">
            <text:p>Unic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OGG3</text:p>
          </table:table-cell>
          <table:table-cell table:style-name="ce34" office:value-type="string" calcext:value-type="string">
            <text:p>LOG C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JSLG3</text:p>
          </table:table-cell>
          <table:table-cell table:style-name="ce35" office:value-type="string" calcext:value-type="string">
            <text:p>JS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ANB4</text:p>
          </table:table-cell>
          <table:table-cell table:style-name="ce34" office:value-type="string" calcext:value-type="string">
            <text:p>Banco Santand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GXY3</text:p>
          </table:table-cell>
          <table:table-cell table:style-name="ce35" office:value-type="string" calcext:value-type="string">
            <text:p>AgroGalax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ANB3</text:p>
          </table:table-cell>
          <table:table-cell table:style-name="ce34" office:value-type="string" calcext:value-type="string">
            <text:p>Banco Santand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DTC3</text:p>
          </table:table-cell>
          <table:table-cell table:style-name="ce35" office:value-type="string" calcext:value-type="string">
            <text:p>Padte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SID3</text:p>
          </table:table-cell>
          <table:table-cell table:style-name="ce34" office:value-type="string" calcext:value-type="string">
            <text:p>Rossi Residenci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DEXP3</text:p>
          </table:table-cell>
          <table:table-cell table:style-name="ce35" office:value-type="string" calcext:value-type="string">
            <text:p>Dexx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ELK3</text:p>
          </table:table-cell>
          <table:table-cell table:style-name="ce34" office:value-type="string" calcext:value-type="string">
            <text:p>Melnick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AEE3</text:p>
          </table:table-cell>
          <table:table-cell table:style-name="ce35" office:value-type="string" calcext:value-type="string">
            <text:p>Tae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PSB3</text:p>
          </table:table-cell>
          <table:table-cell table:style-name="ce34" office:value-type="string" calcext:value-type="string">
            <text:p>Lop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WEST3</text:p>
          </table:table-cell>
          <table:table-cell table:style-name="ce35" office:value-type="string" calcext:value-type="string">
            <text:p>Westwin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GGBR3</text:p>
          </table:table-cell>
          <table:table-cell table:style-name="ce34" office:value-type="string" calcext:value-type="string">
            <text:p>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FCO4</text:p>
          </table:table-cell>
          <table:table-cell table:style-name="ce35" office:value-type="string" calcext:value-type="string">
            <text:p>Track &amp; Fiel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INEP4</text:p>
          </table:table-cell>
          <table:table-cell table:style-name="ce34" office:value-type="string" calcext:value-type="string">
            <text:p>I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VTC3</text:p>
          </table:table-cell>
          <table:table-cell table:style-name="ce35" office:value-type="string" calcext:value-type="string">
            <text:p>WDC Network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SUD3</text:p>
          </table:table-cell>
          <table:table-cell table:style-name="ce34" office:value-type="string" calcext:value-type="string">
            <text:p>CSU Cardsyst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ECN3</text:p>
          </table:table-cell>
          <table:table-cell table:style-name="ce35" office:value-type="string" calcext:value-type="string">
            <text:p>Techn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GOAU3</text:p>
          </table:table-cell>
          <table:table-cell table:style-name="ce34" office:value-type="string" calcext:value-type="string">
            <text:p>Metalúrgica 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AND3</text:p>
          </table:table-cell>
          <table:table-cell table:style-name="ce35" office:value-type="string" calcext:value-type="string">
            <text:p>Terra San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NEW3</text:p>
          </table:table-cell>
          <table:table-cell table:style-name="ce34" office:value-type="string" calcext:value-type="string">
            <text:p>Renov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UCA4</text:p>
          </table:table-cell>
          <table:table-cell table:style-name="ce35" office:value-type="string" calcext:value-type="string">
            <text:p>Eucate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MVF3</text:p>
          </table:table-cell>
          <table:table-cell table:style-name="ce34" office:value-type="string" calcext:value-type="string">
            <text:p>D1000 Varejo Far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TSA4</text:p>
          </table:table-cell>
          <table:table-cell table:style-name="ce35" office:value-type="string" calcext:value-type="string">
            <text:p>Santan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LMD3</text:p>
          </table:table-cell>
          <table:table-cell table:style-name="ce34" office:value-type="string" calcext:value-type="string">
            <text:p>Eletromid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MAM3</text:p>
          </table:table-cell>
          <table:table-cell table:style-name="ce35" office:value-type="string" calcext:value-type="string">
            <text:p>Paranapane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APT3</text:p>
          </table:table-cell>
          <table:table-cell table:style-name="ce34" office:value-type="string" calcext:value-type="string">
            <text:p>Rand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LLD3</text:p>
          </table:table-cell>
          <table:table-cell table:style-name="ce35" office:value-type="string" calcext:value-type="string">
            <text:p>Allie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NSY3</text:p>
          </table:table-cell>
          <table:table-cell table:style-name="ce34" office:value-type="string" calcext:value-type="string">
            <text:p>Sansu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ALR3</text:p>
          </table:table-cell>
          <table:table-cell table:style-name="ce35" office:value-type="string" calcext:value-type="string">
            <text:p>Allianç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AP3</text:p>
          </table:table-cell>
          <table:table-cell table:style-name="ce34" office:value-type="string" calcext:value-type="string">
            <text:p>Brades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KM3</text:p>
          </table:table-cell>
          <table:table-cell table:style-name="ce35" office:value-type="string" calcext:value-type="string">
            <text:p>Brask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MIN4</text:p>
          </table:table-cell>
          <table:table-cell table:style-name="ce34" office:value-type="string" calcext:value-type="string">
            <text:p>Banco Mercantil de Investi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PIS3</text:p>
          </table:table-cell>
          <table:table-cell table:style-name="ce35" office:value-type="string" calcext:value-type="string">
            <text:p>Triunf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NSY5</text:p>
          </table:table-cell>
          <table:table-cell table:style-name="ce34" office:value-type="string" calcext:value-type="string">
            <text:p>Sansu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OBR4</text:p>
          </table:table-cell>
          <table:table-cell table:style-name="ce35" office:value-type="string" calcext:value-type="string">
            <text:p>Bombr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TMP3</text:p>
          </table:table-cell>
          <table:table-cell table:style-name="ce34" office:value-type="string" calcext:value-type="string">
            <text:p>At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NGI4</text:p>
          </table:table-cell>
          <table:table-cell table:style-name="ce35" office:value-type="string" calcext:value-type="string">
            <text:p>Energ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AMB3</text:p>
          </table:table-cell>
          <table:table-cell table:style-name="ce34" office:value-type="string" calcext:value-type="string">
            <text:p>Cambuc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FRTA3</text:p>
          </table:table-cell>
          <table:table-cell table:style-name="ce35" office:value-type="string" calcext:value-type="string">
            <text:p>Pomi Frut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OTZ3</text:p>
          </table:table-cell>
          <table:table-cell table:style-name="ce34" office:value-type="string" calcext:value-type="string">
            <text:p>Dot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OGN3</text:p>
          </table:table-cell>
          <table:table-cell table:style-name="ce35" office:value-type="string" calcext:value-type="string">
            <text:p>Log-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UNIP3</text:p>
          </table:table-cell>
          <table:table-cell table:style-name="ce34" office:value-type="string" calcext:value-type="string">
            <text:p>Un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LUP3</text:p>
          </table:table-cell>
          <table:table-cell table:style-name="ce35" office:value-type="string" calcext:value-type="string">
            <text:p>Alu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LUP4</text:p>
          </table:table-cell>
          <table:table-cell table:style-name="ce34" office:value-type="string" calcext:value-type="string">
            <text:p>Alu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TOM3</text:p>
          </table:table-cell>
          <table:table-cell table:style-name="ce35" office:value-type="string" calcext:value-type="string">
            <text:p>ATO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MEB4</text:p>
          </table:table-cell>
          <table:table-cell table:style-name="ce34" office:value-type="string" calcext:value-type="string">
            <text:p>Banco Mercantil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GRA4</text:p>
          </table:table-cell>
          <table:table-cell table:style-name="ce35" office:value-type="string" calcext:value-type="string">
            <text:p>Grazziot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IV3</text:p>
          </table:table-cell>
          <table:table-cell table:style-name="ce34" office:value-type="string" calcext:value-type="string">
            <text:p>Alfa Investiment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OOT4</text:p>
          </table:table-cell>
          <table:table-cell table:style-name="ce35" office:value-type="string" calcext:value-type="string">
            <text:p>Hotéis Oth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NUTR3</text:p>
          </table:table-cell>
          <table:table-cell table:style-name="ce34" office:value-type="string" calcext:value-type="string">
            <text:p>Nutriplan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BR6</text:p>
          </table:table-cell>
          <table:table-cell table:style-name="ce35" office:value-type="string" calcext:value-type="string">
            <text:p>C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CAR3</text:p>
          </table:table-cell>
          <table:table-cell table:style-name="ce34" office:value-type="string" calcext:value-type="string">
            <text:p>São Carl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BR3</text:p>
          </table:table-cell>
          <table:table-cell table:style-name="ce35" office:value-type="string" calcext:value-type="string">
            <text:p>C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ASA3</text:p>
          </table:table-cell>
          <table:table-cell table:style-name="ce34" office:value-type="string" calcext:value-type="string">
            <text:p>Tauru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OFSA3</text:p>
          </table:table-cell>
          <table:table-cell table:style-name="ce35" office:value-type="string" calcext:value-type="string">
            <text:p>Ourofino Saúde Anim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BR5</text:p>
          </table:table-cell>
          <table:table-cell table:style-name="ce34" office:value-type="string" calcext:value-type="string">
            <text:p>C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EES3</text:p>
          </table:table-cell>
          <table:table-cell table:style-name="ce35" office:value-type="string" calcext:value-type="string">
            <text:p>Banes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SR3</text:p>
          </table:table-cell>
          <table:table-cell table:style-name="ce34" office:value-type="string" calcext:value-type="string">
            <text:p>Ban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ERC4</text:p>
          </table:table-cell>
          <table:table-cell table:style-name="ce35" office:value-type="string" calcext:value-type="string">
            <text:p>Mercantil do Brasil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NGI3</text:p>
          </table:table-cell>
          <table:table-cell table:style-name="ce34" office:value-type="string" calcext:value-type="string">
            <text:p>Energ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TSA3</text:p>
          </table:table-cell>
          <table:table-cell table:style-name="ce35" office:value-type="string" calcext:value-type="string">
            <text:p>Santan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PAC5</text:p>
          </table:table-cell>
          <table:table-cell table:style-name="ce34" office:value-type="string" calcext:value-type="string">
            <text:p>Banco BTG Pactu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RPG5</text:p>
          </table:table-cell>
          <table:table-cell table:style-name="ce35" office:value-type="string" calcext:value-type="string">
            <text:p>Tronox Pig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EDE3</text:p>
          </table:table-cell>
          <table:table-cell table:style-name="ce34" office:value-type="string" calcext:value-type="string">
            <text:p>Rede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AGA4</text:p>
          </table:table-cell>
          <table:table-cell table:style-name="ce35" office:value-type="string" calcext:value-type="string">
            <text:p>Hag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STE3</text:p>
          </table:table-cell>
          <table:table-cell table:style-name="ce34" office:value-type="string" calcext:value-type="string">
            <text:p>LE LIS BLAN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OCE5</text:p>
          </table:table-cell>
          <table:table-cell table:style-name="ce35" office:value-type="string" calcext:value-type="string">
            <text:p>Coel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IOM3</text:p>
          </table:table-cell>
          <table:table-cell table:style-name="ce34" office:value-type="string" calcext:value-type="string">
            <text:p>Biom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WHRL3</text:p>
          </table:table-cell>
          <table:table-cell table:style-name="ce35" office:value-type="string" calcext:value-type="string">
            <text:p>Whirlpoo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QPA3</text:p>
          </table:table-cell>
          <table:table-cell table:style-name="ce34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PAD5</text:p>
          </table:table-cell>
          <table:table-cell table:style-name="ce35" office:value-type="string" calcext:value-type="string">
            <text:p>Alfa Hold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NORD3</text:p>
          </table:table-cell>
          <table:table-cell table:style-name="ce34" office:value-type="string" calcext:value-type="string">
            <text:p>Nord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FHER3</text:p>
          </table:table-cell>
          <table:table-cell table:style-name="ce35" office:value-type="string" calcext:value-type="string">
            <text:p>Fertilizantes Hering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PAR3</text:p>
          </table:table-cell>
          <table:table-cell table:style-name="ce34" office:value-type="string" calcext:value-type="string">
            <text:p>Embpar Participa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SUL4</text:p>
          </table:table-cell>
          <table:table-cell table:style-name="ce35" office:value-type="string" calcext:value-type="string">
            <text:p>Metalúrgica Riosul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APT4</text:p>
          </table:table-cell>
          <table:table-cell table:style-name="ce34" office:value-type="string" calcext:value-type="string">
            <text:p>Ceme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RPL3</text:p>
          </table:table-cell>
          <table:table-cell table:style-name="ce35" office:value-type="string" calcext:value-type="string">
            <text:p>Transmissão Paulis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JFEN3</text:p>
          </table:table-cell>
          <table:table-cell table:style-name="ce34" office:value-type="string" calcext:value-type="string">
            <text:p>João For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TNT3</text:p>
          </table:table-cell>
          <table:table-cell table:style-name="ce35" office:value-type="string" calcext:value-type="string">
            <text:p>Pettenat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LSC4</text:p>
          </table:table-cell>
          <table:table-cell table:style-name="ce34" office:value-type="string" calcext:value-type="string">
            <text:p>Celes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PMG3</text:p>
          </table:table-cell>
          <table:table-cell table:style-name="ce35" office:value-type="string" calcext:value-type="string">
            <text:p>Refinaria de Manguinh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OHL4</text:p>
          </table:table-cell>
          <table:table-cell table:style-name="ce34" office:value-type="string" calcext:value-type="string">
            <text:p>Döhl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INE3</text:p>
          </table:table-cell>
          <table:table-cell table:style-name="ce35" office:value-type="string" calcext:value-type="string">
            <text:p>PIN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GIP4</text:p>
          </table:table-cell>
          <table:table-cell table:style-name="ce34" office:value-type="string" calcext:value-type="string">
            <text:p>Bane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PAC3</text:p>
          </table:table-cell>
          <table:table-cell table:style-name="ce35" office:value-type="string" calcext:value-type="string">
            <text:p>Banco BTG Pactu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NEXP3</text:p>
          </table:table-cell>
          <table:table-cell table:style-name="ce34" office:value-type="string" calcext:value-type="string">
            <text:p>Brasil Broker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AGA3</text:p>
          </table:table-cell>
          <table:table-cell table:style-name="ce35" office:value-type="string" calcext:value-type="string">
            <text:p>Hag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MIN3</text:p>
          </table:table-cell>
          <table:table-cell table:style-name="ce34" office:value-type="string" calcext:value-type="string">
            <text:p>Banco Mercantil de Investi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ALT4</text:p>
          </table:table-cell>
          <table:table-cell table:style-name="ce35" office:value-type="string" calcext:value-type="string">
            <text:p>Electro Aço Alton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MAE4</text:p>
          </table:table-cell>
          <table:table-cell table:style-name="ce34" office:value-type="string" calcext:value-type="string">
            <text:p>EMA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TSA4</text:p>
          </table:table-cell>
          <table:table-cell table:style-name="ce35" office:value-type="string" calcext:value-type="string">
            <text:p>MET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FLT3</text:p>
          </table:table-cell>
          <table:table-cell table:style-name="ce34" office:value-type="string" calcext:value-type="string">
            <text:p>Afluente 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AZA3</text:p>
          </table:table-cell>
          <table:table-cell table:style-name="ce35" office:value-type="string" calcext:value-type="string">
            <text:p>Banco da Amazôn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PER3</text:p>
          </table:table-cell>
          <table:table-cell table:style-name="ce34" office:value-type="string" calcext:value-type="string">
            <text:p>Alp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EES4</text:p>
          </table:table-cell>
          <table:table-cell table:style-name="ce35" office:value-type="string" calcext:value-type="string">
            <text:p>Banes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EAB4</text:p>
          </table:table-cell>
          <table:table-cell table:style-name="ce34" office:value-type="string" calcext:value-type="string">
            <text:p>Participações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BTS5</text:p>
          </table:table-cell>
          <table:table-cell table:style-name="ce35" office:value-type="string" calcext:value-type="string">
            <text:p>Habita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DO4</text:p>
          </table:table-cell>
          <table:table-cell table:style-name="ce34" office:value-type="string" calcext:value-type="string">
            <text:p>Cedro Têxt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ELB4</text:p>
          </table:table-cell>
          <table:table-cell table:style-name="ce35" office:value-type="string" calcext:value-type="string">
            <text:p>Tele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WHRL4</text:p>
          </table:table-cell>
          <table:table-cell table:style-name="ce34" office:value-type="string" calcext:value-type="string">
            <text:p>Whirlpoo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FESA3</text:p>
          </table:table-cell>
          <table:table-cell table:style-name="ce35" office:value-type="string" calcext:value-type="string">
            <text:p>Ferb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GAS5</text:p>
          </table:table-cell>
          <table:table-cell table:style-name="ce34" office:value-type="string" calcext:value-type="string">
            <text:p>Comgá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MEB3</text:p>
          </table:table-cell>
          <table:table-cell table:style-name="ce35" office:value-type="string" calcext:value-type="string">
            <text:p>Banco Mercantil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SLI4</text:p>
          </table:table-cell>
          <table:table-cell table:style-name="ce34" office:value-type="string" calcext:value-type="string">
            <text:p>Banco de Brasíl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RDNI3</text:p>
          </table:table-cell>
          <table:table-cell table:style-name="ce35" office:value-type="string" calcext:value-type="string">
            <text:p>RN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WLMM4</text:p>
          </table:table-cell>
          <table:table-cell table:style-name="ce34" office:value-type="string" calcext:value-type="string">
            <text:p>WL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WET4</text:p>
          </table:table-cell>
          <table:table-cell table:style-name="ce35" office:value-type="string" calcext:value-type="string">
            <text:p>Wetz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EB3</text:p>
          </table:table-cell>
          <table:table-cell table:style-name="ce34" office:value-type="string" calcext:value-type="string">
            <text:p>COELB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GRA3</text:p>
          </table:table-cell>
          <table:table-cell table:style-name="ce35" office:value-type="string" calcext:value-type="string">
            <text:p>Grazziot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FRIO3</text:p>
          </table:table-cell>
          <table:table-cell table:style-name="ce34" office:value-type="string" calcext:value-type="string">
            <text:p>Metalfri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RPG6</text:p>
          </table:table-cell>
          <table:table-cell table:style-name="ce35" office:value-type="string" calcext:value-type="string">
            <text:p>Tronox Pig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RIV3</text:p>
          </table:table-cell>
          <table:table-cell table:style-name="ce34" office:value-type="string" calcext:value-type="string">
            <text:p>Alfa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VLL3</text:p>
          </table:table-cell>
          <table:table-cell table:style-name="ce35" office:value-type="string" calcext:value-type="string">
            <text:p>Alphavil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TCY3</text:p>
          </table:table-cell>
          <table:table-cell table:style-name="ce34" office:value-type="string" calcext:value-type="string">
            <text:p>Dtco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EAB3</text:p>
          </table:table-cell>
          <table:table-cell table:style-name="ce35" office:value-type="string" calcext:value-type="string">
            <text:p>Participações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UCA3</text:p>
          </table:table-cell>
          <table:table-cell table:style-name="ce34" office:value-type="string" calcext:value-type="string">
            <text:p>Eucate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TNT4</text:p>
          </table:table-cell>
          <table:table-cell table:style-name="ce35" office:value-type="string" calcext:value-type="string">
            <text:p>Pettenat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RIV4</text:p>
          </table:table-cell>
          <table:table-cell table:style-name="ce34" office:value-type="string" calcext:value-type="string">
            <text:p>Alfa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TKA4</text:p>
          </table:table-cell>
          <table:table-cell table:style-name="ce35" office:value-type="string" calcext:value-type="string">
            <text:p>Karst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GEL4</text:p>
          </table:table-cell>
          <table:table-cell table:style-name="ce34" office:value-type="string" calcext:value-type="string">
            <text:p>Mange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GE3</text:p>
          </table:table-cell>
          <table:table-cell table:style-name="ce35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IV4</text:p>
          </table:table-cell>
          <table:table-cell table:style-name="ce34" office:value-type="string" calcext:value-type="string">
            <text:p>Alfa Investiment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ALT3</text:p>
          </table:table-cell>
          <table:table-cell table:style-name="ce35" office:value-type="string" calcext:value-type="string">
            <text:p>Electro Aço Alton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EB5</text:p>
          </table:table-cell>
          <table:table-cell table:style-name="ce34" office:value-type="string" calcext:value-type="string">
            <text:p>COELB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EKA4</text:p>
          </table:table-cell>
          <table:table-cell table:style-name="ce35" office:value-type="string" calcext:value-type="string">
            <text:p>Tek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ATI3</text:p>
          </table:table-cell>
          <table:table-cell table:style-name="ce34" office:value-type="string" calcext:value-type="string">
            <text:p>Panatlân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PLE5</text:p>
          </table:table-cell>
          <table:table-cell table:style-name="ce35" office:value-type="string" calcext:value-type="string">
            <text:p>Cop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SLI3</text:p>
          </table:table-cell>
          <table:table-cell table:style-name="ce34" office:value-type="string" calcext:value-type="string">
            <text:p>Banco de Brasíl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DEXP4</text:p>
          </table:table-cell>
          <table:table-cell table:style-name="ce35" office:value-type="string" calcext:value-type="string">
            <text:p>Dexx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TNM3</text:p>
          </table:table-cell>
          <table:table-cell table:style-name="ce34" office:value-type="string" calcext:value-type="string">
            <text:p>Cote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LPA3</text:p>
          </table:table-cell>
          <table:table-cell table:style-name="ce35" office:value-type="string" calcext:value-type="string">
            <text:p>Alpargat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LAS3</text:p>
          </table:table-cell>
          <table:table-cell table:style-name="ce34" office:value-type="string" calcext:value-type="string">
            <text:p>Plasc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ETA4</text:p>
          </table:table-cell>
          <table:table-cell table:style-name="ce35" office:value-type="string" calcext:value-type="string">
            <text:p>Hercul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MKS3</text:p>
          </table:table-cell>
          <table:table-cell table:style-name="ce34" office:value-type="string" calcext:value-type="string">
            <text:p>Monark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AHI3</text:p>
          </table:table-cell>
          <table:table-cell table:style-name="ce35" office:value-type="string" calcext:value-type="string">
            <text:p>Bahe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ELB3</text:p>
          </table:table-cell>
          <table:table-cell table:style-name="ce34" office:value-type="string" calcext:value-type="string">
            <text:p>Tele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LSC3</text:p>
          </table:table-cell>
          <table:table-cell table:style-name="ce35" office:value-type="string" calcext:value-type="string">
            <text:p>Celes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PAD3</text:p>
          </table:table-cell>
          <table:table-cell table:style-name="ce34" office:value-type="string" calcext:value-type="string">
            <text:p>Alfa Hold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NBR3</text:p>
          </table:table-cell>
          <table:table-cell table:style-name="ce35" office:value-type="string" calcext:value-type="string">
            <text:p>Banco do Nordest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GE12</text:p>
          </table:table-cell>
          <table:table-cell table:style-name="ce34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EPA3</text:p>
          </table:table-cell>
          <table:table-cell table:style-name="ce35" office:value-type="string" calcext:value-type="string">
            <text:p>Rio Paranapanem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KNO4</text:p>
          </table:table-cell>
          <table:table-cell table:style-name="ce34" office:value-type="string" calcext:value-type="string">
            <text:p>Tek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QMA3B</text:p>
          </table:table-cell>
          <table:table-cell table:style-name="ce35" office:value-type="string" calcext:value-type="string">
            <text:p>Equatorial Maranh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SRN5</text:p>
          </table:table-cell>
          <table:table-cell table:style-name="ce34" office:value-type="string" calcext:value-type="string">
            <text:p>COSER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EPA4</text:p>
          </table:table-cell>
          <table:table-cell table:style-name="ce35" office:value-type="string" calcext:value-type="string">
            <text:p>Rio Paranapanem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JOPA3</text:p>
          </table:table-cell>
          <table:table-cell table:style-name="ce34" office:value-type="string" calcext:value-type="string">
            <text:p>Jos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DOHL3</text:p>
          </table:table-cell>
          <table:table-cell table:style-name="ce35" office:value-type="string" calcext:value-type="string">
            <text:p>Döhl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NPR3</text:p>
          </table:table-cell>
          <table:table-cell table:style-name="ce34" office:value-type="string" calcext:value-type="string">
            <text:p>Minu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ALM3</text:p>
          </table:table-cell>
          <table:table-cell table:style-name="ce35" office:value-type="string" calcext:value-type="string">
            <text:p>Baum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DLL4</text:p>
          </table:table-cell>
          <table:table-cell table:style-name="ce34" office:value-type="string" calcext:value-type="string">
            <text:p>Bardel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ALM4</text:p>
          </table:table-cell>
          <table:table-cell table:style-name="ce35" office:value-type="string" calcext:value-type="string">
            <text:p>Baum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AUH4</text:p>
          </table:table-cell>
          <table:table-cell table:style-name="ce34" office:value-type="string" calcext:value-type="string">
            <text:p>Excelsio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UNIP5</text:p>
          </table:table-cell>
          <table:table-cell table:style-name="ce35" office:value-type="string" calcext:value-type="string">
            <text:p>Un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GIP3</text:p>
          </table:table-cell>
          <table:table-cell table:style-name="ce34" office:value-type="string" calcext:value-type="string">
            <text:p>Bane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OAR3</text:p>
          </table:table-cell>
          <table:table-cell table:style-name="ce35" office:value-type="string" calcext:value-type="string">
            <text:p>Monteiro Aranh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NDL3</text:p>
          </table:table-cell>
          <table:table-cell table:style-name="ce34" office:value-type="string" calcext:value-type="string">
            <text:p>Mundi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GE6</text:p>
          </table:table-cell>
          <table:table-cell table:style-name="ce35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IGTI4</text:p>
          </table:table-cell>
          <table:table-cell table:style-name="ce34" office:value-type="string" calcext:value-type="string">
            <text:p>Jereissati Participa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GTI4</text:p>
          </table:table-cell>
          <table:table-cell table:style-name="ce35" office:value-type="string" calcext:value-type="string">
            <text:p>Iguatem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STR4</text:p>
          </table:table-cell>
          <table:table-cell table:style-name="ce34" office:value-type="string" calcext:value-type="string">
            <text:p>Estre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ATI4</text:p>
          </table:table-cell>
          <table:table-cell table:style-name="ce35" office:value-type="string" calcext:value-type="string">
            <text:p>Panatlân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RPAD6</text:p>
          </table:table-cell>
          <table:table-cell table:style-name="ce34" office:value-type="string" calcext:value-type="string">
            <text:p>Alfa Hold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HEB5</text:p>
          </table:table-cell>
          <table:table-cell table:style-name="ce35" office:value-type="string" calcext:value-type="string">
            <text:p>São Paulo Turis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ED4</text:p>
          </table:table-cell>
          <table:table-cell table:style-name="ce34" office:value-type="string" calcext:value-type="string">
            <text:p>CEEE 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QPA6</text:p>
          </table:table-cell>
          <table:table-cell table:style-name="ce35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SRN3</text:p>
          </table:table-cell>
          <table:table-cell table:style-name="ce34" office:value-type="string" calcext:value-type="string">
            <text:p>COSER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QPA5</text:p>
          </table:table-cell>
          <table:table-cell table:style-name="ce35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UXM4</text:p>
          </table:table-cell>
          <table:table-cell table:style-name="ce34" office:value-type="string" calcext:value-type="string">
            <text:p>Trev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TKA3</text:p>
          </table:table-cell>
          <table:table-cell table:style-name="ce35" office:value-type="string" calcext:value-type="string">
            <text:p>Karst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BEE3</text:p>
          </table:table-cell>
          <table:table-cell table:style-name="ce34" office:value-type="string" calcext:value-type="string">
            <text:p>Ampl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KTR4</text:p>
          </table:table-cell>
          <table:table-cell table:style-name="ce35" office:value-type="string" calcext:value-type="string">
            <text:p>Elekt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SRN6</text:p>
          </table:table-cell>
          <table:table-cell table:style-name="ce34" office:value-type="string" calcext:value-type="string">
            <text:p>COSER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ED3</text:p>
          </table:table-cell>
          <table:table-cell table:style-name="ce35" office:value-type="string" calcext:value-type="string">
            <text:p>CEEE 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QPA7</text:p>
          </table:table-cell>
          <table:table-cell table:style-name="ce34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DLL3</text:p>
          </table:table-cell>
          <table:table-cell table:style-name="ce35" office:value-type="string" calcext:value-type="string">
            <text:p>Bardel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ALI3</text:p>
          </table:table-cell>
          <table:table-cell table:style-name="ce34" office:value-type="string" calcext:value-type="string">
            <text:p>Adolpho Lindenber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GAS3</text:p>
          </table:table-cell>
          <table:table-cell table:style-name="ce35" office:value-type="string" calcext:value-type="string">
            <text:p>Comgá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STR3</text:p>
          </table:table-cell>
          <table:table-cell table:style-name="ce34" office:value-type="string" calcext:value-type="string">
            <text:p>Estre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RSA3B</text:p>
          </table:table-cell>
          <table:table-cell table:style-name="ce35" office:value-type="string" calcext:value-type="string">
            <text:p>MRS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NMT3</text:p>
          </table:table-cell>
          <table:table-cell table:style-name="ce34" office:value-type="string" calcext:value-type="string">
            <text:p>Energisa M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LET5</text:p>
          </table:table-cell>
          <table:table-cell table:style-name="ce35" office:value-type="string" calcext:value-type="string">
            <text:p>El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GE8</text:p>
          </table:table-cell>
          <table:table-cell table:style-name="ce34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RSA6B</text:p>
          </table:table-cell>
          <table:table-cell table:style-name="ce35" office:value-type="string" calcext:value-type="string">
            <text:p>MRS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RSA5B</text:p>
          </table:table-cell>
          <table:table-cell table:style-name="ce34" office:value-type="string" calcext:value-type="string">
            <text:p>MRS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KM6</text:p>
          </table:table-cell>
          <table:table-cell table:style-name="ce35" office:value-type="string" calcext:value-type="string">
            <text:p>Brask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USIM6</text:p>
          </table:table-cell>
          <table:table-cell table:style-name="ce34" office:value-type="string" calcext:value-type="string">
            <text:p>Usi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FIEI3</text:p>
          </table:table-cell>
          <table:table-cell table:style-name="ce35" office:value-type="string" calcext:value-type="string">
            <text:p>F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OND5</text:p>
          </table:table-cell>
          <table:table-cell table:style-name="ce34" office:value-type="string" calcext:value-type="string">
            <text:p>Sondotéc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DO3</text:p>
          </table:table-cell>
          <table:table-cell table:style-name="ce35" office:value-type="string" calcext:value-type="string">
            <text:p>Cedro Têxt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APT3</text:p>
          </table:table-cell>
          <table:table-cell table:style-name="ce34" office:value-type="string" calcext:value-type="string">
            <text:p>Ceme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WLMM3</text:p>
          </table:table-cell>
          <table:table-cell table:style-name="ce35" office:value-type="string" calcext:value-type="string">
            <text:p>WL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OND6</text:p>
          </table:table-cell>
          <table:table-cell table:style-name="ce34" office:value-type="string" calcext:value-type="string">
            <text:p>Sondotéc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SHP3</text:p>
          </table:table-cell>
          <table:table-cell table:style-name="ce35" office:value-type="string" calcext:value-type="string">
            <text:p>General Shopping &amp; Outlet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SR5</text:p>
          </table:table-cell>
          <table:table-cell table:style-name="ce34" office:value-type="string" calcext:value-type="string">
            <text:p>Ban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NMT4</text:p>
          </table:table-cell>
          <table:table-cell table:style-name="ce35" office:value-type="string" calcext:value-type="string">
            <text:p>Energisa M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GE11</text:p>
          </table:table-cell>
          <table:table-cell table:style-name="ce34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IPR3</text:p>
          </table:table-cell>
          <table:table-cell table:style-name="ce35" office:value-type="string" calcext:value-type="string">
            <text:p>Eletro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SAB3</text:p>
          </table:table-cell>
          <table:table-cell table:style-name="ce34" office:value-type="string" calcext:value-type="string">
            <text:p>Cia. de Seg.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SAB4</text:p>
          </table:table-cell>
          <table:table-cell table:style-name="ce35" office:value-type="string" calcext:value-type="string">
            <text:p>Cia. de Seg.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HEB3</text:p>
          </table:table-cell>
          <table:table-cell table:style-name="ce34" office:value-type="string" calcext:value-type="string">
            <text:p>São Paulo Turis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RPG3</text:p>
          </table:table-cell>
          <table:table-cell table:style-name="ce35" office:value-type="string" calcext:value-type="string">
            <text:p>Tronox Pig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EGA3</text:p>
          </table:table-cell>
          <table:table-cell table:style-name="ce34" office:value-type="string" calcext:value-type="string">
            <text:p>OMEGA ENERGIA S.A.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DMFN3</text:p>
          </table:table-cell>
          <table:table-cell table:style-name="ce35" office:value-type="string" calcext:value-type="string">
            <text:p>DM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RGE5</text:p>
          </table:table-cell>
          <table:table-cell table:style-name="ce34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PAR3</text:p>
          </table:table-cell>
          <table:table-cell table:style-name="ce35" office:value-type="string" calcext:value-type="string">
            <text:p>CELG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QIA3</text:p>
          </table:table-cell>
          <table:table-cell table:style-name="ce34" office:value-type="string" calcext:value-type="string">
            <text:p>Sinq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GE7</text:p>
          </table:table-cell>
          <table:table-cell table:style-name="ce35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ALSO3</text:p>
          </table:table-cell>
          <table:table-cell table:style-name="ce34" office:value-type="string" calcext:value-type="string">
            <text:p>Aliansce Sona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PR3</text:p>
          </table:table-cell>
          <table:table-cell table:style-name="ce35" office:value-type="string" calcext:value-type="string">
            <text:p>BR Properti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TSA3</text:p>
          </table:table-cell>
          <table:table-cell table:style-name="ce34" office:value-type="string" calcext:value-type="string">
            <text:p>MET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LED4</text:p>
          </table:table-cell>
          <table:table-cell table:style-name="ce35" office:value-type="string" calcext:value-type="string">
            <text:p>Sarai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LED3</text:p>
          </table:table-cell>
          <table:table-cell table:style-name="ce34" office:value-type="string" calcext:value-type="string">
            <text:p>Sarai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HEB6</text:p>
          </table:table-cell>
          <table:table-cell table:style-name="ce35" office:value-type="string" calcext:value-type="string">
            <text:p>São Paulo Turis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VII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KTR3</text:p>
          </table:table-cell>
          <table:table-cell table:style-name="ce35" office:value-type="string" calcext:value-type="string">
            <text:p>Elekt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WET3</text:p>
          </table:table-cell>
          <table:table-cell table:style-name="ce34" office:value-type="string" calcext:value-type="string">
            <text:p>Wetz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NBR3</text:p>
          </table:table-cell>
          <table:table-cell table:style-name="ce35" office:value-type="string" calcext:value-type="string">
            <text:p>EDP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OAS3</text:p>
          </table:table-cell>
          <table:table-cell table:style-name="ce34" office:value-type="string" calcext:value-type="string">
            <text:p>Boa Vis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OCE3</text:p>
          </table:table-cell>
          <table:table-cell table:style-name="ce35" office:value-type="string" calcext:value-type="string">
            <text:p>Coel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JOPA4</text:p>
          </table:table-cell>
          <table:table-cell table:style-name="ce34" office:value-type="string" calcext:value-type="string">
            <text:p>Jos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ODL3</text:p>
          </table:table-cell>
          <table:table-cell table:style-name="ce35" office:value-type="string" calcext:value-type="string">
            <text:p>Banco Mod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ERC3</text:p>
          </table:table-cell>
          <table:table-cell table:style-name="ce34" office:value-type="string" calcext:value-type="string">
            <text:p>Mercantil do Brasil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GR3</text:p>
          </table:table-cell>
          <table:table-cell table:style-name="ce35" office:value-type="string" calcext:value-type="string">
            <text:p>Naturgy (CEG)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CRDE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IGBR3</text:p>
          </table:table-cell>
          <table:table-cell table:style-name="ce35" office:value-type="string" calcext:value-type="string">
            <text:p>IGB Eletrô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SPA4</text:p>
          </table:table-cell>
          <table:table-cell table:style-name="ce34" office:value-type="string" calcext:value-type="string">
            <text:p>Melhora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ODER4</text:p>
          </table:table-cell>
          <table:table-cell table:style-name="ce35" office:value-type="string" calcext:value-type="string">
            <text:p>Conservas Oderich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ARD3</text:p>
          </table:table-cell>
          <table:table-cell table:style-name="ce34" office:value-type="string" calcext:value-type="string">
            <text:p>Hermes Pardin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ASN3</text:p>
          </table:table-cell>
          <table:table-cell table:style-name="ce35" office:value-type="string" calcext:value-type="string">
            <text:p>CAS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WIZS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LLIS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SPA3</text:p>
          </table:table-cell>
          <table:table-cell table:style-name="ce34" office:value-type="string" calcext:value-type="string">
            <text:p>Melhora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RML3</text:p>
          </table:table-cell>
          <table:table-cell table:style-name="ce35" office:value-type="string" calcext:value-type="string">
            <text:p>BRMal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DMMO3</text:p>
          </table:table-cell>
          <table:table-cell table:style-name="ce34" office:value-type="string" calcext:value-type="string">
            <text:p>Dommo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GETT3</text:p>
          </table:table-cell>
          <table:table-cell table:style-name="ce35" office:value-type="string" calcext:value-type="string">
            <text:p>Getne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GETT4</text:p>
          </table:table-cell>
          <table:table-cell table:style-name="ce34" office:value-type="string" calcext:value-type="string">
            <text:p>Getne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ULA4</text:p>
          </table:table-cell>
          <table:table-cell table:style-name="ce35" office:value-type="string" calcext:value-type="string">
            <text:p>SulAmér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ULA3</text:p>
          </table:table-cell>
          <table:table-cell table:style-name="ce34" office:value-type="string" calcext:value-type="string">
            <text:p>SulAmér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PE5</text:p>
          </table:table-cell>
          <table:table-cell table:style-name="ce35" office:value-type="string" calcext:value-type="string">
            <text:p>CEL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CNO4</text:p>
          </table:table-cell>
          <table:table-cell table:style-name="ce34" office:value-type="string" calcext:value-type="string">
            <text:p>Tecnos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CNO3</text:p>
          </table:table-cell>
          <table:table-cell table:style-name="ce35" office:value-type="string" calcext:value-type="string">
            <text:p>Tecnos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PE6</text:p>
          </table:table-cell>
          <table:table-cell table:style-name="ce34" office:value-type="string" calcext:value-type="string">
            <text:p>CEL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BKBR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TIG4</text:p>
          </table:table-cell>
          <table:table-cell table:style-name="ce34" office:value-type="string" calcext:value-type="string">
            <text:p>Metalgráfica Iguaç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LUT4</text:p>
          </table:table-cell>
          <table:table-cell table:style-name="ce35" office:value-type="string" calcext:value-type="string">
            <text:p>Blue Tech Solution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LUT3</text:p>
          </table:table-cell>
          <table:table-cell table:style-name="ce34" office:value-type="string" calcext:value-type="string">
            <text:p>Blue Tech Solution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ODL4</text:p>
          </table:table-cell>
          <table:table-cell table:style-name="ce35" office:value-type="string" calcext:value-type="string">
            <text:p>Banco Mod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CARD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HUL3</text:p>
          </table:table-cell>
          <table:table-cell table:style-name="ce35" office:value-type="string" calcext:value-type="string">
            <text:p>Schul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FIGE3</text:p>
          </table:table-cell>
          <table:table-cell table:style-name="ce34" office:value-type="string" calcext:value-type="string">
            <text:p>Investimentos Bemg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FNCN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EKA3</text:p>
          </table:table-cell>
          <table:table-cell table:style-name="ce34" office:value-type="string" calcext:value-type="string">
            <text:p>Tek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ETA3</text:p>
          </table:table-cell>
          <table:table-cell table:style-name="ce35" office:value-type="string" calcext:value-type="string">
            <text:p>Hercul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CAM3</text:p>
          </table:table-cell>
          <table:table-cell table:style-name="ce34" office:value-type="string" calcext:value-type="string">
            <text:p>Locamer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BIDI4</text:p>
          </table:table-cell>
          <table:table-cell table:style-name="ce35" office:value-type="string" calcext:value-type="string">
            <text:p>Banco Int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IDI3</text:p>
          </table:table-cell>
          <table:table-cell table:style-name="ce34" office:value-type="string" calcext:value-type="string">
            <text:p>Banco Int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EEL4</text:p>
          </table:table-cell>
          <table:table-cell table:style-name="ce35" office:value-type="string" calcext:value-type="string">
            <text:p>CEEE G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EEL3</text:p>
          </table:table-cell>
          <table:table-cell table:style-name="ce34" office:value-type="string" calcext:value-type="string">
            <text:p>CEEE G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BBRK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OND3</text:p>
          </table:table-cell>
          <table:table-cell table:style-name="ce34" office:value-type="string" calcext:value-type="string">
            <text:p>Sondotéc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SP6</text:p>
          </table:table-cell>
          <table:table-cell table:style-name="ce35" office:value-type="string" calcext:value-type="string">
            <text:p>C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ESP3</text:p>
          </table:table-cell>
          <table:table-cell table:style-name="ce34" office:value-type="string" calcext:value-type="string">
            <text:p>C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SP5</text:p>
          </table:table-cell>
          <table:table-cell table:style-name="ce35" office:value-type="string" calcext:value-type="string">
            <text:p>C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ECPR4</text:p>
          </table:table-cell>
          <table:table-cell table:style-name="ce34" office:value-type="string" calcext:value-type="string">
            <text:p>Encor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OSI3</text:p>
          </table:table-cell>
          <table:table-cell table:style-name="ce35" office:value-type="string" calcext:value-type="string">
            <text:p>Mosai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POWE3</text:p>
          </table:table-cell>
          <table:table-cell table:style-name="ce34" office:value-type="string" calcext:value-type="string">
            <text:p>Focus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CPR3</text:p>
          </table:table-cell>
          <table:table-cell table:style-name="ce35" office:value-type="string" calcext:value-type="string">
            <text:p>Encor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GNDI3</text:p>
          </table:table-cell>
          <table:table-cell table:style-name="ce34" office:value-type="string" calcext:value-type="string">
            <text:p>NotreDame Interméd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AME4</text:p>
          </table:table-cell>
          <table:table-cell table:style-name="ce35" office:value-type="string" calcext:value-type="string">
            <text:p>Lojas America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AME3</text:p>
          </table:table-cell>
          <table:table-cell table:style-name="ce34" office:value-type="string" calcext:value-type="string">
            <text:p>Lojas America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OMGE3</text:p>
          </table:table-cell>
          <table:table-cell table:style-name="ce35" office:value-type="string" calcext:value-type="string">
            <text:p>Omega Ger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IGT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JPS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BRDT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JBDU4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JBDU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HGTX3</text:p>
          </table:table-cell>
          <table:table-cell table:style-name="ce35" office:value-type="string" calcext:value-type="string">
            <text:p>Herin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CCPR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DTEX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VVAR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PNVL4</text:p>
          </table:table-cell>
          <table:table-cell table:style-name="ce35" office:value-type="string" calcext:value-type="string">
            <text:p>Dime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ESA3</text:p>
          </table:table-cell>
          <table:table-cell table:style-name="ce34" office:value-type="string" calcext:value-type="string">
            <text:p>Terra San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BTOW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LINX3</text:p>
          </table:table-cell>
          <table:table-cell table:style-name="ce34" office:value-type="string" calcext:value-type="string">
            <text:p>Lin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BTTL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4" office:value-type="string" calcext:value-type="string">
            <text:p>GPCP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GPCP4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SMLS3</text:p>
          </table:table-cell>
          <table:table-cell table:style-name="ce34" office:value-type="string" calcext:value-type="string">
            <text:p>Smil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MXM3</text:p>
          </table:table-cell>
          <table:table-cell table:style-name="ce35" office:value-type="string" calcext:value-type="string">
            <text:p>MMX Miner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SEV3</text:p>
          </table:table-cell>
          <table:table-cell table:style-name="ce34" office:value-type="string" calcext:value-type="string">
            <text:p>Biose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5" office:value-type="string" calcext:value-type="string">
            <text:p>CNTO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IET4</text:p>
          </table:table-cell>
          <table:table-cell table:style-name="ce34" office:value-type="string" calcext:value-type="string">
            <text:p>AES Tietê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TIET3</text:p>
          </table:table-cell>
          <table:table-cell table:style-name="ce35" office:value-type="string" calcext:value-type="string">
            <text:p>AES Tietê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ORR4</text:p>
          </table:table-cell>
          <table:table-cell table:style-name="ce34" office:value-type="string" calcext:value-type="string">
            <text:p>Corrêa Ribei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EPE3</text:p>
          </table:table-cell>
          <table:table-cell table:style-name="ce35" office:value-type="string" calcext:value-type="string">
            <text:p>CEL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ALI4</text:p>
          </table:table-cell>
          <table:table-cell table:style-name="ce34" office:value-type="string" calcext:value-type="string">
            <text:p>Adolpho Lindenber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SNSY6</text:p>
          </table:table-cell>
          <table:table-cell table:style-name="ce35" office:value-type="string" calcext:value-type="string">
            <text:p>Sansu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CASN4</text:p>
          </table:table-cell>
          <table:table-cell table:style-name="ce34" office:value-type="string" calcext:value-type="string">
            <text:p>CAS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EMAE3</text:p>
          </table:table-cell>
          <table:table-cell table:style-name="ce35" office:value-type="string" calcext:value-type="string">
            <text:p>EMA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BPAR3</text:p>
          </table:table-cell>
          <table:table-cell table:style-name="ce34" office:value-type="string" calcext:value-type="string">
            <text:p>Ban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APTI4</text:p>
          </table:table-cell>
          <table:table-cell table:style-name="ce35" office:value-type="string" calcext:value-type="string">
            <text:p>Alipert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VSPT3</text:p>
          </table:table-cell>
          <table:table-cell table:style-name="ce34" office:value-type="string" calcext:value-type="string">
            <text:p>F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MTIG3</text:p>
          </table:table-cell>
          <table:table-cell table:style-name="ce35" office:value-type="string" calcext:value-type="string">
            <text:p>Metalgráfica Iguaç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FIGE4</text:p>
          </table:table-cell>
          <table:table-cell table:style-name="ce34" office:value-type="string" calcext:value-type="string">
            <text:p>Investimentos Bemg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LUXM3</text:p>
          </table:table-cell>
          <table:table-cell table:style-name="ce35" office:value-type="string" calcext:value-type="string">
            <text:p>Trev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TKNO3</text:p>
          </table:table-cell>
          <table:table-cell table:style-name="ce34" office:value-type="string" calcext:value-type="string">
            <text:p>Tek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OCE6</text:p>
          </table:table-cell>
          <table:table-cell table:style-name="ce35" office:value-type="string" calcext:value-type="string">
            <text:p>Coel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GEL3</text:p>
          </table:table-cell>
          <table:table-cell table:style-name="ce34" office:value-type="string" calcext:value-type="string">
            <text:p>Mange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5" office:value-type="string" calcext:value-type="string">
            <text:p>CTSA8</text:p>
          </table:table-cell>
          <table:table-cell table:style-name="ce35" office:value-type="string" calcext:value-type="string">
            <text:p>Santan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MMAQ4</text:p>
          </table:table-cell>
          <table:table-cell table:style-name="ce34" office:value-type="string" calcext:value-type="string">
            <text:p>Minasmáquinas</text:p>
          </table:table-cell>
          <table:table-cell table:style-name="ce36" table:number-columns-repeated="24"/>
          <table:table-cell table:number-columns-repeated="998"/>
        </table:table-row>
        <table:table-row table:style-name="ro1" table:number-rows-repeated="464">
          <table:table-cell table:style-name="ce29" table:number-columns-repeated="2"/>
          <table:table-cell table:style-name="ce36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álises" table:style-name="ta5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number-columns-repeated="1021" table:default-cell-style-name="Default"/>
        <table:table-row table:style-name="ro1">
          <table:table-cell table:style-name="ce37" office:value-type="string" calcext:value-type="string">
            <text:p>Maior</text:p>
          </table:table-cell>
          <table:table-cell table:style-name="ce41" table:formula="of:=MAX([$Principal.O$1:.O$1048576])" office:value-type="currency" office:currency="R$ " office:value="4762926995" calcext:value-type="currency">
            <text:p>R$ 4,762,926,995.00</text:p>
          </table:table-cell>
          <table:table-cell table:style-name="ce43" table:formula="of:=VLOOKUP([.B1];[$Principal.O$1:.Q$1048576];3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enor</text:p>
          </table:table-cell>
          <table:table-cell table:style-name="ce41" table:formula="of:=MIN([$Principal.O$1:.O$1048576])" office:value-type="currency" office:currency="R$ " office:value="-1807432634" calcext:value-type="currency">
            <text:p>-R$ 1,807,432,634.00</text:p>
          </table:table-cell>
          <table:table-cell table:style-name="ce43" table:formula="of:=VLOOKUP([.B2];[$Principal.O$1:.Q$1048576];3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edia</text:p>
          </table:table-cell>
          <table:table-cell table:style-name="ce41" table:formula="of:=AVERAGE([$Principal.O$1:.O$1048576])" office:value-type="currency" office:currency="R$ " office:value="165190210.5" calcext:value-type="currency">
            <text:p>R$ 165,190,210.5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37" office:value-type="string" calcext:value-type="string">
            <text:p>Média de quem subiu</text:p>
          </table:table-cell>
          <table:table-cell table:style-name="ce41" table:formula="of:=AVERAGEIF([$Principal.P$1:.P$1048576];&quot;Subiu&quot;;[$Principal.O$1:.O$1048576])" office:value-type="currency" office:currency="R$ " office:value="448164250.2" calcext:value-type="currency">
            <text:p>R$ 448,164,250.2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37" office:value-type="string" calcext:value-type="string">
            <text:p>Média de quem desceu</text:p>
          </table:table-cell>
          <table:table-cell table:style-name="ce41" table:formula="of:=AVERAGEIF([$Principal.P$1:.P$1048576];&quot;Desceu&quot;;[$Principal.O$1:.O$1048576])" office:value-type="currency" office:currency="R$ " office:value="-181109141.8" calcext:value-type="currency">
            <text:p>-R$ 181,109,141.80</text:p>
          </table:table-cell>
          <table:table-cell table:style-name="ce44"/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7" table:number-columns-repeated="3"/>
          <table:table-cell>
            <draw:frame table:end-cell-address="Análises.J27" table:end-x="26.82pt" table:end-y="10.46pt" draw:z-index="0" draw:name="Chart 1" draw:style-name="gr1" draw:text-style-name="P1" svg:width="425.96pt" svg:height="263.96pt" svg:x="21.74pt" svg:y="14.26pt">
              <draw:object draw:notify-on-update-of-ranges="Análises.A12:Análises.A45 Análises.C11:Análises.C11 Análises.C12:Análises.C4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38" table:formula="of:=IFERROR(__xludf.dummyfunction(&quot;UNIQUE(Principal!R:R)&quot;);&quot;Segmento&quot;)" office:value-type="string" office:string-value="Segmento" calcext:value-type="string">
            <text:p>Segmento</text:p>
          </table:table-cell>
          <table:table-cell table:style-name="ce42" office:value-type="string" calcext:value-type="string">
            <text:p>Variação</text:p>
          </table:table-cell>
          <table:table-cell table:style-name="ce37" office:value-type="string" calcext:value-type="string">
            <text:p>Variação de quem Subiu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Siderurgia&quot;)" office:value-type="string" office:string-value="Siderurgia" calcext:value-type="string">
            <text:p>Siderurgia</text:p>
          </table:table-cell>
          <table:table-cell table:style-name="ce41" table:formula="of:=SUMIF([$Principal.R$1:.R$1048576];[.A12];[$Principal.O$1:.O$1048576])" office:value-type="currency" office:currency="R$ " office:value="489935930.9" calcext:value-type="currency">
            <text:p>R$ 489,935,930.90</text:p>
          </table:table-cell>
          <table:table-cell table:style-name="ce41" table:formula="of:=SUMIFS([$Principal.O$1:.O$1048576];[$Principal.R$1:.R$1048576];[.A12];[$Principal.P$1:.P$1048576];&quot;Subiu&quot;)" office:value-type="currency" office:currency="R$ " office:value="489935930.9" calcext:value-type="currency">
            <text:p>R$ 489,935,930.9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Mineração&quot;)" office:value-type="string" office:string-value="Mineração" calcext:value-type="string">
            <text:p>Mineração</text:p>
          </table:table-cell>
          <table:table-cell table:style-name="ce41" table:formula="of:=SUMIF([$Principal.R$1:.R$1048576];[.A13];[$Principal.O$1:.O$1048576])" office:value-type="currency" office:currency="R$ " office:value="4940442966" calcext:value-type="currency">
            <text:p>R$ 4,940,442,966.00</text:p>
          </table:table-cell>
          <table:table-cell table:style-name="ce41" table:formula="of:=SUMIFS([$Principal.O$1:.O$1048576];[$Principal.R$1:.R$1048576];[.A13];[$Principal.P$1:.P$1048576];&quot;Subiu&quot;)" office:value-type="currency" office:currency="R$ " office:value="4940442966" calcext:value-type="currency">
            <text:p>R$ 4,940,442,966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Petróleo&quot;)" office:value-type="string" office:string-value="Petróleo" calcext:value-type="string">
            <text:p>Petróleo</text:p>
          </table:table-cell>
          <table:table-cell table:style-name="ce41" table:formula="of:=SUMIF([$Principal.R$1:.R$1048576];[.A14];[$Principal.O$1:.O$1048576])" office:value-type="currency" office:currency="R$ " office:value="6093288832" calcext:value-type="currency">
            <text:p>R$ 6,093,288,832.00</text:p>
          </table:table-cell>
          <table:table-cell table:style-name="ce41" table:formula="of:=SUMIFS([$Principal.O$1:.O$1048576];[$Principal.R$1:.R$1048576];[.A14];[$Principal.P$1:.P$1048576];&quot;Subiu&quot;)" office:value-type="currency" office:currency="R$ " office:value="6093288832" calcext:value-type="currency">
            <text:p>R$ 6,093,288,832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Papel e Celulose&quot;)" office:value-type="string" office:string-value="Papel e Celulose" calcext:value-type="string">
            <text:p>Papel e Celulose</text:p>
          </table:table-cell>
          <table:table-cell table:style-name="ce41" table:formula="of:=SUMIF([$Principal.R$1:.R$1048576];[.A15];[$Principal.O$1:.O$1048576])" office:value-type="currency" office:currency="R$ " office:value="722946282.7" calcext:value-type="currency">
            <text:p>R$ 722,946,282.70</text:p>
          </table:table-cell>
          <table:table-cell table:style-name="ce41" table:formula="of:=SUMIFS([$Principal.O$1:.O$1048576];[$Principal.R$1:.R$1048576];[.A15];[$Principal.P$1:.P$1048576];&quot;Subiu&quot;)" office:value-type="currency" office:currency="R$ " office:value="722946282.7" calcext:value-type="currency">
            <text:p>R$ 722,946,282.7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Energia&quot;)" office:value-type="string" office:string-value="Energia" calcext:value-type="string">
            <text:p>Energia</text:p>
          </table:table-cell>
          <table:table-cell table:style-name="ce41" table:formula="of:=SUMIF([$Principal.R$1:.R$1048576];[.A16];[$Principal.O$1:.O$1048576])" office:value-type="currency" office:currency="R$ " office:value="368265294.4" calcext:value-type="currency">
            <text:p>R$ 368,265,294.40</text:p>
          </table:table-cell>
          <table:table-cell table:style-name="ce41" table:formula="of:=SUMIFS([$Principal.O$1:.O$1048576];[$Principal.R$1:.R$1048576];[.A16];[$Principal.P$1:.P$1048576];&quot;Subiu&quot;)" office:value-type="currency" office:currency="R$ " office:value="1209821624" calcext:value-type="currency">
            <text:p>R$ 1,209,821,624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Shopping Centers&quot;)" office:value-type="string" office:string-value="Shopping Centers" calcext:value-type="string">
            <text:p>Shopping Centers</text:p>
          </table:table-cell>
          <table:table-cell table:style-name="ce41" table:formula="of:=SUMIF([$Principal.R$1:.R$1048576];[.A17];[$Principal.O$1:.O$1048576])" office:value-type="currency" office:currency="R$ " office:value="117732680.1" calcext:value-type="currency">
            <text:p>R$ 117,732,680.10</text:p>
          </table:table-cell>
          <table:table-cell table:style-name="ce41" table:formula="of:=SUMIFS([$Principal.O$1:.O$1048576];[$Principal.R$1:.R$1048576];[.A17];[$Principal.P$1:.P$1048576];&quot;Subiu&quot;)" office:value-type="currency" office:currency="R$ " office:value="117732680.1" calcext:value-type="currency">
            <text:p>R$ 117,732,680.1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Banco&quot;)" office:value-type="string" office:string-value="Banco" calcext:value-type="string">
            <text:p>Banco</text:p>
          </table:table-cell>
          <table:table-cell table:style-name="ce41" table:formula="of:=SUMIF([$Principal.R$1:.R$1048576];[.A18];[$Principal.O$1:.O$1048576])" office:value-type="currency" office:currency="R$ " office:value="3740512019" calcext:value-type="currency">
            <text:p>R$ 3,740,512,019.00</text:p>
          </table:table-cell>
          <table:table-cell table:style-name="ce41" table:formula="of:=SUMIFS([$Principal.O$1:.O$1048576];[$Principal.R$1:.R$1048576];[.A18];[$Principal.P$1:.P$1048576];&quot;Subiu&quot;)" office:value-type="currency" office:currency="R$ " office:value="3740512019" calcext:value-type="currency">
            <text:p>R$ 3,740,512,019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Saúde&quot;)" office:value-type="string" office:string-value="Saúde" calcext:value-type="string">
            <text:p>Saúde</text:p>
          </table:table-cell>
          <table:table-cell table:style-name="ce41" table:formula="of:=SUMIF([$Principal.R$1:.R$1048576];[.A19];[$Principal.O$1:.O$1048576])" office:value-type="currency" office:currency="R$ " office:value="60321469.88" calcext:value-type="currency">
            <text:p>R$ 60,321,469.88</text:p>
          </table:table-cell>
          <table:table-cell table:style-name="ce41" table:formula="of:=SUMIFS([$Principal.O$1:.O$1048576];[$Principal.R$1:.R$1048576];[.A19];[$Principal.P$1:.P$1048576];&quot;Subiu&quot;)" office:value-type="currency" office:currency="R$ " office:value="453917907" calcext:value-type="currency">
            <text:p>R$ 453,917,907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Química&quot;)" office:value-type="string" office:string-value="Química" calcext:value-type="string">
            <text:p>Química</text:p>
          </table:table-cell>
          <table:table-cell table:style-name="ce41" table:formula="of:=SUMIF([$Principal.R$1:.R$1048576];[.A20];[$Principal.O$1:.O$1048576])" office:value-type="currency" office:currency="R$ " office:value="69054317.64" calcext:value-type="currency">
            <text:p>R$ 69,054,317.64</text:p>
          </table:table-cell>
          <table:table-cell table:style-name="ce41" table:formula="of:=SUMIFS([$Principal.O$1:.O$1048576];[$Principal.R$1:.R$1048576];[.A20];[$Principal.P$1:.P$1048576];&quot;Subiu&quot;)" office:value-type="currency" office:currency="R$ " office:value="69054317.64" calcext:value-type="currency">
            <text:p>R$ 69,054,317.64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Aviação&quot;)" office:value-type="string" office:string-value="Aviação" calcext:value-type="string">
            <text:p>Aviação</text:p>
          </table:table-cell>
          <table:table-cell table:style-name="ce41" table:formula="of:=SUMIF([$Principal.R$1:.R$1048576];[.A21];[$Principal.O$1:.O$1048576])" office:value-type="currency" office:currency="R$ " office:value="-37540997.06" calcext:value-type="currency">
            <text:p>-R$ 37,540,997.06</text:p>
          </table:table-cell>
          <table:table-cell table:style-name="ce41" table:formula="of:=SUMIFS([$Principal.O$1:.O$1048576];[$Principal.R$1:.R$1048576];[.A21];[$Principal.P$1:.P$1048576];&quot;Subiu&quot;)" office:value-type="currency" office:currency="R$ " office:value="65452205.55" calcext:value-type="currency">
            <text:p>R$ 65,452,205.55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Educação&quot;)" office:value-type="string" office:string-value="Educação" calcext:value-type="string">
            <text:p>Educação</text:p>
          </table:table-cell>
          <table:table-cell table:style-name="ce41" table:formula="of:=SUMIF([$Principal.R$1:.R$1048576];[.A22];[$Principal.O$1:.O$1048576])" office:value-type="currency" office:currency="R$ " office:value="54641872.47" calcext:value-type="currency">
            <text:p>R$ 54,641,872.47</text:p>
          </table:table-cell>
          <table:table-cell table:style-name="ce41" table:formula="of:=SUMIFS([$Principal.O$1:.O$1048576];[$Principal.R$1:.R$1048576];[.A22];[$Principal.P$1:.P$1048576];&quot;Subiu&quot;)" office:value-type="currency" office:currency="R$ " office:value="72295838.99" calcext:value-type="currency">
            <text:p>R$ 72,295,838.99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Construção&quot;)" office:value-type="string" office:string-value="Construção" calcext:value-type="string">
            <text:p>Construção</text:p>
          </table:table-cell>
          <table:table-cell table:style-name="ce41" table:formula="of:=SUMIF([$Principal.R$1:.R$1048576];[.A23];[$Principal.O$1:.O$1048576])" office:value-type="currency" office:currency="R$ " office:value="-47419559.27" calcext:value-type="currency">
            <text:p>-R$ 47,419,559.27</text:p>
          </table:table-cell>
          <table:table-cell table:style-name="ce41" table:formula="of:=SUMIFS([$Principal.O$1:.O$1048576];[$Principal.R$1:.R$1048576];[.A23];[$Principal.P$1:.P$1048576];&quot;Subiu&quot;)" office:value-type="currency" office:currency="R$ " office:value="37525872.38" calcext:value-type="currency">
            <text:p>R$ 37,525,872.38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Moda&quot;)" office:value-type="string" office:string-value="Moda" calcext:value-type="string">
            <text:p>Moda</text:p>
          </table:table-cell>
          <table:table-cell table:style-name="ce41" table:formula="of:=SUMIF([$Principal.R$1:.R$1048576];[.A24];[$Principal.O$1:.O$1048576])" office:value-type="currency" office:currency="R$ " office:value="-24449852.2" calcext:value-type="currency">
            <text:p>-R$ 24,449,852.20</text:p>
          </table:table-cell>
          <table:table-cell table:style-name="ce41" table:formula="of:=SUMIFS([$Principal.O$1:.O$1048576];[$Principal.R$1:.R$1048576];[.A24];[$Principal.P$1:.P$1048576];&quot;Subiu&quot;)" office:value-type="currency" office:currency="R$ " office:value="41021792.09" calcext:value-type="currency">
            <text:p>R$ 41,021,792.09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Alimentos&quot;)" office:value-type="string" office:string-value="Alimentos" calcext:value-type="string">
            <text:p>Alimentos</text:p>
          </table:table-cell>
          <table:table-cell table:style-name="ce41" table:formula="of:=SUMIF([$Principal.R$1:.R$1048576];[.A25];[$Principal.O$1:.O$1048576])" office:value-type="currency" office:currency="R$ " office:value="407833683.1" calcext:value-type="currency">
            <text:p>R$ 407,833,683.10</text:p>
          </table:table-cell>
          <table:table-cell table:style-name="ce41" table:formula="of:=SUMIFS([$Principal.O$1:.O$1048576];[$Principal.R$1:.R$1048576];[.A25];[$Principal.P$1:.P$1048576];&quot;Subiu&quot;)" office:value-type="currency" office:currency="R$ " office:value="407833683.1" calcext:value-type="currency">
            <text:p>R$ 407,833,683.1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Varejo&quot;)" office:value-type="string" office:string-value="Varejo" calcext:value-type="string">
            <text:p>Varejo</text:p>
          </table:table-cell>
          <table:table-cell table:style-name="ce41" table:formula="of:=SUMIF([$Principal.R$1:.R$1048576];[.A26];[$Principal.O$1:.O$1048576])" office:value-type="currency" office:currency="R$ " office:value="-556533527.6" calcext:value-type="currency">
            <text:p>-R$ 556,533,527.60</text:p>
          </table:table-cell>
          <table:table-cell table:style-name="ce41" table:formula="of:=SUMIFS([$Principal.O$1:.O$1048576];[$Principal.R$1:.R$1048576];[.A26];[$Principal.P$1:.P$1048576];&quot;Subiu&quot;)" office:value-type="currency" office:currency="R$ " office:value="237187009.2" calcext:value-type="currency">
            <text:p>R$ 237,187,009.2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Telecomunicações&quot;)" office:value-type="string" office:string-value="Telecomunicações" calcext:value-type="string">
            <text:p>Telecomunicações</text:p>
          </table:table-cell>
          <table:table-cell table:style-name="ce41" table:formula="of:=SUMIF([$Principal.R$1:.R$1048576];[.A27];[$Principal.O$1:.O$1048576])" office:value-type="currency" office:currency="R$ " office:value="256118562.1" calcext:value-type="currency">
            <text:p>R$ 256,118,562.10</text:p>
          </table:table-cell>
          <table:table-cell table:style-name="ce41" table:formula="of:=SUMIFS([$Principal.O$1:.O$1048576];[$Principal.R$1:.R$1048576];[.A27];[$Principal.P$1:.P$1048576];&quot;Subiu&quot;)" office:value-type="currency" office:currency="R$ " office:value="292938114.4" calcext:value-type="currency">
            <text:p>R$ 292,938,114.4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Logística&quot;)" office:value-type="string" office:string-value="Logística" calcext:value-type="string">
            <text:p>Logística</text:p>
          </table:table-cell>
          <table:table-cell table:style-name="ce41" table:formula="of:=SUMIF([$Principal.R$1:.R$1048576];[.A28];[$Principal.O$1:.O$1048576])" office:value-type="currency" office:currency="R$ " office:value="233902674.8" calcext:value-type="currency">
            <text:p>R$ 233,902,674.80</text:p>
          </table:table-cell>
          <table:table-cell table:style-name="ce41" table:formula="of:=SUMIFS([$Principal.O$1:.O$1048576];[$Principal.R$1:.R$1048576];[.A28];[$Principal.P$1:.P$1048576];&quot;Subiu&quot;)" office:value-type="currency" office:currency="R$ " office:value="233902674.8" calcext:value-type="currency">
            <text:p>R$ 233,902,674.80</text:p>
          </table:table-cell>
          <table:table-cell>
            <draw:frame table:end-cell-address="Análises.J48" table:end-x="50.83pt" table:end-y="11.2pt" draw:z-index="1" draw:name="Chart 2" draw:style-name="gr1" draw:text-style-name="P1" svg:width="449.97pt" svg:height="317.96pt" svg:x="21.74pt" svg:y="8.25pt">
              <draw:object draw:notify-on-update-of-ranges="Análises.A48:Análises.A50 Análises.B47:Análises.B47 Análises.B48:Análises.B5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38" table:formula="of:=IFERROR(__xludf.dummyfunction(&quot;&quot;&quot;COMPUTED_VALUE&quot;&quot;&quot;);&quot;Meios de Pagamento&quot;)" office:value-type="string" office:string-value="Meios de Pagamento" calcext:value-type="string">
            <text:p>Meios de Pagamento</text:p>
          </table:table-cell>
          <table:table-cell table:style-name="ce41" table:formula="of:=SUMIF([$Principal.R$1:.R$1048576];[.A29];[$Principal.O$1:.O$1048576])" office:value-type="currency" office:currency="R$ " office:value="43657683.38" calcext:value-type="currency">
            <text:p>R$ 43,657,683.38</text:p>
          </table:table-cell>
          <table:table-cell table:style-name="ce41" table:formula="of:=SUMIFS([$Principal.O$1:.O$1048576];[$Principal.R$1:.R$1048576];[.A29];[$Principal.P$1:.P$1048576];&quot;Subiu&quot;)" office:value-type="currency" office:currency="R$ " office:value="43657683.38" calcext:value-type="currency">
            <text:p>R$ 43,657,683.38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Imobiliário&quot;)" office:value-type="string" office:string-value="Imobiliário" calcext:value-type="string">
            <text:p>Imobiliário</text:p>
          </table:table-cell>
          <table:table-cell table:style-name="ce41" table:formula="of:=SUMIF([$Principal.R$1:.R$1048576];[.A30];[$Principal.O$1:.O$1048576])" office:value-type="currency" office:currency="R$ " office:value="4400604.27" calcext:value-type="currency">
            <text:p>R$ 4,400,604.27</text:p>
          </table:table-cell>
          <table:table-cell table:style-name="ce41" table:formula="of:=SUMIFS([$Principal.O$1:.O$1048576];[$Principal.R$1:.R$1048576];[.A30];[$Principal.P$1:.P$1048576];&quot;Subiu&quot;)" office:value-type="currency" office:currency="R$ " office:value="18068446.61" calcext:value-type="currency">
            <text:p>R$ 18,068,446.61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Holding&quot;)" office:value-type="string" office:string-value="Holding" calcext:value-type="string">
            <text:p>Holding</text:p>
          </table:table-cell>
          <table:table-cell table:style-name="ce41" table:formula="of:=SUMIF([$Principal.R$1:.R$1048576];[.A31];[$Principal.O$1:.O$1048576])" office:value-type="currency" office:currency="R$ " office:value="416092244.4" calcext:value-type="currency">
            <text:p>R$ 416,092,244.40</text:p>
          </table:table-cell>
          <table:table-cell table:style-name="ce41" table:formula="of:=SUMIFS([$Principal.O$1:.O$1048576];[$Principal.R$1:.R$1048576];[.A31];[$Principal.P$1:.P$1048576];&quot;Subiu&quot;)" office:value-type="currency" office:currency="R$ " office:value="416092244.4" calcext:value-type="currency">
            <text:p>R$ 416,092,244.4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Tecnologia&quot;)" office:value-type="string" office:string-value="Tecnologia" calcext:value-type="string">
            <text:p>Tecnologia</text:p>
          </table:table-cell>
          <table:table-cell table:style-name="ce41" table:formula="of:=SUMIF([$Principal.R$1:.R$1048576];[.A32];[$Principal.O$1:.O$1048576])" office:value-type="currency" office:currency="R$ " office:value="6067508.905" calcext:value-type="currency">
            <text:p>R$ 6,067,508.91</text:p>
          </table:table-cell>
          <table:table-cell table:style-name="ce41" table:formula="of:=SUMIFS([$Principal.O$1:.O$1048576];[$Principal.R$1:.R$1048576];[.A32];[$Principal.P$1:.P$1048576];&quot;Subiu&quot;)" office:value-type="currency" office:currency="R$ " office:value="15598886.65" calcext:value-type="currency">
            <text:p>R$ 15,598,886.65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Bebidas&quot;)" office:value-type="string" office:string-value="Bebidas" calcext:value-type="string">
            <text:p>Bebidas</text:p>
          </table:table-cell>
          <table:table-cell table:style-name="ce41" table:formula="of:=SUMIF([$Principal.R$1:.R$1048576];[.A33];[$Principal.O$1:.O$1048576])" office:value-type="currency" office:currency="R$ " office:value="0" calcext:value-type="currency">
            <text:p>R$ 0.00</text:p>
          </table:table-cell>
          <table:table-cell table:style-name="ce41" table:formula="of:=SUMIFS([$Principal.O$1:.O$1048576];[$Principal.R$1:.R$1048576];[.A33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Seguros&quot;)" office:value-type="string" office:string-value="Seguros" calcext:value-type="string">
            <text:p>Seguros</text:p>
          </table:table-cell>
          <table:table-cell table:style-name="ce41" table:formula="of:=SUMIF([$Principal.R$1:.R$1048576];[.A34];[$Principal.O$1:.O$1048576])" office:value-type="currency" office:currency="R$ " office:value="-26297880.21" calcext:value-type="currency">
            <text:p>-R$ 26,297,880.21</text:p>
          </table:table-cell>
          <table:table-cell table:style-name="ce41" table:formula="of:=SUMIFS([$Principal.O$1:.O$1048576];[$Principal.R$1:.R$1048576];[.A34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Saneamento&quot;)" office:value-type="string" office:string-value="Saneamento" calcext:value-type="string">
            <text:p>Saneamento</text:p>
          </table:table-cell>
          <table:table-cell table:style-name="ce41" table:formula="of:=SUMIF([$Principal.R$1:.R$1048576];[.A35];[$Principal.O$1:.O$1048576])" office:value-type="currency" office:currency="R$ " office:value="-15725678.56" calcext:value-type="currency">
            <text:p>-R$ 15,725,678.56</text:p>
          </table:table-cell>
          <table:table-cell table:style-name="ce41" table:formula="of:=SUMIFS([$Principal.O$1:.O$1048576];[$Principal.R$1:.R$1048576];[.A35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Automação&quot;)" office:value-type="string" office:string-value="Automação" calcext:value-type="string">
            <text:p>Automação</text:p>
          </table:table-cell>
          <table:table-cell table:style-name="ce41" table:formula="of:=SUMIF([$Principal.R$1:.R$1048576];[.A36];[$Principal.O$1:.O$1048576])" office:value-type="currency" office:currency="R$ " office:value="-118230410.4" calcext:value-type="currency">
            <text:p>-R$ 118,230,410.40</text:p>
          </table:table-cell>
          <table:table-cell table:style-name="ce41" table:formula="of:=SUMIFS([$Principal.O$1:.O$1048576];[$Principal.R$1:.R$1048576];[.A36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Agronegócio&quot;)" office:value-type="string" office:string-value="Agronegócio" calcext:value-type="string">
            <text:p>Agronegócio</text:p>
          </table:table-cell>
          <table:table-cell table:style-name="ce41" table:formula="of:=SUMIF([$Principal.R$1:.R$1048576];[.A37];[$Principal.O$1:.O$1048576])" office:value-type="currency" office:currency="R$ " office:value="-9468663.682" calcext:value-type="currency">
            <text:p>-R$ 9,468,663.68</text:p>
          </table:table-cell>
          <table:table-cell table:style-name="ce41" table:formula="of:=SUMIFS([$Principal.O$1:.O$1048576];[$Principal.R$1:.R$1048576];[.A37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Infraestrutura&quot;)" office:value-type="string" office:string-value="Infraestrutura" calcext:value-type="string">
            <text:p>Infraestrutura</text:p>
          </table:table-cell>
          <table:table-cell table:style-name="ce41" table:formula="of:=SUMIF([$Principal.R$1:.R$1048576];[.A38];[$Principal.O$1:.O$1048576])" office:value-type="currency" office:currency="R$ " office:value="-39743554.31" calcext:value-type="currency">
            <text:p>-R$ 39,743,554.31</text:p>
          </table:table-cell>
          <table:table-cell table:style-name="ce41" table:formula="of:=SUMIFS([$Principal.O$1:.O$1048576];[$Principal.R$1:.R$1048576];[.A38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Aeronáutica&quot;)" office:value-type="string" office:string-value="Aeronáutica" calcext:value-type="string">
            <text:p>Aeronáutica</text:p>
          </table:table-cell>
          <table:table-cell table:style-name="ce41" table:formula="of:=SUMIF([$Principal.R$1:.R$1048576];[.A39];[$Principal.O$1:.O$1048576])" office:value-type="currency" office:currency="R$ " office:value="-233651943.5" calcext:value-type="currency">
            <text:p>-R$ 233,651,943.50</text:p>
          </table:table-cell>
          <table:table-cell table:style-name="ce41" table:formula="of:=SUMIFS([$Principal.O$1:.O$1048576];[$Principal.R$1:.R$1048576];[.A39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Cosméticos&quot;)" office:value-type="string" office:string-value="Cosméticos" calcext:value-type="string">
            <text:p>Cosméticos</text:p>
          </table:table-cell>
          <table:table-cell table:style-name="ce41" table:formula="of:=SUMIF([$Principal.R$1:.R$1048576];[.A40];[$Principal.O$1:.O$1048576])" office:value-type="currency" office:currency="R$ " office:value="-193280001.2" calcext:value-type="currency">
            <text:p>-R$ 193,280,001.20</text:p>
          </table:table-cell>
          <table:table-cell table:style-name="ce41" table:formula="of:=SUMIFS([$Principal.O$1:.O$1048576];[$Principal.R$1:.R$1048576];[.A40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Bolsa de Valores&quot;)" office:value-type="string" office:string-value="Bolsa de Valores" calcext:value-type="string">
            <text:p>Bolsa de Valores</text:p>
          </table:table-cell>
          <table:table-cell table:style-name="ce41" table:formula="of:=SUMIF([$Principal.R$1:.R$1048576];[.A41];[$Principal.O$1:.O$1048576])" office:value-type="currency" office:currency="R$ " office:value="-1173785666" calcext:value-type="currency">
            <text:p>-R$ 1,173,785,666.00</text:p>
          </table:table-cell>
          <table:table-cell table:style-name="ce41" table:formula="of:=SUMIFS([$Principal.O$1:.O$1048576];[$Principal.R$1:.R$1048576];[.A41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Farmacêutica&quot;)" office:value-type="string" office:string-value="Farmacêutica" calcext:value-type="string">
            <text:p>Farmacêutica</text:p>
          </table:table-cell>
          <table:table-cell table:style-name="ce41" table:formula="of:=SUMIF([$Principal.R$1:.R$1048576];[.A42];[$Principal.O$1:.O$1048576])" office:value-type="currency" office:currency="R$ " office:value="-208257014.2" calcext:value-type="currency">
            <text:p>-R$ 208,257,014.20</text:p>
          </table:table-cell>
          <table:table-cell table:style-name="ce41" table:formula="of:=SUMIFS([$Principal.O$1:.O$1048576];[$Principal.R$1:.R$1048576];[.A42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Açúcar e Álcool&quot;)" office:value-type="string" office:string-value="Açúcar e Álcool" calcext:value-type="string">
            <text:p>Açúcar e Álcool</text:p>
          </table:table-cell>
          <table:table-cell table:style-name="ce41" table:formula="of:=SUMIF([$Principal.R$1:.R$1048576];[.A43];[$Principal.O$1:.O$1048576])" office:value-type="currency" office:currency="R$ " office:value="-79432785.74" calcext:value-type="currency">
            <text:p>-R$ 79,432,785.74</text:p>
          </table:table-cell>
          <table:table-cell table:style-name="ce41" table:formula="of:=SUMIFS([$Principal.O$1:.O$1048576];[$Principal.R$1:.R$1048576];[.A43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Aluguel de Carros&quot;)" office:value-type="string" office:string-value="Aluguel de Carros" calcext:value-type="string">
            <text:p>Aluguel de Carros</text:p>
          </table:table-cell>
          <table:table-cell table:style-name="ce41" table:formula="of:=SUMIF([$Principal.R$1:.R$1048576];[.A44];[$Principal.O$1:.O$1048576])" office:value-type="currency" office:currency="R$ " office:value="-1807432634" calcext:value-type="currency">
            <text:p>-R$ 1,807,432,634.00</text:p>
          </table:table-cell>
          <table:table-cell table:style-name="ce41" table:formula="of:=SUMIFS([$Principal.O$1:.O$1048576];[$Principal.R$1:.R$1048576];[.A44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8" table:formula="of:=IFERROR(__xludf.dummyfunction(&quot;&quot;&quot;COMPUTED_VALUE&quot;&quot;&quot;);&quot;Turismo&quot;)" office:value-type="string" office:string-value="Turismo" calcext:value-type="string">
            <text:p>Turismo</text:p>
          </table:table-cell>
          <table:table-cell table:style-name="ce41" table:formula="of:=SUMIF([$Principal.R$1:.R$1048576];[.A45];[$Principal.O$1:.O$1048576])" office:value-type="currency" office:currency="R$ " office:value="-73557408.06" calcext:value-type="currency">
            <text:p>-R$ 73,557,408.06</text:p>
          </table:table-cell>
          <table:table-cell table:style-name="ce41" table:formula="of:=SUMIFS([$Principal.O$1:.O$1048576];[$Principal.R$1:.R$1048576];[.A45];[$Principal.P$1:.P$1048576];&quot;Subiu&quot;)" office:value-type="currency" office:currency="R$ " office:value="0" calcext:value-type="currency">
            <text:p>R$ 0.00</text:p>
          </table:table-cell>
          <table:table-cell table:number-columns-repeated="1021"/>
        </table:table-row>
        <table:table-row table:style-name="ro1">
          <table:table-cell table:style-name="ce39"/>
          <table:table-cell table:style-name="ce41" table:number-columns-repeated="2"/>
          <table:table-cell table:number-columns-repeated="1021"/>
        </table:table-row>
        <table:table-row table:style-name="ro1">
          <table:table-cell table:style-name="ce37" office:value-type="string" calcext:value-type="string">
            <text:p>Resultado</text:p>
          </table:table-cell>
          <table:table-cell table:style-name="ce42" office:value-type="string" calcext:value-type="string">
            <text:p>Variação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37" office:value-type="string" calcext:value-type="string">
            <text:p>Subiu</text:p>
          </table:table-cell>
          <table:table-cell table:style-name="ce41" table:formula="of:=SUMIF([$Principal.P$1:.P$1048576];[.A48];[$Principal.O1])" office:value-type="currency" office:currency="R$ " office:value="19719227010" calcext:value-type="currency">
            <text:p>R$ 19,719,227,010.00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37" office:value-type="string" calcext:value-type="string">
            <text:p>Estável</text:p>
          </table:table-cell>
          <table:table-cell table:style-name="ce41" table:formula="of:=SUMIF([$Principal.P$1:.P$1048576];[.A49];[$Principal.O2])" office:value-type="currency" office:currency="R$ " office:value="0" calcext:value-type="currency">
            <text:p>R$ 0.00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37" office:value-type="string" calcext:value-type="string">
            <text:p>Desceu</text:p>
          </table:table-cell>
          <table:table-cell table:style-name="ce41" table:formula="of:=SUMIF([$Principal.P$1:.P$1048576];[.A50];[$Principal.O3])" office:value-type="currency" office:currency="R$ " office:value="-6318561746" calcext:value-type="currency">
            <text:p>-R$ 6,318,561,746.00</text:p>
          </table:table-cell>
          <table:table-cell table:style-name="ce41"/>
          <table:table-cell table:number-columns-repeated="1021"/>
        </table:table-row>
        <table:table-row table:style-name="ro1" table:number-rows-repeated="4">
          <table:table-cell/>
          <table:table-cell table:style-name="ce41" table:number-columns-repeated="2"/>
          <table:table-cell table:number-columns-repeated="1021"/>
        </table:table-row>
        <table:table-row table:style-name="ro1">
          <table:table-cell table:style-name="ce37" office:value-type="string" calcext:value-type="string">
            <text:p>Análise por faixa etária</text:p>
          </table:table-cell>
          <table:table-cell table:style-name="ce42" office:value-type="string" calcext:value-type="string">
            <text:p>Varição</text:p>
          </table:table-cell>
          <table:table-cell table:style-name="ce42" office:value-type="string" calcext:value-type="string">
            <text:p>Quantidade de empresas</text:p>
          </table:table-cell>
          <table:table-cell table:number-columns-repeated="1021"/>
        </table:table-row>
        <table:table-row table:style-name="ro1">
          <table:table-cell table:style-name="ce40" table:formula="of:=IFERROR(__xludf.dummyfunction(&quot;UNIQUE(Principal!T2:T82)&quot;);&quot;Entre 50 e 100 anos&quot;)" office:value-type="string" office:string-value="Entre 50 e 100 anos" calcext:value-type="string">
            <text:p>Entre 50 e 100 anos</text:p>
          </table:table-cell>
          <table:table-cell table:style-name="ce41" table:formula="of:=SUMIF([$Principal.T$1:.T$1048576];[.A56];[$Principal.O$1:.O$1048576])" office:value-type="currency" office:currency="R$ " office:value="11203676198" calcext:value-type="currency">
            <text:p>R$ 11,203,676,198.00</text:p>
          </table:table-cell>
          <table:table-cell table:style-name="ce45" table:formula="of:=COUNTIF([$Principal.T$1:.T$1048576];[.A56])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40" table:formula="of:=IFERROR(__xludf.dummyfunction(&quot;&quot;&quot;COMPUTED_VALUE&quot;&quot;&quot;);&quot;Abaixo de 50 anos&quot;)" office:value-type="string" office:string-value="Abaixo de 50 anos" calcext:value-type="string">
            <text:p>Abaixo de 50 anos</text:p>
          </table:table-cell>
          <table:table-cell table:style-name="ce41" table:formula="of:=SUMIF([$Principal.T$1:.T$1048576];[.A57];[$Principal.O$1:.O$1048576])" office:value-type="currency" office:currency="R$ " office:value="2379139160" calcext:value-type="currency">
            <text:p>R$ 2,379,139,160.00</text:p>
          </table:table-cell>
          <table:table-cell table:style-name="ce45" table:formula="of:=COUNTIF([$Principal.T$1:.T$1048576];[.A57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40" table:formula="of:=IFERROR(__xludf.dummyfunction(&quot;&quot;&quot;COMPUTED_VALUE&quot;&quot;&quot;);&quot;Acima de 100 anos&quot;)" office:value-type="string" office:string-value="Acima de 100 anos" calcext:value-type="string">
            <text:p>Acima de 100 anos</text:p>
          </table:table-cell>
          <table:table-cell table:style-name="ce41" table:formula="of:=SUMIF([$Principal.T$1:.T$1048576];[.A58];[$Principal.O$1:.O$1048576])" office:value-type="currency" office:currency="R$ " office:value="-202408309.9" calcext:value-type="currency">
            <text:p>-R$ 202,408,309.90</text:p>
          </table:table-cell>
          <table:table-cell table:style-name="ce45" table:formula="of:=COUNTIF([$Principal.T$1:.T$1048576];[.A58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>
            <draw:frame table:end-cell-address="Análises.I77" table:end-x="17.26pt" table:end-y="2.24pt" draw:z-index="2" draw:name="Chart 3" draw:style-name="gr1" draw:text-style-name="P1" svg:width="684.71pt" svg:height="278.22pt" svg:x="0pt" svg:y="7.51pt">
              <draw:object draw:notify-on-update-of-ranges="Análises.A56:Análises.A58 Análises.B55:Análises.B55 Análises.B56:Análises.B5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1" table:number-columns-repeated="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Análises.E95" table:end-x="63.13pt" table:end-y="4.48pt" draw:z-index="3" draw:name="Chart 4" draw:style-name="gr1" draw:text-style-name="P1" svg:width="449.97pt" svg:height="278.22pt" svg:x="0pt" svg:y="9.75pt">
              <draw:object draw:notify-on-update-of-ranges="Análises.A56:Análises.A58 Análises.C55:Análises.C55 Análises.C56:Análises.C5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" style:display-name="PageStyle_No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es" style:display-name="PageStyle_Análi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259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25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f07b72"/>
    </style:style>
    <style:style style:name="ch15" style:family="chart">
      <style:chart-properties chart:solid-type="cuboid"/>
      <style:graphic-properties draw:fill-color="#fcd04f"/>
    </style:style>
    <style:style style:name="ch16" style:family="chart">
      <style:chart-properties chart:solid-type="cuboid"/>
      <style:graphic-properties draw:fill-color="#71c287"/>
    </style:style>
    <style:style style:name="ch17" style:family="chart">
      <style:chart-properties chart:solid-type="cuboid"/>
      <style:graphic-properties draw:fill-color="#ff994d"/>
    </style:style>
    <style:style style:name="ch18" style:family="chart">
      <style:chart-properties chart:solid-type="cuboid"/>
      <style:graphic-properties draw:fill-color="#7ed1d7"/>
    </style:style>
    <style:style style:name="ch19" style:family="chart">
      <style:chart-properties chart:solid-type="cuboid"/>
      <style:graphic-properties draw:fill-color="#b3cefb"/>
    </style:style>
    <style:style style:name="ch20" style:family="chart">
      <style:chart-properties chart:solid-type="cuboid"/>
      <style:graphic-properties draw:fill-color="#f7b4ae"/>
    </style:style>
    <style:style style:name="ch21" style:family="chart">
      <style:chart-properties chart:solid-type="cuboid"/>
      <style:graphic-properties draw:fill-color="#fde49b"/>
    </style:style>
    <style:style style:name="ch22" style:family="chart">
      <style:chart-properties chart:solid-type="cuboid"/>
      <style:graphic-properties draw:fill-color="#aedcba"/>
    </style:style>
    <style:style style:name="ch23" style:family="chart">
      <style:chart-properties chart:solid-type="cuboid"/>
      <style:graphic-properties draw:fill-color="#ffc599"/>
    </style:style>
    <style:style style:name="ch24" style:family="chart">
      <style:chart-properties chart:solid-type="cuboid"/>
      <style:graphic-properties draw:fill-color="#b5e5e8"/>
    </style:style>
    <style:style style:name="ch25" style:family="chart">
      <style:chart-properties chart:solid-type="cuboid"/>
      <style:graphic-properties draw:fill-color="#ecf3fe"/>
    </style:style>
    <style:style style:name="ch26" style:family="chart">
      <style:chart-properties chart:solid-type="cuboid"/>
      <style:graphic-properties draw:fill-color="#fdeceb"/>
    </style:style>
    <style:style style:name="ch27" style:family="chart">
      <style:chart-properties chart:solid-type="cuboid"/>
      <style:graphic-properties draw:fill-color="#fff8e6"/>
    </style:style>
    <style:style style:name="ch28" style:family="chart">
      <style:chart-properties chart:solid-type="cuboid"/>
      <style:graphic-properties draw:fill-color="#ebf6ee"/>
    </style:style>
    <style:style style:name="ch29" style:family="chart">
      <style:chart-properties chart:solid-type="cuboid"/>
      <style:graphic-properties draw:fill-color="#fff0e6"/>
    </style:style>
    <style:style style:name="ch30" style:family="chart">
      <style:chart-properties chart:solid-type="cuboid"/>
      <style:graphic-properties draw:fill-color="#edf8f9"/>
    </style:style>
    <style:style style:name="ch31" style:family="chart">
      <style:chart-properties chart:solid-type="cuboid"/>
      <style:graphic-properties draw:fill-color="#251701"/>
    </style:style>
    <style:style style:name="ch32" style:family="chart">
      <style:chart-properties chart:solid-type="cuboid"/>
      <style:graphic-properties draw:fill-color="#032527"/>
    </style:style>
    <style:style style:name="ch33" style:family="chart">
      <style:chart-properties chart:solid-type="cuboid"/>
      <style:graphic-properties draw:fill-color="#000c31"/>
    </style:style>
    <style:style style:name="ch34" style:family="chart">
      <style:chart-properties chart:solid-type="cuboid"/>
      <style:graphic-properties draw:fill-color="#281021"/>
    </style:style>
    <style:style style:name="ch35" style:family="chart">
      <style:chart-properties chart:solid-type="cuboid"/>
      <style:graphic-properties draw:fill-color="#ff1c32"/>
    </style:style>
    <style:style style:name="ch36" style:family="chart">
      <style:chart-properties chart:solid-type="cuboid"/>
      <style:graphic-properties draw:fill-color="#240c0a"/>
    </style:style>
    <style:style style:name="ch37" style:family="chart">
      <style:chart-properties chart:solid-type="cuboid"/>
      <style:graphic-properties draw:fill-color="#5e3c05"/>
    </style:style>
    <style:style style:name="ch38" style:family="chart">
      <style:chart-properties chart:solid-type="cuboid"/>
      <style:graphic-properties draw:fill-color="#0a5d64"/>
    </style:style>
    <style:style style:name="ch39" style:family="chart">
      <style:chart-properties chart:solid-type="cuboid"/>
      <style:graphic-properties draw:fill-color="#01217d"/>
    </style:style>
    <style:style style:name="ch40" style:family="chart">
      <style:chart-properties chart:solid-type="cuboid"/>
      <style:graphic-properties draw:fill-color="#652b55"/>
    </style:style>
    <style:style style:name="ch41" style:family="chart">
      <style:graphic-properties draw:fill="solid" draw:fill-color="#ffffff"/>
    </style:style>
    <style:style style:name="ch42" style:family="chart">
      <style:graphic-properties draw:fill-color="#d9d9d9"/>
    </style:style>
  </office:automatic-styles>
  <office:body>
    <office:chart>
      <chart:chart svg:width="15.028cm" svg:height="9.313cm" xlink:href=".." xlink:type="simple" chart:class="chart:circle" chart:style-name="ch1">
        <chart:legend chart:legend-position="end" svg:x="7.749cm" svg:y="0.373cm" style:legend-expansion="high" chart:style-name="ch2"/>
        <chart:plot-area chart:style-name="ch3" table:cell-range-address="Análises.A12:Análises.A45 Análises.C11:Análises.C45" chart:data-source-has-labels="both" svg:x="0.3cm" svg:y="0.186cm" svg:width="7.149cm" svg:height="8.941cm">
          <chartooo:coordinate-region svg:x="0.3cm" svg:y="1.082cm" svg:width="7.149cm" svg:height="7.149cm"/>
          <chart:axis chart:dimension="x" chart:name="primary-x" chart:style-name="ch4" chartooo:axis-type="text">
            <chart:categories table:cell-range-address="Análises.A12:Análises.A45"/>
          </chart:axis>
          <chart:axis chart:dimension="y" chart:name="primary-y" chart:style-name="ch5"/>
          <chart:series chart:style-name="ch6" chart:values-cell-range-address="Análises.C12:Análises.C45" chart:label-cell-address="Análises.C11:Análises.C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</chart:series>
          <chart:wall chart:style-name="ch41"/>
          <chart:floor chart:style-name="ch4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 de quem Subiu</text:p>
                <draw:g>
                  <svg:desc>Análises.C11:Análises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derurgia</text:p>
                <draw:g>
                  <svg:desc>Análises.A12:Análises.A45</svg:desc>
                </draw:g>
              </table:table-cell>
              <table:table-cell office:value-type="float" office:value="489935930.9">
                <text:p>489935930.9</text:p>
                <draw:g>
                  <svg:desc>Análises.C12:Análises.C45</svg:desc>
                </draw:g>
              </table:table-cell>
            </table:table-row>
            <table:table-row>
              <table:table-cell office:value-type="string">
                <text:p>Mineração</text:p>
              </table:table-cell>
              <table:table-cell office:value-type="float" office:value="4940442966">
                <text:p>4940442966</text:p>
              </table:table-cell>
            </table:table-row>
            <table:table-row>
              <table:table-cell office:value-type="string">
                <text:p>Petróleo</text:p>
              </table:table-cell>
              <table:table-cell office:value-type="float" office:value="6093288832">
                <text:p>6093288832</text:p>
              </table:table-cell>
            </table:table-row>
            <table:table-row>
              <table:table-cell office:value-type="string">
                <text:p>Papel e Celulose</text:p>
              </table:table-cell>
              <table:table-cell office:value-type="float" office:value="722946282.7">
                <text:p>722946282.7</text:p>
              </table:table-cell>
            </table:table-row>
            <table:table-row>
              <table:table-cell office:value-type="string">
                <text:p>Energia</text:p>
              </table:table-cell>
              <table:table-cell office:value-type="float" office:value="1209821624">
                <text:p>1209821624</text:p>
              </table:table-cell>
            </table:table-row>
            <table:table-row>
              <table:table-cell office:value-type="string">
                <text:p>Shopping Centers</text:p>
              </table:table-cell>
              <table:table-cell office:value-type="float" office:value="117732680.1">
                <text:p>117732680.1</text:p>
              </table:table-cell>
            </table:table-row>
            <table:table-row>
              <table:table-cell office:value-type="string">
                <text:p>Banco</text:p>
              </table:table-cell>
              <table:table-cell office:value-type="float" office:value="3740512019">
                <text:p>3740512019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453917907">
                <text:p>453917907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69054317.64">
                <text:p>69054317.64</text:p>
              </table:table-cell>
            </table:table-row>
            <table:table-row>
              <table:table-cell office:value-type="string">
                <text:p>Aviação</text:p>
              </table:table-cell>
              <table:table-cell office:value-type="float" office:value="65452205.55">
                <text:p>65452205.55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72295838.99">
                <text:p>72295838.99</text:p>
              </table:table-cell>
            </table:table-row>
            <table:table-row>
              <table:table-cell office:value-type="string">
                <text:p>Construção</text:p>
              </table:table-cell>
              <table:table-cell office:value-type="float" office:value="37525872.38">
                <text:p>37525872.38</text:p>
              </table:table-cell>
            </table:table-row>
            <table:table-row>
              <table:table-cell office:value-type="string">
                <text:p>Moda</text:p>
              </table:table-cell>
              <table:table-cell office:value-type="float" office:value="41021792.09">
                <text:p>41021792.09</text:p>
              </table:table-cell>
            </table:table-row>
            <table:table-row>
              <table:table-cell office:value-type="string">
                <text:p>Alimentos</text:p>
              </table:table-cell>
              <table:table-cell office:value-type="float" office:value="407833683.1">
                <text:p>407833683.1</text:p>
              </table:table-cell>
            </table:table-row>
            <table:table-row>
              <table:table-cell office:value-type="string">
                <text:p>Varejo</text:p>
              </table:table-cell>
              <table:table-cell office:value-type="float" office:value="237187009.2">
                <text:p>237187009.2</text:p>
              </table:table-cell>
            </table:table-row>
            <table:table-row>
              <table:table-cell office:value-type="string">
                <text:p>Telecomunicações</text:p>
              </table:table-cell>
              <table:table-cell office:value-type="float" office:value="292938114.4">
                <text:p>292938114.4</text:p>
              </table:table-cell>
            </table:table-row>
            <table:table-row>
              <table:table-cell office:value-type="string">
                <text:p>Logística</text:p>
              </table:table-cell>
              <table:table-cell office:value-type="float" office:value="233902674.8">
                <text:p>233902674.8</text:p>
              </table:table-cell>
            </table:table-row>
            <table:table-row>
              <table:table-cell office:value-type="string">
                <text:p>Meios de Pagamento</text:p>
              </table:table-cell>
              <table:table-cell office:value-type="float" office:value="43657683.38">
                <text:p>43657683.38</text:p>
              </table:table-cell>
            </table:table-row>
            <table:table-row>
              <table:table-cell office:value-type="string">
                <text:p>Imobiliário</text:p>
              </table:table-cell>
              <table:table-cell office:value-type="float" office:value="18068446.61">
                <text:p>18068446.61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416092244.4">
                <text:p>416092244.4</text:p>
              </table:table-cell>
            </table:table-row>
            <table:table-row>
              <table:table-cell office:value-type="string">
                <text:p>Tecnologia</text:p>
              </table:table-cell>
              <table:table-cell office:value-type="float" office:value="15598886.65">
                <text:p>15598886.65</text:p>
              </table:table-cell>
            </table:table-row>
            <table:table-row>
              <table:table-cell office:value-type="string">
                <text:p>Bebid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gu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neament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omaçã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onegóci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raestrutur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eronáu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smétic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olsa de Valo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rmacêu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çúcar e Álco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uguel de Car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urism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11.218cm" xlink:href=".." xlink:type="simple" chart:class="chart:bar" chart:style-name="ch1">
        <chart:legend chart:legend-position="end" svg:x="13.956cm" svg:y="4.812cm" style:legend-expansion="high" chart:style-name="ch2"/>
        <chart:plot-area chart:style-name="ch3" table:cell-range-address="Análises.A47:Análises.B50" chart:data-source-has-labels="both" svg:x="1.377cm" svg:y="0.224cm" svg:width="12.262cm" svg:height="9.74cm">
          <chartooo:coordinate-region svg:x="3.621cm" svg:y="0.423cm" svg:width="10.018cm" svg:height="9.342cm"/>
          <chart:axis chart:dimension="x" chart:name="primary-x" chart:style-name="ch4" chartooo:axis-type="text">
            <chart:title svg:x="6.676cm" svg:y="10.189cm" chart:style-name="ch5">
              <text:p>Resultado</text:p>
            </chart:title>
            <chart:categories table:cell-range-address="Análises.A48:Análises.A50"/>
          </chart:axis>
          <chart:axis chart:dimension="y" chart:name="primary-y" chart:style-name="ch6">
            <chart:title svg:x="0.451cm" svg:y="5.833cm" chart:style-name="ch7">
              <text:p>Variação</text:p>
            </chart:title>
            <chart:grid chart:style-name="ch8" chart:class="major"/>
          </chart:axis>
          <chart:series chart:style-name="ch9" chart:values-cell-range-address="Análises.B48:Análises.B50" chart:label-cell-address="Análises.B47:Análises.B47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</text:p>
                <draw:g>
                  <svg:desc>Análises.B47:Análises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iu</text:p>
                <draw:g>
                  <svg:desc>Análises.A48:Análises.A50</svg:desc>
                </draw:g>
              </table:table-cell>
              <table:table-cell office:value-type="float" office:value="19719227010">
                <text:p>19719227010</text:p>
                <draw:g>
                  <svg:desc>Análises.B48:Análises.B50</svg:desc>
                </draw:g>
              </table:table-cell>
            </table:table-row>
            <table:table-row>
              <table:table-cell office:value-type="string">
                <text:p>Estáv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sceu</text:p>
              </table:table-cell>
              <table:table-cell office:value-type="float" office:value="-6318561746">
                <text:p>-6318561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4.156cm" svg:height="9.816cm" xlink:href=".." xlink:type="simple" chart:class="chart:bar" chart:style-name="ch1">
        <chart:legend chart:legend-position="end" svg:x="20.305cm" svg:y="4.111cm" style:legend-expansion="high" chart:style-name="ch2"/>
        <chart:plot-area chart:style-name="ch3" table:cell-range-address="Análises.A55:Análises.B58" chart:data-source-has-labels="both" svg:x="1.543cm" svg:y="0.196cm" svg:width="18.279cm" svg:height="8.394cm">
          <chartooo:coordinate-region svg:x="2.522cm" svg:y="0.196cm" svg:width="16.28cm" svg:height="7.897cm"/>
          <chart:axis chart:dimension="x" chart:name="primary-x" chart:style-name="ch4" chartooo:axis-type="text">
            <chart:title svg:x="0.451cm" svg:y="6.217cm" chart:style-name="ch5">
              <text:p>Análise por faixa etária</text:p>
            </chart:title>
            <chart:categories table:cell-range-address="Análises.A56:Análises.A58"/>
          </chart:axis>
          <chart:axis chart:dimension="y" chart:name="primary-y" chart:style-name="ch6">
            <chart:title svg:x="10.036cm" svg:y="8.787cm" chart:style-name="ch7">
              <text:p>Varição</text:p>
            </chart:title>
            <chart:grid chart:style-name="ch8" chart:class="major"/>
          </chart:axis>
          <chart:series chart:style-name="ch9" chart:values-cell-range-address="Análises.B56:Análises.B58" chart:label-cell-address="Análises.B55:Análises.B55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ção</text:p>
                <draw:g>
                  <svg:desc>Análises.B55:Análises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e 50 e 100 anos</text:p>
                <draw:g>
                  <svg:desc>Análises.A56:Análises.A58</svg:desc>
                </draw:g>
              </table:table-cell>
              <table:table-cell office:value-type="float" office:value="11203676198">
                <text:p>11203676198</text:p>
                <draw:g>
                  <svg:desc>Análises.B56:Análises.B58</svg:desc>
                </draw:g>
              </table:table-cell>
            </table:table-row>
            <table:table-row>
              <table:table-cell office:value-type="string">
                <text:p>Abaixo de 50 anos</text:p>
              </table:table-cell>
              <table:table-cell office:value-type="float" office:value="2379139160">
                <text:p>2379139160</text:p>
              </table:table-cell>
            </table:table-row>
            <table:table-row>
              <table:table-cell office:value-type="string">
                <text:p>Acima de 100 anos</text:p>
              </table:table-cell>
              <table:table-cell office:value-type="float" office:value="-202408309.9">
                <text:p>-20240830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024cm" svg:y="4.111cm" style:legend-expansion="high" chart:style-name="ch2"/>
        <chart:plot-area chart:style-name="ch3" table:cell-range-address="Análises.A56:Análises.A58 Análises.C55:Análises.C58" chart:data-source-has-labels="both" svg:x="1.377cm" svg:y="0.196cm" svg:width="10.33cm" svg:height="8.394cm">
          <chartooo:coordinate-region svg:x="4.574cm" svg:y="0.196cm" svg:width="6.946cm" svg:height="7.897cm"/>
          <chart:axis chart:dimension="x" chart:name="primary-x" chart:style-name="ch4" chartooo:axis-type="text">
            <chart:title svg:x="0.451cm" svg:y="6.217cm" chart:style-name="ch5">
              <text:p>Análise por faixa etária</text:p>
            </chart:title>
            <chart:categories table:cell-range-address="Análises.A56:Análises.A58"/>
          </chart:axis>
          <chart:axis chart:dimension="y" chart:name="primary-y" chart:style-name="ch6">
            <chart:title svg:x="4.56cm" svg:y="8.787cm" chart:style-name="ch7">
              <text:p>Quantidade de empresas</text:p>
            </chart:title>
            <chart:grid chart:style-name="ch8" chart:class="major"/>
          </chart:axis>
          <chart:series chart:style-name="ch9" chart:values-cell-range-address="Análises.C56:Análises.C58" chart:label-cell-address="Análises.C55:Análises.C55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empresas</text:p>
                <draw:g>
                  <svg:desc>Análises.C55:Análises.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e 50 e 100 anos</text:p>
                <draw:g>
                  <svg:desc>Análises.A56:Análises.A58</svg:desc>
                </draw:g>
              </table:table-cell>
              <table:table-cell office:value-type="float" office:value="34">
                <text:p>34</text:p>
                <draw:g>
                  <svg:desc>Análises.C56:Análises.C58</svg:desc>
                </draw:g>
              </table:table-cell>
            </table:table-row>
            <table:table-row>
              <table:table-cell office:value-type="string">
                <text:p>Abaixo de 50 anos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cima de 100 ano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